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1.511in"/>
    </style:style>
    <style:style style:name="co7" style:family="table-column">
      <style:table-column-properties fo:break-before="auto" style:column-width="1.7402in"/>
    </style:style>
    <style:style style:name="co8" style:family="table-column">
      <style:table-column-properties fo:break-before="auto" style:column-width="8.2909in"/>
    </style:style>
    <style:style style:name="co9" style:family="table-column">
      <style:table-column-properties fo:break-before="auto" style:column-width="3.2839in"/>
    </style:style>
    <style:style style:name="co10" style:family="table-column">
      <style:table-column-properties fo:break-before="auto" style:column-width="3.8307in"/>
    </style:style>
    <style:style style:name="co11" style:family="table-column">
      <style:table-column-properties fo:break-before="auto" style:column-width="2.1472in"/>
    </style:style>
    <style:style style:name="co12" style:family="table-column">
      <style:table-column-properties fo:break-before="auto" style:column-width="0.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-recorrido</text:p>
          </table:table-cell>
          <table:table-cell office:value-type="string" calcext:value-type="string">
            <text:p>id-linea</text:p>
          </table:table-cell>
          <table:table-cell office:value-type="string" calcext:value-type="string">
            <text:p>nombre-linea</text:p>
          </table:table-cell>
          <table:table-cell office:value-type="string" calcext:value-type="string">
            <text:p>ida-vuelt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digo-de-sub-ramal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destino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G-01-01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A-CARR-CG-CTROxFA</text:p>
          </table:table-cell>
          <table:table-cell office:value-type="string" calcext:value-type="string">
            <text:p>011A - CARRODILLA - CENTRO X FIGUEROA ALCORTA - C. GOB.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G-01-01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A-Ctro-CarrxF.A. </text:p>
          </table:table-cell>
          <table:table-cell office:value-type="string" calcext:value-type="string">
            <text:p>011 - Centro - Carrodilla x F. Alcorta - C. Gob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G-01-01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11A-Carr-Ctro.xF.A.</text:p>
          </table:table-cell>
          <table:table-cell office:value-type="string" calcext:value-type="string">
            <text:p>011 - Centro Carrodilla por F. Alcorta 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G-01-01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11A-Carr-Ctro.XF.A.</text:p>
          </table:table-cell>
          <table:table-cell office:value-type="string" calcext:value-type="string">
            <text:p>011A - Carrodilla - Centro por F. Alcorta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G-01-01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13" calcext:value-type="float">
            <text:p>11113</text:p>
          </table:table-cell>
          <table:table-cell office:value-type="string" calcext:value-type="string">
            <text:p>011B-B21-Ctro.xF.A.</text:p>
          </table:table-cell>
          <table:table-cell office:value-type="string" calcext:value-type="string">
            <text:p>011 - B. 21 de Julio - Carrodilla - Centro por F. Alcorta - C/Gob. 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G-01-01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13" calcext:value-type="float">
            <text:p>11113</text:p>
          </table:table-cell>
          <table:table-cell office:value-type="string" calcext:value-type="string">
            <text:p>011B-B21-Ctro.xF.A.</text:p>
          </table:table-cell>
          <table:table-cell office:value-type="string" calcext:value-type="string">
            <text:p>011B-Centro - Carrodilla x F. Alcorta 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G-01-01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14" calcext:value-type="float">
            <text:p>11114</text:p>
          </table:table-cell>
          <table:table-cell office:value-type="string" calcext:value-type="string">
            <text:p>011A-Carr-CtroxF.A.</text:p>
          </table:table-cell>
          <table:table-cell office:value-type="string" calcext:value-type="string">
            <text:p>011A - Centro - Carrodilla x F. Alcorta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G-01-01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14" calcext:value-type="float">
            <text:p>11114</text:p>
          </table:table-cell>
          <table:table-cell office:value-type="string" calcext:value-type="string">
            <text:p>011A-Carr-Ctro.xF.A.</text:p>
          </table:table-cell>
          <table:table-cell office:value-type="string" calcext:value-type="string">
            <text:p>011-B. 21de Julio - Carrodilla - Centro x F. Alcorta 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G-01-01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15" calcext:value-type="float">
            <text:p>11115</text:p>
          </table:table-cell>
          <table:table-cell office:value-type="string" calcext:value-type="string">
            <text:p>011C-Ctro-B21-Carr</text:p>
          </table:table-cell>
          <table:table-cell office:value-type="string" calcext:value-type="string">
            <text:p>011C - Centro - Carrodilla x F. Alcorta - B. 21 de Julio 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G-01-01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15" calcext:value-type="float">
            <text:p>11115</text:p>
          </table:table-cell>
          <table:table-cell office:value-type="string" calcext:value-type="string">
            <text:p>011C-Ctro-B21-Carr</text:p>
          </table:table-cell>
          <table:table-cell office:value-type="string" calcext:value-type="string">
            <text:p>011C - Carrodilla - Centro - B. 21 de Julio x F. Alcorta - C/Gob. 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G-01-01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16" calcext:value-type="float">
            <text:p>11116</text:p>
          </table:table-cell>
          <table:table-cell office:value-type="string" calcext:value-type="string">
            <text:p>011C-Ctro-B21-Carr</text:p>
          </table:table-cell>
          <table:table-cell office:value-type="string" calcext:value-type="string">
            <text:p>011C - Carrodilla - Centro x F. Alcorta - B. 21 de Juli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G-01-01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16" calcext:value-type="float">
            <text:p>11116</text:p>
          </table:table-cell>
          <table:table-cell office:value-type="string" calcext:value-type="string">
            <text:p>011C-Ctro-B21-Carr</text:p>
          </table:table-cell>
          <table:table-cell office:value-type="string" calcext:value-type="string">
            <text:p>011C - Centro - Carrodilla x F. Alcorta - B. 21 de Julio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G-01-01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17" calcext:value-type="float">
            <text:p>11117</text:p>
          </table:table-cell>
          <table:table-cell office:value-type="string" calcext:value-type="string">
            <text:p>011B-B21-Ctro.xF.A.</text:p>
          </table:table-cell>
          <table:table-cell office:value-type="string" calcext:value-type="string">
            <text:p>011 - Carrodilla-B. 21 de Julio - Centro x F. Alcorta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G-01-01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17" calcext:value-type="float">
            <text:p>11117</text:p>
          </table:table-cell>
          <table:table-cell office:value-type="string" calcext:value-type="string">
            <text:p>011B-B21-Ctro.xF.A.</text:p>
          </table:table-cell>
          <table:table-cell office:value-type="string" calcext:value-type="string">
            <text:p>011 - Centro - Carrodilla x F. Alcorta - B.21 de Julio.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G-01-01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18" calcext:value-type="float">
            <text:p>11118</text:p>
          </table:table-cell>
          <table:table-cell office:value-type="string" calcext:value-type="string">
            <text:p>011B-B21-Ctro.xF.A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G-01-01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18" calcext:value-type="float">
            <text:p>11118</text:p>
          </table:table-cell>
          <table:table-cell office:value-type="string" calcext:value-type="string">
            <text:p>011B-B21-Ctro.xF.A.</text:p>
          </table:table-cell>
          <table:table-cell office:value-type="string" calcext:value-type="string">
            <text:p>011 - Carrodilla-B. 21 de Julio - Centro x F. Alcorta. C./Gob.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G-01-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21" calcext:value-type="float">
            <text:p>12121</text:p>
          </table:table-cell>
          <table:table-cell office:value-type="string" calcext:value-type="string">
            <text:p>012-F.Cuyo-Chac-Ctro</text:p>
          </table:table-cell>
          <table:table-cell office:value-type="string" calcext:value-type="string">
            <text:p>012 - Carrodilla - Centro Por Flor de Cuyo - Chacras de Coria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G-01-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21" calcext:value-type="float">
            <text:p>12121</text:p>
          </table:table-cell>
          <table:table-cell office:value-type="string" calcext:value-type="string">
            <text:p>012-FCuyo-Casta-Ctro</text:p>
          </table:table-cell>
          <table:table-cell office:value-type="string" calcext:value-type="string">
            <text:p>012 - Centro - B <text:s/>Flor de Cuyo - B <text:s/>Los Castaños</text:p>
          </table:table-cell>
          <table:table-cell office:value-type="string" calcext:value-type="string">
            <text:p>B LOS CASTAÑOS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G-01-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22" calcext:value-type="float">
            <text:p>12122</text:p>
          </table:table-cell>
          <table:table-cell office:value-type="string" calcext:value-type="string">
            <text:p>012-F.Cuyo-Ctro</text:p>
          </table:table-cell>
          <table:table-cell office:value-type="string" calcext:value-type="string">
            <text:p>012 - Carrodilla por B <text:s/>Flor de Cuyo - Centr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G-01-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22" calcext:value-type="float">
            <text:p>12122</text:p>
          </table:table-cell>
          <table:table-cell office:value-type="string" calcext:value-type="string">
            <text:p>012-F.Cuyo-Ctro</text:p>
          </table:table-cell>
          <table:table-cell office:value-type="string" calcext:value-type="string">
            <text:p>012 - Centro - Carrodilla por B <text:s/>Flor de Cuyo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G-01-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012-F.Cuyo-Chac-Ctro</text:p>
          </table:table-cell>
          <table:table-cell office:value-type="string" calcext:value-type="string">
            <text:p>012 - Carrodilla - Centro por B <text:s/>Flor de Cuy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G-01-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012-F.Cuyo-Chac-Ctro</text:p>
          </table:table-cell>
          <table:table-cell office:value-type="string" calcext:value-type="string">
            <text:p>012 - Centro - Chacras de Coria - Cementeria Parque Jardin Mendoza</text:p>
          </table:table-cell>
          <table:table-cell office:value-type="string" calcext:value-type="string">
            <text:p>CHACRAS DE CORIA</text:p>
          </table:table-cell>
          <table:table-cell table:number-columns-repeated="3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G-01-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013-Ctro-LHerasxROCA</text:p>
          </table:table-cell>
          <table:table-cell office:value-type="string" calcext:value-type="string">
            <text:p>013 - Carrodilla - Centro - Las Heras por Roca - Casa de Gobierno</text:p>
          </table:table-cell>
          <table:table-cell office:value-type="string" calcext:value-type="string">
            <text:p>LAS HERAS</text:p>
          </table:table-cell>
          <table:table-cell table:number-columns-repeated="3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G-01-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013-LHer.CarrodxROCA</text:p>
          </table:table-cell>
          <table:table-cell office:value-type="string" calcext:value-type="string">
            <text:p>013 - Las Heras - Carrodilla por Roca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G-01-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013-Carr-LHerasxROCA</text:p>
          </table:table-cell>
          <table:table-cell office:value-type="string" calcext:value-type="string">
            <text:p>013 - Carrodilla - Las Heras por Roca</text:p>
          </table:table-cell>
          <table:table-cell office:value-type="string" calcext:value-type="string">
            <text:p>LAS HERAS</text:p>
          </table:table-cell>
          <table:table-cell table:number-columns-repeated="3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G-01-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013-LASHER.CARRxROC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G-01-013ESC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33" calcext:value-type="float">
            <text:p>13133</text:p>
          </table:table-cell>
          <table:table-cell office:value-type="string" calcext:value-type="string">
            <text:p>013ES - Esc. Roca</text:p>
          </table:table-cell>
          <table:table-cell office:value-type="string" calcext:value-type="string">
            <text:p>013 - Escolar Roca de las 07:20 hs</text:p>
          </table:table-cell>
          <table:table-cell office:value-type="string" calcext:value-type="string">
            <text:p>B LOYOLA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G-01-013ESC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33" calcext:value-type="float">
            <text:p>13133</text:p>
          </table:table-cell>
          <table:table-cell office:value-type="string" calcext:value-type="string">
            <text:p>013ES - Esc. Roca</text:p>
          </table:table-cell>
          <table:table-cell office:value-type="string" calcext:value-type="string">
            <text:p>013-Escolar Roca7:20</text:p>
          </table:table-cell>
          <table:table-cell office:value-type="string" calcext:value-type="string">
            <text:p>CONTROL CARRODILLA</text:p>
          </table:table-cell>
          <table:table-cell table:number-columns-repeated="3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G-01-013ESC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34" calcext:value-type="float">
            <text:p>13134</text:p>
          </table:table-cell>
          <table:table-cell office:value-type="string" calcext:value-type="string">
            <text:p>013ES -Esc. Roca</text:p>
          </table:table-cell>
          <table:table-cell office:value-type="string" calcext:value-type="string">
            <text:p>013 - Escolar Roca de las 12:30</text:p>
          </table:table-cell>
          <table:table-cell office:value-type="string" calcext:value-type="string">
            <text:p>LOCAL</text:p>
          </table:table-cell>
          <table:table-cell table:number-columns-repeated="3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G-01-013ESC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34" calcext:value-type="float">
            <text:p>13134</text:p>
          </table:table-cell>
          <table:table-cell office:value-type="string" calcext:value-type="string">
            <text:p>013ES - Esc. Roca</text:p>
          </table:table-cell>
          <table:table-cell office:value-type="string" calcext:value-type="string">
            <text:p>013 - Escolar Roca de las 12:30 hs</text:p>
          </table:table-cell>
          <table:table-cell office:value-type="string" calcext:value-type="string">
            <text:p>LOCAL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G-01-013ESC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013ES - Esc. Roca</text:p>
          </table:table-cell>
          <table:table-cell office:value-type="string" calcext:value-type="string">
            <text:p>013 - Escolar Roca de las 17:30 hs</text:p>
          </table:table-cell>
          <table:table-cell office:value-type="string" calcext:value-type="string">
            <text:p>LOCAL</text:p>
          </table:table-cell>
          <table:table-cell table:number-columns-repeated="3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G-01-013ESC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013ES - Esc. Roca</text:p>
          </table:table-cell>
          <table:table-cell office:value-type="string" calcext:value-type="string">
            <text:p>013 - Escolar Roca de las 17:30 hs</text:p>
          </table:table-cell>
          <table:table-cell office:value-type="string" calcext:value-type="string">
            <text:p>LOCAL</text:p>
          </table:table-cell>
          <table:table-cell table:number-columns-repeated="3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G-01-013ESC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36" calcext:value-type="float">
            <text:p>13136</text:p>
          </table:table-cell>
          <table:table-cell office:value-type="string" calcext:value-type="string">
            <text:p>013ES1 - Esc.Goretti</text:p>
          </table:table-cell>
          <table:table-cell office:value-type="string" calcext:value-type="string">
            <text:p>013ES1 - Escolar Goretti - San Pablo de las 12:30 hs</text:p>
          </table:table-cell>
          <table:table-cell office:value-type="string" calcext:value-type="string">
            <text:p>ESCUELA SAN PABLO</text:p>
          </table:table-cell>
          <table:table-cell table:number-columns-repeated="3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G-01-013ESC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36" calcext:value-type="float">
            <text:p>13136</text:p>
          </table:table-cell>
          <table:table-cell office:value-type="string" calcext:value-type="string">
            <text:p>013ES1 - Esc.Goretti</text:p>
          </table:table-cell>
          <table:table-cell office:value-type="string" calcext:value-type="string">
            <text:p>013 - Escolar Goretti - San Pablo de las 18:00 hs</text:p>
          </table:table-cell>
          <table:table-cell office:value-type="string" calcext:value-type="string">
            <text:p>PUENTE OLIVE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G-01-014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014A-Blanc.Enc.SP/GV</text:p>
          </table:table-cell>
          <table:table-cell office:value-type="string" calcext:value-type="string">
            <text:p>014 - Blanco Encalada - Saenz Peña / Guardia Vieja </text:p>
          </table:table-cell>
          <table:table-cell office:value-type="string" calcext:value-type="string">
            <text:p>PANAMERICANA (NATAN)</text:p>
          </table:table-cell>
          <table:table-cell table:number-columns-repeated="3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G-01-01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014A-Blanc Enc.SP/GV</text:p>
          </table:table-cell>
          <table:table-cell office:value-type="string" calcext:value-type="string">
            <text:p>014 - Blanco Encalada por Saenz Peña-Guardia Vieja</text:p>
          </table:table-cell>
          <table:table-cell office:value-type="string" calcext:value-type="string">
            <text:p>LUJAN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G-01-014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41" calcext:value-type="float">
            <text:p>14141</text:p>
          </table:table-cell>
          <table:table-cell office:value-type="string" calcext:value-type="string">
            <text:p>014A-Bco.Enc.SP/GV</text:p>
          </table:table-cell>
          <table:table-cell office:value-type="string" calcext:value-type="string">
            <text:p>014 - Blanco Encalada - Guardia Vieja / Saenz Peña</text:p>
          </table:table-cell>
          <table:table-cell office:value-type="string" calcext:value-type="string">
            <text:p>PANAMERICANA (NATAN)</text:p>
          </table:table-cell>
          <table:table-cell table:number-columns-repeated="3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G-01-01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41" calcext:value-type="float">
            <text:p>14141</text:p>
          </table:table-cell>
          <table:table-cell office:value-type="string" calcext:value-type="string">
            <text:p>014A-Bco.Enc.SP/GV</text:p>
          </table:table-cell>
          <table:table-cell office:value-type="string" calcext:value-type="string">
            <text:p>014A - Blanco Encalada - Guardia Vieja / Saenz Peña </text:p>
          </table:table-cell>
          <table:table-cell office:value-type="string" calcext:value-type="string">
            <text:p>LUJAN</text:p>
          </table:table-cell>
          <table:table-cell table:number-columns-repeated="3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G-01-014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014A-Bco.Enc.SP/GV</text:p>
          </table:table-cell>
          <table:table-cell office:value-type="string" calcext:value-type="string">
            <text:p>014A - Blanco Encalada por Saenz Peña</text:p>
          </table:table-cell>
          <table:table-cell office:value-type="string" calcext:value-type="string">
            <text:p>BLANCO ENCALADA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G-01-01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014A-Bco.Enc.SP/GV</text:p>
          </table:table-cell>
          <table:table-cell office:value-type="string" calcext:value-type="string">
            <text:p>014A - Blanco Encalada por Saenz Peña</text:p>
          </table:table-cell>
          <table:table-cell office:value-type="string" calcext:value-type="string">
            <text:p>LUJAN</text:p>
          </table:table-cell>
          <table:table-cell table:number-columns-repeated="3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G-01-01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43" calcext:value-type="float">
            <text:p>14143</text:p>
          </table:table-cell>
          <table:table-cell office:value-type="string" calcext:value-type="string">
            <text:p>014B-Bco Enc Pan.</text:p>
          </table:table-cell>
          <table:table-cell office:value-type="string" calcext:value-type="string">
            <text:p>014B - Escolar Blanco Encalada de las 06:08 hs</text:p>
          </table:table-cell>
          <table:table-cell office:value-type="string" calcext:value-type="string">
            <text:p>PANAMERICANA (NATAN)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G-01-01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43" calcext:value-type="float">
            <text:p>14143</text:p>
          </table:table-cell>
          <table:table-cell office:value-type="string" calcext:value-type="string">
            <text:p>014B-Bco Enc Pan.</text:p>
          </table:table-cell>
          <table:table-cell office:value-type="string" calcext:value-type="string">
            <text:p>014 - Escolar Blanco Encalada de las 17:00 hs</text:p>
          </table:table-cell>
          <table:table-cell office:value-type="string" calcext:value-type="string">
            <text:p>PANAMERICANA (NATAN)</text:p>
          </table:table-cell>
          <table:table-cell table:number-columns-repeated="3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G-01-014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44" calcext:value-type="float">
            <text:p>14144</text:p>
          </table:table-cell>
          <table:table-cell office:value-type="string" calcext:value-type="string">
            <text:p>014C-BcoEn-Pan-Sol</text:p>
          </table:table-cell>
          <table:table-cell office:value-type="string" calcext:value-type="string">
            <text:p>014C - Escolar Blanco Encalada de las 07:25 hs</text:p>
          </table:table-cell>
          <table:table-cell office:value-type="string" calcext:value-type="string">
            <text:p>B SOL Y SIERRA 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G-01-014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44" calcext:value-type="float">
            <text:p>14144</text:p>
          </table:table-cell>
          <table:table-cell office:value-type="string" calcext:value-type="string">
            <text:p>014C-BcoEn-Pan-Sol</text:p>
          </table:table-cell>
          <table:table-cell office:value-type="string" calcext:value-type="string">
            <text:p>014C- Escolar Blanco Encalada de las 07:25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G-01-014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45" calcext:value-type="float">
            <text:p>14145</text:p>
          </table:table-cell>
          <table:table-cell office:value-type="string" calcext:value-type="string">
            <text:p>014C-BcoEn-Pan-Sol</text:p>
          </table:table-cell>
          <table:table-cell office:value-type="string" calcext:value-type="string">
            <text:p>014C - Escolar Blanco Encalada de las 06:55 hs</text:p>
          </table:table-cell>
          <table:table-cell office:value-type="string" calcext:value-type="string">
            <text:p>LOCAL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G-01-014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45" calcext:value-type="float">
            <text:p>14145</text:p>
          </table:table-cell>
          <table:table-cell office:value-type="string" calcext:value-type="string">
            <text:p>014C-BcoEn-Pan-Sol</text:p>
          </table:table-cell>
          <table:table-cell office:value-type="string" calcext:value-type="string">
            <text:p>014C- Escolar Blanco Encalada de las 06:55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G-01-014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46" calcext:value-type="float">
            <text:p>14146</text:p>
          </table:table-cell>
          <table:table-cell office:value-type="string" calcext:value-type="string">
            <text:p>014D-BcoEnc-Pan-Nat</text:p>
          </table:table-cell>
          <table:table-cell office:value-type="string" calcext:value-type="string">
            <text:p>014D - Escolar Blanco Encalada de las 07:15 hs</text:p>
          </table:table-cell>
          <table:table-cell office:value-type="string" calcext:value-type="string">
            <text:p>PANAMERICANA (NATAN)</text:p>
          </table:table-cell>
          <table:table-cell table:number-columns-repeated="3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G-01-014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46" calcext:value-type="float">
            <text:p>14146</text:p>
          </table:table-cell>
          <table:table-cell office:value-type="string" calcext:value-type="string">
            <text:p>014D-BcoEnc-Pan-Nat</text:p>
          </table:table-cell>
          <table:table-cell office:value-type="string" calcext:value-type="string">
            <text:p>014D - Escolar Blanco Encalada de las 07:15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G-01-014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47" calcext:value-type="float">
            <text:p>14147</text:p>
          </table:table-cell>
          <table:table-cell office:value-type="string" calcext:value-type="string">
            <text:p>014E-BcoEnc-Pan-Loc.</text:p>
          </table:table-cell>
          <table:table-cell office:value-type="string" calcext:value-type="string">
            <text:p>014E - Escolar Blanco Encalada de las 08:10 hs</text:p>
          </table:table-cell>
          <table:table-cell office:value-type="string" calcext:value-type="string">
            <text:p>LOCAL</text:p>
          </table:table-cell>
          <table:table-cell table:number-columns-repeated="3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G-01-014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47" calcext:value-type="float">
            <text:p>14147</text:p>
          </table:table-cell>
          <table:table-cell office:value-type="string" calcext:value-type="string">
            <text:p>014E-BcoEnc-Pan-Loc.</text:p>
          </table:table-cell>
          <table:table-cell office:value-type="string" calcext:value-type="string">
            <text:p>014E - Escolar Blanco Encalada de las 08:10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G-01-014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48" calcext:value-type="float">
            <text:p>14148</text:p>
          </table:table-cell>
          <table:table-cell office:value-type="string" calcext:value-type="string">
            <text:p>014E-BcoEnc-Pan-Loc.</text:p>
          </table:table-cell>
          <table:table-cell office:value-type="string" calcext:value-type="string">
            <text:p>014E- Escolar Blanco Encalada de las 12:20 hs</text:p>
          </table:table-cell>
          <table:table-cell office:value-type="string" calcext:value-type="string">
            <text:p>LOCAL</text:p>
          </table:table-cell>
          <table:table-cell table:number-columns-repeated="3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G-01-014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48" calcext:value-type="float">
            <text:p>14148</text:p>
          </table:table-cell>
          <table:table-cell office:value-type="string" calcext:value-type="string">
            <text:p>014E-BcoEnc-Pan-Loc.</text:p>
          </table:table-cell>
          <table:table-cell office:value-type="string" calcext:value-type="string">
            <text:p>014E - Escolar Blanco Encalada de las 12:20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G-01-014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49" calcext:value-type="float">
            <text:p>14149</text:p>
          </table:table-cell>
          <table:table-cell office:value-type="string" calcext:value-type="string">
            <text:p>014E-BcoEnc-Pan-Loc.</text:p>
          </table:table-cell>
          <table:table-cell office:value-type="string" calcext:value-type="string">
            <text:p>014E - Escolar Blanco Encalada de las 12:30 hs</text:p>
          </table:table-cell>
          <table:table-cell office:value-type="string" calcext:value-type="string">
            <text:p>PANAMERICANA (NATAN)</text:p>
          </table:table-cell>
          <table:table-cell table:number-columns-repeated="3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G-01-014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49" calcext:value-type="float">
            <text:p>14149</text:p>
          </table:table-cell>
          <table:table-cell office:value-type="string" calcext:value-type="string">
            <text:p>014E-BcoEnc-Pan-Loc.</text:p>
          </table:table-cell>
          <table:table-cell office:value-type="string" calcext:value-type="string">
            <text:p>014E - Escolar Blanco Encalada de las 12:30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G-01-014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50" calcext:value-type="float">
            <text:p>14150</text:p>
          </table:table-cell>
          <table:table-cell office:value-type="string" calcext:value-type="string">
            <text:p>014F-BcoEnc/Pan/Loc.</text:p>
          </table:table-cell>
          <table:table-cell office:value-type="string" calcext:value-type="string">
            <text:p>014F - Escolar Blanco Encalada de las 18:25 hs</text:p>
          </table:table-cell>
          <table:table-cell office:value-type="string" calcext:value-type="string">
            <text:p>LOCAL</text:p>
          </table:table-cell>
          <table:table-cell table:number-columns-repeated="3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G-01-014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50" calcext:value-type="float">
            <text:p>14150</text:p>
          </table:table-cell>
          <table:table-cell office:value-type="string" calcext:value-type="string">
            <text:p>014F-BcoEnc/Pan/Loc.</text:p>
          </table:table-cell>
          <table:table-cell office:value-type="string" calcext:value-type="string">
            <text:p>014F - Escolar Blanco Encalada de las 18:25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G-01-014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69" calcext:value-type="float">
            <text:p>14169</text:p>
          </table:table-cell>
          <table:table-cell office:value-type="string" calcext:value-type="string">
            <text:p>014F-BcoEnc/Pan/Loc.</text:p>
          </table:table-cell>
          <table:table-cell office:value-type="string" calcext:value-type="string">
            <text:p>014F- Lujan - Blanco Encalada x Panamericana</text:p>
          </table:table-cell>
          <table:table-cell office:value-type="string" calcext:value-type="string">
            <text:p>BLANCO ENCALADA</text:p>
          </table:table-cell>
          <table:table-cell table:number-columns-repeated="3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G-01-014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69" calcext:value-type="float">
            <text:p>14169</text:p>
          </table:table-cell>
          <table:table-cell office:value-type="string" calcext:value-type="string">
            <text:p>014F-BcoEnc/Pan/Loc.</text:p>
          </table:table-cell>
          <table:table-cell office:value-type="string" calcext:value-type="string">
            <text:p>014F - Blanco Encalada por Panamericana - Lujan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G-01-01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014B-Bco Enc Pan.</text:p>
          </table:table-cell>
          <table:table-cell office:value-type="string" calcext:value-type="string">
            <text:p>014B - Escolar Blanco Encalada de las 06:08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G-01-01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014B-Bco Enc Pan.</text:p>
          </table:table-cell>
          <table:table-cell office:value-type="string" calcext:value-type="string">
            <text:p>014B - Escolar Blanco Encalada de las 17:00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G-01-01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01" calcext:value-type="float">
            <text:p>14501</text:p>
          </table:table-cell>
          <table:table-cell office:value-type="string" calcext:value-type="string">
            <text:p>014B-Bco Enc Pan.</text:p>
          </table:table-cell>
          <table:table-cell office:value-type="string" calcext:value-type="string">
            <text:p>014B - Escolar Blanco Encalda de las 11:40 hs</text:p>
          </table:table-cell>
          <table:table-cell office:value-type="string" calcext:value-type="string">
            <text:p>PANAMERICANA (NATAN)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G-01-01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01" calcext:value-type="float">
            <text:p>14501</text:p>
          </table:table-cell>
          <table:table-cell office:value-type="string" calcext:value-type="string">
            <text:p>014B-Bco Enc Pan.</text:p>
          </table:table-cell>
          <table:table-cell office:value-type="string" calcext:value-type="string">
            <text:p>014B - Escolar Blanco Encalada de las 11:40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G-01-014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02" calcext:value-type="float">
            <text:p>14502</text:p>
          </table:table-cell>
          <table:table-cell office:value-type="string" calcext:value-type="string">
            <text:p>014C-BcoEn-Pan-Sol</text:p>
          </table:table-cell>
          <table:table-cell office:value-type="string" calcext:value-type="string">
            <text:p>014C - Escolar Blanco Encalada de las 13:00 hs</text:p>
          </table:table-cell>
          <table:table-cell office:value-type="string" calcext:value-type="string">
            <text:p>LOCAL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G-01-014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02" calcext:value-type="float">
            <text:p>14502</text:p>
          </table:table-cell>
          <table:table-cell office:value-type="string" calcext:value-type="string">
            <text:p>014C-BcoEn-Pan-Sol</text:p>
          </table:table-cell>
          <table:table-cell office:value-type="string" calcext:value-type="string">
            <text:p>014C - Escolar Blanco Encalada de las 13:00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G-01-014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03" calcext:value-type="float">
            <text:p>14503</text:p>
          </table:table-cell>
          <table:table-cell office:value-type="string" calcext:value-type="string">
            <text:p>014D-BcoEnc-Pan-Nat</text:p>
          </table:table-cell>
          <table:table-cell office:value-type="string" calcext:value-type="string">
            <text:p>014D - Escolar Blanco Encalada de las 17:50 hs</text:p>
          </table:table-cell>
          <table:table-cell office:value-type="string" calcext:value-type="string">
            <text:p>PANAMERICANA (NATAN)</text:p>
          </table:table-cell>
          <table:table-cell table:number-columns-repeated="3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G-01-014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03" calcext:value-type="float">
            <text:p>14503</text:p>
          </table:table-cell>
          <table:table-cell office:value-type="string" calcext:value-type="string">
            <text:p>014D-BcoEnc-Pan-Nat</text:p>
          </table:table-cell>
          <table:table-cell office:value-type="string" calcext:value-type="string">
            <text:p>014D - Escolar Blanco Encalada de las 17:50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G-01-014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04" calcext:value-type="float">
            <text:p>14504</text:p>
          </table:table-cell>
          <table:table-cell office:value-type="string" calcext:value-type="string">
            <text:p>014D-BcoEnc-Pan-Nat</text:p>
          </table:table-cell>
          <table:table-cell office:value-type="string" calcext:value-type="string">
            <text:p>014D - Escolar Blanco Encalada de las 16:25 hs</text:p>
          </table:table-cell>
          <table:table-cell office:value-type="string" calcext:value-type="string">
            <text:p>PANAMERICANA (NATAN)</text:p>
          </table:table-cell>
          <table:table-cell table:number-columns-repeated="3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G-01-014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04" calcext:value-type="float">
            <text:p>14504</text:p>
          </table:table-cell>
          <table:table-cell office:value-type="string" calcext:value-type="string">
            <text:p>014D-BcoEnc-Pan-Nat</text:p>
          </table:table-cell>
          <table:table-cell office:value-type="string" calcext:value-type="string">
            <text:p>014D - Escolar Blanco Encalada de las 16:25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G-01-014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05" calcext:value-type="float">
            <text:p>14505</text:p>
          </table:table-cell>
          <table:table-cell office:value-type="string" calcext:value-type="string">
            <text:p>014F-BcoEnc/Pan/Loc.</text:p>
          </table:table-cell>
          <table:table-cell office:value-type="string" calcext:value-type="string">
            <text:p>014F - Escolar Blanco Encalada de las 17:40 hs</text:p>
          </table:table-cell>
          <table:table-cell office:value-type="string" calcext:value-type="string">
            <text:p>PANAMERICANA (NATAN)</text:p>
          </table:table-cell>
          <table:table-cell table:number-columns-repeated="3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G-01-014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05" calcext:value-type="float">
            <text:p>14505</text:p>
          </table:table-cell>
          <table:table-cell office:value-type="string" calcext:value-type="string">
            <text:p>014F-BcoEnc/Pan/Loc.</text:p>
          </table:table-cell>
          <table:table-cell office:value-type="string" calcext:value-type="string">
            <text:p>014F - Escolar Blanco Encalada de las 17:40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G-01-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51" calcext:value-type="float">
            <text:p>15151</text:p>
          </table:table-cell>
          <table:table-cell office:value-type="string" calcext:value-type="string">
            <text:p>015-B.Cast.-Ch.-Ctro</text:p>
          </table:table-cell>
          <table:table-cell office:value-type="string" calcext:value-type="string">
            <text:p>015 - B. Los Castaños - Chacras de Coria - Centro por Cervantes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G-01-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51" calcext:value-type="float">
            <text:p>15151</text:p>
          </table:table-cell>
          <table:table-cell office:value-type="string" calcext:value-type="string">
            <text:p>015-B.Cast.-Ch.-Ctro</text:p>
          </table:table-cell>
          <table:table-cell office:value-type="string" calcext:value-type="string">
            <text:p>015 - Centro - Chacras - B. Los Castaños por Cervantes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G-01-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52" calcext:value-type="float">
            <text:p>15152</text:p>
          </table:table-cell>
          <table:table-cell office:value-type="string" calcext:value-type="string">
            <text:p>015-B.Cast.-Ch.-Ctro</text:p>
          </table:table-cell>
          <table:table-cell office:value-type="string" calcext:value-type="string">
            <text:p>015 - B. Los Castaños - Chacras de Coria - Centro por Cervantes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G-01-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52" calcext:value-type="float">
            <text:p>15152</text:p>
          </table:table-cell>
          <table:table-cell office:value-type="string" calcext:value-type="string">
            <text:p>015-B.Cast.-Ch.-Ctro</text:p>
          </table:table-cell>
          <table:table-cell office:value-type="string" calcext:value-type="string">
            <text:p>015 - Centro - Chacras de Coria - B <text:s/>Los Castaños</text:p>
          </table:table-cell>
          <table:table-cell office:value-type="string" calcext:value-type="string">
            <text:p>CHACRAS DE CORIA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G-01-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53" calcext:value-type="float">
            <text:p>15153</text:p>
          </table:table-cell>
          <table:table-cell office:value-type="string" calcext:value-type="string">
            <text:p>015-B.Cast.-Ch.-Ctro</text:p>
          </table:table-cell>
          <table:table-cell office:value-type="string" calcext:value-type="string">
            <text:p>015 - Centro - Chacras - B <text:s/>Los Castaños por Cervantes</text:p>
          </table:table-cell>
          <table:table-cell office:value-type="string" calcext:value-type="string">
            <text:p>CHACRAS DE CORIA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G-01-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53" calcext:value-type="float">
            <text:p>15153</text:p>
          </table:table-cell>
          <table:table-cell office:value-type="string" calcext:value-type="string">
            <text:p>015-B.Cast.-Ch.-Ctro</text:p>
          </table:table-cell>
          <table:table-cell office:value-type="string" calcext:value-type="string">
            <text:p>015 - B <text:s/>Los Castaños - Cementerio Parque Jardin Mendoza - Centr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G-01-016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61" calcext:value-type="float">
            <text:p>16161</text:p>
          </table:table-cell>
          <table:table-cell office:value-type="string" calcext:value-type="string">
            <text:p>016A-L.Ch.S EL.SMSur</text:p>
          </table:table-cell>
          <table:table-cell office:value-type="string" calcext:value-type="string">
            <text:p>016 - Lujan - Chacras de Coria por San Martín Sur - Centr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G-01-016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61" calcext:value-type="float">
            <text:p>16161</text:p>
          </table:table-cell>
          <table:table-cell office:value-type="string" calcext:value-type="string">
            <text:p>016A-L.Ch.S EL.SMSur</text:p>
          </table:table-cell>
          <table:table-cell office:value-type="string" calcext:value-type="string">
            <text:p>016 - Centro - Chacras por San Martin Sur - Lujan</text:p>
          </table:table-cell>
          <table:table-cell office:value-type="string" calcext:value-type="string">
            <text:p>LUJAN</text:p>
          </table:table-cell>
          <table:table-cell table:number-columns-repeated="3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G-01-016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62" calcext:value-type="float">
            <text:p>16162</text:p>
          </table:table-cell>
          <table:table-cell office:value-type="string" calcext:value-type="string">
            <text:p>016A-L.Ch.S EL.SMSur</text:p>
          </table:table-cell>
          <table:table-cell office:value-type="string" calcext:value-type="string">
            <text:p>016 - Lujan - Chacras - Centro por Santa Elena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G-01-016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62" calcext:value-type="float">
            <text:p>16162</text:p>
          </table:table-cell>
          <table:table-cell office:value-type="string" calcext:value-type="string">
            <text:p>016A-L.Ch.S EL.SMSur</text:p>
          </table:table-cell>
          <table:table-cell office:value-type="string" calcext:value-type="string">
            <text:p>016 - Centro - Chacras de Coria por Santa Elena - Lujan</text:p>
          </table:table-cell>
          <table:table-cell office:value-type="string" calcext:value-type="string">
            <text:p>LUJAN</text:p>
          </table:table-cell>
          <table:table-cell table:number-columns-repeated="3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G-01-016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63" calcext:value-type="float">
            <text:p>16163</text:p>
          </table:table-cell>
          <table:table-cell office:value-type="string" calcext:value-type="string">
            <text:p>016ES -Esc.S.Elena</text:p>
          </table:table-cell>
          <table:table-cell office:value-type="string" calcext:value-type="string">
            <text:p>016 - Escolar Santa Elena de las 07:15 hs</text:p>
          </table:table-cell>
          <table:table-cell office:value-type="string" calcext:value-type="string">
            <text:p>SANTA ELENA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G-01-016E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63" calcext:value-type="float">
            <text:p>16163</text:p>
          </table:table-cell>
          <table:table-cell office:value-type="string" calcext:value-type="string">
            <text:p>016ES -Esc.S.Elena</text:p>
          </table:table-cell>
          <table:table-cell office:value-type="string" calcext:value-type="string">
            <text:p>016 - Escolar Santa Elena de las 07:15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G-01-016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64" calcext:value-type="float">
            <text:p>16164</text:p>
          </table:table-cell>
          <table:table-cell office:value-type="string" calcext:value-type="string">
            <text:p>016ES -Esc.S.Elena</text:p>
          </table:table-cell>
          <table:table-cell office:value-type="string" calcext:value-type="string">
            <text:p>016 - Escolar Santa Elena de las 12:20 hs</text:p>
          </table:table-cell>
          <table:table-cell office:value-type="string" calcext:value-type="string">
            <text:p>PLAZA CHACRAS DE CORIA</text:p>
          </table:table-cell>
          <table:table-cell table:number-columns-repeated="3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G-01-016E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64" calcext:value-type="float">
            <text:p>16164</text:p>
          </table:table-cell>
          <table:table-cell office:value-type="string" calcext:value-type="string">
            <text:p>016ES -Esc.S.Elena</text:p>
          </table:table-cell>
          <table:table-cell office:value-type="string" calcext:value-type="string">
            <text:p>016 - Escolar Santa Elena de las 12:20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G-01-016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65" calcext:value-type="float">
            <text:p>16165</text:p>
          </table:table-cell>
          <table:table-cell office:value-type="string" calcext:value-type="string">
            <text:p>016ES -Esc.S.Elena</text:p>
          </table:table-cell>
          <table:table-cell office:value-type="string" calcext:value-type="string">
            <text:p>016 - Escolar Santa Elena de las 17:40 hs</text:p>
          </table:table-cell>
          <table:table-cell office:value-type="string" calcext:value-type="string">
            <text:p>CHACRAS DE CORIA</text:p>
          </table:table-cell>
          <table:table-cell table:number-columns-repeated="3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G-01-016E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65" calcext:value-type="float">
            <text:p>16165</text:p>
          </table:table-cell>
          <table:table-cell office:value-type="string" calcext:value-type="string">
            <text:p>016ES -Esc.S.Elena</text:p>
          </table:table-cell>
          <table:table-cell office:value-type="string" calcext:value-type="string">
            <text:p>016 - Escolar Santa Elena de las 17:40 h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G-01-016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67" calcext:value-type="float">
            <text:p>16167</text:p>
          </table:table-cell>
          <table:table-cell office:value-type="string" calcext:value-type="string">
            <text:p>016B-L.UNC.S.El.</text:p>
          </table:table-cell>
          <table:table-cell office:value-type="string" calcext:value-type="string">
            <text:p>016 - Santa Elena - Chacras Universidades</text:p>
          </table:table-cell>
          <table:table-cell office:value-type="string" calcext:value-type="string">
            <text:p>UNC-DAD</text:p>
          </table:table-cell>
          <table:table-cell table:number-columns-repeated="3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G-01-016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67" calcext:value-type="float">
            <text:p>16167</text:p>
          </table:table-cell>
          <table:table-cell office:value-type="string" calcext:value-type="string">
            <text:p>016B-L.UNC.S.El.</text:p>
          </table:table-cell>
          <table:table-cell office:value-type="string" calcext:value-type="string">
            <text:p>016 - Universidades - Chacras - Lujan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G-01-016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68" calcext:value-type="float">
            <text:p>16168</text:p>
          </table:table-cell>
          <table:table-cell office:value-type="string" calcext:value-type="string">
            <text:p>016B-L.UNC.S.El.</text:p>
          </table:table-cell>
          <table:table-cell office:value-type="string" calcext:value-type="string">
            <text:p>016 - Lujan - Universidades</text:p>
          </table:table-cell>
          <table:table-cell office:value-type="string" calcext:value-type="string">
            <text:p>UNC-DAD</text:p>
          </table:table-cell>
          <table:table-cell table:number-columns-repeated="3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G-01-016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68" calcext:value-type="float">
            <text:p>16168</text:p>
          </table:table-cell>
          <table:table-cell office:value-type="string" calcext:value-type="string">
            <text:p>016B-L.UNC.S.El.</text:p>
          </table:table-cell>
          <table:table-cell office:value-type="string" calcext:value-type="string">
            <text:p>016 - Universidades - Chacras - S. Elena - Lujan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G-01-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71" calcext:value-type="float">
            <text:p>17171</text:p>
          </table:table-cell>
          <table:table-cell office:value-type="string" calcext:value-type="string">
            <text:p>017-B.Aler-Luj-Maipu</text:p>
          </table:table-cell>
          <table:table-cell office:value-type="string" calcext:value-type="string">
            <text:p>017 - Carrodilla - B. Los Alerces - Lujan</text:p>
          </table:table-cell>
          <table:table-cell office:value-type="string" calcext:value-type="string">
            <text:p>LUJAN</text:p>
          </table:table-cell>
          <table:table-cell table:number-columns-repeated="3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G-01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71" calcext:value-type="float">
            <text:p>17171</text:p>
          </table:table-cell>
          <table:table-cell office:value-type="string" calcext:value-type="string">
            <text:p>017-B.Aler-Luj-Maipu</text:p>
          </table:table-cell>
          <table:table-cell office:value-type="string" calcext:value-type="string">
            <text:p>017 - Lujan - B <text:s/>Los Alerces - Carrodilla</text:p>
          </table:table-cell>
          <table:table-cell office:value-type="string" calcext:value-type="string">
            <text:p>CONTROL CARRODILLA</text:p>
          </table:table-cell>
          <table:table-cell table:number-columns-repeated="3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G-01-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72" calcext:value-type="float">
            <text:p>17172</text:p>
          </table:table-cell>
          <table:table-cell office:value-type="string" calcext:value-type="string">
            <text:p>017-B.Aler-Luj-Maipu</text:p>
          </table:table-cell>
          <table:table-cell office:value-type="string" calcext:value-type="string">
            <text:p>017 - Lujan - Cementerio Lujan - B. Los Alerces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G-01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72" calcext:value-type="float">
            <text:p>17172</text:p>
          </table:table-cell>
          <table:table-cell office:value-type="string" calcext:value-type="string">
            <text:p>017-B.Aler-Luj-Maipu</text:p>
          </table:table-cell>
          <table:table-cell office:value-type="string" calcext:value-type="string">
            <text:p>017 - Lujan - B. Los Alerces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G-01-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73" calcext:value-type="float">
            <text:p>17173</text:p>
          </table:table-cell>
          <table:table-cell office:value-type="string" calcext:value-type="string">
            <text:p>017-B.Aler-Luj-Maipu</text:p>
          </table:table-cell>
          <table:table-cell office:value-type="string" calcext:value-type="string">
            <text:p>017-Lujan - Maipu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G-01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73" calcext:value-type="float">
            <text:p>17173</text:p>
          </table:table-cell>
          <table:table-cell office:value-type="string" calcext:value-type="string">
            <text:p>017-B.Aler-Luj-Maipu</text:p>
          </table:table-cell>
          <table:table-cell office:value-type="string" calcext:value-type="string">
            <text:p>017-Maipu - Lujan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G-01-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81" calcext:value-type="float">
            <text:p>18181</text:p>
          </table:table-cell>
          <table:table-cell office:value-type="string" calcext:value-type="string">
            <text:p>018-Exp. Roca C.Gob.</text:p>
          </table:table-cell>
          <table:table-cell office:value-type="string" calcext:value-type="string">
            <text:p>018 - Expreso Roca - Casa de Gobierno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G-01-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81" calcext:value-type="float">
            <text:p>18181</text:p>
          </table:table-cell>
          <table:table-cell office:value-type="string" calcext:value-type="string">
            <text:p>018-Exp. Roca C.Gob</text:p>
          </table:table-cell>
          <table:table-cell office:value-type="string" calcext:value-type="string">
            <text:p>018 - Expreso Roca por Casa de Gobiern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G-01-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018-Exp. Roca CGob.</text:p>
          </table:table-cell>
          <table:table-cell office:value-type="string" calcext:value-type="string">
            <text:p>018 - Expreso Roca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G-01-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018-Exp. Roca C.Gob.</text:p>
          </table:table-cell>
          <table:table-cell office:value-type="string" calcext:value-type="string">
            <text:p>018-Expreso Roca</text:p>
          </table:table-cell>
          <table:table-cell office:value-type="string" calcext:value-type="string">
            <text:p>CARRODILLA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G-01-019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89" calcext:value-type="float">
            <text:p>19189</text:p>
          </table:table-cell>
          <table:table-cell office:value-type="string" calcext:value-type="string">
            <text:p>019A-Luj.Ctro.Drumm.</text:p>
          </table:table-cell>
          <table:table-cell office:value-type="string" calcext:value-type="string">
            <text:p>019 - Lujan - Mendoza por Drummond - B. 27 de Abri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G-01-019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89" calcext:value-type="float">
            <text:p>19189</text:p>
          </table:table-cell>
          <table:table-cell office:value-type="string" calcext:value-type="string">
            <text:p>019A-Luj.Ctro.Drumm.</text:p>
          </table:table-cell>
          <table:table-cell office:value-type="string" calcext:value-type="string">
            <text:p>019 - Centro - Lujan por Drummond - B. 27 de Abril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G-01-019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90" calcext:value-type="float">
            <text:p>19190</text:p>
          </table:table-cell>
          <table:table-cell office:value-type="string" calcext:value-type="string">
            <text:p>019B-Lj.Huen.Ctro.Lb</text:p>
          </table:table-cell>
          <table:table-cell office:value-type="string" calcext:value-type="string">
            <text:p>019 - Lujan - Mendoza por Av. Libertad - B. Las Parras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G-01-019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90" calcext:value-type="float">
            <text:p>19190</text:p>
          </table:table-cell>
          <table:table-cell office:value-type="string" calcext:value-type="string">
            <text:p>019B-Lj.Huen.Ctro.Lb</text:p>
          </table:table-cell>
          <table:table-cell office:value-type="string" calcext:value-type="string">
            <text:p>019 - Centro - Lujan por Av. Libertad - B. Las Parras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G-01-019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91" calcext:value-type="float">
            <text:p>19191</text:p>
          </table:table-cell>
          <table:table-cell office:value-type="string" calcext:value-type="string">
            <text:p>019B-Lj.Huen.Ctro.Lb</text:p>
          </table:table-cell>
          <table:table-cell office:value-type="string" calcext:value-type="string">
            <text:p>019 - Lujan - Centro por Av. Libertad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G-01-019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91" calcext:value-type="float">
            <text:p>19191</text:p>
          </table:table-cell>
          <table:table-cell office:value-type="string" calcext:value-type="string">
            <text:p>019B-Lj.Huen.Ctro.Lb</text:p>
          </table:table-cell>
          <table:table-cell office:value-type="string" calcext:value-type="string">
            <text:p>019 - Centro - Lujan por Av. Libertad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G-01-019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92" calcext:value-type="float">
            <text:p>19192</text:p>
          </table:table-cell>
          <table:table-cell office:value-type="string" calcext:value-type="string">
            <text:p>019B-Lj.Huen.Ctro.Lb</text:p>
          </table:table-cell>
          <table:table-cell office:value-type="string" calcext:value-type="string">
            <text:p>019 - Luján - Centro por Av. Libertad - B. Huentota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G-01-019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92" calcext:value-type="float">
            <text:p>19192</text:p>
          </table:table-cell>
          <table:table-cell office:value-type="string" calcext:value-type="string">
            <text:p>019B-Lj.Huen.Ctro.Lb</text:p>
          </table:table-cell>
          <table:table-cell office:value-type="string" calcext:value-type="string">
            <text:p>019 - Centro - Lujan por Av. Libertad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G-01-019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019C-Lj.Ctro.Hue.SMt</text:p>
          </table:table-cell>
          <table:table-cell office:value-type="string" calcext:value-type="string">
            <text:p>019 - Lujan - Centro por Av. Libertad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G-01-019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019C-Lj.Ctro.Hue.SMt</text:p>
          </table:table-cell>
          <table:table-cell office:value-type="string" calcext:value-type="string">
            <text:p>019 - Centro - B. Huentota - Lujan por Av. Libertad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G-01-019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94" calcext:value-type="float">
            <text:p>19194</text:p>
          </table:table-cell>
          <table:table-cell office:value-type="string" calcext:value-type="string">
            <text:p>019A-Luj.Ctro.Drumm.</text:p>
          </table:table-cell>
          <table:table-cell office:value-type="string" calcext:value-type="string">
            <text:p>019 - Lujan - Centro por Drummond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G-01-019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94" calcext:value-type="float">
            <text:p>19194</text:p>
          </table:table-cell>
          <table:table-cell office:value-type="string" calcext:value-type="string">
            <text:p>019A-Luj.Ctro.Drumm.</text:p>
          </table:table-cell>
          <table:table-cell office:value-type="string" calcext:value-type="string">
            <text:p>019 - Centro - Lujan por Drummond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G-01-019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95" calcext:value-type="float">
            <text:p>19195</text:p>
          </table:table-cell>
          <table:table-cell office:value-type="string" calcext:value-type="string">
            <text:p>019EX-Exp.xS.Mt/Drm</text:p>
          </table:table-cell>
          <table:table-cell office:value-type="string" calcext:value-type="string">
            <text:p>019 - Expreso Drummond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G-01-019EX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95" calcext:value-type="float">
            <text:p>19195</text:p>
          </table:table-cell>
          <table:table-cell office:value-type="string" calcext:value-type="string">
            <text:p>019EX-Exp.xS.Mt/Drm</text:p>
          </table:table-cell>
          <table:table-cell office:value-type="string" calcext:value-type="string">
            <text:p>019 - Expreso por Drummond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G-01-019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96" calcext:value-type="float">
            <text:p>19196</text:p>
          </table:table-cell>
          <table:table-cell office:value-type="string" calcext:value-type="string">
            <text:p>019C-Lj.Ctro.Hue.SMt</text:p>
          </table:table-cell>
          <table:table-cell office:value-type="string" calcext:value-type="string">
            <text:p>019 - Lujan - Mendoza por San Martin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G-01-019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96" calcext:value-type="float">
            <text:p>19196</text:p>
          </table:table-cell>
          <table:table-cell office:value-type="string" calcext:value-type="string">
            <text:p>019C-Lj.Ctro.Hue.SMt</text:p>
          </table:table-cell>
          <table:table-cell office:value-type="string" calcext:value-type="string">
            <text:p>019 - Centro - Lujan por San Martin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G-01-019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97" calcext:value-type="float">
            <text:p>19197</text:p>
          </table:table-cell>
          <table:table-cell office:value-type="string" calcext:value-type="string">
            <text:p>019EX-Exp.xS.Mt/Drm</text:p>
          </table:table-cell>
          <table:table-cell office:value-type="string" calcext:value-type="string">
            <text:p>019 - Expreso por San Martin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G-01-019EX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97" calcext:value-type="float">
            <text:p>19197</text:p>
          </table:table-cell>
          <table:table-cell office:value-type="string" calcext:value-type="string">
            <text:p>019EX-Exp.xS.Mt/Drm</text:p>
          </table:table-cell>
          <table:table-cell office:value-type="string" calcext:value-type="string">
            <text:p>019 - Expreso por San Martin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G-01-019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98" calcext:value-type="float">
            <text:p>19198</text:p>
          </table:table-cell>
          <table:table-cell office:value-type="string" calcext:value-type="string">
            <text:p>019A-Luj.Ctro.Drumm.</text:p>
          </table:table-cell>
          <table:table-cell office:value-type="string" calcext:value-type="string">
            <text:p>019 - Lujan - PIP - Centr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G-01-019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98" calcext:value-type="float">
            <text:p>19198</text:p>
          </table:table-cell>
          <table:table-cell office:value-type="string" calcext:value-type="string">
            <text:p>019A-Luj.Ctro.Drumm.</text:p>
          </table:table-cell>
          <table:table-cell office:value-type="string" calcext:value-type="string">
            <text:p>019 - Centro - Lujan por San Martin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G-01-019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99" calcext:value-type="float">
            <text:p>19199</text:p>
          </table:table-cell>
          <table:table-cell office:value-type="string" calcext:value-type="string">
            <text:p>019C-Lj.Ctro.Hue.SMt</text:p>
          </table:table-cell>
          <table:table-cell office:value-type="string" calcext:value-type="string">
            <text:p>019 - Lujan Centro por San Martin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G-01-019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99" calcext:value-type="float">
            <text:p>19199</text:p>
          </table:table-cell>
          <table:table-cell office:value-type="string" calcext:value-type="string">
            <text:p>019C-Lj.Ctro.Hue.SMt</text:p>
          </table:table-cell>
          <table:table-cell office:value-type="string" calcext:value-type="string">
            <text:p>019 - Centro - Lujan - PIP</text:p>
          </table:table-cell>
          <table:table-cell office:value-type="string" calcext:value-type="string">
            <text:p>CONTROL LUJAN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G-03-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111" calcext:value-type="float">
            <text:p>31111</text:p>
          </table:table-cell>
          <table:table-cell office:value-type="string" calcext:value-type="string">
            <text:p>031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G-03-0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11" calcext:value-type="float">
            <text:p>31111</text:p>
          </table:table-cell>
          <table:table-cell office:value-type="string" calcext:value-type="string">
            <text:p>031-G.CRUZ.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.CRUZ</text:p>
          </table:table-cell>
          <table:table-cell table:number-columns-repeated="3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G-03-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112" calcext:value-type="float">
            <text:p>31112</text:p>
          </table:table-cell>
          <table:table-cell office:value-type="string" calcext:value-type="string">
            <text:p>031G.CRZ.CTO.S/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G-03-0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12" calcext:value-type="float">
            <text:p>31112</text:p>
          </table:table-cell>
          <table:table-cell office:value-type="string" calcext:value-type="string">
            <text:p>31G.CRUZ.PLAZ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G-03-0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121" calcext:value-type="float">
            <text:p>32121</text:p>
          </table:table-cell>
          <table:table-cell table:number-columns-repeated="2" office:value-type="string" calcext:value-type="string">
            <text:p>032-ESTANZUELA CNTR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G-03-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21" calcext:value-type="float">
            <text:p>32121</text:p>
          </table:table-cell>
          <table:table-cell office:value-type="string" calcext:value-type="string">
            <text:p>032-ESTANZUE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TANZUELA G.CRUZ</text:p>
          </table:table-cell>
          <table:table-cell table:number-columns-repeated="3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G-03-0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122" calcext:value-type="float">
            <text:p>32122</text:p>
          </table:table-cell>
          <table:table-cell table:number-columns-repeated="2" office:value-type="string" calcext:value-type="string">
            <text:p>032BES.XPASO.S/C.GOB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G-03-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22" calcext:value-type="float">
            <text:p>32122</text:p>
          </table:table-cell>
          <table:table-cell office:value-type="string" calcext:value-type="string">
            <text:p>32EST.G.CRU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G-03-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131" calcext:value-type="float">
            <text:p>33131</text:p>
          </table:table-cell>
          <table:table-cell office:value-type="string" calcext:value-type="string">
            <text:p>033-GODOY CRU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G-03-0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31" calcext:value-type="float">
            <text:p>33131</text:p>
          </table:table-cell>
          <table:table-cell office:value-type="string" calcext:value-type="string">
            <text:p>033-LAS HERA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S HERAS</text:p>
          </table:table-cell>
          <table:table-cell table:number-columns-repeated="3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G-03-034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41" calcext:value-type="float">
            <text:p>34141</text:p>
          </table:table-cell>
          <table:table-cell office:value-type="string" calcext:value-type="string">
            <text:p>034-VIN.X OESTE.LAG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SPITAL LAGOMAGGIORE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G-03-03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141" calcext:value-type="float">
            <text:p>34141</text:p>
          </table:table-cell>
          <table:table-cell office:value-type="string" calcext:value-type="string">
            <text:p>34-GODOY CRU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G-03-034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42" calcext:value-type="float">
            <text:p>34142</text:p>
          </table:table-cell>
          <table:table-cell office:value-type="string" calcext:value-type="string">
            <text:p>034-VIN.ESTAN.LAGO.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 LAGO MAGGIORE</text:p>
          </table:table-cell>
          <table:table-cell table:number-columns-repeated="3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G-03-03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142" calcext:value-type="float">
            <text:p>34142</text:p>
          </table:table-cell>
          <table:table-cell office:value-type="string" calcext:value-type="string">
            <text:p>34.ESTANZUELA G.CRU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TANZULA GODOY CRUZ</text:p>
          </table:table-cell>
          <table:table-cell table:number-columns-repeated="3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G-03-03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143" calcext:value-type="float">
            <text:p>34143</text:p>
          </table:table-cell>
          <table:table-cell office:value-type="string" calcext:value-type="string">
            <text:p>34VIN.X.OESTE.G.CRU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G-03-03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43" calcext:value-type="float">
            <text:p>34143</text:p>
          </table:table-cell>
          <table:table-cell office:value-type="string" calcext:value-type="string">
            <text:p>034B VIN.OESTE.S/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SPTAL. LAGOMAGGIORE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G-03-03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44" calcext:value-type="float">
            <text:p>34144</text:p>
          </table:table-cell>
          <table:table-cell office:value-type="string" calcext:value-type="string">
            <text:p>034B VIN.B EST.S/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SPTAL. LAGOMAGGIORE</text:p>
          </table:table-cell>
          <table:table-cell table:number-columns-repeated="3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G-03-03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144" calcext:value-type="float">
            <text:p>34144</text:p>
          </table:table-cell>
          <table:table-cell office:value-type="string" calcext:value-type="string">
            <text:p>034B VIN.B ESTA.G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G-03-03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45" calcext:value-type="float">
            <text:p>34145</text:p>
          </table:table-cell>
          <table:table-cell office:value-type="string" calcext:value-type="string">
            <text:p>034B VIN.LAGO.B.FU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SPTAL. LAGOMAGGIORE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G-03-03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145" calcext:value-type="float">
            <text:p>34145</text:p>
          </table:table-cell>
          <table:table-cell office:value-type="string" calcext:value-type="string">
            <text:p>034B VIN.O.G.C.BFU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G-03-03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62" calcext:value-type="float">
            <text:p>34162</text:p>
          </table:table-cell>
          <table:table-cell office:value-type="string" calcext:value-type="string">
            <text:p>034B REF.VIN.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G-03-034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63" calcext:value-type="float">
            <text:p>34163</text:p>
          </table:table-cell>
          <table:table-cell office:value-type="string" calcext:value-type="string">
            <text:p>034C REF.VIN.EST.L.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CEO AGRICOLA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G-03-034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64" calcext:value-type="float">
            <text:p>34164</text:p>
          </table:table-cell>
          <table:table-cell office:value-type="string" calcext:value-type="string">
            <text:p>034R.VIN.EST.LIC.CT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G-03-034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65" calcext:value-type="float">
            <text:p>34165</text:p>
          </table:table-cell>
          <table:table-cell office:value-type="string" calcext:value-type="string">
            <text:p>034RE.VIN.O.LIC.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G-03-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51" calcext:value-type="float">
            <text:p>35151</text:p>
          </table:table-cell>
          <table:table-cell office:value-type="string" calcext:value-type="string">
            <text:p>035-PABLO VI LIC 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SPITAL LAGOMAGGIORE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G-03-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151" calcext:value-type="float">
            <text:p>35151</text:p>
          </table:table-cell>
          <table:table-cell office:value-type="string" calcext:value-type="string">
            <text:p>35-PABLO V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° PABLO VI</text:p>
          </table:table-cell>
          <table:table-cell table:number-columns-repeated="3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G-03-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60" calcext:value-type="float">
            <text:p>35160</text:p>
          </table:table-cell>
          <table:table-cell office:value-type="string" calcext:value-type="string">
            <text:p>035 REF.LICE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G-03-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61" calcext:value-type="float">
            <text:p>35161</text:p>
          </table:table-cell>
          <table:table-cell office:value-type="string" calcext:value-type="string">
            <text:p>035REF.B.PBLOV.CTRO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G-04-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112" calcext:value-type="float">
            <text:p>41112</text:p>
          </table:table-cell>
          <table:table-cell office:value-type="string" calcext:value-type="string">
            <text:p>041-Foec.xPza.Ctro</text:p>
          </table:table-cell>
          <table:table-cell office:value-type="string" calcext:value-type="string">
            <text:p>041 - Foecyt - Sarmiento x Plaza de Godoy Cruz - Estanzuela Direct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G-04-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112" calcext:value-type="float">
            <text:p>41112</text:p>
          </table:table-cell>
          <table:table-cell office:value-type="string" calcext:value-type="string">
            <text:p>041-Foec.xPza.Ctro</text:p>
          </table:table-cell>
          <table:table-cell office:value-type="string" calcext:value-type="string">
            <text:p>041 - Foecyt - Sarmiento x Plaza de Godoy Cruz - Estanzuela Directo</text:p>
          </table:table-cell>
          <table:table-cell office:value-type="string" calcext:value-type="string">
            <text:p>CONTROL TRAPICHE</text:p>
          </table:table-cell>
          <table:table-cell table:number-columns-repeated="3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G-04-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113" calcext:value-type="float">
            <text:p>41113</text:p>
          </table:table-cell>
          <table:table-cell office:value-type="string" calcext:value-type="string">
            <text:p>041-Foec.xPza.Ctro</text:p>
          </table:table-cell>
          <table:table-cell office:value-type="string" calcext:value-type="string">
            <text:p>041 - Foecyt - Sarmiento por San Martin - Estanzuela por Plaza de Godoy Cruz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G-04-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113" calcext:value-type="float">
            <text:p>41113</text:p>
          </table:table-cell>
          <table:table-cell office:value-type="string" calcext:value-type="string">
            <text:p>041-Foec.xPza.Ctro</text:p>
          </table:table-cell>
          <table:table-cell office:value-type="string" calcext:value-type="string">
            <text:p>041 - Foecyt - Sarmiento por San Martin - Estanzuela por Plaza de Godoy Cruz</text:p>
          </table:table-cell>
          <table:table-cell office:value-type="string" calcext:value-type="string">
            <text:p>CONTROL TRAPICHE</text:p>
          </table:table-cell>
          <table:table-cell table:number-columns-repeated="3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G-04-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114" calcext:value-type="float">
            <text:p>41114</text:p>
          </table:table-cell>
          <table:table-cell office:value-type="string" calcext:value-type="string">
            <text:p>041-Foec.Dir.Ctro.</text:p>
          </table:table-cell>
          <table:table-cell office:value-type="string" calcext:value-type="string">
            <text:p>041 - Foecyt - Sarmiento por San Martín - Estanzuela por Plaza de Godoy Cruz - B <text:s/>Ruiseñor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G-04-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114" calcext:value-type="float">
            <text:p>41114</text:p>
          </table:table-cell>
          <table:table-cell office:value-type="string" calcext:value-type="string">
            <text:p>041-Foec.xPza.Ctro</text:p>
          </table:table-cell>
          <table:table-cell office:value-type="string" calcext:value-type="string">
            <text:p>041 - Foecyt - Sarmiento por San Martín - Estanzuela por Plaza de Godoy Cruz - B <text:s/>Ruiseñor</text:p>
          </table:table-cell>
          <table:table-cell office:value-type="string" calcext:value-type="string">
            <text:p>CONTROL TRAPICHE</text:p>
          </table:table-cell>
          <table:table-cell table:number-columns-repeated="3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G-04-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121" calcext:value-type="float">
            <text:p>42121</text:p>
          </table:table-cell>
          <table:table-cell office:value-type="string" calcext:value-type="string">
            <text:p>042-B.FuchsXPza.Ctro</text:p>
          </table:table-cell>
          <table:table-cell office:value-type="string" calcext:value-type="string">
            <text:p>042 - B <text:s/>Fuchs por Plaza de Gody Cruz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G-04-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21" calcext:value-type="float">
            <text:p>42121</text:p>
          </table:table-cell>
          <table:table-cell office:value-type="string" calcext:value-type="string">
            <text:p>042-B.FuchsXPza.Ctro</text:p>
          </table:table-cell>
          <table:table-cell office:value-type="string" calcext:value-type="string">
            <text:p>042 - B <text:s/>Fuchs por Plaza de Godoy Cruz</text:p>
          </table:table-cell>
          <table:table-cell office:value-type="string" calcext:value-type="string">
            <text:p>CONTROL TRAPICHE</text:p>
          </table:table-cell>
          <table:table-cell table:number-columns-repeated="3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G-04-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31" calcext:value-type="float">
            <text:p>43131</text:p>
          </table:table-cell>
          <table:table-cell office:value-type="string" calcext:value-type="string">
            <text:p>043-Palmares.Centro</text:p>
          </table:table-cell>
          <table:table-cell office:value-type="string" calcext:value-type="string">
            <text:p>043 - Palmares x Italia - Centro - Palmares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G-04-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131" calcext:value-type="float">
            <text:p>43131</text:p>
          </table:table-cell>
          <table:table-cell office:value-type="string" calcext:value-type="string">
            <text:p>043-Palmares.Centro</text:p>
          </table:table-cell>
          <table:table-cell office:value-type="string" calcext:value-type="string">
            <text:p>043 - Palmares x Italia - Centro - Palmares</text:p>
          </table:table-cell>
          <table:table-cell office:value-type="string" calcext:value-type="string">
            <text:p>CONTROL TRAPICHE</text:p>
          </table:table-cell>
          <table:table-cell table:number-columns-repeated="3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G-04-0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141" calcext:value-type="float">
            <text:p>44141</text:p>
          </table:table-cell>
          <table:table-cell office:value-type="string" calcext:value-type="string">
            <text:p>044-ExpresoXP.Andes</text:p>
          </table:table-cell>
          <table:table-cell office:value-type="string" calcext:value-type="string">
            <text:p>044 - Expreso por Paso de Los Andes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G-04-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141" calcext:value-type="float">
            <text:p>44141</text:p>
          </table:table-cell>
          <table:table-cell office:value-type="string" calcext:value-type="string">
            <text:p>044-ExpresoXP.Andes</text:p>
          </table:table-cell>
          <table:table-cell office:value-type="string" calcext:value-type="string">
            <text:p>044 - Expreso por Paso de Los Andes</text:p>
          </table:table-cell>
          <table:table-cell office:value-type="string" calcext:value-type="string">
            <text:p>CONTROL TRAPICHE</text:p>
          </table:table-cell>
          <table:table-cell table:number-columns-repeated="3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G-04-0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151" calcext:value-type="float">
            <text:p>45151</text:p>
          </table:table-cell>
          <table:table-cell office:value-type="string" calcext:value-type="string">
            <text:p>045-Est.Directo.Ctro</text:p>
          </table:table-cell>
          <table:table-cell office:value-type="string" calcext:value-type="string">
            <text:p>045 - B <text:s/>La Estanzuela por Plaza de Godoy Cruz - Centro - FoecYt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G-04-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151" calcext:value-type="float">
            <text:p>45151</text:p>
          </table:table-cell>
          <table:table-cell office:value-type="string" calcext:value-type="string">
            <text:p>045-Est.Directo.Ctro</text:p>
          </table:table-cell>
          <table:table-cell office:value-type="string" calcext:value-type="string">
            <text:p>045 - B <text:s/>La Estanzuela por Plaza de Godoy Cruz - Centro - FoecYt</text:p>
          </table:table-cell>
          <table:table-cell office:value-type="string" calcext:value-type="string">
            <text:p>Bº FOECYT</text:p>
          </table:table-cell>
          <table:table-cell table:number-columns-repeated="3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G-04-0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152" calcext:value-type="float">
            <text:p>45152</text:p>
          </table:table-cell>
          <table:table-cell office:value-type="string" calcext:value-type="string">
            <text:p>045-Est-CtroDir/Ruis</text:p>
          </table:table-cell>
          <table:table-cell office:value-type="string" calcext:value-type="string">
            <text:p>045 - Estanzuela Directo - Centro - FoecYt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G-04-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152" calcext:value-type="float">
            <text:p>45152</text:p>
          </table:table-cell>
          <table:table-cell office:value-type="string" calcext:value-type="string">
            <text:p>045-EstCtro Dir/Ruis</text:p>
          </table:table-cell>
          <table:table-cell office:value-type="string" calcext:value-type="string">
            <text:p>045 - Estanzuela Directo - Centro - FoecYt</text:p>
          </table:table-cell>
          <table:table-cell office:value-type="string" calcext:value-type="string">
            <text:p>Bº FOECYT</text:p>
          </table:table-cell>
          <table:table-cell table:number-columns-repeated="3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G-04-0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154" calcext:value-type="float">
            <text:p>45154</text:p>
          </table:table-cell>
          <table:table-cell office:value-type="string" calcext:value-type="string">
            <text:p>045-EstCtroDir/Ruis </text:p>
          </table:table-cell>
          <table:table-cell office:value-type="string" calcext:value-type="string">
            <text:p>045 - B <text:s/>Ruiseñor - Estanzuela por San Martin - FOECyT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G-04-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154" calcext:value-type="float">
            <text:p>45154</text:p>
          </table:table-cell>
          <table:table-cell office:value-type="string" calcext:value-type="string">
            <text:p>045-EstCtro DirRuis</text:p>
          </table:table-cell>
          <table:table-cell office:value-type="string" calcext:value-type="string">
            <text:p>045 - B <text:s/>Ruiseñor - Estanzuela por San Martin - FOECyT</text:p>
          </table:table-cell>
          <table:table-cell office:value-type="string" calcext:value-type="string">
            <text:p>Bº FOECyT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G-04-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161" calcext:value-type="float">
            <text:p>46161</text:p>
          </table:table-cell>
          <table:table-cell office:value-type="string" calcext:value-type="string">
            <text:p>046-Mosc.Bombal.Ctro</text:p>
          </table:table-cell>
          <table:table-cell office:value-type="string" calcext:value-type="string">
            <text:p>046 - Mosconi - Bombal - Centro - Mosconi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G-04-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161" calcext:value-type="float">
            <text:p>46161</text:p>
          </table:table-cell>
          <table:table-cell office:value-type="string" calcext:value-type="string">
            <text:p>046-Ctro.Bombal.Mosc</text:p>
          </table:table-cell>
          <table:table-cell office:value-type="string" calcext:value-type="string">
            <text:p>046 - Mosconi - Bombal - Centro - Mosconi</text:p>
          </table:table-cell>
          <table:table-cell office:value-type="string" calcext:value-type="string">
            <text:p>CONTROL TRAPICHE</text:p>
          </table:table-cell>
          <table:table-cell table:number-columns-repeated="3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G-04-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162" calcext:value-type="float">
            <text:p>46162</text:p>
          </table:table-cell>
          <table:table-cell office:value-type="string" calcext:value-type="string">
            <text:p>046-Mosc.Bombal.Ctro</text:p>
          </table:table-cell>
          <table:table-cell office:value-type="string" calcext:value-type="string">
            <text:p>046 - Expreso Mosconi por Paso de Los Andes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G-04-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162" calcext:value-type="float">
            <text:p>46162</text:p>
          </table:table-cell>
          <table:table-cell office:value-type="string" calcext:value-type="string">
            <text:p>046-Mosc.Bombal.Ctro</text:p>
          </table:table-cell>
          <table:table-cell office:value-type="string" calcext:value-type="string">
            <text:p>046 - Mosconi Expreso por Paso de Los Andes</text:p>
          </table:table-cell>
          <table:table-cell office:value-type="string" calcext:value-type="string">
            <text:p>CONTROL TRAPICHE</text:p>
          </table:table-cell>
          <table:table-cell table:number-columns-repeated="3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G-04-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171" calcext:value-type="float">
            <text:p>47171</text:p>
          </table:table-cell>
          <table:table-cell office:value-type="string" calcext:value-type="string">
            <text:p>047-Vinculacion O-E</text:p>
          </table:table-cell>
          <table:table-cell office:value-type="string" calcext:value-type="string">
            <text:p>047 - Servicio Vinculacion Oeste - Este</text:p>
          </table:table-cell>
          <table:table-cell office:value-type="string" calcext:value-type="string">
            <text:p>ESC. ALVAREZ CONDARCO</text:p>
          </table:table-cell>
          <table:table-cell table:number-columns-repeated="3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G-04-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171" calcext:value-type="float">
            <text:p>47171</text:p>
          </table:table-cell>
          <table:table-cell office:value-type="string" calcext:value-type="string">
            <text:p>047-Vinculacion O-E</text:p>
          </table:table-cell>
          <table:table-cell office:value-type="string" calcext:value-type="string">
            <text:p>047 - Servicio Vinculacion Oeste - Este</text:p>
          </table:table-cell>
          <table:table-cell office:value-type="string" calcext:value-type="string">
            <text:p>B. FOECyT</text:p>
          </table:table-cell>
          <table:table-cell table:number-columns-repeated="3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G-05-05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111" calcext:value-type="float">
            <text:p>51111</text:p>
          </table:table-cell>
          <table:table-cell office:value-type="string" calcext:value-type="string">
            <text:p>051A S.ANA-PQUE</text:p>
          </table:table-cell>
          <table:table-cell office:value-type="string" calcext:value-type="string">
            <text:p>SANTA ANA - PARQUE SAN MARTIN</text:p>
          </table:table-cell>
          <table:table-cell office:value-type="string" calcext:value-type="string">
            <text:p>PARQUE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G-05-05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11" calcext:value-type="float">
            <text:p>51111</text:p>
          </table:table-cell>
          <table:table-cell office:value-type="string" calcext:value-type="string">
            <text:p>051A S.ANA-PQ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 ANA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G-05-05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112" calcext:value-type="float">
            <text:p>51112</text:p>
          </table:table-cell>
          <table:table-cell office:value-type="string" calcext:value-type="string">
            <text:p>051A S.ANA-PQ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G-05-05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12" calcext:value-type="float">
            <text:p>51112</text:p>
          </table:table-cell>
          <table:table-cell office:value-type="string" calcext:value-type="string">
            <text:p>051A S.ANA-PQ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 ANA</text:p>
          </table:table-cell>
          <table:table-cell table:number-columns-repeated="3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G-05-05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13" calcext:value-type="float">
            <text:p>51113</text:p>
          </table:table-cell>
          <table:table-cell office:value-type="string" calcext:value-type="string">
            <text:p>051A S.ANA-PQ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 ANA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G-05-05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113" calcext:value-type="float">
            <text:p>51113</text:p>
          </table:table-cell>
          <table:table-cell office:value-type="string" calcext:value-type="string">
            <text:p>051A S.ANA-PQ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CEO</text:p>
          </table:table-cell>
          <table:table-cell table:number-columns-repeated="3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G-05-05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191" calcext:value-type="float">
            <text:p>51191</text:p>
          </table:table-cell>
          <table:table-cell office:value-type="string" calcext:value-type="string">
            <text:p>051B S.ANA-SHOP-PQ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QUE</text:p>
          </table:table-cell>
          <table:table-cell table:number-columns-repeated="3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G-05-05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91" calcext:value-type="float">
            <text:p>51191</text:p>
          </table:table-cell>
          <table:table-cell office:value-type="string" calcext:value-type="string">
            <text:p>051B S.ANA-SHOP-PQ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.ANA</text:p>
          </table:table-cell>
          <table:table-cell table:number-columns-repeated="3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G-05-05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192" calcext:value-type="float">
            <text:p>51192</text:p>
          </table:table-cell>
          <table:table-cell office:value-type="string" calcext:value-type="string">
            <text:p>051B S.ANA-SHOP-PQ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G-05-05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92" calcext:value-type="float">
            <text:p>51192</text:p>
          </table:table-cell>
          <table:table-cell office:value-type="string" calcext:value-type="string">
            <text:p>051B S.ANA-SHOP-PQ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.ANA</text:p>
          </table:table-cell>
          <table:table-cell table:number-columns-repeated="3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G-05-05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14" calcext:value-type="float">
            <text:p>52114</text:p>
          </table:table-cell>
          <table:table-cell office:value-type="string" calcext:value-type="string">
            <text:p>052A MUN-SLNZO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G-05-05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114" calcext:value-type="float">
            <text:p>52114</text:p>
          </table:table-cell>
          <table:table-cell office:value-type="string" calcext:value-type="string">
            <text:p>052A MUN-SLNZO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.LORENZO</text:p>
          </table:table-cell>
          <table:table-cell table:number-columns-repeated="3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G-05-05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15" calcext:value-type="float">
            <text:p>52115</text:p>
          </table:table-cell>
          <table:table-cell office:value-type="string" calcext:value-type="string">
            <text:p>052A MUN-SLNZO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.GOB</text:p>
          </table:table-cell>
          <table:table-cell table:number-columns-repeated="3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G-05-05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115" calcext:value-type="float">
            <text:p>52115</text:p>
          </table:table-cell>
          <table:table-cell office:value-type="string" calcext:value-type="string">
            <text:p>052A MUN-SLNZO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G-05-05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16" calcext:value-type="float">
            <text:p>52116</text:p>
          </table:table-cell>
          <table:table-cell office:value-type="string" calcext:value-type="string">
            <text:p>052A MUN-SLNZO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G-05-05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116" calcext:value-type="float">
            <text:p>52116</text:p>
          </table:table-cell>
          <table:table-cell office:value-type="string" calcext:value-type="string">
            <text:p>052A MUN-SLNZO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G-05-05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17" calcext:value-type="float">
            <text:p>52117</text:p>
          </table:table-cell>
          <table:table-cell office:value-type="string" calcext:value-type="string">
            <text:p>052B MUN-S.LNZO-MU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G-05-05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117" calcext:value-type="float">
            <text:p>52117</text:p>
          </table:table-cell>
          <table:table-cell office:value-type="string" calcext:value-type="string">
            <text:p>052B MUN-S.LNZO-MU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G-05-05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18" calcext:value-type="float">
            <text:p>52118</text:p>
          </table:table-cell>
          <table:table-cell office:value-type="string" calcext:value-type="string">
            <text:p>052B MUN-S.LNZO-MU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G-05-05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118" calcext:value-type="float">
            <text:p>52118</text:p>
          </table:table-cell>
          <table:table-cell office:value-type="string" calcext:value-type="string">
            <text:p>052B MUN-S.LNZO-MU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NICIPALIDAD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G-05-05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19" calcext:value-type="float">
            <text:p>52119</text:p>
          </table:table-cell>
          <table:table-cell office:value-type="string" calcext:value-type="string">
            <text:p>052B MUN-S.LNZO-MU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G-05-05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119" calcext:value-type="float">
            <text:p>52119</text:p>
          </table:table-cell>
          <table:table-cell office:value-type="string" calcext:value-type="string">
            <text:p>052B MUN-S.LNZO-MU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G-05-05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20" calcext:value-type="float">
            <text:p>52120</text:p>
          </table:table-cell>
          <table:table-cell office:value-type="string" calcext:value-type="string">
            <text:p>052C S.LNZO-H.L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G-05-05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120" calcext:value-type="float">
            <text:p>52120</text:p>
          </table:table-cell>
          <table:table-cell office:value-type="string" calcext:value-type="string">
            <text:p>052C S.LNZO-H.L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NICIPALIDAD</text:p>
          </table:table-cell>
          <table:table-cell table:number-columns-repeated="3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G-05-05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21" calcext:value-type="float">
            <text:p>52121</text:p>
          </table:table-cell>
          <table:table-cell office:value-type="string" calcext:value-type="string">
            <text:p>052C S.LNZO-H.L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QUE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G-05-05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121" calcext:value-type="float">
            <text:p>52121</text:p>
          </table:table-cell>
          <table:table-cell office:value-type="string" calcext:value-type="string">
            <text:p>052C S.LNZO-H.L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NICIPALIDAD</text:p>
          </table:table-cell>
          <table:table-cell table:number-columns-repeated="3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G-05-05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22" calcext:value-type="float">
            <text:p>52122</text:p>
          </table:table-cell>
          <table:table-cell office:value-type="string" calcext:value-type="string">
            <text:p>052C S.LNZO-H.L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G-05-05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122" calcext:value-type="float">
            <text:p>52122</text:p>
          </table:table-cell>
          <table:table-cell office:value-type="string" calcext:value-type="string">
            <text:p>052C S.LNZO-H.L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NICIPALIDAD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G-05-052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123" calcext:value-type="float">
            <text:p>52123</text:p>
          </table:table-cell>
          <table:table-cell office:value-type="string" calcext:value-type="string">
            <text:p>052D S.LNZO-UNC-LI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NICIPALIDAD</text:p>
          </table:table-cell>
          <table:table-cell table:number-columns-repeated="3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G-05-052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23" calcext:value-type="float">
            <text:p>52123</text:p>
          </table:table-cell>
          <table:table-cell office:value-type="string" calcext:value-type="string">
            <text:p>052D S.LNZO-UNC-LI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CEO</text:p>
          </table:table-cell>
          <table:table-cell table:number-columns-repeated="3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G-05-05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24" calcext:value-type="float">
            <text:p>53124</text:p>
          </table:table-cell>
          <table:table-cell office:value-type="string" calcext:value-type="string">
            <text:p>053A MUN-BELGR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G-05-05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124" calcext:value-type="float">
            <text:p>53124</text:p>
          </table:table-cell>
          <table:table-cell office:value-type="string" calcext:value-type="string">
            <text:p>053A MUN-BELGR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G-05-05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25" calcext:value-type="float">
            <text:p>53125</text:p>
          </table:table-cell>
          <table:table-cell office:value-type="string" calcext:value-type="string">
            <text:p>053A MUN-BELGR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G-05-05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125" calcext:value-type="float">
            <text:p>53125</text:p>
          </table:table-cell>
          <table:table-cell office:value-type="string" calcext:value-type="string">
            <text:p>053A MUN-BELGR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NICIPALIDAD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G-05-05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26" calcext:value-type="float">
            <text:p>53126</text:p>
          </table:table-cell>
          <table:table-cell office:value-type="string" calcext:value-type="string">
            <text:p>053A MUN-BELGR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G-05-05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126" calcext:value-type="float">
            <text:p>53126</text:p>
          </table:table-cell>
          <table:table-cell office:value-type="string" calcext:value-type="string">
            <text:p>053A MUN-BELGR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G-05-05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127" calcext:value-type="float">
            <text:p>53127</text:p>
          </table:table-cell>
          <table:table-cell office:value-type="string" calcext:value-type="string">
            <text:p>053B MUN-BELGRAN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G-05-05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27" calcext:value-type="float">
            <text:p>53127</text:p>
          </table:table-cell>
          <table:table-cell office:value-type="string" calcext:value-type="string">
            <text:p>053B MUN-BELGRAN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G-05-05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28" calcext:value-type="float">
            <text:p>53128</text:p>
          </table:table-cell>
          <table:table-cell office:value-type="string" calcext:value-type="string">
            <text:p>053B MUN-BELGRAN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G-05-05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128" calcext:value-type="float">
            <text:p>53128</text:p>
          </table:table-cell>
          <table:table-cell office:value-type="string" calcext:value-type="string">
            <text:p>053B MUN-BELGRAN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NICIPALIDAD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G-05-05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053B MUN-BELGRAN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G-05-05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053B MUN-BELGRAN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G-05-05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30" calcext:value-type="float">
            <text:p>53130</text:p>
          </table:table-cell>
          <table:table-cell office:value-type="string" calcext:value-type="string">
            <text:p>053C BELGNO-H.L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G-05-05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130" calcext:value-type="float">
            <text:p>53130</text:p>
          </table:table-cell>
          <table:table-cell office:value-type="string" calcext:value-type="string">
            <text:p>053C BELGNO-H.L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NICIPALIDAD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G-05-05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131" calcext:value-type="float">
            <text:p>53131</text:p>
          </table:table-cell>
          <table:table-cell office:value-type="string" calcext:value-type="string">
            <text:p>053C BELGNO-H.L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NICIPALIDAD</text:p>
          </table:table-cell>
          <table:table-cell table:number-columns-repeated="3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G-05-05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31" calcext:value-type="float">
            <text:p>53131</text:p>
          </table:table-cell>
          <table:table-cell office:value-type="string" calcext:value-type="string">
            <text:p>053C BELGNO-H.L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QUE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G-05-05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32" calcext:value-type="float">
            <text:p>53132</text:p>
          </table:table-cell>
          <table:table-cell office:value-type="string" calcext:value-type="string">
            <text:p>053C BELGNO-H.L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G-05-05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132" calcext:value-type="float">
            <text:p>53132</text:p>
          </table:table-cell>
          <table:table-cell office:value-type="string" calcext:value-type="string">
            <text:p>053C BELGNO-H.L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G-05-053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33" calcext:value-type="float">
            <text:p>53133</text:p>
          </table:table-cell>
          <table:table-cell office:value-type="string" calcext:value-type="string">
            <text:p>053D BEL-H.L-UNC-LI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CEO</text:p>
          </table:table-cell>
          <table:table-cell table:number-columns-repeated="3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G-05-053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133" calcext:value-type="float">
            <text:p>53133</text:p>
          </table:table-cell>
          <table:table-cell office:value-type="string" calcext:value-type="string">
            <text:p>053D BEL-H.L-UNC-LI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G-05-054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49" calcext:value-type="float">
            <text:p>54149</text:p>
          </table:table-cell>
          <table:table-cell office:value-type="string" calcext:value-type="string">
            <text:p>054A MUN-BERM.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G-05-05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49" calcext:value-type="float">
            <text:p>54149</text:p>
          </table:table-cell>
          <table:table-cell office:value-type="string" calcext:value-type="string">
            <text:p>054A MUN-BERM.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G-05-054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50" calcext:value-type="float">
            <text:p>54150</text:p>
          </table:table-cell>
          <table:table-cell office:value-type="string" calcext:value-type="string">
            <text:p>054A MUN-BERM.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G-05-05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50" calcext:value-type="float">
            <text:p>54150</text:p>
          </table:table-cell>
          <table:table-cell office:value-type="string" calcext:value-type="string">
            <text:p>054A MUN-BERM.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G-05-054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51" calcext:value-type="float">
            <text:p>54151</text:p>
          </table:table-cell>
          <table:table-cell office:value-type="string" calcext:value-type="string">
            <text:p>054A MUN-BERM.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G-05-05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51" calcext:value-type="float">
            <text:p>54151</text:p>
          </table:table-cell>
          <table:table-cell office:value-type="string" calcext:value-type="string">
            <text:p>054A MUN-BERM.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G-05-05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52" calcext:value-type="float">
            <text:p>54152</text:p>
          </table:table-cell>
          <table:table-cell office:value-type="string" calcext:value-type="string">
            <text:p>054B MN-ESC-BERM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G-05-05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52" calcext:value-type="float">
            <text:p>54152</text:p>
          </table:table-cell>
          <table:table-cell office:value-type="string" calcext:value-type="string">
            <text:p>054B MN-ESC-BERM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NICIPALIDAD</text:p>
          </table:table-cell>
          <table:table-cell table:number-columns-repeated="3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G-05-05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53" calcext:value-type="float">
            <text:p>54153</text:p>
          </table:table-cell>
          <table:table-cell office:value-type="string" calcext:value-type="string">
            <text:p>054B MN-ESC-BERM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G-05-05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53" calcext:value-type="float">
            <text:p>54153</text:p>
          </table:table-cell>
          <table:table-cell office:value-type="string" calcext:value-type="string">
            <text:p>054B MN-ESC-BERM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NICIPALIDAD</text:p>
          </table:table-cell>
          <table:table-cell table:number-columns-repeated="3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G-05-05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54" calcext:value-type="float">
            <text:p>54154</text:p>
          </table:table-cell>
          <table:table-cell office:value-type="string" calcext:value-type="string">
            <text:p>054B MN-ESC-BERM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G-05-05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54" calcext:value-type="float">
            <text:p>54154</text:p>
          </table:table-cell>
          <table:table-cell office:value-type="string" calcext:value-type="string">
            <text:p>054B MN-ESC-BERM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G-05-054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55" calcext:value-type="float">
            <text:p>54155</text:p>
          </table:table-cell>
          <table:table-cell office:value-type="string" calcext:value-type="string">
            <text:p>054C BERM-CTRO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G-05-054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56" calcext:value-type="float">
            <text:p>54156</text:p>
          </table:table-cell>
          <table:table-cell office:value-type="string" calcext:value-type="string">
            <text:p>054C BERM-CTRO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G-05-054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56" calcext:value-type="float">
            <text:p>54156</text:p>
          </table:table-cell>
          <table:table-cell office:value-type="string" calcext:value-type="string">
            <text:p>054C BERM-CTRO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G-05-054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57" calcext:value-type="float">
            <text:p>54157</text:p>
          </table:table-cell>
          <table:table-cell office:value-type="string" calcext:value-type="string">
            <text:p>054C BERM-CTRO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G-05-054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58" calcext:value-type="float">
            <text:p>54158</text:p>
          </table:table-cell>
          <table:table-cell office:value-type="string" calcext:value-type="string">
            <text:p>054D CTRO-H.LAGO.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G-05-054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59" calcext:value-type="float">
            <text:p>54159</text:p>
          </table:table-cell>
          <table:table-cell office:value-type="string" calcext:value-type="string">
            <text:p>054D CTRO-H.LAGO.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G-05-054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61" calcext:value-type="float">
            <text:p>54161</text:p>
          </table:table-cell>
          <table:table-cell office:value-type="string" calcext:value-type="string">
            <text:p>054D CTRO-H.LAGO.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G-05-054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62" calcext:value-type="float">
            <text:p>54162</text:p>
          </table:table-cell>
          <table:table-cell office:value-type="string" calcext:value-type="string">
            <text:p>054F CARMEN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G-05-054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63" calcext:value-type="float">
            <text:p>54163</text:p>
          </table:table-cell>
          <table:table-cell office:value-type="string" calcext:value-type="string">
            <text:p>054F CARMEN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G-05-054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69" calcext:value-type="float">
            <text:p>54169</text:p>
          </table:table-cell>
          <table:table-cell office:value-type="string" calcext:value-type="string">
            <text:p>054F CARMEN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G-05-054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70" calcext:value-type="float">
            <text:p>54170</text:p>
          </table:table-cell>
          <table:table-cell office:value-type="string" calcext:value-type="string">
            <text:p>054G COL.HS.GOB.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G-05-054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71" calcext:value-type="float">
            <text:p>54171</text:p>
          </table:table-cell>
          <table:table-cell office:value-type="string" calcext:value-type="string">
            <text:p>054G COL.HS.GOB.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G-05-054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72" calcext:value-type="float">
            <text:p>54172</text:p>
          </table:table-cell>
          <table:table-cell office:value-type="string" calcext:value-type="string">
            <text:p>054G COL.HS.GOB.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G-05-054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73" calcext:value-type="float">
            <text:p>54173</text:p>
          </table:table-cell>
          <table:table-cell office:value-type="string" calcext:value-type="string">
            <text:p>054H C.SEG.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G-05-054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74" calcext:value-type="float">
            <text:p>54174</text:p>
          </table:table-cell>
          <table:table-cell office:value-type="string" calcext:value-type="string">
            <text:p>054H C.SEG.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G-05-054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74" calcext:value-type="float">
            <text:p>54174</text:p>
          </table:table-cell>
          <table:table-cell office:value-type="string" calcext:value-type="string">
            <text:p>054H C.SEG.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EL CARMEN</text:p>
          </table:table-cell>
          <table:table-cell table:number-columns-repeated="3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G-05-054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75" calcext:value-type="float">
            <text:p>54175</text:p>
          </table:table-cell>
          <table:table-cell office:value-type="string" calcext:value-type="string">
            <text:p>054H C.SEG.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G-05-054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75" calcext:value-type="float">
            <text:p>54175</text:p>
          </table:table-cell>
          <table:table-cell office:value-type="string" calcext:value-type="string">
            <text:p>054H C.SEG.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.CARMEN</text:p>
          </table:table-cell>
          <table:table-cell table:number-columns-repeated="3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G-05-054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76" calcext:value-type="float">
            <text:p>54176</text:p>
          </table:table-cell>
          <table:table-cell office:value-type="string" calcext:value-type="string">
            <text:p>054I C.SEGOVIA-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G-05-054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76" calcext:value-type="float">
            <text:p>54176</text:p>
          </table:table-cell>
          <table:table-cell office:value-type="string" calcext:value-type="string">
            <text:p>054I C.SEGOVIA-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.CARMEN</text:p>
          </table:table-cell>
          <table:table-cell table:number-columns-repeated="3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G-05-054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77" calcext:value-type="float">
            <text:p>54177</text:p>
          </table:table-cell>
          <table:table-cell office:value-type="string" calcext:value-type="string">
            <text:p>054I C.SEGOVIA-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G-05-054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77" calcext:value-type="float">
            <text:p>54177</text:p>
          </table:table-cell>
          <table:table-cell office:value-type="string" calcext:value-type="string">
            <text:p>054I C.SEGOVIA-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.CARMEN</text:p>
          </table:table-cell>
          <table:table-cell table:number-columns-repeated="3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G-05-054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78" calcext:value-type="float">
            <text:p>54178</text:p>
          </table:table-cell>
          <table:table-cell office:value-type="string" calcext:value-type="string">
            <text:p>054I C.SEGOVIA-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G-05-054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78" calcext:value-type="float">
            <text:p>54178</text:p>
          </table:table-cell>
          <table:table-cell office:value-type="string" calcext:value-type="string">
            <text:p>054I C.SEGOVIA-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EL CARMEN</text:p>
          </table:table-cell>
          <table:table-cell table:number-columns-repeated="3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G-05-05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87" calcext:value-type="float">
            <text:p>54187</text:p>
          </table:table-cell>
          <table:table-cell office:value-type="string" calcext:value-type="string">
            <text:p>054J BERM-ESC.CART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G-05-054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88" calcext:value-type="float">
            <text:p>54188</text:p>
          </table:table-cell>
          <table:table-cell office:value-type="string" calcext:value-type="string">
            <text:p>054J BERM-ESC.CART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C.CARTELLONE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G-05-05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88" calcext:value-type="float">
            <text:p>54188</text:p>
          </table:table-cell>
          <table:table-cell office:value-type="string" calcext:value-type="string">
            <text:p>054J BERM-ESC.CART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G-05-054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89" calcext:value-type="float">
            <text:p>54189</text:p>
          </table:table-cell>
          <table:table-cell office:value-type="string" calcext:value-type="string">
            <text:p>054J BERM-ESC.CART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COLAR</text:p>
          </table:table-cell>
          <table:table-cell table:number-columns-repeated="3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G-05-05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89" calcext:value-type="float">
            <text:p>54189</text:p>
          </table:table-cell>
          <table:table-cell office:value-type="string" calcext:value-type="string">
            <text:p>054J BERM-ESC.CART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G-05-054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93" calcext:value-type="float">
            <text:p>54193</text:p>
          </table:table-cell>
          <table:table-cell office:value-type="string" calcext:value-type="string">
            <text:p>054K-M.C.NIEVE.CTRO</text:p>
          </table:table-cell>
          <table:table-cell office:value-type="string" calcext:value-type="string">
            <text:p>54 NOTTIX TIRASS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G-05-054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93" calcext:value-type="float">
            <text:p>54193</text:p>
          </table:table-cell>
          <table:table-cell office:value-type="string" calcext:value-type="string">
            <text:p>054K-MC.NIEVE.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EL CARMEN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G-05-054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96" calcext:value-type="float">
            <text:p>54196</text:p>
          </table:table-cell>
          <table:table-cell office:value-type="string" calcext:value-type="string">
            <text:p>054K-M.C.NIEVE.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G-05-054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96" calcext:value-type="float">
            <text:p>54196</text:p>
          </table:table-cell>
          <table:table-cell office:value-type="string" calcext:value-type="string">
            <text:p>054K-M.C.NIEVE.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G-05-055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55" calcext:value-type="float">
            <text:p>55155</text:p>
          </table:table-cell>
          <table:table-cell office:value-type="string" calcext:value-type="string">
            <text:p>055A CENTRO-C.MOLI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.MOLINA</text:p>
          </table:table-cell>
          <table:table-cell table:number-columns-repeated="3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G-05-055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57" calcext:value-type="float">
            <text:p>55157</text:p>
          </table:table-cell>
          <table:table-cell office:value-type="string" calcext:value-type="string">
            <text:p>055A CENTRO-C.MOLI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NIA.MOLINA</text:p>
          </table:table-cell>
          <table:table-cell table:number-columns-repeated="3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G-05-055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58" calcext:value-type="float">
            <text:p>55158</text:p>
          </table:table-cell>
          <table:table-cell office:value-type="string" calcext:value-type="string">
            <text:p>055A CENTRO-C.MOLINA</text:p>
          </table:table-cell>
          <table:table-cell office:value-type="string" calcext:value-type="string">
            <text:p>NO APARECÍA EN EL EXCEL DE GABRIEL</text:p>
          </table:table-cell>
          <table:table-cell office:value-type="string" calcext:value-type="string">
            <text:p>COLONIA.SEGOVIA</text:p>
          </table:table-cell>
          <table:table-cell table:number-columns-repeated="3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G-05-055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59" calcext:value-type="float">
            <text:p>55159</text:p>
          </table:table-cell>
          <table:table-cell office:value-type="string" calcext:value-type="string">
            <text:p>055B-CTRO.COL SE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NIA.SEGOVIA</text:p>
          </table:table-cell>
          <table:table-cell table:number-columns-repeated="3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G-05-055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60" calcext:value-type="float">
            <text:p>55160</text:p>
          </table:table-cell>
          <table:table-cell office:value-type="string" calcext:value-type="string">
            <text:p>055B-CTRO.COL SEG.</text:p>
          </table:table-cell>
          <table:table-cell office:value-type="string" calcext:value-type="string">
            <text:p>NO APARECÍA EN EL EXCEL DE GABRIEL</text:p>
          </table:table-cell>
          <table:table-cell office:value-type="string" calcext:value-type="string">
            <text:p>COLONIA.SEGOVIA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G-05-055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61" calcext:value-type="float">
            <text:p>55161</text:p>
          </table:table-cell>
          <table:table-cell office:value-type="string" calcext:value-type="string">
            <text:p>055B-CTRO.COL SEG.</text:p>
          </table:table-cell>
          <table:table-cell office:value-type="string" calcext:value-type="string">
            <text:p>NO APARECÍA EN EL EXCEL DE GABRIEL</text:p>
          </table:table-cell>
          <table:table-cell office:value-type="string" calcext:value-type="string">
            <text:p>COLONIA.SEGOVIA</text:p>
          </table:table-cell>
          <table:table-cell table:number-columns-repeated="3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G-05-055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62" calcext:value-type="float">
            <text:p>55162</text:p>
          </table:table-cell>
          <table:table-cell office:value-type="string" calcext:value-type="string">
            <text:p>055C CENTRO-C.SE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.SEGOVIA</text:p>
          </table:table-cell>
          <table:table-cell table:number-columns-repeated="3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G-05-055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63" calcext:value-type="float">
            <text:p>55163</text:p>
          </table:table-cell>
          <table:table-cell office:value-type="string" calcext:value-type="string">
            <text:p>055C CENTRO-C.SE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NIA.SEGOVIA</text:p>
          </table:table-cell>
          <table:table-cell table:number-columns-repeated="3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G-05-055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65" calcext:value-type="float">
            <text:p>55165</text:p>
          </table:table-cell>
          <table:table-cell office:value-type="string" calcext:value-type="string">
            <text:p>055C CENTRO-C.SE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NIA.SEGOVIA</text:p>
          </table:table-cell>
          <table:table-cell table:number-columns-repeated="3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G-05-055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66" calcext:value-type="float">
            <text:p>55166</text:p>
          </table:table-cell>
          <table:table-cell office:value-type="string" calcext:value-type="string">
            <text:p>055D-COLONIA H.SAUC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NIA.SEGOVIA</text:p>
          </table:table-cell>
          <table:table-cell table:number-columns-repeated="3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G-05-055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67" calcext:value-type="float">
            <text:p>55167</text:p>
          </table:table-cell>
          <table:table-cell office:value-type="string" calcext:value-type="string">
            <text:p>055D-COLONIA H.SAUC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NIA.SEGOVIA</text:p>
          </table:table-cell>
          <table:table-cell table:number-columns-repeated="3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G-05-055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68" calcext:value-type="float">
            <text:p>55168</text:p>
          </table:table-cell>
          <table:table-cell office:value-type="string" calcext:value-type="string">
            <text:p>055D-COLONIA H.SAUC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NIA.SEGOVIA</text:p>
          </table:table-cell>
          <table:table-cell table:number-columns-repeated="3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G-05-055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179" calcext:value-type="float">
            <text:p>55179</text:p>
          </table:table-cell>
          <table:table-cell office:value-type="string" calcext:value-type="string">
            <text:p>055F MUN-B CARM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NIA.SEGOVIA</text:p>
          </table:table-cell>
          <table:table-cell table:number-columns-repeated="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G-05-055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180" calcext:value-type="float">
            <text:p>55180</text:p>
          </table:table-cell>
          <table:table-cell office:value-type="string" calcext:value-type="string">
            <text:p>055F MUN-B CARM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NIA.SEGOVIA</text:p>
          </table:table-cell>
          <table:table-cell table:number-columns-repeated="3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G-05-055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181" calcext:value-type="float">
            <text:p>55181</text:p>
          </table:table-cell>
          <table:table-cell office:value-type="string" calcext:value-type="string">
            <text:p>055F MUN-B CARM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NIA.SEGOVIA</text:p>
          </table:table-cell>
          <table:table-cell table:number-columns-repeated="3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G-05-055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82" calcext:value-type="float">
            <text:p>55182</text:p>
          </table:table-cell>
          <table:table-cell office:value-type="string" calcext:value-type="string">
            <text:p>055G C.SEG-HS-CARM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G-05-055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83" calcext:value-type="float">
            <text:p>55183</text:p>
          </table:table-cell>
          <table:table-cell office:value-type="string" calcext:value-type="string">
            <text:p>055G C.SEG-HS-CARM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G-05-055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84" calcext:value-type="float">
            <text:p>55184</text:p>
          </table:table-cell>
          <table:table-cell office:value-type="string" calcext:value-type="string">
            <text:p>055G C.SEG-HS-CARM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G-05-055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85" calcext:value-type="float">
            <text:p>55185</text:p>
          </table:table-cell>
          <table:table-cell office:value-type="string" calcext:value-type="string">
            <text:p>055H C.MOLINA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.MOLINA</text:p>
          </table:table-cell>
          <table:table-cell table:number-columns-repeated="3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G-05-055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185" calcext:value-type="float">
            <text:p>55185</text:p>
          </table:table-cell>
          <table:table-cell office:value-type="string" calcext:value-type="string">
            <text:p>055H C.MOLINA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G-05-055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86" calcext:value-type="float">
            <text:p>55186</text:p>
          </table:table-cell>
          <table:table-cell office:value-type="string" calcext:value-type="string">
            <text:p>055H C.MOLINA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.MOLINA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G-05-055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186" calcext:value-type="float">
            <text:p>55186</text:p>
          </table:table-cell>
          <table:table-cell office:value-type="string" calcext:value-type="string">
            <text:p>055H C.MOLINA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G-05-055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187" calcext:value-type="float">
            <text:p>55187</text:p>
          </table:table-cell>
          <table:table-cell office:value-type="string" calcext:value-type="string">
            <text:p>055H C.MOLINA-CTRO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G-05-055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211" calcext:value-type="float">
            <text:p>55211</text:p>
          </table:table-cell>
          <table:table-cell office:value-type="string" calcext:value-type="string">
            <text:p>055I BERM-CTRO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G-05-055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211" calcext:value-type="float">
            <text:p>55211</text:p>
          </table:table-cell>
          <table:table-cell office:value-type="string" calcext:value-type="string">
            <text:p>055I BERM-CTRO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.MOLINA</text:p>
          </table:table-cell>
          <table:table-cell table:number-columns-repeated="3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G-05-055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212" calcext:value-type="float">
            <text:p>55212</text:p>
          </table:table-cell>
          <table:table-cell office:value-type="string" calcext:value-type="string">
            <text:p>055I BERM-CTRO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G-05-055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212" calcext:value-type="float">
            <text:p>55212</text:p>
          </table:table-cell>
          <table:table-cell office:value-type="string" calcext:value-type="string">
            <text:p>055I BERM-CTRO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.MOLINA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G-05-055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213" calcext:value-type="float">
            <text:p>55213</text:p>
          </table:table-cell>
          <table:table-cell office:value-type="string" calcext:value-type="string">
            <text:p>055I BERM-CTRO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NIA MOLINA</text:p>
          </table:table-cell>
          <table:table-cell table:number-columns-repeated="3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G-05-055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213" calcext:value-type="float">
            <text:p>55213</text:p>
          </table:table-cell>
          <table:table-cell office:value-type="string" calcext:value-type="string">
            <text:p>055I BERM-CTRO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NIA MOLINA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G-05-055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214" calcext:value-type="float">
            <text:p>55214</text:p>
          </table:table-cell>
          <table:table-cell office:value-type="string" calcext:value-type="string">
            <text:p>055J-CENTROxCALLE 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G-05-055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214" calcext:value-type="float">
            <text:p>55214</text:p>
          </table:table-cell>
          <table:table-cell office:value-type="string" calcext:value-type="string">
            <text:p>055J-CENTROxCALLE 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NIA MOLINA</text:p>
          </table:table-cell>
          <table:table-cell table:number-columns-repeated="3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G-05-055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215" calcext:value-type="float">
            <text:p>55215</text:p>
          </table:table-cell>
          <table:table-cell office:value-type="string" calcext:value-type="string">
            <text:p>055J-CENTROxCALLE 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G-05-055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215" calcext:value-type="float">
            <text:p>55215</text:p>
          </table:table-cell>
          <table:table-cell office:value-type="string" calcext:value-type="string">
            <text:p>055J-CENTROxCALLE 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G-05-056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60" calcext:value-type="float">
            <text:p>56160</text:p>
          </table:table-cell>
          <table:table-cell office:value-type="string" calcext:value-type="string">
            <text:p>056A COL-ALAM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G-05-056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64" calcext:value-type="float">
            <text:p>56164</text:p>
          </table:table-cell>
          <table:table-cell office:value-type="string" calcext:value-type="string">
            <text:p>056A COL-ALAM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G-05-056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164" calcext:value-type="float">
            <text:p>56164</text:p>
          </table:table-cell>
          <table:table-cell office:value-type="string" calcext:value-type="string">
            <text:p>056A COL-ALAM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EL CARMEN</text:p>
          </table:table-cell>
          <table:table-cell table:number-columns-repeated="3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G-05-056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65" calcext:value-type="float">
            <text:p>56165</text:p>
          </table:table-cell>
          <table:table-cell office:value-type="string" calcext:value-type="string">
            <text:p>056A COL-ALAM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G-05-056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66" calcext:value-type="float">
            <text:p>56166</text:p>
          </table:table-cell>
          <table:table-cell office:value-type="string" calcext:value-type="string">
            <text:p>056B ALAM-GOB-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G-05-056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67" calcext:value-type="float">
            <text:p>56167</text:p>
          </table:table-cell>
          <table:table-cell office:value-type="string" calcext:value-type="string">
            <text:p>056B ALAM-GOB-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G-05-056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168" calcext:value-type="float">
            <text:p>56168</text:p>
          </table:table-cell>
          <table:table-cell office:value-type="string" calcext:value-type="string">
            <text:p>056B ALAM-GOB-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G-05-056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169" calcext:value-type="float">
            <text:p>56169</text:p>
          </table:table-cell>
          <table:table-cell office:value-type="string" calcext:value-type="string">
            <text:p>056C ALA-E POUG-C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.CARMEN</text:p>
          </table:table-cell>
          <table:table-cell table:number-columns-repeated="3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G-05-056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170" calcext:value-type="float">
            <text:p>56170</text:p>
          </table:table-cell>
          <table:table-cell office:value-type="string" calcext:value-type="string">
            <text:p>056C ALA-E POUG-C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.CARMEN</text:p>
          </table:table-cell>
          <table:table-cell table:number-columns-repeated="3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G-05-056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171" calcext:value-type="float">
            <text:p>56171</text:p>
          </table:table-cell>
          <table:table-cell office:value-type="string" calcext:value-type="string">
            <text:p>056C ALA-E POUG-CAR</text:p>
          </table:table-cell>
          <table:table-cell office:value-type="string" calcext:value-type="string">
            <text:p>Termina en B <text:s/>El Carmen y vuelve al Control VN sin trabajar.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G-05-056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172" calcext:value-type="float">
            <text:p>56172</text:p>
          </table:table-cell>
          <table:table-cell office:value-type="string" calcext:value-type="string">
            <text:p>056D-ALAM-EL CARM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.CARMEN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G-05-056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173" calcext:value-type="float">
            <text:p>56173</text:p>
          </table:table-cell>
          <table:table-cell office:value-type="string" calcext:value-type="string">
            <text:p>056D-ALAM-EL CARM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.CARMEN</text:p>
          </table:table-cell>
          <table:table-cell table:number-columns-repeated="3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G-06-06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111" calcext:value-type="float">
            <text:p>61111</text:p>
          </table:table-cell>
          <table:table-cell office:value-type="string" calcext:value-type="string">
            <text:p>061 M.HOYOS VANDOR</text:p>
          </table:table-cell>
          <table:table-cell office:value-type="string" calcext:value-type="string">
            <text:p>061 MATHUS HOYOS VANDOR</text:p>
          </table:table-cell>
          <table:table-cell office:value-type="string" calcext:value-type="string">
            <text:p>GODOY CRUZ VANDOR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G-06-06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111" calcext:value-type="float">
            <text:p>61111</text:p>
          </table:table-cell>
          <table:table-cell office:value-type="string" calcext:value-type="string">
            <text:p>061 M.HOYOS VANDOR</text:p>
          </table:table-cell>
          <table:table-cell office:value-type="string" calcext:value-type="string">
            <text:p>061 MATHUS HOYOS VANDOR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G-06-06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112" calcext:value-type="float">
            <text:p>61112</text:p>
          </table:table-cell>
          <table:table-cell office:value-type="string" calcext:value-type="string">
            <text:p>061 Vand S.Y Sierr</text:p>
          </table:table-cell>
          <table:table-cell office:value-type="string" calcext:value-type="string">
            <text:p>061 Centro Vandor Sol y Sierra</text:p>
          </table:table-cell>
          <table:table-cell office:value-type="string" calcext:value-type="string">
            <text:p>CENTRO GODOY CRUZ VANDOR SOL Y SIERRA</text:p>
          </table:table-cell>
          <table:table-cell table:number-columns-repeated="3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G-06-06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112" calcext:value-type="float">
            <text:p>61112</text:p>
          </table:table-cell>
          <table:table-cell office:value-type="string" calcext:value-type="string">
            <text:p>061 S Y SIERRA VANDO</text:p>
          </table:table-cell>
          <table:table-cell office:value-type="string" calcext:value-type="string">
            <text:p>061 MATHUS HOYOS SOL Y SIERRA VANDOR CENTRO CONTROL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G-06-06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113" calcext:value-type="float">
            <text:p>61113</text:p>
          </table:table-cell>
          <table:table-cell office:value-type="string" calcext:value-type="string">
            <text:p>61 BAJADA VANDOR</text:p>
          </table:table-cell>
          <table:table-cell office:value-type="string" calcext:value-type="string">
            <text:p>61 BAJADA VANDOR CENTRO CONTROL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G-06-06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114" calcext:value-type="float">
            <text:p>61114</text:p>
          </table:table-cell>
          <table:table-cell office:value-type="string" calcext:value-type="string">
            <text:p>61BAJADA SOL Y SIER</text:p>
          </table:table-cell>
          <table:table-cell office:value-type="string" calcext:value-type="string">
            <text:p>61 MATHUS HOYOS BAJADA SOL Y SIERRA VANDOR CENTRO CONTROL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G-06-06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193" calcext:value-type="float">
            <text:p>61193</text:p>
          </table:table-cell>
          <table:table-cell office:value-type="string" calcext:value-type="string">
            <text:p>061 BORBOLL SY SIERR</text:p>
          </table:table-cell>
          <table:table-cell office:value-type="string" calcext:value-type="string">
            <text:p>BORBOLLON VANDOR SOL Y SIERRAS POR BELTRAN JUAN B JUSTO</text:p>
          </table:table-cell>
          <table:table-cell office:value-type="string" calcext:value-type="string">
            <text:p>SOL Y SIERRA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G-06-06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193" calcext:value-type="float">
            <text:p>61193</text:p>
          </table:table-cell>
          <table:table-cell office:value-type="string" calcext:value-type="string">
            <text:p>061 S.Y SIERR BORB</text:p>
          </table:table-cell>
          <table:table-cell office:value-type="string" calcext:value-type="string">
            <text:p>SOL Y SIERRAS EL BORBOLLON </text:p>
          </table:table-cell>
          <table:table-cell office:value-type="string" calcext:value-type="string">
            <text:p>EL BORBOLLON</text:p>
          </table:table-cell>
          <table:table-cell table:number-columns-repeated="3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G-06-06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121" calcext:value-type="float">
            <text:p>62121</text:p>
          </table:table-cell>
          <table:table-cell office:value-type="string" calcext:value-type="string">
            <text:p>062A M.HOYOS BELG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S HERAS</text:p>
          </table:table-cell>
          <table:table-cell table:number-columns-repeated="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G-06-06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121" calcext:value-type="float">
            <text:p>62121</text:p>
          </table:table-cell>
          <table:table-cell office:value-type="string" calcext:value-type="string">
            <text:p>062A M.HOYOS BELG</text:p>
          </table:table-cell>
          <table:table-cell office:value-type="string" calcext:value-type="string">
            <text:p>62 MATHUS HOYOS BELGRANO SIN CASA DE GOBIERN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G-06-06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125" calcext:value-type="float">
            <text:p>62125</text:p>
          </table:table-cell>
          <table:table-cell office:value-type="string" calcext:value-type="string">
            <text:p>062B H.MORAL H.UNC</text:p>
          </table:table-cell>
          <table:table-cell office:value-type="string" calcext:value-type="string">
            <text:p>62 MATHUS HOYOS SEGUNDO CALLEJON MORALES HOSPITAL UNIVERSIDAD NACIONAL CUYO SIN CASA DE GOBIERNO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G-06-06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125" calcext:value-type="float">
            <text:p>62125</text:p>
          </table:table-cell>
          <table:table-cell office:value-type="string" calcext:value-type="string">
            <text:p>062A M.HOY.MOR.CTROL</text:p>
          </table:table-cell>
          <table:table-cell office:value-type="string" calcext:value-type="string">
            <text:p>62 MATHUS HOYOS SEGUNDO CALLEJÓN MORALES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G-06-06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126" calcext:value-type="float">
            <text:p>62126</text:p>
          </table:table-cell>
          <table:table-cell office:value-type="string" calcext:value-type="string">
            <text:p>062B MHOSP.UNC C.G</text:p>
          </table:table-cell>
          <table:table-cell office:value-type="string" calcext:value-type="string">
            <text:p>62 MATHUS HOYOS SEGUNDO CALLEJÓN MORALES HOSPITAL UNIVERSIDAD NACIONAL DE CUYO CASA DE GOBIERNO</text:p>
          </table:table-cell>
          <table:table-cell office:value-type="string" calcext:value-type="string">
            <text:p>CENTRO HOSPITAL UNC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G-06-06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126" calcext:value-type="float">
            <text:p>62126</text:p>
          </table:table-cell>
          <table:table-cell office:value-type="string" calcext:value-type="string">
            <text:p>062B M.H MOR.CTROL</text:p>
          </table:table-cell>
          <table:table-cell office:value-type="string" calcext:value-type="string">
            <text:p>62 MATHUS HOYOS SEGUNDO CALLEJÓN MORALES CONTROL GRUPO 6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G-06-06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126" calcext:value-type="float">
            <text:p>62126</text:p>
          </table:table-cell>
          <table:table-cell office:value-type="string" calcext:value-type="string">
            <text:p>062B M.H.MoH.UNC C.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G-06-06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128" calcext:value-type="float">
            <text:p>62128</text:p>
          </table:table-cell>
          <table:table-cell office:value-type="string" calcext:value-type="string">
            <text:p>062B MHO HOSP. S/C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G-06-06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128" calcext:value-type="float">
            <text:p>62128</text:p>
          </table:table-cell>
          <table:table-cell office:value-type="string" calcext:value-type="string">
            <text:p>062B MHOY H.PIRA SC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G-06-06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129" calcext:value-type="float">
            <text:p>62129</text:p>
          </table:table-cell>
          <table:table-cell office:value-type="string" calcext:value-type="string">
            <text:p>062C M.H.SEUR B.S.M.</text:p>
          </table:table-cell>
          <table:table-cell office:value-type="string" calcext:value-type="string">
            <text:p>62 MATHUS HOYOS HOSPITAL SIN EUREKA POR B. S. MER SIN CASA DE GOBIERNO</text:p>
          </table:table-cell>
          <table:table-cell office:value-type="string" calcext:value-type="string">
            <text:p>CENTRO LAGOMAGGIORE</text:p>
          </table:table-cell>
          <table:table-cell table:number-columns-repeated="3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G-06-06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129" calcext:value-type="float">
            <text:p>62129</text:p>
          </table:table-cell>
          <table:table-cell office:value-type="string" calcext:value-type="string">
            <text:p>062C M.H.SEUREK SC.G</text:p>
          </table:table-cell>
          <table:table-cell office:value-type="string" calcext:value-type="string">
            <text:p>62 MATHUS HOYOS HOSPITAL SIN EUREKA SIN CASA DE GOBIERNO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G-06-06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131" calcext:value-type="float">
            <text:p>63131</text:p>
          </table:table-cell>
          <table:table-cell office:value-type="string" calcext:value-type="string">
            <text:p>063A I.PATRI SIN C.G</text:p>
          </table:table-cell>
          <table:table-cell office:value-type="string" calcext:value-type="string">
            <text:p>63 INDEPENDENCIA PATRICIA SIN CASA DE GOBIERN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G-06-06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31" calcext:value-type="float">
            <text:p>63131</text:p>
          </table:table-cell>
          <table:table-cell office:value-type="string" calcext:value-type="string">
            <text:p>063A INDEP.CONTROL</text:p>
          </table:table-cell>
          <table:table-cell office:value-type="string" calcext:value-type="string">
            <text:p>63 INDEPENDENCIA CONTROL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G-06-06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132" calcext:value-type="float">
            <text:p>63132</text:p>
          </table:table-cell>
          <table:table-cell office:value-type="string" calcext:value-type="string">
            <text:p>063A IND.PATRI C.GOB</text:p>
          </table:table-cell>
          <table:table-cell office:value-type="string" calcext:value-type="string">
            <text:p>63 INDEPENDENCIA PATRICIAS CASA DE GOBIERNO</text:p>
          </table:table-cell>
          <table:table-cell office:value-type="string" calcext:value-type="string">
            <text:p>CENTRO CASA DE GOBIERNO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G-06-06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32" calcext:value-type="float">
            <text:p>63132</text:p>
          </table:table-cell>
          <table:table-cell office:value-type="string" calcext:value-type="string">
            <text:p>063A INDEP.CONTROL</text:p>
          </table:table-cell>
          <table:table-cell office:value-type="string" calcext:value-type="string">
            <text:p>63 INDEPENDENCIA CONTROL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G-06-06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133" calcext:value-type="float">
            <text:p>63133</text:p>
          </table:table-cell>
          <table:table-cell office:value-type="string" calcext:value-type="string">
            <text:p>063B IND.AER.SIN C.G</text:p>
          </table:table-cell>
          <table:table-cell office:value-type="string" calcext:value-type="string">
            <text:p>63 INDEPENDENCIA AEROPUERTO SIN CASA DE GOBIERN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G-06-06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33" calcext:value-type="float">
            <text:p>63133</text:p>
          </table:table-cell>
          <table:table-cell office:value-type="string" calcext:value-type="string">
            <text:p>063B AEROP.CONTROL</text:p>
          </table:table-cell>
          <table:table-cell office:value-type="string" calcext:value-type="string">
            <text:p>63 AEROPUERTO CONTROL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G-06-06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134" calcext:value-type="float">
            <text:p>63134</text:p>
          </table:table-cell>
          <table:table-cell office:value-type="string" calcext:value-type="string">
            <text:p>063B IND.AEROP.C.GOB</text:p>
          </table:table-cell>
          <table:table-cell office:value-type="string" calcext:value-type="string">
            <text:p>63 INDEPENDENCIA AEROPUERTO CON CASA DE GOBIERNO</text:p>
          </table:table-cell>
          <table:table-cell office:value-type="string" calcext:value-type="string">
            <text:p>CENTRO CASA DE GOBIERNO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G-06-06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34" calcext:value-type="float">
            <text:p>63134</text:p>
          </table:table-cell>
          <table:table-cell office:value-type="string" calcext:value-type="string">
            <text:p>063B IND.AER.CTROL</text:p>
          </table:table-cell>
          <table:table-cell office:value-type="string" calcext:value-type="string">
            <text:p>63 INDEPENDENCIA AEROPUERTO CONTROL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G-06-06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135" calcext:value-type="float">
            <text:p>63135</text:p>
          </table:table-cell>
          <table:table-cell office:value-type="string" calcext:value-type="string">
            <text:p>063B INEP.HOSP.S.CG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HOSPITAL SIN CASA DE GOBIERNO</text:p>
          </table:table-cell>
          <table:table-cell office:value-type="string" calcext:value-type="string">
            <text:p>UNC</text:p>
          </table:table-cell>
          <table:table-cell table:number-columns-repeated="2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G-06-06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35" calcext:value-type="float">
            <text:p>63135</text:p>
          </table:table-cell>
          <table:table-cell office:value-type="string" calcext:value-type="string">
            <text:p>063B IND.HOSP SIN CG</text:p>
          </table:table-cell>
          <table:table-cell office:value-type="string" calcext:value-type="string">
            <text:p>INDEPENDENCIA HOSPITAL SIN C GOB.</text:p>
          </table:table-cell>
          <table:table-cell office:value-type="string" calcext:value-type="string">
            <text:p>CONTROL G-6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G-06-06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136" calcext:value-type="float">
            <text:p>63136</text:p>
          </table:table-cell>
          <table:table-cell office:value-type="string" calcext:value-type="string">
            <text:p>063C IND.HOSP.S.CG</text:p>
          </table:table-cell>
          <table:table-cell office:value-type="string" calcext:value-type="string">
            <text:p>INDEPEDENCIA-HOSPITAL-SIN EUREKA-SIN CASA DE GOBIERN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G-06-06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36" calcext:value-type="float">
            <text:p>63136</text:p>
          </table:table-cell>
          <table:table-cell office:value-type="string" calcext:value-type="string">
            <text:p>063C INDP H.S/CG BS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G-6</text:p>
          </table:table-cell>
          <table:table-cell table:number-columns-repeated="3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G-06-06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138" calcext:value-type="float">
            <text:p>63138</text:p>
          </table:table-cell>
          <table:table-cell office:value-type="string" calcext:value-type="string">
            <text:p>063C IND.H UNC C.C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G-06-06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38" calcext:value-type="float">
            <text:p>63138</text:p>
          </table:table-cell>
          <table:table-cell office:value-type="string" calcext:value-type="string">
            <text:p>063C IND.H UNC C/C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G-6</text:p>
          </table:table-cell>
          <table:table-cell table:number-columns-repeated="3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G-06-063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143" calcext:value-type="float">
            <text:p>63143</text:p>
          </table:table-cell>
          <table:table-cell office:value-type="string" calcext:value-type="string">
            <text:p>063D IND.PATR S.CG </text:p>
          </table:table-cell>
          <table:table-cell office:value-type="string" calcext:value-type="string">
            <text:p>INDEPENDENCIA PATRICICAS SIN CASA DE GOBIERNO CON PARQUE INDUSTRIAL</text:p>
          </table:table-cell>
          <table:table-cell office:value-type="string" calcext:value-type="string">
            <text:p>CASA DE GOBIERNO</text:p>
          </table:table-cell>
          <table:table-cell table:number-columns-repeated="3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G-06-063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43" calcext:value-type="float">
            <text:p>63143</text:p>
          </table:table-cell>
          <table:table-cell office:value-type="string" calcext:value-type="string">
            <text:p>063D IND.PC.CG C.PI</text:p>
          </table:table-cell>
          <table:table-cell office:value-type="string" calcext:value-type="string">
            <text:p>INDEPENDENCIA PATRICIAS SIN CASA DE GOBIERNO CON <text:s/>PARQUE INDUSTRIAL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G-06-06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144" calcext:value-type="float">
            <text:p>63144</text:p>
          </table:table-cell>
          <table:table-cell office:value-type="string" calcext:value-type="string">
            <text:p>063A IND.PATR.SCGPI</text:p>
          </table:table-cell>
          <table:table-cell office:value-type="string" calcext:value-type="string">
            <text:p>63 INDEPENDENCIA PATRICIA PARQUE INDUSTRIAL SIN CASA DE GOBIERN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G-06-06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44" calcext:value-type="float">
            <text:p>63144</text:p>
          </table:table-cell>
          <table:table-cell office:value-type="string" calcext:value-type="string">
            <text:p>063A IND.PATR.CGPI</text:p>
          </table:table-cell>
          <table:table-cell office:value-type="string" calcext:value-type="string">
            <text:p>63 INDEPENDENCIA PATRICIA PARQUE INDUSTRIAL CASA DE GOBIERNO </text:p>
          </table:table-cell>
          <table:table-cell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G-06-0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141" calcext:value-type="float">
            <text:p>64141</text:p>
          </table:table-cell>
          <table:table-cell office:value-type="string" calcext:value-type="string">
            <text:p>064A UJEMVI S/C.GOB</text:p>
          </table:table-cell>
          <table:table-cell office:value-type="string" calcext:value-type="string">
            <text:p>B <text:s/>UJEMVI SIN CASA DE GOBIERN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G-06-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141" calcext:value-type="float">
            <text:p>64141</text:p>
          </table:table-cell>
          <table:table-cell office:value-type="string" calcext:value-type="string">
            <text:p>064A UJEMVI S/C.GOB</text:p>
          </table:table-cell>
          <table:table-cell office:value-type="string" calcext:value-type="string">
            <text:p>B UJEMVI SIN CASA DE GOBIERNO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G-06-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142" calcext:value-type="float">
            <text:p>64142</text:p>
          </table:table-cell>
          <table:table-cell office:value-type="string" calcext:value-type="string">
            <text:p>064A UJEMVI C/C.GOB</text:p>
          </table:table-cell>
          <table:table-cell office:value-type="string" calcext:value-type="string">
            <text:p>B UJEMVI CON CASA DE GOBIERNO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G-06-0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142" calcext:value-type="float">
            <text:p>64142</text:p>
          </table:table-cell>
          <table:table-cell office:value-type="string" calcext:value-type="string">
            <text:p>064A UJEMVI C/C.GOB</text:p>
          </table:table-cell>
          <table:table-cell office:value-type="string" calcext:value-type="string">
            <text:p>64 UJENVI CON CASA DE GOBIERNO</text:p>
          </table:table-cell>
          <table:table-cell office:value-type="string" calcext:value-type="string">
            <text:p>CENTRO CASA DE GOBIERNO</text:p>
          </table:table-cell>
          <table:table-cell table:number-columns-repeated="3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G-06-0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151" calcext:value-type="float">
            <text:p>65151</text:p>
          </table:table-cell>
          <table:table-cell office:value-type="string" calcext:value-type="string">
            <text:p>065A 1 DE MAYO</text:p>
          </table:table-cell>
          <table:table-cell office:value-type="string" calcext:value-type="string">
            <text:p>1 DE MAY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G-06-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151" calcext:value-type="float">
            <text:p>65151</text:p>
          </table:table-cell>
          <table:table-cell office:value-type="string" calcext:value-type="string">
            <text:p>065A 1 DE MAYO</text:p>
          </table:table-cell>
          <table:table-cell office:value-type="string" calcext:value-type="string">
            <text:p>1 DE MAYO</text:p>
          </table:table-cell>
          <table:table-cell office:value-type="string" calcext:value-type="string">
            <text:p>CONTROL G-6</text:p>
          </table:table-cell>
          <table:table-cell table:number-columns-repeated="3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G-06-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161" calcext:value-type="float">
            <text:p>66161</text:p>
          </table:table-cell>
          <table:table-cell office:value-type="string" calcext:value-type="string">
            <text:p>066A DOR MATHEU-S/CG</text:p>
          </table:table-cell>
          <table:table-cell office:value-type="string" calcext:value-type="string">
            <text:p>DORR-MATHEU-S/CG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G-06-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161" calcext:value-type="float">
            <text:p>66161</text:p>
          </table:table-cell>
          <table:table-cell office:value-type="string" calcext:value-type="string">
            <text:p>066A DOR-MATHEU-S/CG</text:p>
          </table:table-cell>
          <table:table-cell office:value-type="string" calcext:value-type="string">
            <text:p>066A DORREGO MATHIU SIN CASA DE GOBIERNO</text:p>
          </table:table-cell>
          <table:table-cell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G-06-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162" calcext:value-type="float">
            <text:p>66162</text:p>
          </table:table-cell>
          <table:table-cell office:value-type="string" calcext:value-type="string">
            <text:p>66 DORR-MATHEU-C/CG</text:p>
          </table:table-cell>
          <table:table-cell office:value-type="string" calcext:value-type="string">
            <text:p>DORREGO-MATHEU-CON CASA DE GOBIERN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G-06-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162" calcext:value-type="float">
            <text:p>66162</text:p>
          </table:table-cell>
          <table:table-cell office:value-type="string" calcext:value-type="string">
            <text:p>066A DOR-MATHEU-S/CG</text:p>
          </table:table-cell>
          <table:table-cell office:value-type="string" calcext:value-type="string">
            <text:p>DORREGO-MATHEU CON CASA DE GOBIERNO</text:p>
          </table:table-cell>
          <table:table-cell office:value-type="string" calcext:value-type="string">
            <text:p>CONTROL G-6</text:p>
          </table:table-cell>
          <table:table-cell table:number-columns-repeated="3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G-06-0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171" calcext:value-type="float">
            <text:p>67171</text:p>
          </table:table-cell>
          <table:table-cell office:value-type="string" calcext:value-type="string">
            <text:p>067A EXP DORR S/CG</text:p>
          </table:table-cell>
          <table:table-cell office:value-type="string" calcext:value-type="string">
            <text:p>67 EXPRESO DORREGO SIN CASA DE GOBIERN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G-06-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171" calcext:value-type="float">
            <text:p>67171</text:p>
          </table:table-cell>
          <table:table-cell office:value-type="string" calcext:value-type="string">
            <text:p>067A EXP DORR S/CG</text:p>
          </table:table-cell>
          <table:table-cell office:value-type="string" calcext:value-type="string">
            <text:p>67 EXPRESO DORREGO SIN CASA DE GOBIERNO</text:p>
          </table:table-cell>
          <table:table-cell office:value-type="string" calcext:value-type="string">
            <text:p>LAS HERAS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G-06-0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172" calcext:value-type="float">
            <text:p>67172</text:p>
          </table:table-cell>
          <table:table-cell office:value-type="string" calcext:value-type="string">
            <text:p>067A EXP-DOR C/CGOB</text:p>
          </table:table-cell>
          <table:table-cell office:value-type="string" calcext:value-type="string">
            <text:p>67 EXPRESO DORREGO CON CASA DE GOBIERN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G-06-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172" calcext:value-type="float">
            <text:p>67172</text:p>
          </table:table-cell>
          <table:table-cell office:value-type="string" calcext:value-type="string">
            <text:p>067A EXP DOR C/CGOB</text:p>
          </table:table-cell>
          <table:table-cell office:value-type="string" calcext:value-type="string">
            <text:p>67 EXPRESO DORREGO CON CASA DE GOBIERNO</text:p>
          </table:table-cell>
          <table:table-cell office:value-type="string" calcext:value-type="string">
            <text:p>LAS HERAS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G-06-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181" calcext:value-type="float">
            <text:p>68181</text:p>
          </table:table-cell>
          <table:table-cell office:value-type="string" calcext:value-type="string">
            <text:p>068A ORTIZ S/CG</text:p>
          </table:table-cell>
          <table:table-cell office:value-type="string" calcext:value-type="string">
            <text:p>ORTIZ SIN CASA DE GOBIERNO</text:p>
          </table:table-cell>
          <table:table-cell office:value-type="string" calcext:value-type="string">
            <text:p>CONTROL G-6</text:p>
          </table:table-cell>
          <table:table-cell table:number-columns-repeated="3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G-06-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181" calcext:value-type="float">
            <text:p>68181</text:p>
          </table:table-cell>
          <table:table-cell office:value-type="string" calcext:value-type="string">
            <text:p>068A ORTIZ S/CG</text:p>
          </table:table-cell>
          <table:table-cell office:value-type="string" calcext:value-type="string">
            <text:p>ORTIZ SIN CASA DE GOBIERN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G-06-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182" calcext:value-type="float">
            <text:p>68182</text:p>
          </table:table-cell>
          <table:table-cell office:value-type="string" calcext:value-type="string">
            <text:p>068A ORTIZ C/CG</text:p>
          </table:table-cell>
          <table:table-cell office:value-type="string" calcext:value-type="string">
            <text:p>68 ORTIZ CON CASA DE GOBIERNO 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G-06-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182" calcext:value-type="float">
            <text:p>68182</text:p>
          </table:table-cell>
          <table:table-cell office:value-type="string" calcext:value-type="string">
            <text:p>068A ORTIZ C/CG</text:p>
          </table:table-cell>
          <table:table-cell office:value-type="string" calcext:value-type="string">
            <text:p>68 ORTIZ CON CASA DE GOBIERNO 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G-06-0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191" calcext:value-type="float">
            <text:p>69191</text:p>
          </table:table-cell>
          <table:table-cell table:number-columns-repeated="2" office:value-type="string" calcext:value-type="string">
            <text:p>069A HOSP. NOTTI</text:p>
          </table:table-cell>
          <table:table-cell office:value-type="string" calcext:value-type="string">
            <text:p>HOSPITAL NOTTI</text:p>
          </table:table-cell>
          <table:table-cell table:number-columns-repeated="3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G-06-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191" calcext:value-type="float">
            <text:p>69191</text:p>
          </table:table-cell>
          <table:table-cell table:number-columns-repeated="2" office:value-type="string" calcext:value-type="string">
            <text:p>069A HOSP. NOTTI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G-06-0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192" calcext:value-type="float">
            <text:p>69192</text:p>
          </table:table-cell>
          <table:table-cell office:value-type="string" calcext:value-type="string">
            <text:p>069 MUNI LAS HER</text:p>
          </table:table-cell>
          <table:table-cell table:number-columns-repeated="2" office:value-type="string" calcext:value-type="string">
            <text:p>MUNICIPALIDAD LAS HERAS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G-06-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192" calcext:value-type="float">
            <text:p>69192</text:p>
          </table:table-cell>
          <table:table-cell office:value-type="string" calcext:value-type="string">
            <text:p>069 MUNI LAS HERA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GRUPO 6</text:p>
          </table:table-cell>
          <table:table-cell table:number-columns-repeated="3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G-05-07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134" calcext:value-type="float">
            <text:p>71134</text:p>
          </table:table-cell>
          <table:table-cell office:value-type="string" calcext:value-type="string">
            <text:p>071A GLLEN-G.CxT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G-05-07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134" calcext:value-type="float">
            <text:p>71134</text:p>
          </table:table-cell>
          <table:table-cell office:value-type="string" calcext:value-type="string">
            <text:p>071A GLLEN-G.CxT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AYMALLEN</text:p>
          </table:table-cell>
          <table:table-cell table:number-columns-repeated="3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G-05-07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135" calcext:value-type="float">
            <text:p>71135</text:p>
          </table:table-cell>
          <table:table-cell office:value-type="string" calcext:value-type="string">
            <text:p>071A GLLEN-G.CxT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G-05-07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135" calcext:value-type="float">
            <text:p>71135</text:p>
          </table:table-cell>
          <table:table-cell office:value-type="string" calcext:value-type="string">
            <text:p>071A GLLEN-G.CxT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G-05-07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136" calcext:value-type="float">
            <text:p>71136</text:p>
          </table:table-cell>
          <table:table-cell office:value-type="string" calcext:value-type="string">
            <text:p>071B GLLEN-GC-GOBx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G-05-07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136" calcext:value-type="float">
            <text:p>71136</text:p>
          </table:table-cell>
          <table:table-cell office:value-type="string" calcext:value-type="string">
            <text:p>071B GLLEN-GC-GOBx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AYMALLEN</text:p>
          </table:table-cell>
          <table:table-cell table:number-columns-repeated="3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G-05-07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137" calcext:value-type="float">
            <text:p>71137</text:p>
          </table:table-cell>
          <table:table-cell office:value-type="string" calcext:value-type="string">
            <text:p>071B GLLEN-GC-GOBx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G-05-07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137" calcext:value-type="float">
            <text:p>71137</text:p>
          </table:table-cell>
          <table:table-cell office:value-type="string" calcext:value-type="string">
            <text:p>071B GLLEN-GC-GOBx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G-05-07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072C S.IGN-TER-C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G-05-07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138" calcext:value-type="float">
            <text:p>72138</text:p>
          </table:table-cell>
          <table:table-cell office:value-type="string" calcext:value-type="string">
            <text:p>072C S.IGN-TER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AYMALLEN</text:p>
          </table:table-cell>
          <table:table-cell table:number-columns-repeated="3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G-05-07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072C S.IGN-TER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G-05-07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072C S.IGN-TER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G-05-072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140" calcext:value-type="float">
            <text:p>72140</text:p>
          </table:table-cell>
          <table:table-cell office:value-type="string" calcext:value-type="string">
            <text:p>072F S.IGN COLON 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G-05-072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140" calcext:value-type="float">
            <text:p>72140</text:p>
          </table:table-cell>
          <table:table-cell office:value-type="string" calcext:value-type="string">
            <text:p>072F S.IGN-COLON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AYMALLEN</text:p>
          </table:table-cell>
          <table:table-cell table:number-columns-repeated="3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G-05-072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141" calcext:value-type="float">
            <text:p>72141</text:p>
          </table:table-cell>
          <table:table-cell office:value-type="string" calcext:value-type="string">
            <text:p>072F S.IGN-COLON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DOY CRUZ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G-05-072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141" calcext:value-type="float">
            <text:p>72141</text:p>
          </table:table-cell>
          <table:table-cell office:value-type="string" calcext:value-type="string">
            <text:p>072F S.IGN-COLON-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G-05-07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142" calcext:value-type="float">
            <text:p>73142</text:p>
          </table:table-cell>
          <table:table-cell office:value-type="string" calcext:value-type="string">
            <text:p>073A B°SUPE/Jud/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G-05-07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143" calcext:value-type="float">
            <text:p>73143</text:p>
          </table:table-cell>
          <table:table-cell office:value-type="string" calcext:value-type="string">
            <text:p>073A B°SUPE/Jud/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G-05-07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144" calcext:value-type="float">
            <text:p>73144</text:p>
          </table:table-cell>
          <table:table-cell office:value-type="string" calcext:value-type="string">
            <text:p>073A B°SUPE-Jud-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PE</text:p>
          </table:table-cell>
          <table:table-cell table:number-columns-repeated="3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G-05-07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145" calcext:value-type="float">
            <text:p>73145</text:p>
          </table:table-cell>
          <table:table-cell office:value-type="string" calcext:value-type="string">
            <text:p>073B B°SUPE/Jud/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.SUPE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G-05-07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242" calcext:value-type="float">
            <text:p>73242</text:p>
          </table:table-cell>
          <table:table-cell office:value-type="string" calcext:value-type="string">
            <text:p>073B B°SUPE/Jud/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G-05-07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243" calcext:value-type="float">
            <text:p>73243</text:p>
          </table:table-cell>
          <table:table-cell office:value-type="string" calcext:value-type="string">
            <text:p>073B B°SUPE/Jud/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G-05-07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244" calcext:value-type="float">
            <text:p>73244</text:p>
          </table:table-cell>
          <table:table-cell office:value-type="string" calcext:value-type="string">
            <text:p>073C B°SUPE-Jud-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SUPE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G-05-07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245" calcext:value-type="float">
            <text:p>73245</text:p>
          </table:table-cell>
          <table:table-cell office:value-type="string" calcext:value-type="string">
            <text:p>073C B°SUPE/Jud-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.SUPE</text:p>
          </table:table-cell>
          <table:table-cell table:number-columns-repeated="3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-05-07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142" calcext:value-type="float">
            <text:p>74142</text:p>
          </table:table-cell>
          <table:table-cell office:value-type="string" calcext:value-type="string">
            <text:p>074A B°SUPE-Jud-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SUPE</text:p>
          </table:table-cell>
          <table:table-cell table:number-columns-repeated="3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-05-07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143" calcext:value-type="float">
            <text:p>74143</text:p>
          </table:table-cell>
          <table:table-cell office:value-type="string" calcext:value-type="string">
            <text:p>074A B°SUPE/Jud/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PE</text:p>
          </table:table-cell>
          <table:table-cell table:number-columns-repeated="3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-05-074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144" calcext:value-type="float">
            <text:p>74144</text:p>
          </table:table-cell>
          <table:table-cell office:value-type="string" calcext:value-type="string">
            <text:p>074A B°SUPE/Jud/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G-05-07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145" calcext:value-type="float">
            <text:p>74145</text:p>
          </table:table-cell>
          <table:table-cell office:value-type="string" calcext:value-type="string">
            <text:p>074B B°SUPE/Jud/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G-05-07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42" calcext:value-type="float">
            <text:p>74242</text:p>
          </table:table-cell>
          <table:table-cell office:value-type="string" calcext:value-type="string">
            <text:p>074B B°SUPE-Jud-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.SUPE</text:p>
          </table:table-cell>
          <table:table-cell table:number-columns-repeated="3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G-05-07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43" calcext:value-type="float">
            <text:p>74243</text:p>
          </table:table-cell>
          <table:table-cell office:value-type="string" calcext:value-type="string">
            <text:p>074B B°SUPE/Jud/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SUPE</text:p>
          </table:table-cell>
          <table:table-cell table:number-columns-repeated="3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G-05-074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244" calcext:value-type="float">
            <text:p>74244</text:p>
          </table:table-cell>
          <table:table-cell office:value-type="string" calcext:value-type="string">
            <text:p>074C B°SUPE/Jud/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G-05-074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245" calcext:value-type="float">
            <text:p>74245</text:p>
          </table:table-cell>
          <table:table-cell office:value-type="string" calcext:value-type="string">
            <text:p>074C B°SUPE/Jud/C.G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G-05-075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146" calcext:value-type="float">
            <text:p>75146</text:p>
          </table:table-cell>
          <table:table-cell office:value-type="string" calcext:value-type="string">
            <text:p>075A SUPE-PLAZA G.C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ZA.GODOYCRUZ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G-05-075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46" calcext:value-type="float">
            <text:p>75146</text:p>
          </table:table-cell>
          <table:table-cell office:value-type="string" calcext:value-type="string">
            <text:p>075A SUPE-PLAZA G.C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SUPE</text:p>
          </table:table-cell>
          <table:table-cell table:number-columns-repeated="3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G-05-075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190" calcext:value-type="float">
            <text:p>75190</text:p>
          </table:table-cell>
          <table:table-cell office:value-type="string" calcext:value-type="string">
            <text:p>075A SUPE-PLAZA G.C.</text:p>
          </table:table-cell>
          <table:table-cell office:value-type="string" calcext:value-type="string">
            <text:p>75B SOl ySIERA.P.GC </text:p>
          </table:table-cell>
          <table:table-cell office:value-type="string" calcext:value-type="string">
            <text:p>PLAZA GODOY CRUZ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G-05-075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90" calcext:value-type="float">
            <text:p>75190</text:p>
          </table:table-cell>
          <table:table-cell office:value-type="string" calcext:value-type="string">
            <text:p>075A SUPE-PLAZA G.C.</text:p>
          </table:table-cell>
          <table:table-cell office:value-type="string" calcext:value-type="string">
            <text:p>75B SOl ySIERA.P.GC </text:p>
          </table:table-cell>
          <table:table-cell office:value-type="string" calcext:value-type="string">
            <text:p>B.SUPE</text:p>
          </table:table-cell>
          <table:table-cell table:number-columns-repeated="3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G-05-076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147" calcext:value-type="float">
            <text:p>76147</text:p>
          </table:table-cell>
          <table:table-cell office:value-type="string" calcext:value-type="string">
            <text:p>076A EXPR/SUPE/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G-05-076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147" calcext:value-type="float">
            <text:p>76147</text:p>
          </table:table-cell>
          <table:table-cell office:value-type="string" calcext:value-type="string">
            <text:p>076A EXPR-SUPE-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 SUPE</text:p>
          </table:table-cell>
          <table:table-cell table:number-columns-repeated="3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G-05-076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148" calcext:value-type="float">
            <text:p>76148</text:p>
          </table:table-cell>
          <table:table-cell office:value-type="string" calcext:value-type="string">
            <text:p>076A EXPR/SUPE-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.SUPE</text:p>
          </table:table-cell>
          <table:table-cell table:number-columns-repeated="3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G-04-0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215" calcext:value-type="float">
            <text:p>81215</text:p>
          </table:table-cell>
          <table:table-cell office:value-type="string" calcext:value-type="string">
            <text:p>081-Roca x SMart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G-04-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215" calcext:value-type="float">
            <text:p>81215</text:p>
          </table:table-cell>
          <table:table-cell office:value-type="string" calcext:value-type="string">
            <text:p>081-Roca x SMart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S HERAS</text:p>
          </table:table-cell>
          <table:table-cell table:number-columns-repeated="3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G-04-0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216" calcext:value-type="float">
            <text:p>81216</text:p>
          </table:table-cell>
          <table:table-cell office:value-type="string" calcext:value-type="string">
            <text:p>081-Roca x SMarti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G-04-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216" calcext:value-type="float">
            <text:p>81216</text:p>
          </table:table-cell>
          <table:table-cell office:value-type="string" calcext:value-type="string">
            <text:p>081 Roca x SanMart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nquehua</text:p>
          </table:table-cell>
          <table:table-cell table:number-columns-repeated="3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G-04-08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221" calcext:value-type="float">
            <text:p>82221</text:p>
          </table:table-cell>
          <table:table-cell office:value-type="string" calcext:value-type="string">
            <text:p>082-S. Miguel 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G-04-08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221" calcext:value-type="float">
            <text:p>82221</text:p>
          </table:table-cell>
          <table:table-cell office:value-type="string" calcext:value-type="string">
            <text:p>082-San Miguel 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nquehua</text:p>
          </table:table-cell>
          <table:table-cell table:number-columns-repeated="3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G-04-08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222" calcext:value-type="float">
            <text:p>82222</text:p>
          </table:table-cell>
          <table:table-cell office:value-type="string" calcext:value-type="string">
            <text:p>082-San Miguel 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G-04-08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222" calcext:value-type="float">
            <text:p>82222</text:p>
          </table:table-cell>
          <table:table-cell office:value-type="string" calcext:value-type="string">
            <text:p>082-San Miguel 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nquehua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G-04-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231" calcext:value-type="float">
            <text:p>83231</text:p>
          </table:table-cell>
          <table:table-cell office:value-type="string" calcext:value-type="string">
            <text:p>083 Finca Gonzále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nquehua</text:p>
          </table:table-cell>
          <table:table-cell table:number-columns-repeated="3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G-04-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231" calcext:value-type="float">
            <text:p>83231</text:p>
          </table:table-cell>
          <table:table-cell office:value-type="string" calcext:value-type="string">
            <text:p>083 Finca Gonzále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G-04-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232" calcext:value-type="float">
            <text:p>83232</text:p>
          </table:table-cell>
          <table:table-cell office:value-type="string" calcext:value-type="string">
            <text:p>083-Finca González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G-04-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232" calcext:value-type="float">
            <text:p>83232</text:p>
          </table:table-cell>
          <table:table-cell office:value-type="string" calcext:value-type="string">
            <text:p>083 Finca Gonzále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nquehua</text:p>
          </table:table-cell>
          <table:table-cell table:number-columns-repeated="3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G-04-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245" calcext:value-type="float">
            <text:p>84245</text:p>
          </table:table-cell>
          <table:table-cell office:value-type="string" calcext:value-type="string">
            <text:p>084 Minett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netti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G-04-0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245" calcext:value-type="float">
            <text:p>84245</text:p>
          </table:table-cell>
          <table:table-cell office:value-type="string" calcext:value-type="string">
            <text:p>084 Minett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G-04-0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246" calcext:value-type="float">
            <text:p>84246</text:p>
          </table:table-cell>
          <table:table-cell office:value-type="string" calcext:value-type="string">
            <text:p>084-Minetti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G-04-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246" calcext:value-type="float">
            <text:p>84246</text:p>
          </table:table-cell>
          <table:table-cell office:value-type="string" calcext:value-type="string">
            <text:p>084 Minett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netti</text:p>
          </table:table-cell>
          <table:table-cell table:number-columns-repeated="3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G-04-0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261" calcext:value-type="float">
            <text:p>86261</text:p>
          </table:table-cell>
          <table:table-cell office:value-type="string" calcext:value-type="string">
            <text:p>086-Espejo Casa Gob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G-04-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261" calcext:value-type="float">
            <text:p>86261</text:p>
          </table:table-cell>
          <table:table-cell office:value-type="string" calcext:value-type="string">
            <text:p>086-Espejo Casa Gob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.Espejo</text:p>
          </table:table-cell>
          <table:table-cell table:number-columns-repeated="3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G-04-0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262" calcext:value-type="float">
            <text:p>86262</text:p>
          </table:table-cell>
          <table:table-cell office:value-type="string" calcext:value-type="string">
            <text:p>086-Espejo Casa Gob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G-04-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262" calcext:value-type="float">
            <text:p>86262</text:p>
          </table:table-cell>
          <table:table-cell office:value-type="string" calcext:value-type="string">
            <text:p>086-Espejo Casa Gob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.Espejo</text:p>
          </table:table-cell>
          <table:table-cell table:number-columns-repeated="3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G-04-087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271" calcext:value-type="float">
            <text:p>87271</text:p>
          </table:table-cell>
          <table:table-cell office:value-type="string" calcext:value-type="string">
            <text:p>087-Municip.Pza. C/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G-04-087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271" calcext:value-type="float">
            <text:p>87271</text:p>
          </table:table-cell>
          <table:table-cell office:value-type="string" calcext:value-type="string">
            <text:p>087-Municip.Pza. C/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.Municipal</text:p>
          </table:table-cell>
          <table:table-cell table:number-columns-repeated="3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G-04-087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272" calcext:value-type="float">
            <text:p>87272</text:p>
          </table:table-cell>
          <table:table-cell office:value-type="string" calcext:value-type="string">
            <text:p>087-Municip.Pza. C/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G-04-087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272" calcext:value-type="float">
            <text:p>87272</text:p>
          </table:table-cell>
          <table:table-cell office:value-type="string" calcext:value-type="string">
            <text:p>087-Municip.Pza. C/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.Municipal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G-04-087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275" calcext:value-type="float">
            <text:p>87275</text:p>
          </table:table-cell>
          <table:table-cell office:value-type="string" calcext:value-type="string">
            <text:p>087 Hosp. Carrill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.Municipal</text:p>
          </table:table-cell>
          <table:table-cell table:number-columns-repeated="3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G-04-087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275" calcext:value-type="float">
            <text:p>87275</text:p>
          </table:table-cell>
          <table:table-cell office:value-type="string" calcext:value-type="string">
            <text:p>087 Hosp. Carrill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SPITAL CARRILLO</text:p>
          </table:table-cell>
          <table:table-cell table:number-columns-repeated="3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G-04-087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276" calcext:value-type="float">
            <text:p>87276</text:p>
          </table:table-cell>
          <table:table-cell office:value-type="string" calcext:value-type="string">
            <text:p>087-Municip.Sal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G-04-087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277" calcext:value-type="float">
            <text:p>87277</text:p>
          </table:table-cell>
          <table:table-cell office:value-type="string" calcext:value-type="string">
            <text:p>087-Municip.Sal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G-04-087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277" calcext:value-type="float">
            <text:p>87277</text:p>
          </table:table-cell>
          <table:table-cell office:value-type="string" calcext:value-type="string">
            <text:p>087 Municip.x Sal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.Municipal</text:p>
          </table:table-cell>
          <table:table-cell table:number-columns-repeated="3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G-04-087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279" calcext:value-type="float">
            <text:p>87279</text:p>
          </table:table-cell>
          <table:table-cell office:value-type="string" calcext:value-type="string">
            <text:p>087-Municip.Sal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G-04-087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279" calcext:value-type="float">
            <text:p>87279</text:p>
          </table:table-cell>
          <table:table-cell office:value-type="string" calcext:value-type="string">
            <text:p>087-Municip.Sal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.Municipal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G-04-0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281" calcext:value-type="float">
            <text:p>88281</text:p>
          </table:table-cell>
          <table:table-cell office:value-type="string" calcext:value-type="string">
            <text:p>088-Shopping - Nott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pping</text:p>
          </table:table-cell>
          <table:table-cell table:number-columns-repeated="3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G-04-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281" calcext:value-type="float">
            <text:p>88281</text:p>
          </table:table-cell>
          <table:table-cell office:value-type="string" calcext:value-type="string">
            <text:p>088 Shopping - Nott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nquehua</text:p>
          </table:table-cell>
          <table:table-cell table:number-columns-repeated="3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G-07-09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111" calcext:value-type="float">
            <text:p>91111</text:p>
          </table:table-cell>
          <table:table-cell office:value-type="string" calcext:value-type="string">
            <text:p>091A S.Mart S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. San Martin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G-07-09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111" calcext:value-type="float">
            <text:p>91111</text:p>
          </table:table-cell>
          <table:table-cell office:value-type="string" calcext:value-type="string">
            <text:p>091A S.Mart.S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G-07-09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112" calcext:value-type="float">
            <text:p>91112</text:p>
          </table:table-cell>
          <table:table-cell office:value-type="string" calcext:value-type="string">
            <text:p>091A S.MART-C.GO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. SAN MARTIN</text:p>
          </table:table-cell>
          <table:table-cell table:number-columns-repeated="3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G-07-09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112" calcext:value-type="float">
            <text:p>91112</text:p>
          </table:table-cell>
          <table:table-cell office:value-type="string" calcext:value-type="string">
            <text:p>091A S.Mart C/Gob</text:p>
          </table:table-cell>
          <table:table-cell office:value-type="string" calcext:value-type="string">
            <text:p>91 San Martin con casa de gobierno</text:p>
          </table:table-cell>
          <table:table-cell office:value-type="string" calcext:value-type="string">
            <text:p>terminal</text:p>
          </table:table-cell>
          <table:table-cell table:number-columns-repeated="3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G-07-09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113" calcext:value-type="float">
            <text:p>91113</text:p>
          </table:table-cell>
          <table:table-cell office:value-type="string" calcext:value-type="string">
            <text:p>091B Ba S Mar NOTT</text:p>
          </table:table-cell>
          <table:table-cell office:value-type="string" calcext:value-type="string">
            <text:p>091B Ba. San Martin Hospital Pediatrico SC de Gobierno</text:p>
          </table:table-cell>
          <table:table-cell office:value-type="string" calcext:value-type="string">
            <text:p>Ba. San Martin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G-07-09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113" calcext:value-type="float">
            <text:p>91113</text:p>
          </table:table-cell>
          <table:table-cell office:value-type="string" calcext:value-type="string">
            <text:p>091B S MAR NOTT C8</text:p>
          </table:table-cell>
          <table:table-cell office:value-type="string" calcext:value-type="string">
            <text:p>91 BARRIO SAN MARTIN HOSPITAL NOTTI CONTROL G-8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G-07-09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114" calcext:value-type="float">
            <text:p>91114</text:p>
          </table:table-cell>
          <table:table-cell office:value-type="string" calcext:value-type="string">
            <text:p>091B BSMAR NOTTI</text:p>
          </table:table-cell>
          <table:table-cell office:value-type="string" calcext:value-type="string">
            <text:p>91 BARRIO SAN MARTIN HOSPITAL PEDIATRICO S/CG</text:p>
          </table:table-cell>
          <table:table-cell office:value-type="string" calcext:value-type="string">
            <text:p>Ba. San Martin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G-07-09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114" calcext:value-type="float">
            <text:p>91114</text:p>
          </table:table-cell>
          <table:table-cell office:value-type="string" calcext:value-type="string">
            <text:p>091B S MAR NOTTI </text:p>
          </table:table-cell>
          <table:table-cell office:value-type="string" calcext:value-type="string">
            <text:p>91 BARRIO SAN MARTIN HOSPITAL NOTTI SIN CASA DE GOBIERNO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G-07-09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115" calcext:value-type="float">
            <text:p>91115</text:p>
          </table:table-cell>
          <table:table-cell office:value-type="string" calcext:value-type="string">
            <text:p>091B VIAJ UNC S M</text:p>
          </table:table-cell>
          <table:table-cell office:value-type="string" calcext:value-type="string">
            <text:p>91 BARRIO VIAJANTES UNC BARRIO SAN MARTIN 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G-07-09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115" calcext:value-type="float">
            <text:p>91115</text:p>
          </table:table-cell>
          <table:table-cell office:value-type="string" calcext:value-type="string">
            <text:p>091B UNC VIAJANTES</text:p>
          </table:table-cell>
          <table:table-cell office:value-type="string" calcext:value-type="string">
            <text:p>91 B <text:s/>SAN MARTIN UNC B <text:s/>VIAJANTES 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G-07-09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117" calcext:value-type="float">
            <text:p>92117</text:p>
          </table:table-cell>
          <table:table-cell office:value-type="string" calcext:value-type="string">
            <text:p>092A Ba. MUNICIP</text:p>
          </table:table-cell>
          <table:table-cell office:value-type="string" calcext:value-type="string">
            <text:p>92 BARRIO MUNICIPAL </text:p>
          </table:table-cell>
          <table:table-cell office:value-type="string" calcext:value-type="string">
            <text:p>BARRIO MUNICIPAL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G-07-09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17" calcext:value-type="float">
            <text:p>92117</text:p>
          </table:table-cell>
          <table:table-cell office:value-type="string" calcext:value-type="string">
            <text:p>092A Ba MUNICIP </text:p>
          </table:table-cell>
          <table:table-cell office:value-type="string" calcext:value-type="string">
            <text:p>92 BARRIO MUNICIPAL TERMINAL</text:p>
          </table:table-cell>
          <table:table-cell office:value-type="string" calcext:value-type="string">
            <text:p>Terminal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G-07-09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118" calcext:value-type="float">
            <text:p>92118</text:p>
          </table:table-cell>
          <table:table-cell office:value-type="string" calcext:value-type="string">
            <text:p>092A Ba.MUN PELUQ</text:p>
          </table:table-cell>
          <table:table-cell office:value-type="string" calcext:value-type="string">
            <text:p>92 BARRIO MUNICIPAL CON BARRIO LOS PELUQUEROS</text:p>
          </table:table-cell>
          <table:table-cell office:value-type="string" calcext:value-type="string">
            <text:p>Ba. Municipal 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G-07-09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18" calcext:value-type="float">
            <text:p>92118</text:p>
          </table:table-cell>
          <table:table-cell office:value-type="string" calcext:value-type="string">
            <text:p>092A Ba. PELUQ </text:p>
          </table:table-cell>
          <table:table-cell office:value-type="string" calcext:value-type="string">
            <text:p>92 Ba. los Peluqueros centro </text:p>
          </table:table-cell>
          <table:table-cell office:value-type="string" calcext:value-type="string">
            <text:p>Terminal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G-07-09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119" calcext:value-type="float">
            <text:p>92119</text:p>
          </table:table-cell>
          <table:table-cell office:value-type="string" calcext:value-type="string">
            <text:p>092A Ba. MUNI NOTT</text:p>
          </table:table-cell>
          <table:table-cell office:value-type="string" calcext:value-type="string">
            <text:p>92 Ba. MUNICIPAL HOSPITAL PEDIATRICO</text:p>
          </table:table-cell>
          <table:table-cell office:value-type="string" calcext:value-type="string">
            <text:p>BARRIO MUNICIPAL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G-07-09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19" calcext:value-type="float">
            <text:p>92119</text:p>
          </table:table-cell>
          <table:table-cell office:value-type="string" calcext:value-type="string">
            <text:p>092A Ba.MUNI NOTTI</text:p>
          </table:table-cell>
          <table:table-cell office:value-type="string" calcext:value-type="string">
            <text:p>92 BARRIO MUNICIPAL HOSP PEDIATRICO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G-07-09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20" calcext:value-type="float">
            <text:p>92120</text:p>
          </table:table-cell>
          <table:table-cell office:value-type="string" calcext:value-type="string">
            <text:p>092B B MUN INF UNC</text:p>
          </table:table-cell>
          <table:table-cell office:value-type="string" calcext:value-type="string">
            <text:p>92 BARRIO MUNICIPAL HOSPITAL LAGOMAGGIORE UNC </text:p>
          </table:table-cell>
          <table:table-cell office:value-type="string" calcext:value-type="string">
            <text:p>BARRIO MUNICIPAL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G-07-09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120" calcext:value-type="float">
            <text:p>92120</text:p>
          </table:table-cell>
          <table:table-cell office:value-type="string" calcext:value-type="string">
            <text:p>092B MUNI HOSP UNC</text:p>
          </table:table-cell>
          <table:table-cell office:value-type="string" calcext:value-type="string">
            <text:p>92 BARRIO MUNICIPAL B <text:s/>INFANTA HOSPITAL LAGOMAGGIORE UNC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G-07-09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121" calcext:value-type="float">
            <text:p>92121</text:p>
          </table:table-cell>
          <table:table-cell office:value-type="string" calcext:value-type="string">
            <text:p>092B INFAN MUNIC</text:p>
          </table:table-cell>
          <table:table-cell office:value-type="string" calcext:value-type="string">
            <text:p>92-94 Barrio Infanta Barrio Municipal </text:p>
          </table:table-cell>
          <table:table-cell office:value-type="string" calcext:value-type="string">
            <text:p>BARRIO MUNICIPAL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G-07-09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21" calcext:value-type="float">
            <text:p>92121</text:p>
          </table:table-cell>
          <table:table-cell office:value-type="string" calcext:value-type="string">
            <text:p>092B MUNIC INFANT</text:p>
          </table:table-cell>
          <table:table-cell office:value-type="string" calcext:value-type="string">
            <text:p>92-94 Barrio Municipal Barrio Infanta Terminal</text:p>
          </table:table-cell>
          <table:table-cell office:value-type="string" calcext:value-type="string">
            <text:p>Terminal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G-07-092EX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22" calcext:value-type="float">
            <text:p>92122</text:p>
          </table:table-cell>
          <table:table-cell office:value-type="string" calcext:value-type="string">
            <text:p>092EX EXPR RECONQ</text:p>
          </table:table-cell>
          <table:table-cell office:value-type="string" calcext:value-type="string">
            <text:p>EXPRESO RECONQUISTA</text:p>
          </table:table-cell>
          <table:table-cell office:value-type="string" calcext:value-type="string">
            <text:p>BARRIO MUNICIPAL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G-07-092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122" calcext:value-type="float">
            <text:p>92122</text:p>
          </table:table-cell>
          <table:table-cell office:value-type="string" calcext:value-type="string">
            <text:p>092EX EXPR RECONQ</text:p>
          </table:table-cell>
          <table:table-cell office:value-type="string" calcext:value-type="string">
            <text:p>EXPRESO RECONQUISTA CENTRO</text:p>
          </table:table-cell>
          <table:table-cell office:value-type="string" calcext:value-type="string">
            <text:p>CASA DE GOBIERNO</text:p>
          </table:table-cell>
          <table:table-cell table:number-columns-repeated="3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G-07-09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127" calcext:value-type="float">
            <text:p>92127</text:p>
          </table:table-cell>
          <table:table-cell office:value-type="string" calcext:value-type="string">
            <text:p>092B UNC LIC AGRIC</text:p>
          </table:table-cell>
          <table:table-cell office:value-type="string" calcext:value-type="string">
            <text:p>92 MUNICIPAL UNC LICEO AGRICOLA</text:p>
          </table:table-cell>
          <table:table-cell office:value-type="string" calcext:value-type="string">
            <text:p>LICEO AGRICOLA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G-07-09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27" calcext:value-type="float">
            <text:p>92127</text:p>
          </table:table-cell>
          <table:table-cell office:value-type="string" calcext:value-type="string">
            <text:p>092B LIC UNC MUNI</text:p>
          </table:table-cell>
          <table:table-cell office:value-type="string" calcext:value-type="string">
            <text:p>92 LICEO UNC BARRIO MUNICIPAL</text:p>
          </table:table-cell>
          <table:table-cell office:value-type="string" calcext:value-type="string">
            <text:p>B Municipal </text:p>
          </table:table-cell>
          <table:table-cell table:number-columns-repeated="3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G-07-092E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29" calcext:value-type="float">
            <text:p>92129</text:p>
          </table:table-cell>
          <table:table-cell office:value-type="string" calcext:value-type="string">
            <text:p>ESC CHAMPAGNAT VTA</text:p>
          </table:table-cell>
          <table:table-cell office:value-type="string" calcext:value-type="string">
            <text:p>ESCOLAR CAMPAGNAT EL CHALLAO VUELTA</text:p>
          </table:table-cell>
          <table:table-cell office:value-type="string" calcext:value-type="string">
            <text:p>ESCOLAR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G-07-092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129" calcext:value-type="float">
            <text:p>92129</text:p>
          </table:table-cell>
          <table:table-cell office:value-type="string" calcext:value-type="string">
            <text:p>092ES ESC CHAMPA IDA</text:p>
          </table:table-cell>
          <table:table-cell office:value-type="string" calcext:value-type="string">
            <text:p>ESCOLAR CHAMPAGNAT EL CHALLAO </text:p>
          </table:table-cell>
          <table:table-cell office:value-type="string" calcext:value-type="string">
            <text:p>ESCOLAR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G-07-092EX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30" calcext:value-type="float">
            <text:p>92130</text:p>
          </table:table-cell>
          <table:table-cell office:value-type="string" calcext:value-type="string">
            <text:p>092EX MUNIC S/C.GOB</text:p>
          </table:table-cell>
          <table:table-cell office:value-type="string" calcext:value-type="string">
            <text:p>130 EXP.SIN S/GOB</text:p>
          </table:table-cell>
          <table:table-cell office:value-type="string" calcext:value-type="string">
            <text:p>Bº Municipal </text:p>
          </table:table-cell>
          <table:table-cell table:number-columns-repeated="3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G-07-092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130" calcext:value-type="float">
            <text:p>92130</text:p>
          </table:table-cell>
          <table:table-cell office:value-type="string" calcext:value-type="string">
            <text:p>092EX RECONQ S/CG</text:p>
          </table:table-cell>
          <table:table-cell office:value-type="string" calcext:value-type="string">
            <text:p>EXPRESO RECONQUISTA SIN CASA DE GOBIERNO</text:p>
          </table:table-cell>
          <table:table-cell office:value-type="string" calcext:value-type="string">
            <text:p>PLAZA INDEPENDENCIA</text:p>
          </table:table-cell>
          <table:table-cell table:number-columns-repeated="3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G-07-092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137" calcext:value-type="float">
            <text:p>92137</text:p>
          </table:table-cell>
          <table:table-cell office:value-type="string" calcext:value-type="string">
            <text:p>092ES ESC PAROIS</text:p>
          </table:table-cell>
          <table:table-cell office:value-type="string" calcext:value-type="string">
            <text:p>ESCOLAR DIEGO PAROISSIENS IDA DE TARDE</text:p>
          </table:table-cell>
          <table:table-cell office:value-type="string" calcext:value-type="string">
            <text:p>ESCOLAR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G-07-092E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37" calcext:value-type="float">
            <text:p>92137</text:p>
          </table:table-cell>
          <table:table-cell office:value-type="string" calcext:value-type="string">
            <text:p>092ES ESC PAROIS VTA</text:p>
          </table:table-cell>
          <table:table-cell office:value-type="string" calcext:value-type="string">
            <text:p>ESCOLAR DIEGO PAROISSIENS VUELTA DE TARDE</text:p>
          </table:table-cell>
          <table:table-cell office:value-type="string" calcext:value-type="string">
            <text:p>B San Martin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G-07-092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138" calcext:value-type="float">
            <text:p>92138</text:p>
          </table:table-cell>
          <table:table-cell office:value-type="string" calcext:value-type="string">
            <text:p>092ES ESC PAROIS VTA</text:p>
          </table:table-cell>
          <table:table-cell office:value-type="string" calcext:value-type="string">
            <text:p>ESCOLAR ESCUELA PAROISSIENS VUELTA</text:p>
          </table:table-cell>
          <table:table-cell office:value-type="string" calcext:value-type="string">
            <text:p>ESCOLAR</text:p>
          </table:table-cell>
          <table:table-cell table:number-columns-repeated="3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G-07-092E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38" calcext:value-type="float">
            <text:p>92138</text:p>
          </table:table-cell>
          <table:table-cell office:value-type="string" calcext:value-type="string">
            <text:p>092ES ESC PAROIS IDA</text:p>
          </table:table-cell>
          <table:table-cell office:value-type="string" calcext:value-type="string">
            <text:p>ESCOLAR ESCUELA PAROISSIENS IDA</text:p>
          </table:table-cell>
          <table:table-cell office:value-type="string" calcext:value-type="string">
            <text:p>ESCOLAR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G-07-0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123" calcext:value-type="float">
            <text:p>93123</text:p>
          </table:table-cell>
          <table:table-cell office:value-type="string" calcext:value-type="string">
            <text:p>093 CEMENT VIAJAN</text:p>
          </table:table-cell>
          <table:table-cell office:value-type="string" calcext:value-type="string">
            <text:p>93-95 BARRIO VIAJANTES CEMENTISTA</text:p>
          </table:table-cell>
          <table:table-cell office:value-type="string" calcext:value-type="string">
            <text:p>Ba. CEMENISTA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G-07-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123" calcext:value-type="float">
            <text:p>93123</text:p>
          </table:table-cell>
          <table:table-cell office:value-type="string" calcext:value-type="string">
            <text:p>093 CEMENT VIAJAN</text:p>
          </table:table-cell>
          <table:table-cell office:value-type="string" calcext:value-type="string">
            <text:p>95 BARRIO VIAJANTES </text:p>
          </table:table-cell>
          <table:table-cell office:value-type="string" calcext:value-type="string">
            <text:p>CANGALLO Y ESTRADA</text:p>
          </table:table-cell>
          <table:table-cell table:number-columns-repeated="3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G-07-0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124" calcext:value-type="float">
            <text:p>93124</text:p>
          </table:table-cell>
          <table:table-cell office:value-type="string" calcext:value-type="string">
            <text:p>093 CEMENT C/CGOB</text:p>
          </table:table-cell>
          <table:table-cell office:value-type="string" calcext:value-type="string">
            <text:p>93 BARRIO CEMENTISTA CON CASA DE GOBIERNO</text:p>
          </table:table-cell>
          <table:table-cell office:value-type="string" calcext:value-type="string">
            <text:p>BARRIO CEMENTISTA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G-07-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124" calcext:value-type="float">
            <text:p>93124</text:p>
          </table:table-cell>
          <table:table-cell office:value-type="string" calcext:value-type="string">
            <text:p>093 <text:s/>VIAJANT C/GOB</text:p>
          </table:table-cell>
          <table:table-cell office:value-type="string" calcext:value-type="string">
            <text:p>95 BARRIO VIAJANTES CON CASA DE GOBIERNO</text:p>
          </table:table-cell>
          <table:table-cell office:value-type="string" calcext:value-type="string">
            <text:p>CANGALLO Y ESTRADA</text:p>
          </table:table-cell>
          <table:table-cell table:number-columns-repeated="3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G-07-0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131" calcext:value-type="float">
            <text:p>93131</text:p>
          </table:table-cell>
          <table:table-cell office:value-type="string" calcext:value-type="string">
            <text:p>093 CEM-MANZOTTI</text:p>
          </table:table-cell>
          <table:table-cell office:value-type="string" calcext:value-type="string">
            <text:p>93 ESC. MANZOTTI</text:p>
          </table:table-cell>
          <table:table-cell office:value-type="string" calcext:value-type="string">
            <text:p>ESCOLAR</text:p>
          </table:table-cell>
          <table:table-cell table:number-columns-repeated="3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G-07-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131" calcext:value-type="float">
            <text:p>93131</text:p>
          </table:table-cell>
          <table:table-cell office:value-type="string" calcext:value-type="string">
            <text:p>093 ESC. MANZOTTI</text:p>
          </table:table-cell>
          <table:table-cell office:value-type="string" calcext:value-type="string">
            <text:p>93/95 ESC MANZOTTI B <text:s/>VIAJANTES </text:p>
          </table:table-cell>
          <table:table-cell office:value-type="string" calcext:value-type="string">
            <text:p>CANGALLO Y ESTRADA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G-07-093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132" calcext:value-type="float">
            <text:p>93132</text:p>
          </table:table-cell>
          <table:table-cell office:value-type="string" calcext:value-type="string">
            <text:p>093ES CEMEN MANZO </text:p>
          </table:table-cell>
          <table:table-cell office:value-type="string" calcext:value-type="string">
            <text:p>93/95 CAS DE BOB B CEMENTISTA ESCUELA MANZOTTI</text:p>
          </table:table-cell>
          <table:table-cell office:value-type="string" calcext:value-type="string">
            <text:p>CEMENTISTA ESC MANZOTTI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G-07-093E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132" calcext:value-type="float">
            <text:p>93132</text:p>
          </table:table-cell>
          <table:table-cell office:value-type="string" calcext:value-type="string">
            <text:p>093ES ESC MANZO VIAJ</text:p>
          </table:table-cell>
          <table:table-cell office:value-type="string" calcext:value-type="string">
            <text:p>93/95 ESC MANZOTTI CASA DE GOBIERNO B <text:s/>VIAJANTES </text:p>
          </table:table-cell>
          <table:table-cell office:value-type="string" calcext:value-type="string">
            <text:p>CANGALLO Y ESTRADA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G-07-0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125" calcext:value-type="float">
            <text:p>94125</text:p>
          </table:table-cell>
          <table:table-cell office:value-type="string" calcext:value-type="string">
            <text:p>094 INFANTA S CG</text:p>
          </table:table-cell>
          <table:table-cell office:value-type="string" calcext:value-type="string">
            <text:p>94 BARRIO INFANTA SIN CASA DE GOBIERNO</text:p>
          </table:table-cell>
          <table:table-cell office:value-type="string" calcext:value-type="string">
            <text:p>BARRIO INFANTA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G-07-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125" calcext:value-type="float">
            <text:p>94125</text:p>
          </table:table-cell>
          <table:table-cell office:value-type="string" calcext:value-type="string">
            <text:p>094 BARRIO INFANTA </text:p>
          </table:table-cell>
          <table:table-cell office:value-type="string" calcext:value-type="string">
            <text:p>94 BARRIO INFANTA TERMINAL</text:p>
          </table:table-cell>
          <table:table-cell office:value-type="string" calcext:value-type="string">
            <text:p>Terminal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G-07-0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126" calcext:value-type="float">
            <text:p>94126</text:p>
          </table:table-cell>
          <table:table-cell office:value-type="string" calcext:value-type="string">
            <text:p>094 INFANTA C/C GOB</text:p>
          </table:table-cell>
          <table:table-cell office:value-type="string" calcext:value-type="string">
            <text:p>94 BARRIO INFANTA CON CASA DE GOBIERNO</text:p>
          </table:table-cell>
          <table:table-cell office:value-type="string" calcext:value-type="string">
            <text:p>BARRIO INFANTA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G-07-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126" calcext:value-type="float">
            <text:p>94126</text:p>
          </table:table-cell>
          <table:table-cell office:value-type="string" calcext:value-type="string">
            <text:p>094 INFANTA C GOB</text:p>
          </table:table-cell>
          <table:table-cell office:value-type="string" calcext:value-type="string">
            <text:p>94 BARRIO INFANTA CON CASA DE GOBIERNO </text:p>
          </table:table-cell>
          <table:table-cell office:value-type="string" calcext:value-type="string">
            <text:p>Terminal</text:p>
          </table:table-cell>
          <table:table-cell table:number-columns-repeated="3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G08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211" calcext:value-type="float">
            <text:p>101211</text:p>
          </table:table-cell>
          <table:table-cell office:value-type="string" calcext:value-type="string">
            <text:p>101 CADORE-CTRO-CGO</text:p>
          </table:table-cell>
          <table:table-cell office:value-type="string" calcext:value-type="string">
            <text:p>101 CADORE-CENTRO POR CASA DE GOBIERNO</text:p>
          </table:table-cell>
          <table:table-cell office:value-type="string" calcext:value-type="string">
            <text:p>MZA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G08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211" calcext:value-type="float">
            <text:p>101211</text:p>
          </table:table-cell>
          <table:table-cell office:value-type="string" calcext:value-type="string">
            <text:p>101 CENTRO <text:s/>B CADORE</text:p>
          </table:table-cell>
          <table:table-cell office:value-type="string" calcext:value-type="string">
            <text:p>101 CADORE -CENTRO-POR CASA DE GOBIERNO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G08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212" calcext:value-type="float">
            <text:p>101212</text:p>
          </table:table-cell>
          <table:table-cell office:value-type="string" calcext:value-type="string">
            <text:p>101 CADORE 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G08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212" calcext:value-type="float">
            <text:p>101212</text:p>
          </table:table-cell>
          <table:table-cell office:value-type="string" calcext:value-type="string">
            <text:p>101 CENTRO-B CADO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G-08-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222" calcext:value-type="float">
            <text:p>102222</text:p>
          </table:table-cell>
          <table:table-cell office:value-type="string" calcext:value-type="string">
            <text:p>102 S.CAYET-CG-HOSP</text:p>
          </table:table-cell>
          <table:table-cell office:value-type="string" calcext:value-type="string">
            <text:p>DE IDA B SAN CAYETANO</text:p>
          </table:table-cell>
          <table:table-cell office:value-type="string" calcext:value-type="string">
            <text:p>6TA SECCION</text:p>
          </table:table-cell>
          <table:table-cell office:value-type="string" calcext:value-type="string">
            <text:p>CASA DE GOBIERNO CON HOSPITAL LAGOMAGGIORE.</text:p>
          </table:table-cell>
          <table:table-cell office:value-type="string" calcext:value-type="string">
            <text:p>CENTRO CASA DE GOBIERNO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G-08-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222" calcext:value-type="float">
            <text:p>102222</text:p>
          </table:table-cell>
          <table:table-cell office:value-type="string" calcext:value-type="string">
            <text:p>102 CAYE-6SEC-CG HOS</text:p>
          </table:table-cell>
          <table:table-cell office:value-type="string" calcext:value-type="string">
            <text:p>BARRIO SAN CAYETANO -6TA SECCION <text:s/>CON CASA DE GOBIERNO Y HOSPITAL LAGOMAGGIORE</text:p>
          </table:table-cell>
          <table:table-cell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G-08-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224" calcext:value-type="float">
            <text:p>102224</text:p>
          </table:table-cell>
          <table:table-cell office:value-type="string" calcext:value-type="string">
            <text:p>102 6ta SECC H LAGO </text:p>
          </table:table-cell>
          <table:table-cell office:value-type="string" calcext:value-type="string">
            <text:p>102 B <text:s/>SAN CAYETANO 6ta SECCION HOSPITAL LAGOMAGIORE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G-08-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224" calcext:value-type="float">
            <text:p>102224</text:p>
          </table:table-cell>
          <table:table-cell office:value-type="string" calcext:value-type="string">
            <text:p>102 6ta DORREGO</text:p>
          </table:table-cell>
          <table:table-cell office:value-type="string" calcext:value-type="string">
            <text:p>102 6ta SECCION DORREGO B <text:s/>SAN CAYETANO</text:p>
          </table:table-cell>
          <table:table-cell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G-08-10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232" calcext:value-type="float">
            <text:p>103232</text:p>
          </table:table-cell>
          <table:table-cell office:value-type="string" calcext:value-type="string">
            <text:p>103 Naza-UNC-liceo</text:p>
          </table:table-cell>
          <table:table-cell office:value-type="string" calcext:value-type="string">
            <text:p>Nazareno-UNC-por Julian Barraquero-Liceo Agricola</text:p>
          </table:table-cell>
          <table:table-cell office:value-type="string" calcext:value-type="string">
            <text:p>CENTRO UNC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G-08-10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232" calcext:value-type="float">
            <text:p>103232</text:p>
          </table:table-cell>
          <table:table-cell office:value-type="string" calcext:value-type="string">
            <text:p>103 NAZA-UNC-L.AGRI</text:p>
          </table:table-cell>
          <table:table-cell office:value-type="string" calcext:value-type="string">
            <text:p>NAZARENO-UNC-JULIAN BARRAQUERO-LICEO AGRICOLA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G-08-10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233" calcext:value-type="float">
            <text:p>103233</text:p>
          </table:table-cell>
          <table:table-cell office:value-type="string" calcext:value-type="string">
            <text:p>103 NAZ-UNC-JBJUS-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 UNC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G-08-10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233" calcext:value-type="float">
            <text:p>103233</text:p>
          </table:table-cell>
          <table:table-cell office:value-type="string" calcext:value-type="string">
            <text:p>103 NAZ-UNC-JBJUS-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G-08-10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234" calcext:value-type="float">
            <text:p>103234</text:p>
          </table:table-cell>
          <table:table-cell office:value-type="string" calcext:value-type="string">
            <text:p>103 NA-QI-UNI-UNC-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 UNC-LICEO</text:p>
          </table:table-cell>
          <table:table-cell table:number-columns-repeated="3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G-08-10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234" calcext:value-type="float">
            <text:p>103234</text:p>
          </table:table-cell>
          <table:table-cell office:value-type="string" calcext:value-type="string">
            <text:p>103 NA-QI-UNI-UNC-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G-08-10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235" calcext:value-type="float">
            <text:p>103235</text:p>
          </table:table-cell>
          <table:table-cell office:value-type="string" calcext:value-type="string">
            <text:p>103 NAZ-S/UNC X BAR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G-08-103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35" calcext:value-type="float">
            <text:p>103235</text:p>
          </table:table-cell>
          <table:table-cell office:value-type="string" calcext:value-type="string">
            <text:p>103 NAZ-S/UNC X BAR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G-08-10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236" calcext:value-type="float">
            <text:p>103236</text:p>
          </table:table-cell>
          <table:table-cell office:value-type="string" calcext:value-type="string">
            <text:p>103 NA-S/UNC X JBJ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G-08-103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36" calcext:value-type="float">
            <text:p>103236</text:p>
          </table:table-cell>
          <table:table-cell office:value-type="string" calcext:value-type="string">
            <text:p>103 NA-S/UNC X JBJ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G-08-103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237" calcext:value-type="float">
            <text:p>103237</text:p>
          </table:table-cell>
          <table:table-cell office:value-type="string" calcext:value-type="string">
            <text:p>103 NA-QUI-DAD S/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 </text:p>
          </table:table-cell>
          <table:table-cell table:number-columns-repeated="3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G-08-103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37" calcext:value-type="float">
            <text:p>103237</text:p>
          </table:table-cell>
          <table:table-cell office:value-type="string" calcext:value-type="string">
            <text:p>103 NA-QUI-DAD.S/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G-08-10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238" calcext:value-type="float">
            <text:p>103238</text:p>
          </table:table-cell>
          <table:table-cell office:value-type="string" calcext:value-type="string">
            <text:p>103 NA-QUI-UNC S/DA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G-08-10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238" calcext:value-type="float">
            <text:p>103238</text:p>
          </table:table-cell>
          <table:table-cell office:value-type="string" calcext:value-type="string">
            <text:p>103 NA-QUI-UNC S/DA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G-08-10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239" calcext:value-type="float">
            <text:p>103239</text:p>
          </table:table-cell>
          <table:table-cell office:value-type="string" calcext:value-type="string">
            <text:p>103 NA-UNC X BARR-LI</text:p>
          </table:table-cell>
          <table:table-cell office:value-type="string" calcext:value-type="string">
            <text:p>NAZ-UNCXBARRAQ-LICEO</text:p>
          </table:table-cell>
          <table:table-cell office:value-type="string" calcext:value-type="string">
            <text:p>CENTRO UNC</text:p>
          </table:table-cell>
          <table:table-cell table:number-columns-repeated="3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G-08-103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39" calcext:value-type="float">
            <text:p>103239</text:p>
          </table:table-cell>
          <table:table-cell office:value-type="string" calcext:value-type="string">
            <text:p>103 NA-UNC X BARR-LI</text:p>
          </table:table-cell>
          <table:table-cell office:value-type="string" calcext:value-type="string">
            <text:p>NAZ-UNCXBARRAQ-LICEO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G-08-10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240" calcext:value-type="float">
            <text:p>103240</text:p>
          </table:table-cell>
          <table:table-cell office:value-type="string" calcext:value-type="string">
            <text:p>103 NA-UNCxJBJ-LI SC</text:p>
          </table:table-cell>
          <table:table-cell office:value-type="string" calcext:value-type="string">
            <text:p>NAZARENO-UNC POR JUAN B JUSTO-LICEO AGRICOLA AP. SAN CAYETANO</text:p>
          </table:table-cell>
          <table:table-cell office:value-type="string" calcext:value-type="string">
            <text:p>CENTRO UNC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G-08-103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40" calcext:value-type="float">
            <text:p>103240</text:p>
          </table:table-cell>
          <table:table-cell office:value-type="string" calcext:value-type="string">
            <text:p>103 NA-UNCxJBJ-LI.SC</text:p>
          </table:table-cell>
          <table:table-cell office:value-type="string" calcext:value-type="string">
            <text:p>NAZARENO-UNC POR JUAN B JUSTO-LICEO AGRICOLA AP. SAN CAYETANO</text:p>
          </table:table-cell>
          <table:table-cell office:value-type="string" calcext:value-type="string">
            <text:p>CONTROL G-8 NUEVO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G-08-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242" calcext:value-type="float">
            <text:p>104242</text:p>
          </table:table-cell>
          <table:table-cell office:value-type="string" calcext:value-type="string">
            <text:p>104 UNIMEV-BANC C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 BANCARIO</text:p>
          </table:table-cell>
          <table:table-cell table:number-columns-repeated="3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G-08-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242" calcext:value-type="float">
            <text:p>104242</text:p>
          </table:table-cell>
          <table:table-cell office:value-type="string" calcext:value-type="string">
            <text:p>104 BANCAR CG UNIMEV</text:p>
          </table:table-cell>
          <table:table-cell office:value-type="string" calcext:value-type="string">
            <text:p>104 CON CASA DE GOBIERNO UNIMEV CONTROL</text:p>
          </table:table-cell>
          <table:table-cell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G-08-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244" calcext:value-type="float">
            <text:p>104244</text:p>
          </table:table-cell>
          <table:table-cell office:value-type="string" calcext:value-type="string">
            <text:p>104 UNIMEV BANC S CG</text:p>
          </table:table-cell>
          <table:table-cell office:value-type="string" calcext:value-type="string">
            <text:p>BARRIO UNIMEV</text:p>
          </table:table-cell>
          <table:table-cell office:value-type="string" calcext:value-type="string">
            <text:p>BARRIO BANCARIO-SIN CASA DE GOBIERNO</text:p>
          </table:table-cell>
          <table:table-cell office:value-type="string" calcext:value-type="string">
            <text:p>CENTRO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G-08-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244" calcext:value-type="float">
            <text:p>104244</text:p>
          </table:table-cell>
          <table:table-cell office:value-type="string" calcext:value-type="string">
            <text:p>104 UNIMEV-BANC-S/CG</text:p>
          </table:table-cell>
          <table:table-cell office:value-type="string" calcext:value-type="string">
            <text:p>BARRIO UNIMEV</text:p>
          </table:table-cell>
          <table:table-cell office:value-type="string" calcext:value-type="string">
            <text:p>BARRIO BANCARIO-SIN CASA DE GOBIERNO</text:p>
          </table:table-cell>
          <table:table-cell office:value-type="string" calcext:value-type="string">
            <text:p>CONTROL G-8 NUEVO</text:p>
          </table:table-cell>
          <table:table-cell table:number-columns-repeated="2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G-11-T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001" calcext:value-type="float">
            <text:p>111001</text:p>
          </table:table-cell>
          <table:table-cell office:value-type="string" calcext:value-type="string">
            <text:p>p.m.-centro-unim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3235" calcext:value-type="float">
            <text:p>3235</text:p>
          </table:table-cell>
          <table:table-cell office:value-type="float" office:value="111174" calcext:value-type="float">
            <text:p>111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174" calcext:value-type="float">
            <text:p>111174</text:p>
          </table:table-cell>
          <table:table-cell table:number-columns-repeated="2" office:value-type="string" calcext:value-type="string">
            <text:p>111 C.HIPICO-E.G.B.</text:p>
          </table:table-cell>
          <table:table-cell office:value-type="string" calcext:value-type="string">
            <text:p>PARQUE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3235" calcext:value-type="float">
            <text:p>3235</text:p>
          </table:table-cell>
          <table:table-cell office:value-type="float" office:value="111174" calcext:value-type="float">
            <text:p>111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174" calcext:value-type="float">
            <text:p>111174</text:p>
          </table:table-cell>
          <table:table-cell office:value-type="string" calcext:value-type="string">
            <text:p>111 FAV-UNC-H.CTRAL</text:p>
          </table:table-cell>
          <table:table-cell office:value-type="string" calcext:value-type="string">
            <text:p>111 C.HIPICO-E.G.B.</text:p>
          </table:table-cell>
          <table:table-cell office:value-type="string" calcext:value-type="string">
            <text:p>CONTROL LH</text:p>
          </table:table-cell>
          <table:table-cell table:number-columns-repeated="3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3220" calcext:value-type="float">
            <text:p>3220</text:p>
          </table:table-cell>
          <table:table-cell office:value-type="float" office:value="111175" calcext:value-type="float">
            <text:p>111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175" calcext:value-type="float">
            <text:p>111175</text:p>
          </table:table-cell>
          <table:table-cell table:number-columns-repeated="2" office:value-type="string" calcext:value-type="string">
            <text:p>111 C.HIP-EGB-B OLIV</text:p>
          </table:table-cell>
          <table:table-cell office:value-type="string" calcext:value-type="string">
            <text:p>Bº OLIVARES</text:p>
          </table:table-cell>
          <table:table-cell table:number-columns-repeated="3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3220" calcext:value-type="float">
            <text:p>3220</text:p>
          </table:table-cell>
          <table:table-cell office:value-type="float" office:value="111175" calcext:value-type="float">
            <text:p>111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175" calcext:value-type="float">
            <text:p>111175</text:p>
          </table:table-cell>
          <table:table-cell office:value-type="string" calcext:value-type="string">
            <text:p>111 CTRO-LH-H.CTRAL</text:p>
          </table:table-cell>
          <table:table-cell office:value-type="string" calcext:value-type="string">
            <text:p>111 C.HIP-EGB-B OLIV</text:p>
          </table:table-cell>
          <table:table-cell office:value-type="string" calcext:value-type="string">
            <text:p>CONTROL LH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3221" calcext:value-type="float">
            <text:p>3221</text:p>
          </table:table-cell>
          <table:table-cell office:value-type="float" office:value="111176" calcext:value-type="float">
            <text:p>111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176" calcext:value-type="float">
            <text:p>111176</text:p>
          </table:table-cell>
          <table:table-cell office:value-type="string" calcext:value-type="string">
            <text:p>111C HIPICO.OLIVA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OLIVARES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3221" calcext:value-type="float">
            <text:p>3221</text:p>
          </table:table-cell>
          <table:table-cell office:value-type="float" office:value="111176" calcext:value-type="float">
            <text:p>111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176" calcext:value-type="float">
            <text:p>111176</text:p>
          </table:table-cell>
          <table:table-cell office:value-type="string" calcext:value-type="string">
            <text:p>111 CTRO-LH-xH.CTR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G-05-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7" calcext:value-type="float">
            <text:p>112177</text:p>
          </table:table-cell>
          <table:table-cell office:value-type="string" calcext:value-type="string">
            <text:p><text:s/>177 B LA FAVORI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G-05-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77" calcext:value-type="float">
            <text:p>112177</text:p>
          </table:table-cell>
          <table:table-cell office:value-type="string" calcext:value-type="string">
            <text:p>112 UNC H CTRAL.L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G-05-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7" calcext:value-type="float">
            <text:p>112177</text:p>
          </table:table-cell>
          <table:table-cell office:value-type="string" calcext:value-type="string">
            <text:p>177-B LA FAVORI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G-05-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7" calcext:value-type="float">
            <text:p>112177</text:p>
          </table:table-cell>
          <table:table-cell office:value-type="string" calcext:value-type="string">
            <text:p>112B FAVORITA.DIRET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G-05-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77" calcext:value-type="float">
            <text:p>112177</text:p>
          </table:table-cell>
          <table:table-cell office:value-type="string" calcext:value-type="string">
            <text:p>112-UNC C.H.CTRA.L 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G-05-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7" calcext:value-type="float">
            <text:p>112177</text:p>
          </table:table-cell>
          <table:table-cell office:value-type="string" calcext:value-type="string">
            <text:p>112-B LA FAVORI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G-05-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7" calcext:value-type="float">
            <text:p>112177</text:p>
          </table:table-cell>
          <table:table-cell office:value-type="string" calcext:value-type="string">
            <text:p>112LCEO.H CETRAL.L 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G-05-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7" calcext:value-type="float">
            <text:p>112177</text:p>
          </table:table-cell>
          <table:table-cell office:value-type="string" calcext:value-type="string">
            <text:p>112-UNC.B FAVORITA-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G-05-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7" calcext:value-type="float">
            <text:p>112177</text:p>
          </table:table-cell>
          <table:table-cell office:value-type="string" calcext:value-type="string">
            <text:p>112-UNC B FAVORI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G-05-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77" calcext:value-type="float">
            <text:p>112177</text:p>
          </table:table-cell>
          <table:table-cell office:value-type="string" calcext:value-type="string">
            <text:p>112-UNC C CTRO.L 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3218" calcext:value-type="float">
            <text:p>3218</text:p>
          </table:table-cell>
          <table:table-cell office:value-type="float" office:value="112197" calcext:value-type="float">
            <text:p>11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77" calcext:value-type="float">
            <text:p>112177</text:p>
          </table:table-cell>
          <table:table-cell office:value-type="string" calcext:value-type="string">
            <text:p>112-UNC.H CETRAL L 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G-05-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78" calcext:value-type="float">
            <text:p>112178</text:p>
          </table:table-cell>
          <table:table-cell office:value-type="string" calcext:value-type="string">
            <text:p>178-UNC GRAL PAZ.L 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G-05-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8" calcext:value-type="float">
            <text:p>112178</text:p>
          </table:table-cell>
          <table:table-cell office:value-type="string" calcext:value-type="string">
            <text:p>178-UNC-B FAVORI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G-05-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8" calcext:value-type="float">
            <text:p>112178</text:p>
          </table:table-cell>
          <table:table-cell office:value-type="string" calcext:value-type="string">
            <text:p>112-B FAVORI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G-05-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78" calcext:value-type="float">
            <text:p>112178</text:p>
          </table:table-cell>
          <table:table-cell office:value-type="string" calcext:value-type="string">
            <text:p>112UNC.C.GRL PAZ L 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G-05-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8" calcext:value-type="float">
            <text:p>112178</text:p>
          </table:table-cell>
          <table:table-cell office:value-type="string" calcext:value-type="string">
            <text:p>112-EXSO.CTROx.G PA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G-05-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78" calcext:value-type="float">
            <text:p>112178</text:p>
          </table:table-cell>
          <table:table-cell office:value-type="string" calcext:value-type="string">
            <text:p>112UNC CTROx GRL PA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G-05-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8" calcext:value-type="float">
            <text:p>112178</text:p>
          </table:table-cell>
          <table:table-cell office:value-type="string" calcext:value-type="string">
            <text:p>112-UNC.B FAVORI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G-05-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78" calcext:value-type="float">
            <text:p>112178</text:p>
          </table:table-cell>
          <table:table-cell office:value-type="string" calcext:value-type="string">
            <text:p>112-UNC.Cx GRAL PA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G-05-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8" calcext:value-type="float">
            <text:p>112178</text:p>
          </table:table-cell>
          <table:table-cell office:value-type="string" calcext:value-type="string">
            <text:p>112UNC.B LA FAVORI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G-05-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8" calcext:value-type="float">
            <text:p>112178</text:p>
          </table:table-cell>
          <table:table-cell office:value-type="string" calcext:value-type="string">
            <text:p>112UNC.CTROx grl pa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G-03-1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79" calcext:value-type="float">
            <text:p>112179</text:p>
          </table:table-cell>
          <table:table-cell office:value-type="string" calcext:value-type="string">
            <text:p>112 NOTTI-UNC-B FA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FAVORITA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G-03-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79" calcext:value-type="float">
            <text:p>112179</text:p>
          </table:table-cell>
          <table:table-cell office:value-type="string" calcext:value-type="string">
            <text:p>112 B OLIV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G-03-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80" calcext:value-type="float">
            <text:p>112180</text:p>
          </table:table-cell>
          <table:table-cell office:value-type="string" calcext:value-type="string">
            <text:p>112-NOTTI-UNC.FAV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G-03-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80" calcext:value-type="float">
            <text:p>112180</text:p>
          </table:table-cell>
          <table:table-cell office:value-type="string" calcext:value-type="string">
            <text:p>112-CTRO.NOTTI.V.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VN</text:p>
          </table:table-cell>
          <table:table-cell table:number-columns-repeated="3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3212" calcext:value-type="float">
            <text:p>3212</text:p>
          </table:table-cell>
          <table:table-cell office:value-type="float" office:value="112181" calcext:value-type="float">
            <text:p>112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81" calcext:value-type="float">
            <text:p>112181</text:p>
          </table:table-cell>
          <table:table-cell office:value-type="string" calcext:value-type="string">
            <text:p>112-EXPRESO.CENTRO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3212" calcext:value-type="float">
            <text:p>3212</text:p>
          </table:table-cell>
          <table:table-cell office:value-type="float" office:value="112181" calcext:value-type="float">
            <text:p>112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81" calcext:value-type="float">
            <text:p>112181</text:p>
          </table:table-cell>
          <table:table-cell office:value-type="string" calcext:value-type="string">
            <text:p>112-FAVORITA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3230" calcext:value-type="float">
            <text:p>3230</text:p>
          </table:table-cell>
          <table:table-cell office:value-type="float" office:value="112182" calcext:value-type="float">
            <text:p>112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82" calcext:value-type="float">
            <text:p>112182</text:p>
          </table:table-cell>
          <table:table-cell office:value-type="string" calcext:value-type="string">
            <text:p>112EXSO.CTRO.H CTR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230" calcext:value-type="float">
            <text:p>3230</text:p>
          </table:table-cell>
          <table:table-cell office:value-type="float" office:value="112182" calcext:value-type="float">
            <text:p>11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82" calcext:value-type="float">
            <text:p>112182</text:p>
          </table:table-cell>
          <table:table-cell office:value-type="string" calcext:value-type="string">
            <text:p>112-FAVORITA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3230" calcext:value-type="float">
            <text:p>3230</text:p>
          </table:table-cell>
          <table:table-cell office:value-type="float" office:value="112182" calcext:value-type="float">
            <text:p>11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82" calcext:value-type="float">
            <text:p>112182</text:p>
          </table:table-cell>
          <table:table-cell office:value-type="string" calcext:value-type="string">
            <text:p>112-EXPRESO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3230" calcext:value-type="float">
            <text:p>3230</text:p>
          </table:table-cell>
          <table:table-cell office:value-type="float" office:value="112182" calcext:value-type="float">
            <text:p>11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82" calcext:value-type="float">
            <text:p>112182</text:p>
          </table:table-cell>
          <table:table-cell office:value-type="string" calcext:value-type="string">
            <text:p>112CETROxH CETRA.L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3223" calcext:value-type="float">
            <text:p>3223</text:p>
          </table:table-cell>
          <table:table-cell office:value-type="float" office:value="112184" calcext:value-type="float">
            <text:p>112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84" calcext:value-type="float">
            <text:p>112184</text:p>
          </table:table-cell>
          <table:table-cell office:value-type="string" calcext:value-type="string">
            <text:p>112B FAVORITA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3223" calcext:value-type="float">
            <text:p>3223</text:p>
          </table:table-cell>
          <table:table-cell office:value-type="float" office:value="112184" calcext:value-type="float">
            <text:p>112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84" calcext:value-type="float">
            <text:p>112184</text:p>
          </table:table-cell>
          <table:table-cell office:value-type="string" calcext:value-type="string">
            <text:p>112-CTRO-L.HX.GRAL.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3224" calcext:value-type="float">
            <text:p>3224</text:p>
          </table:table-cell>
          <table:table-cell office:value-type="float" office:value="112185" calcext:value-type="float">
            <text:p>112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85" calcext:value-type="float">
            <text:p>112185</text:p>
          </table:table-cell>
          <table:table-cell office:value-type="string" calcext:value-type="string">
            <text:p>112-B LA.FAVORI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3224" calcext:value-type="float">
            <text:p>3224</text:p>
          </table:table-cell>
          <table:table-cell office:value-type="float" office:value="112185" calcext:value-type="float">
            <text:p>112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85" calcext:value-type="float">
            <text:p>112185</text:p>
          </table:table-cell>
          <table:table-cell office:value-type="string" calcext:value-type="string">
            <text:p>112-UNC.H.C CTROL.L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G-05-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91" calcext:value-type="float">
            <text:p>112191</text:p>
          </table:table-cell>
          <table:table-cell office:value-type="string" calcext:value-type="string">
            <text:p>112ESC V CRRA.ESC 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C V CORREA ESC S</text:p>
          </table:table-cell>
          <table:table-cell table:number-columns-repeated="3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G-05-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91" calcext:value-type="float">
            <text:p>112191</text:p>
          </table:table-cell>
          <table:table-cell office:value-type="string" calcext:value-type="string">
            <text:p>112.ESCOLAR.L.FAVOR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216" calcext:value-type="float">
            <text:p>3216</text:p>
          </table:table-cell>
          <table:table-cell office:value-type="float" office:value="112194" calcext:value-type="float">
            <text:p>112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94" calcext:value-type="float">
            <text:p>112194</text:p>
          </table:table-cell>
          <table:table-cell office:value-type="string" calcext:value-type="string">
            <text:p>112-ESC EVA PER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3216" calcext:value-type="float">
            <text:p>3216</text:p>
          </table:table-cell>
          <table:table-cell office:value-type="float" office:value="112194" calcext:value-type="float">
            <text:p>112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94" calcext:value-type="float">
            <text:p>112194</text:p>
          </table:table-cell>
          <table:table-cell office:value-type="string" calcext:value-type="string">
            <text:p>112-ESC-EVA PER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C EVA PERON</text:p>
          </table:table-cell>
          <table:table-cell table:number-columns-repeated="3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3216" calcext:value-type="float">
            <text:p>3216</text:p>
          </table:table-cell>
          <table:table-cell office:value-type="float" office:value="112194" calcext:value-type="float">
            <text:p>112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94" calcext:value-type="float">
            <text:p>112194</text:p>
          </table:table-cell>
          <table:table-cell office:value-type="string" calcext:value-type="string">
            <text:p>112ESC.EVA.PERN.B 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3216" calcext:value-type="float">
            <text:p>3216</text:p>
          </table:table-cell>
          <table:table-cell office:value-type="float" office:value="112194" calcext:value-type="float">
            <text:p>112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94" calcext:value-type="float">
            <text:p>112194</text:p>
          </table:table-cell>
          <table:table-cell office:value-type="string" calcext:value-type="string">
            <text:p>112UNCCOMPL.GRAL.PA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3217" calcext:value-type="float">
            <text:p>3217</text:p>
          </table:table-cell>
          <table:table-cell office:value-type="float" office:value="112195" calcext:value-type="float">
            <text:p>112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95" calcext:value-type="float">
            <text:p>112195</text:p>
          </table:table-cell>
          <table:table-cell office:value-type="string" calcext:value-type="string">
            <text:p>112-CTRO DIREC-H 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3217" calcext:value-type="float">
            <text:p>3217</text:p>
          </table:table-cell>
          <table:table-cell office:value-type="float" office:value="112195" calcext:value-type="float">
            <text:p>112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95" calcext:value-type="float">
            <text:p>112195</text:p>
          </table:table-cell>
          <table:table-cell office:value-type="string" calcext:value-type="string">
            <text:p>112-CONTROL L HERA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3219" calcext:value-type="float">
            <text:p>3219</text:p>
          </table:table-cell>
          <table:table-cell office:value-type="float" office:value="112196" calcext:value-type="float">
            <text:p>112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96" calcext:value-type="float">
            <text:p>112196</text:p>
          </table:table-cell>
          <table:table-cell office:value-type="string" calcext:value-type="string">
            <text:p>112-L HERAS.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3219" calcext:value-type="float">
            <text:p>3219</text:p>
          </table:table-cell>
          <table:table-cell office:value-type="float" office:value="112196" calcext:value-type="float">
            <text:p>112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96" calcext:value-type="float">
            <text:p>112196</text:p>
          </table:table-cell>
          <table:table-cell office:value-type="string" calcext:value-type="string">
            <text:p>112-UNC.B FAVORI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3218" calcext:value-type="float">
            <text:p>3218</text:p>
          </table:table-cell>
          <table:table-cell office:value-type="float" office:value="112197" calcext:value-type="float">
            <text:p>112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97" calcext:value-type="float">
            <text:p>112197</text:p>
          </table:table-cell>
          <table:table-cell office:value-type="string" calcext:value-type="string">
            <text:p>112EXPRESO CTROxH 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3218" calcext:value-type="float">
            <text:p>3218</text:p>
          </table:table-cell>
          <table:table-cell office:value-type="float" office:value="112197" calcext:value-type="float">
            <text:p>11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97" calcext:value-type="float">
            <text:p>112197</text:p>
          </table:table-cell>
          <table:table-cell office:value-type="string" calcext:value-type="string">
            <text:p>112B FAVORITA DIRCT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26" calcext:value-type="float">
            <text:p>3226</text:p>
          </table:table-cell>
          <table:table-cell office:value-type="float" office:value="112198" calcext:value-type="float">
            <text:p>112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98" calcext:value-type="float">
            <text:p>112198</text:p>
          </table:table-cell>
          <table:table-cell office:value-type="string" calcext:value-type="string">
            <text:p>112 EXP-CTROx G.PA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3226" calcext:value-type="float">
            <text:p>3226</text:p>
          </table:table-cell>
          <table:table-cell office:value-type="float" office:value="112198" calcext:value-type="float">
            <text:p>112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98" calcext:value-type="float">
            <text:p>112198</text:p>
          </table:table-cell>
          <table:table-cell office:value-type="string" calcext:value-type="string">
            <text:p>112B FAVORITA DIRET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3227" calcext:value-type="float">
            <text:p>3227</text:p>
          </table:table-cell>
          <table:table-cell office:value-type="float" office:value="112214" calcext:value-type="float">
            <text:p>112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214" calcext:value-type="float">
            <text:p>112214</text:p>
          </table:table-cell>
          <table:table-cell office:value-type="string" calcext:value-type="string">
            <text:p>112-FAVOTA.UNC.FU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227" calcext:value-type="float">
            <text:p>3227</text:p>
          </table:table-cell>
          <table:table-cell office:value-type="float" office:value="112214" calcext:value-type="float">
            <text:p>112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14" calcext:value-type="float">
            <text:p>112214</text:p>
          </table:table-cell>
          <table:table-cell office:value-type="string" calcext:value-type="string">
            <text:p>112-FAV.UNCxH.CENTR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3228" calcext:value-type="float">
            <text:p>3228</text:p>
          </table:table-cell>
          <table:table-cell office:value-type="float" office:value="112215" calcext:value-type="float">
            <text:p>112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215" calcext:value-type="float">
            <text:p>112215</text:p>
          </table:table-cell>
          <table:table-cell office:value-type="string" calcext:value-type="string">
            <text:p>112BºFAVOTA.UNC.FU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3228" calcext:value-type="float">
            <text:p>3228</text:p>
          </table:table-cell>
          <table:table-cell office:value-type="float" office:value="112215" calcext:value-type="float">
            <text:p>112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15" calcext:value-type="float">
            <text:p>112215</text:p>
          </table:table-cell>
          <table:table-cell office:value-type="string" calcext:value-type="string">
            <text:p>112-FAV.UNCxGRAL.PA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225" calcext:value-type="float">
            <text:p>3225</text:p>
          </table:table-cell>
          <table:table-cell office:value-type="float" office:value="113190" calcext:value-type="float">
            <text:p>113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190" calcext:value-type="float">
            <text:p>113190</text:p>
          </table:table-cell>
          <table:table-cell office:value-type="string" calcext:value-type="string">
            <text:p>113FAVORITA.OLIVA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º LA <text:s/>FAVORITA</text:p>
          </table:table-cell>
          <table:table-cell table:number-columns-repeated="3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3225" calcext:value-type="float">
            <text:p>3225</text:p>
          </table:table-cell>
          <table:table-cell office:value-type="float" office:value="113190" calcext:value-type="float">
            <text:p>113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190" calcext:value-type="float">
            <text:p>113190</text:p>
          </table:table-cell>
          <table:table-cell office:value-type="string" calcext:value-type="string">
            <text:p>113CTRO.LHX.GRAL PA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LAS HERAS</text:p>
          </table:table-cell>
          <table:table-cell table:number-columns-repeated="3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G-03-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167" calcext:value-type="float">
            <text:p>114167</text:p>
          </table:table-cell>
          <table:table-cell office:value-type="string" calcext:value-type="string">
            <text:p>114-115 SANID CHA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°SANIDAD- EL CHALLAO-EL MIRADOR</text:p>
          </table:table-cell>
          <table:table-cell table:number-columns-repeated="3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G-03-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167" calcext:value-type="float">
            <text:p>114167</text:p>
          </table:table-cell>
          <table:table-cell office:value-type="string" calcext:value-type="string">
            <text:p>114-115 CHALLAO C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G-03-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170" calcext:value-type="float">
            <text:p>114170</text:p>
          </table:table-cell>
          <table:table-cell office:value-type="string" calcext:value-type="string">
            <text:p>114SDAD.CHALL.S.ISID</text:p>
          </table:table-cell>
          <table:table-cell office:value-type="string" calcext:value-type="string">
            <text:p>Activar para fiesta Virgen de Lourdes</text:p>
          </table:table-cell>
          <table:table-cell office:value-type="string" calcext:value-type="string">
            <text:p><text:s/>el resto del año no funciona</text:p>
          </table:table-cell>
          <table:table-cell office:value-type="string" calcext:value-type="string">
            <text:p>CHALLAO</text:p>
          </table:table-cell>
          <table:table-cell table:number-columns-repeated="2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G-03-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170" calcext:value-type="float">
            <text:p>114170</text:p>
          </table:table-cell>
          <table:table-cell office:value-type="string" calcext:value-type="string">
            <text:p>114SDAD.CTRO</text:p>
          </table:table-cell>
          <table:table-cell office:value-type="string" calcext:value-type="string">
            <text:p>Activar para fiesta Virgen de Lourdes</text:p>
          </table:table-cell>
          <table:table-cell office:value-type="string" calcext:value-type="string">
            <text:p><text:s/>el resto del año no funciona</text:p>
          </table:table-cell>
          <table:table-cell office:value-type="string" calcext:value-type="string">
            <text:p>LAS HERAS</text:p>
          </table:table-cell>
          <table:table-cell table:number-columns-repeated="2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G-04-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271" calcext:value-type="float">
            <text:p>116271</text:p>
          </table:table-cell>
          <table:table-cell office:value-type="string" calcext:value-type="string">
            <text:p>116-B.Matheu-UNC-Zoo</text:p>
          </table:table-cell>
          <table:table-cell office:value-type="string" calcext:value-type="string">
            <text:p>116-Bo.Matheu - UNC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G-04-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271" calcext:value-type="float">
            <text:p>116271</text:p>
          </table:table-cell>
          <table:table-cell office:value-type="string" calcext:value-type="string">
            <text:p>116-B.Mat.-UNC-Zo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.Matheu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G-04-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272" calcext:value-type="float">
            <text:p>116272</text:p>
          </table:table-cell>
          <table:table-cell office:value-type="string" calcext:value-type="string">
            <text:p>116-B.Mat.-UNC-Zoo</text:p>
          </table:table-cell>
          <table:table-cell office:value-type="string" calcext:value-type="string">
            <text:p>116-Bo.Matheu - Zoo</text:p>
          </table:table-cell>
          <table:table-cell office:value-type="string" calcext:value-type="string">
            <text:p>Zoo</text:p>
          </table:table-cell>
          <table:table-cell table:number-columns-repeated="3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G-04-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272" calcext:value-type="float">
            <text:p>116272</text:p>
          </table:table-cell>
          <table:table-cell office:value-type="string" calcext:value-type="string">
            <text:p>116-B.Mat.-UNC-Zoo</text:p>
          </table:table-cell>
          <table:table-cell office:value-type="string" calcext:value-type="string">
            <text:p>116-Bo.Matheu - Zoo</text:p>
          </table:table-cell>
          <table:table-cell office:value-type="string" calcext:value-type="string">
            <text:p>Bo.Matheu</text:p>
          </table:table-cell>
          <table:table-cell table:number-columns-repeated="3"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G-11-T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002" calcext:value-type="float">
            <text:p>121002</text:p>
          </table:table-cell>
          <table:table-cell office:value-type="string" calcext:value-type="string">
            <text:p>unimev-centro-p.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G-07-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230" calcext:value-type="float">
            <text:p>121230</text:p>
          </table:table-cell>
          <table:table-cell table:number-columns-repeated="2" office:value-type="string" calcext:value-type="string">
            <text:p>121 B La Glo x R.P.</text:p>
          </table:table-cell>
          <table:table-cell office:value-type="string" calcext:value-type="string">
            <text:p>MZA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G-07-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230" calcext:value-type="float">
            <text:p>121230</text:p>
          </table:table-cell>
          <table:table-cell office:value-type="string" calcext:value-type="string">
            <text:p>121 B La Gloria x RP</text:p>
          </table:table-cell>
          <table:table-cell office:value-type="string" calcext:value-type="string">
            <text:p>B <text:s/>La Gloria por Rodriguez Peña</text:p>
          </table:table-cell>
          <table:table-cell office:value-type="string" calcext:value-type="string">
            <text:p>CONTROL G-7 TERRADA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G-07-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242" calcext:value-type="float">
            <text:p>121242</text:p>
          </table:table-cell>
          <table:table-cell office:value-type="string" calcext:value-type="string">
            <text:p>121 9Jul-Als-C.IMPS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G-07-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242" calcext:value-type="float">
            <text:p>121242</text:p>
          </table:table-cell>
          <table:table-cell office:value-type="string" calcext:value-type="string">
            <text:p>121 B LGLOR-9JUL-ALS</text:p>
          </table:table-cell>
          <table:table-cell office:value-type="string" calcext:value-type="string">
            <text:p>B La Gloria por 9 de julio-Alsina-Club Impsa</text:p>
          </table:table-cell>
          <table:table-cell office:value-type="string" calcext:value-type="string">
            <text:p>CONTROL G-7 CARRODILLA</text:p>
          </table:table-cell>
          <table:table-cell table:number-columns-repeated="3"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G-11-T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003" calcext:value-type="float">
            <text:p>122003</text:p>
          </table:table-cell>
          <table:table-cell office:value-type="string" calcext:value-type="string">
            <text:p>unimev-centro-p.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G-07-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231" calcext:value-type="float">
            <text:p>122231</text:p>
          </table:table-cell>
          <table:table-cell office:value-type="string" calcext:value-type="string">
            <text:p>122 B LA GLO-P.OLIVE</text:p>
          </table:table-cell>
          <table:table-cell office:value-type="string" calcext:value-type="string">
            <text:p>B <text:s/>LA GLORIA POR PUENTE OLIVE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G-07-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231" calcext:value-type="float">
            <text:p>122231</text:p>
          </table:table-cell>
          <table:table-cell office:value-type="string" calcext:value-type="string">
            <text:p>122 B LA GLO-P.OLIVE</text:p>
          </table:table-cell>
          <table:table-cell office:value-type="string" calcext:value-type="string">
            <text:p>B <text:s/>LA GLORIA POR PUENTE OLIVE</text:p>
          </table:table-cell>
          <table:table-cell office:value-type="string" calcext:value-type="string">
            <text:p>CONTROL G-7 TERRADA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G-07-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232" calcext:value-type="float">
            <text:p>123232</text:p>
          </table:table-cell>
          <table:table-cell office:value-type="string" calcext:value-type="string">
            <text:p>123 B ANT. GC CTRO</text:p>
          </table:table-cell>
          <table:table-cell office:value-type="string" calcext:value-type="string">
            <text:p>BARRIO ANTARTIDA</text:p>
          </table:table-cell>
          <table:table-cell office:value-type="string" calcext:value-type="string">
            <text:p>BARRIO EL MIRADOR</text:p>
          </table:table-cell>
          <table:table-cell office:value-type="string" calcext:value-type="string">
            <text:p>BARRIO AMAN POR PLAZA GODOY CRUZ</text:p>
          </table:table-cell>
          <table:table-cell office:value-type="string" calcext:value-type="string">
            <text:p><text:s/>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G-07-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232" calcext:value-type="float">
            <text:p>123232</text:p>
          </table:table-cell>
          <table:table-cell office:value-type="string" calcext:value-type="string">
            <text:p>123 B ANT PLA G/CRUZ</text:p>
          </table:table-cell>
          <table:table-cell office:value-type="string" calcext:value-type="string">
            <text:p>123 BARRIO ANTARTIDA B <text:s/>EL MIRADOR PLAZA G CRUZ </text:p>
          </table:table-cell>
          <table:table-cell office:value-type="string" calcext:value-type="string">
            <text:p>B LA GLORIA</text:p>
          </table:table-cell>
          <table:table-cell table:number-columns-repeated="3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G-07-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233" calcext:value-type="float">
            <text:p>124233</text:p>
          </table:table-cell>
          <table:table-cell office:value-type="string" calcext:value-type="string">
            <text:p>124 DIRECTO ACC SUR</text:p>
          </table:table-cell>
          <table:table-cell office:value-type="string" calcext:value-type="string">
            <text:p>124 DIRECTO <text:s/>PÒR ACCESO SUR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G-07-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233" calcext:value-type="float">
            <text:p>124233</text:p>
          </table:table-cell>
          <table:table-cell office:value-type="string" calcext:value-type="string">
            <text:p>124 LA GLOR ACC SUR</text:p>
          </table:table-cell>
          <table:table-cell office:value-type="string" calcext:value-type="string">
            <text:p>124 LA GLORIA POR ACCESO SUR </text:p>
          </table:table-cell>
          <table:table-cell office:value-type="string" calcext:value-type="string">
            <text:p>B LA GLORIA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G-07-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234" calcext:value-type="float">
            <text:p>124234</text:p>
          </table:table-cell>
          <table:table-cell office:value-type="string" calcext:value-type="string">
            <text:p>124 B L.Glor-Dir-Cos</text:p>
          </table:table-cell>
          <table:table-cell office:value-type="string" calcext:value-type="string">
            <text:p>B <text:s/>La Gloria -Directo por Costanera</text:p>
          </table:table-cell>
          <table:table-cell office:value-type="string" calcext:value-type="string">
            <text:p>MZA</text:p>
          </table:table-cell>
          <table:table-cell table:number-columns-repeated="3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G-07-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234" calcext:value-type="float">
            <text:p>124234</text:p>
          </table:table-cell>
          <table:table-cell office:value-type="string" calcext:value-type="string">
            <text:p>124 B L.Glo-Dir-Cost</text:p>
          </table:table-cell>
          <table:table-cell office:value-type="string" calcext:value-type="string">
            <text:p>B La Gloria Directo por Costanera</text:p>
          </table:table-cell>
          <table:table-cell office:value-type="string" calcext:value-type="string">
            <text:p>CONTROL G-7 TERRADA</text:p>
          </table:table-cell>
          <table:table-cell table:number-columns-repeated="3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G-07-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235" calcext:value-type="float">
            <text:p>125235</text:p>
          </table:table-cell>
          <table:table-cell office:value-type="string" calcext:value-type="string">
            <text:p>125 B LA GLO V NUEVA</text:p>
          </table:table-cell>
          <table:table-cell office:value-type="string" calcext:value-type="string">
            <text:p>125 BARRIO LA GLORIA VILLA NUEVA HOSPITAL NOTTI</text:p>
          </table:table-cell>
          <table:table-cell office:value-type="string" calcext:value-type="string">
            <text:p>VILLA NUEVA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G-07-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235" calcext:value-type="float">
            <text:p>125235</text:p>
          </table:table-cell>
          <table:table-cell office:value-type="string" calcext:value-type="string">
            <text:p>125 V NUE LA GLORIA</text:p>
          </table:table-cell>
          <table:table-cell office:value-type="string" calcext:value-type="string">
            <text:p>125 VILLA NUEVA HOSPITAL NOTTI PLAZA GODOY CRUZ B <text:s/>LA GLORIA</text:p>
          </table:table-cell>
          <table:table-cell office:value-type="string" calcext:value-type="string">
            <text:p>BARRIO LA GLORIA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G-06-13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115" calcext:value-type="float">
            <text:p>131115</text:p>
          </table:table-cell>
          <table:table-cell office:value-type="string" calcext:value-type="string">
            <text:p>131 B VICT ACC.NOR</text:p>
          </table:table-cell>
          <table:table-cell office:value-type="string" calcext:value-type="string">
            <text:p>131 BARRIO VICTORIA POR ACCESO NORTE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G-06-13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115" calcext:value-type="float">
            <text:p>131115</text:p>
          </table:table-cell>
          <table:table-cell office:value-type="string" calcext:value-type="string">
            <text:p>131B VICT ACC.NOR</text:p>
          </table:table-cell>
          <table:table-cell office:value-type="string" calcext:value-type="string">
            <text:p>131 BARRIO VICTORIA POR ACCESO NORTE</text:p>
          </table:table-cell>
          <table:table-cell office:value-type="string" calcext:value-type="string">
            <text:p>VICTORIA</text:p>
          </table:table-cell>
          <table:table-cell table:number-columns-repeated="3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G-06-13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152" calcext:value-type="float">
            <text:p>131152</text:p>
          </table:table-cell>
          <table:table-cell office:value-type="string" calcext:value-type="string">
            <text:p>131A BORB-CTRO X ACC</text:p>
          </table:table-cell>
          <table:table-cell office:value-type="string" calcext:value-type="string">
            <text:p>BORBOLLON DE CENTRO A ZONA POR ACCESO NORTE <text:s/>No corresponde ida</text:p>
          </table:table-cell>
          <table:table-cell office:value-type="string" calcext:value-type="string">
            <text:p>BORBOLLON</text:p>
          </table:table-cell>
          <table:table-cell table:number-columns-repeated="3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G-06-13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153" calcext:value-type="float">
            <text:p>131153</text:p>
          </table:table-cell>
          <table:table-cell office:value-type="string" calcext:value-type="string">
            <text:p>131A BORB X ACC</text:p>
          </table:table-cell>
          <table:table-cell office:value-type="string" calcext:value-type="string">
            <text:p>BORBOLLON POR ACCESO NORTE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G-06-13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153" calcext:value-type="float">
            <text:p>131153</text:p>
          </table:table-cell>
          <table:table-cell office:value-type="string" calcext:value-type="string">
            <text:p>131A BORB X ACC</text:p>
          </table:table-cell>
          <table:table-cell office:value-type="string" calcext:value-type="string">
            <text:p>BORBOLLON POR ACCESO NORTE</text:p>
          </table:table-cell>
          <table:table-cell office:value-type="string" calcext:value-type="string">
            <text:p>CONTROL BORBOLLON</text:p>
          </table:table-cell>
          <table:table-cell table:number-columns-repeated="3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G-06-13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158" calcext:value-type="float">
            <text:p>131158</text:p>
          </table:table-cell>
          <table:table-cell office:value-type="string" calcext:value-type="string">
            <text:p>131B CUYAN X ACC N</text:p>
          </table:table-cell>
          <table:table-cell office:value-type="string" calcext:value-type="string">
            <text:p>131 CUYANITA POR ACCESO NORTE A BORBOLLON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G-06-13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158" calcext:value-type="float">
            <text:p>131158</text:p>
          </table:table-cell>
          <table:table-cell office:value-type="string" calcext:value-type="string">
            <text:p>131B CUYAN X ACC N</text:p>
          </table:table-cell>
          <table:table-cell office:value-type="string" calcext:value-type="string">
            <text:p>131 CUYANITA POR ACCESO NORTE A BORBOLLON</text:p>
          </table:table-cell>
          <table:table-cell office:value-type="string" calcext:value-type="string">
            <text:p>BORBOLLON</text:p>
          </table:table-cell>
          <table:table-cell table:number-columns-repeated="3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G-06-13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159" calcext:value-type="float">
            <text:p>131159</text:p>
          </table:table-cell>
          <table:table-cell office:value-type="string" calcext:value-type="string">
            <text:p>131B CUYANITA BORBO</text:p>
          </table:table-cell>
          <table:table-cell office:value-type="string" calcext:value-type="string">
            <text:p>131 CUYANITA POR CALLE MAIPÚ A BORBOLLON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G-06-13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159" calcext:value-type="float">
            <text:p>131159</text:p>
          </table:table-cell>
          <table:table-cell office:value-type="string" calcext:value-type="string">
            <text:p>131B CUYANITA BORBO</text:p>
          </table:table-cell>
          <table:table-cell office:value-type="string" calcext:value-type="string">
            <text:p>131 CUYANITA POR CALLE MAIPÚ A BORBOLLON</text:p>
          </table:table-cell>
          <table:table-cell office:value-type="string" calcext:value-type="string">
            <text:p>BORBOLLON</text:p>
          </table:table-cell>
          <table:table-cell table:number-columns-repeated="3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G-06-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179" calcext:value-type="float">
            <text:p>132179</text:p>
          </table:table-cell>
          <table:table-cell office:value-type="string" calcext:value-type="string">
            <text:p>132 B VIC PZA LS HS</text:p>
          </table:table-cell>
          <table:table-cell office:value-type="string" calcext:value-type="string">
            <text:p>BARRIO VICTORIA PLAZA LAS HERAS </text:p>
          </table:table-cell>
          <table:table-cell office:value-type="string" calcext:value-type="string">
            <text:p>PLAZA LAS HERAS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G-06-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179" calcext:value-type="float">
            <text:p>132179</text:p>
          </table:table-cell>
          <table:table-cell office:value-type="string" calcext:value-type="string">
            <text:p>132 B VIC PZA LS HS</text:p>
          </table:table-cell>
          <table:table-cell office:value-type="string" calcext:value-type="string">
            <text:p>LAS HERAS CALLE MAIPU EL BORBOLLON</text:p>
          </table:table-cell>
          <table:table-cell office:value-type="string" calcext:value-type="string">
            <text:p>EL BORBOLLON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G-06-13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16" calcext:value-type="float">
            <text:p>133116</text:p>
          </table:table-cell>
          <table:table-cell office:value-type="string" calcext:value-type="string">
            <text:p>133A B VICT X MAIPU</text:p>
          </table:table-cell>
          <table:table-cell office:value-type="string" calcext:value-type="string">
            <text:p>133 B VICTORIA X MAIPU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G-06-13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16" calcext:value-type="float">
            <text:p>133116</text:p>
          </table:table-cell>
          <table:table-cell office:value-type="string" calcext:value-type="string">
            <text:p>133A B VICT X MAIP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ARROBAL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G-06-13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17" calcext:value-type="float">
            <text:p>133117</text:p>
          </table:table-cell>
          <table:table-cell office:value-type="string" calcext:value-type="string">
            <text:p>133A B VICT C/GOB</text:p>
          </table:table-cell>
          <table:table-cell office:value-type="string" calcext:value-type="string">
            <text:p>133A B VICTORIA X MAIPU C/GOB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G-06-13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17" calcext:value-type="float">
            <text:p>133117</text:p>
          </table:table-cell>
          <table:table-cell office:value-type="string" calcext:value-type="string">
            <text:p>133A B VIC X MPU C.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ARROBAL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G-06-13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18" calcext:value-type="float">
            <text:p>133118</text:p>
          </table:table-cell>
          <table:table-cell office:value-type="string" calcext:value-type="string">
            <text:p>133A B VICT X ZAPATA</text:p>
          </table:table-cell>
          <table:table-cell office:value-type="string" calcext:value-type="string">
            <text:p>133A B VICTORIA POR CALLE ZAPATA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G-06-13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18" calcext:value-type="float">
            <text:p>133118</text:p>
          </table:table-cell>
          <table:table-cell office:value-type="string" calcext:value-type="string">
            <text:p>133A B VIC. X ZAPATA</text:p>
          </table:table-cell>
          <table:table-cell office:value-type="string" calcext:value-type="string">
            <text:p>133A B VICTORIA X CALLE ZAPATA</text:p>
          </table:table-cell>
          <table:table-cell office:value-type="string" calcext:value-type="string">
            <text:p>ALGARROBAL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G-06-13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54" calcext:value-type="float">
            <text:p>133154</text:p>
          </table:table-cell>
          <table:table-cell office:value-type="string" calcext:value-type="string">
            <text:p>133B BORBO X C MAIPU</text:p>
          </table:table-cell>
          <table:table-cell office:value-type="string" calcext:value-type="string">
            <text:p>BORBOLLON POR CALLE MAIPU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G-06-13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54" calcext:value-type="float">
            <text:p>133154</text:p>
          </table:table-cell>
          <table:table-cell office:value-type="string" calcext:value-type="string">
            <text:p>133B BORB X C MAIPU</text:p>
          </table:table-cell>
          <table:table-cell office:value-type="string" calcext:value-type="string">
            <text:p>BORBOLLON POR CALLE MAIPÚ</text:p>
          </table:table-cell>
          <table:table-cell office:value-type="string" calcext:value-type="string">
            <text:p>CONTROL BORBOLLON</text:p>
          </table:table-cell>
          <table:table-cell table:number-columns-repeated="3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G-06-13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55" calcext:value-type="float">
            <text:p>133155</text:p>
          </table:table-cell>
          <table:table-cell office:value-type="string" calcext:value-type="string">
            <text:p>133B BORB X MAIPU C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G-06-13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55" calcext:value-type="float">
            <text:p>133155</text:p>
          </table:table-cell>
          <table:table-cell office:value-type="string" calcext:value-type="string">
            <text:p>133B BORB X MAIPU C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RBOLLON</text:p>
          </table:table-cell>
          <table:table-cell table:number-columns-repeated="3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G-06-13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57" calcext:value-type="float">
            <text:p>133157</text:p>
          </table:table-cell>
          <table:table-cell office:value-type="string" calcext:value-type="string">
            <text:p>133B BORB MPU CUY</text:p>
          </table:table-cell>
          <table:table-cell office:value-type="string" calcext:value-type="string">
            <text:p>133B BORBOLLON POR CALLE MAIPÚ A CUYANITA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G-06-13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57" calcext:value-type="float">
            <text:p>133157</text:p>
          </table:table-cell>
          <table:table-cell office:value-type="string" calcext:value-type="string">
            <text:p>133B BORB A CUY</text:p>
          </table:table-cell>
          <table:table-cell office:value-type="string" calcext:value-type="string">
            <text:p>133B BORBOLLON POR CALLE MAIPÚ A CUYANITA</text:p>
          </table:table-cell>
          <table:table-cell office:value-type="string" calcext:value-type="string">
            <text:p>BORBOLLON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G-06-13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74" calcext:value-type="float">
            <text:p>133174</text:p>
          </table:table-cell>
          <table:table-cell office:value-type="string" calcext:value-type="string">
            <text:p>133C ALG CTRO MPU V</text:p>
          </table:table-cell>
          <table:table-cell office:value-type="string" calcext:value-type="string">
            <text:p>133C ALGARROBAL-CENTRO-CALLE MAIPU-B <text:s/>VICTORIA</text:p>
          </table:table-cell>
          <table:table-cell office:value-type="string" calcext:value-type="string">
            <text:p>CENTRO 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G-06-13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74" calcext:value-type="float">
            <text:p>133174</text:p>
          </table:table-cell>
          <table:table-cell office:value-type="string" calcext:value-type="string">
            <text:p>133C ALG CTRO MPO V</text:p>
          </table:table-cell>
          <table:table-cell office:value-type="string" calcext:value-type="string">
            <text:p>ALGARROBAL-CENTRO-CALLE MAIPU-B <text:s/>VICTORIA</text:p>
          </table:table-cell>
          <table:table-cell office:value-type="string" calcext:value-type="string">
            <text:p>CONTROL ALGARROBAL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G-06-133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78" calcext:value-type="float">
            <text:p>133178</text:p>
          </table:table-cell>
          <table:table-cell office:value-type="string" calcext:value-type="string">
            <text:p>133D VIC CEN MPU AL</text:p>
          </table:table-cell>
          <table:table-cell office:value-type="string" calcext:value-type="string">
            <text:p>B VICTORIA-CENTRO POR C. MAIPÚ-ALGARROBAL DE ABAJ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G-06-133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78" calcext:value-type="float">
            <text:p>133178</text:p>
          </table:table-cell>
          <table:table-cell office:value-type="string" calcext:value-type="string">
            <text:p>133D VI CTRO MPU ALG</text:p>
          </table:table-cell>
          <table:table-cell office:value-type="string" calcext:value-type="string">
            <text:p>B VICTORIA-CENTRO-CENTRO MAIPÚ-ALGARROBAL DE ABAJO</text:p>
          </table:table-cell>
          <table:table-cell office:value-type="string" calcext:value-type="string">
            <text:p>CONTROL ALGARROBAL</text:p>
          </table:table-cell>
          <table:table-cell table:number-columns-repeated="3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G-06-133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84" calcext:value-type="float">
            <text:p>133184</text:p>
          </table:table-cell>
          <table:table-cell office:value-type="string" calcext:value-type="string">
            <text:p>133D VIC ALG ZAPA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G-06-133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84" calcext:value-type="float">
            <text:p>133184</text:p>
          </table:table-cell>
          <table:table-cell office:value-type="string" calcext:value-type="string">
            <text:p>133D VIC ALG ZAP</text:p>
          </table:table-cell>
          <table:table-cell office:value-type="string" calcext:value-type="string">
            <text:p>133 B <text:s/>Victoria al Algarrobal Por Zapata</text:p>
          </table:table-cell>
          <table:table-cell office:value-type="string" calcext:value-type="string">
            <text:p>ALGARROBAL</text:p>
          </table:table-cell>
          <table:table-cell table:number-columns-repeated="3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G-06-13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85" calcext:value-type="float">
            <text:p>133185</text:p>
          </table:table-cell>
          <table:table-cell office:value-type="string" calcext:value-type="string">
            <text:p>133C ALG ABA VICT CG</text:p>
          </table:table-cell>
          <table:table-cell office:value-type="string" calcext:value-type="string">
            <text:p>133 ALGARROBAL ABAJO B VICTORIA CASA GOBIERNO X MAIPU</text:p>
          </table:table-cell>
          <table:table-cell office:value-type="string" calcext:value-type="string">
            <text:p>CIUDAD</text:p>
          </table:table-cell>
          <table:table-cell table:number-columns-repeated="3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G-06-13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85" calcext:value-type="float">
            <text:p>133185</text:p>
          </table:table-cell>
          <table:table-cell office:value-type="string" calcext:value-type="string">
            <text:p>133C ALG VIC CG MP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ARROBAL</text:p>
          </table:table-cell>
          <table:table-cell table:number-columns-repeated="3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G-06-133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86" calcext:value-type="float">
            <text:p>133186</text:p>
          </table:table-cell>
          <table:table-cell office:value-type="string" calcext:value-type="string">
            <text:p>133E BORBOLL.ZAPATA</text:p>
          </table:table-cell>
          <table:table-cell office:value-type="string" calcext:value-type="string">
            <text:p>133E BORBOLLON POR CALLE ZAPATA</text:p>
          </table:table-cell>
          <table:table-cell office:value-type="string" calcext:value-type="string">
            <text:p>CIUDAD</text:p>
          </table:table-cell>
          <table:table-cell table:number-columns-repeated="3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G-06-133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86" calcext:value-type="float">
            <text:p>133186</text:p>
          </table:table-cell>
          <table:table-cell office:value-type="string" calcext:value-type="string">
            <text:p>133E BORBO X ZAPA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RBOLLON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G-06-133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88" calcext:value-type="float">
            <text:p>133188</text:p>
          </table:table-cell>
          <table:table-cell office:value-type="string" calcext:value-type="string">
            <text:p>133D VIC LA PEGA</text:p>
          </table:table-cell>
          <table:table-cell office:value-type="string" calcext:value-type="string">
            <text:p>133D B <text:s/>VICTORIA CENTR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G-06-133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88" calcext:value-type="float">
            <text:p>133188</text:p>
          </table:table-cell>
          <table:table-cell office:value-type="string" calcext:value-type="string">
            <text:p>133D CENT ALG PEGA</text:p>
          </table:table-cell>
          <table:table-cell office:value-type="string" calcext:value-type="string">
            <text:p>133D CENTRO ALGARROBAL LA PEGA CONTROL </text:p>
          </table:table-cell>
          <table:table-cell office:value-type="string" calcext:value-type="string">
            <text:p>ALGARROBAL</text:p>
          </table:table-cell>
          <table:table-cell table:number-columns-repeated="3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G-06-13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89" calcext:value-type="float">
            <text:p>133189</text:p>
          </table:table-cell>
          <table:table-cell office:value-type="string" calcext:value-type="string">
            <text:p>133C ALG PEGA CTRO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G-06-13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89" calcext:value-type="float">
            <text:p>133189</text:p>
          </table:table-cell>
          <table:table-cell office:value-type="string" calcext:value-type="string">
            <text:p>133C ALG PEGA CTRO</text:p>
          </table:table-cell>
          <table:table-cell office:value-type="string" calcext:value-type="string">
            <text:p>AGARROBAL ABAJO-LA PEGA-CENTRO B <text:s/>VICTORIA-CONTROL</text:p>
          </table:table-cell>
          <table:table-cell office:value-type="string" calcext:value-type="string">
            <text:p>CONTROL ALGARROBAL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G-09-15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169" calcext:value-type="float">
            <text:p>151169</text:p>
          </table:table-cell>
          <table:table-cell office:value-type="string" calcext:value-type="string">
            <text:p>151-MPU-MZA LIN/TERR</text:p>
          </table:table-cell>
          <table:table-cell office:value-type="string" calcext:value-type="string">
            <text:p>151-MAIPU-MENDOZA POR LINEA VUELTA POR TERRADA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G-09-15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169" calcext:value-type="float">
            <text:p>151169</text:p>
          </table:table-cell>
          <table:table-cell office:value-type="string" calcext:value-type="string">
            <text:p>151-MZA-MAIPU TER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G-09-15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170" calcext:value-type="float">
            <text:p>151170</text:p>
          </table:table-cell>
          <table:table-cell office:value-type="string" calcext:value-type="string">
            <text:p>151 MPU PTE OLIV MZA</text:p>
          </table:table-cell>
          <table:table-cell office:value-type="string" calcext:value-type="string">
            <text:p>MAIPU PUENTE OLIVE MENDOZA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G-09-15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170" calcext:value-type="float">
            <text:p>151170</text:p>
          </table:table-cell>
          <table:table-cell office:value-type="string" calcext:value-type="string">
            <text:p>151 MZA PTE OLI MPU</text:p>
          </table:table-cell>
          <table:table-cell office:value-type="string" calcext:value-type="string">
            <text:p>MENDOZA PUERNTE OLIVE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G-09-15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171" calcext:value-type="float">
            <text:p>151171</text:p>
          </table:table-cell>
          <table:table-cell office:value-type="string" calcext:value-type="string">
            <text:p>151-PTE OLIVE C GOB</text:p>
          </table:table-cell>
          <table:table-cell office:value-type="string" calcext:value-type="string">
            <text:p>MAIPÚ PTE OLIVE CON C/ GOBIERNO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G-09-15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171" calcext:value-type="float">
            <text:p>151171</text:p>
          </table:table-cell>
          <table:table-cell office:value-type="string" calcext:value-type="string">
            <text:p>151-MZA P OLIVE MPU</text:p>
          </table:table-cell>
          <table:table-cell office:value-type="string" calcext:value-type="string">
            <text:p>MENDOZA PUENTE OLIVE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G-09-151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173" calcext:value-type="float">
            <text:p>151173</text:p>
          </table:table-cell>
          <table:table-cell office:value-type="string" calcext:value-type="string">
            <text:p>151 ESCOL VIEYTES</text:p>
          </table:table-cell>
          <table:table-cell office:value-type="string" calcext:value-type="string">
            <text:p>ESCOLAR VIEYTES</text:p>
          </table:table-cell>
          <table:table-cell office:value-type="string" calcext:value-type="string">
            <text:p>ESCOLAR</text:p>
          </table:table-cell>
          <table:table-cell table:number-columns-repeated="3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G-09-151E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173" calcext:value-type="float">
            <text:p>151173</text:p>
          </table:table-cell>
          <table:table-cell office:value-type="string" calcext:value-type="string">
            <text:p>151 ESCOL VIEYTES</text:p>
          </table:table-cell>
          <table:table-cell office:value-type="string" calcext:value-type="string">
            <text:p>ESCOLAR VIEYTES</text:p>
          </table:table-cell>
          <table:table-cell office:value-type="string" calcext:value-type="string">
            <text:p>ESCOLAR</text:p>
          </table:table-cell>
          <table:table-cell table:number-columns-repeated="3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G-09-151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174" calcext:value-type="float">
            <text:p>151174</text:p>
          </table:table-cell>
          <table:table-cell office:value-type="string" calcext:value-type="string">
            <text:p>ESC.VIRG CAR DE CUYO</text:p>
          </table:table-cell>
          <table:table-cell office:value-type="string" calcext:value-type="string">
            <text:p>ESCUELA VIRGEN DEL CARMEN DE CUYO 1/2 DIA</text:p>
          </table:table-cell>
          <table:table-cell office:value-type="string" calcext:value-type="string">
            <text:p>ESC.V DEL CARMEN DE CUYO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G-09-151E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174" calcext:value-type="float">
            <text:p>151174</text:p>
          </table:table-cell>
          <table:table-cell office:value-type="string" calcext:value-type="string">
            <text:p>ESC.VIRG CARM CUY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C.V DEL CARMEN DE CUYO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G-09-151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175" calcext:value-type="float">
            <text:p>151175</text:p>
          </table:table-cell>
          <table:table-cell office:value-type="string" calcext:value-type="string">
            <text:p>ESC.VIEYTES TARDE</text:p>
          </table:table-cell>
          <table:table-cell office:value-type="string" calcext:value-type="string">
            <text:p>ESCOLAR VIEYTES DE TARDE</text:p>
          </table:table-cell>
          <table:table-cell office:value-type="string" calcext:value-type="string">
            <text:p>ESC.VIEYTES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G-09-151E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175" calcext:value-type="float">
            <text:p>151175</text:p>
          </table:table-cell>
          <table:table-cell office:value-type="string" calcext:value-type="string">
            <text:p>ESC IVCC TARD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G-09-151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176" calcext:value-type="float">
            <text:p>151176</text:p>
          </table:table-cell>
          <table:table-cell office:value-type="string" calcext:value-type="string">
            <text:p>151 ESCOL IVCC </text:p>
          </table:table-cell>
          <table:table-cell office:value-type="string" calcext:value-type="string">
            <text:p>ESCOLAR IVCC TARDE</text:p>
          </table:table-cell>
          <table:table-cell office:value-type="string" calcext:value-type="string">
            <text:p>ESCOLAR</text:p>
          </table:table-cell>
          <table:table-cell table:number-columns-repeated="3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G-09-151E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176" calcext:value-type="float">
            <text:p>151176</text:p>
          </table:table-cell>
          <table:table-cell office:value-type="string" calcext:value-type="string">
            <text:p>151 ESCOL IVCC </text:p>
          </table:table-cell>
          <table:table-cell office:value-type="string" calcext:value-type="string">
            <text:p>ESCOLAR IVCC VUELTA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G-09-151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177" calcext:value-type="float">
            <text:p>151177</text:p>
          </table:table-cell>
          <table:table-cell office:value-type="string" calcext:value-type="string">
            <text:p>ESCOLAR VIEY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G-09-15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180" calcext:value-type="float">
            <text:p>151180</text:p>
          </table:table-cell>
          <table:table-cell office:value-type="string" calcext:value-type="string">
            <text:p>151-MPU BDO PTE OL</text:p>
          </table:table-cell>
          <table:table-cell office:value-type="string" calcext:value-type="string">
            <text:p>MPÚ BOEDO PTE OLIVE MD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G-09-15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180" calcext:value-type="float">
            <text:p>151180</text:p>
          </table:table-cell>
          <table:table-cell office:value-type="string" calcext:value-type="string">
            <text:p>151-MZA PTE O BDO MP</text:p>
          </table:table-cell>
          <table:table-cell office:value-type="string" calcext:value-type="string">
            <text:p>MENDOZA POR PUENTE OLIVE BOEDO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G-09-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2172" calcext:value-type="float">
            <text:p>152172</text:p>
          </table:table-cell>
          <table:table-cell office:value-type="string" calcext:value-type="string">
            <text:p>152MZA-AC S-TERR-MPU</text:p>
          </table:table-cell>
          <table:table-cell office:value-type="string" calcext:value-type="string">
            <text:p>RECORRIDO 152 -MAIPU POR TERRADA-ACCESO SUR 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G-09-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172" calcext:value-type="float">
            <text:p>152172</text:p>
          </table:table-cell>
          <table:table-cell office:value-type="string" calcext:value-type="string">
            <text:p>152MPU MZA TER ACC S</text:p>
          </table:table-cell>
          <table:table-cell office:value-type="string" calcext:value-type="string">
            <text:p>152 MAIPÚ MENDOZA TERRADA POR ACCESO SUR</text:p>
          </table:table-cell>
          <table:table-cell office:value-type="string" calcext:value-type="string">
            <text:p>CENTRO </text:p>
          </table:table-cell>
          <table:table-cell table:number-columns-repeated="3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G-10-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111" calcext:value-type="float">
            <text:p>153111</text:p>
          </table:table-cell>
          <table:table-cell office:value-type="string" calcext:value-type="string">
            <text:p>153 MAIPU-MZA x MAZA</text:p>
          </table:table-cell>
          <table:table-cell office:value-type="string" calcext:value-type="string">
            <text:p>Maipú - Mendoza <text:s/>por Maza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G-10-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111" calcext:value-type="float">
            <text:p>153111</text:p>
          </table:table-cell>
          <table:table-cell office:value-type="string" calcext:value-type="string">
            <text:p>153 MZA-MAIPU x MAZA</text:p>
          </table:table-cell>
          <table:table-cell office:value-type="string" calcext:value-type="string">
            <text:p>Mendoza Maipú por Maza 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G-10-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112" calcext:value-type="float">
            <text:p>153112</text:p>
          </table:table-cell>
          <table:table-cell office:value-type="string" calcext:value-type="string">
            <text:p>153 MPU-MZA-CGOB-MA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G-10-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112" calcext:value-type="float">
            <text:p>153112</text:p>
          </table:table-cell>
          <table:table-cell office:value-type="string" calcext:value-type="string">
            <text:p>153 MAIPU-MZA-MAZ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G-10-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113" calcext:value-type="float">
            <text:p>155113</text:p>
          </table:table-cell>
          <table:table-cell office:value-type="string" calcext:value-type="string">
            <text:p>155 MPU MZA EXP.MAZ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G-10-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113" calcext:value-type="float">
            <text:p>155113</text:p>
          </table:table-cell>
          <table:table-cell office:value-type="string" calcext:value-type="string">
            <text:p>155 MZA-MPU EXP.MAZ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G-09-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111" calcext:value-type="float">
            <text:p>161111</text:p>
          </table:table-cell>
          <table:table-cell office:value-type="string" calcext:value-type="string">
            <text:p>161-MAIP-EXP.URQ-MZA</text:p>
          </table:table-cell>
          <table:table-cell office:value-type="string" calcext:value-type="string">
            <text:p>161- MAIPU EXPRESO URQUIZA-MENDOZA</text:p>
          </table:table-cell>
          <table:table-cell office:value-type="string" calcext:value-type="string">
            <text:p>MZA</text:p>
          </table:table-cell>
          <table:table-cell table:number-columns-repeated="3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G-09-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111" calcext:value-type="float">
            <text:p>161111</text:p>
          </table:table-cell>
          <table:table-cell office:value-type="string" calcext:value-type="string">
            <text:p>161-MZA-EXP.URQ-MAIP</text:p>
          </table:table-cell>
          <table:table-cell office:value-type="string" calcext:value-type="string">
            <text:p>161- MAIPU-EXPRESO URQUIZA-MENDOZA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G-09-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112" calcext:value-type="float">
            <text:p>161112</text:p>
          </table:table-cell>
          <table:table-cell office:value-type="string" calcext:value-type="string">
            <text:p>161 MPU-EXP.STEA-MZA</text:p>
          </table:table-cell>
          <table:table-cell office:value-type="string" calcext:value-type="string">
            <text:p>161-MAIPU-EXPRESO-SARRATEA-MENDOZA</text:p>
          </table:table-cell>
          <table:table-cell office:value-type="string" calcext:value-type="string">
            <text:p>MZA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G-09-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112" calcext:value-type="float">
            <text:p>161112</text:p>
          </table:table-cell>
          <table:table-cell office:value-type="string" calcext:value-type="string">
            <text:p>161-MZ-EXP.STEA-MAIP</text:p>
          </table:table-cell>
          <table:table-cell office:value-type="string" calcext:value-type="string">
            <text:p>161-MAIPU-EXPRESO SARRATEA-MENDOZA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G-09-16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121" calcext:value-type="float">
            <text:p>162121</text:p>
          </table:table-cell>
          <table:table-cell office:value-type="string" calcext:value-type="string">
            <text:p>162 MAIP H ITAL MZA</text:p>
          </table:table-cell>
          <table:table-cell office:value-type="string" calcext:value-type="string">
            <text:p>162 LINEA POR HSPITAL ITALIANO MENDOZA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G-09-16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121" calcext:value-type="float">
            <text:p>162121</text:p>
          </table:table-cell>
          <table:table-cell office:value-type="string" calcext:value-type="string">
            <text:p>162A MENDOZA MAIPU </text:p>
          </table:table-cell>
          <table:table-cell office:value-type="string" calcext:value-type="string">
            <text:p>MENDOZA POR LINEA MAIPU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G-09-16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124" calcext:value-type="float">
            <text:p>162124</text:p>
          </table:table-cell>
          <table:table-cell office:value-type="string" calcext:value-type="string">
            <text:p>162-T.SOSA-HOSP.ITAL</text:p>
          </table:table-cell>
          <table:table-cell office:value-type="string" calcext:value-type="string">
            <text:p>RECORRIDO 162 BARRIO TROPERO SOSA - HOSPITAL ITALIANO.</text:p>
          </table:table-cell>
          <table:table-cell office:value-type="string" calcext:value-type="string">
            <text:p>MZA</text:p>
          </table:table-cell>
          <table:table-cell table:number-columns-repeated="3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G-09-16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124" calcext:value-type="float">
            <text:p>162124</text:p>
          </table:table-cell>
          <table:table-cell office:value-type="string" calcext:value-type="string">
            <text:p>162A-H.ITAL.B.T.SOSA</text:p>
          </table:table-cell>
          <table:table-cell office:value-type="string" calcext:value-type="string">
            <text:p>RECORRIDO 162 BARRIO TROPERO SOSA- HOSPITAL ITALIANO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G-09-16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125" calcext:value-type="float">
            <text:p>162125</text:p>
          </table:table-cell>
          <table:table-cell office:value-type="string" calcext:value-type="string">
            <text:p>162-MAL T SOSA MZA</text:p>
          </table:table-cell>
          <table:table-cell office:value-type="string" calcext:value-type="string">
            <text:p>BARRIO MALCAYAE TROPERO SOSA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G-09-16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125" calcext:value-type="float">
            <text:p>162125</text:p>
          </table:table-cell>
          <table:table-cell office:value-type="string" calcext:value-type="string">
            <text:p>162C-MZA-TROP.S-MAL</text:p>
          </table:table-cell>
          <table:table-cell office:value-type="string" calcext:value-type="string">
            <text:p>Recorrido 162- Malcayanes -Tropero Sosa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G-09-16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126" calcext:value-type="float">
            <text:p>162126</text:p>
          </table:table-cell>
          <table:table-cell office:value-type="string" calcext:value-type="string">
            <text:p>162-C.GOB-REF.TERR</text:p>
          </table:table-cell>
          <table:table-cell office:value-type="string" calcext:value-type="string">
            <text:p>CASA DE GOBIERNO-REFUERZO TERRAD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G-09-16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126" calcext:value-type="float">
            <text:p>162126</text:p>
          </table:table-cell>
          <table:table-cell office:value-type="string" calcext:value-type="string">
            <text:p>162-REF.TERR-C.GOB.</text:p>
          </table:table-cell>
          <table:table-cell office:value-type="string" calcext:value-type="string">
            <text:p>CASA DE GOBIERNO -REFUERZO TERRADA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G-09-16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127" calcext:value-type="float">
            <text:p>162127</text:p>
          </table:table-cell>
          <table:table-cell office:value-type="string" calcext:value-type="string">
            <text:p>162-MPU-MZA-C.GOB</text:p>
          </table:table-cell>
          <table:table-cell office:value-type="string" calcext:value-type="string">
            <text:p>162-POR CASA DE GOBIERN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G-09-16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127" calcext:value-type="float">
            <text:p>162127</text:p>
          </table:table-cell>
          <table:table-cell office:value-type="string" calcext:value-type="string">
            <text:p>162B MENDOZA MAIP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G-09-16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128" calcext:value-type="float">
            <text:p>162128</text:p>
          </table:table-cell>
          <table:table-cell office:value-type="string" calcext:value-type="string">
            <text:p>162 PESCARA H IT MZA</text:p>
          </table:table-cell>
          <table:table-cell office:value-type="string" calcext:value-type="string">
            <text:p>162B LINEA POR PESCARA HOSPITAL ITALIANO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G-09-16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128" calcext:value-type="float">
            <text:p>162128</text:p>
          </table:table-cell>
          <table:table-cell office:value-type="string" calcext:value-type="string">
            <text:p>162B PESCARA MAIPU</text:p>
          </table:table-cell>
          <table:table-cell office:value-type="string" calcext:value-type="string">
            <text:p>162 PESCARA MAIPÚ 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G-09-162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129" calcext:value-type="float">
            <text:p>162129</text:p>
          </table:table-cell>
          <table:table-cell office:value-type="string" calcext:value-type="string">
            <text:p>162-BOEDO MAIP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G-09-16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130" calcext:value-type="float">
            <text:p>162130</text:p>
          </table:table-cell>
          <table:table-cell office:value-type="string" calcext:value-type="string">
            <text:p>162 M Y T SOSA MZA</text:p>
          </table:table-cell>
          <table:table-cell office:value-type="string" calcext:value-type="string">
            <text:p>162 MALCAYAE Y TROPERO SOSA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G-09-16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130" calcext:value-type="float">
            <text:p>162130</text:p>
          </table:table-cell>
          <table:table-cell office:value-type="string" calcext:value-type="string">
            <text:p>162C MZA MAL T.S.MPU</text:p>
          </table:table-cell>
          <table:table-cell office:value-type="string" calcext:value-type="string">
            <text:p>162 MENDOZA BARRIO MALCAYAE TROPERO SOSA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G-09-16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500" calcext:value-type="float">
            <text:p>162500</text:p>
          </table:table-cell>
          <table:table-cell office:value-type="string" calcext:value-type="string">
            <text:p>162C Ref.CG C Rioja</text:p>
          </table:table-cell>
          <table:table-cell office:value-type="string" calcext:value-type="string">
            <text:p>162 LINEA POR HSPITAL ITALIANO MENDOZA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G-09-16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500" calcext:value-type="float">
            <text:p>162500</text:p>
          </table:table-cell>
          <table:table-cell office:value-type="string" calcext:value-type="string">
            <text:p>162C Ref.CG C Rioja</text:p>
          </table:table-cell>
          <table:table-cell office:value-type="string" calcext:value-type="string">
            <text:p>MENDOZA POR LINEA MAIPU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G-09-16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501" calcext:value-type="float">
            <text:p>162501</text:p>
          </table:table-cell>
          <table:table-cell office:value-type="string" calcext:value-type="string">
            <text:p>162 BOEDO C.GOB MZA</text:p>
          </table:table-cell>
          <table:table-cell office:value-type="string" calcext:value-type="string">
            <text:p>162 POR BOEDO C/ CASA DE GOBIERNO MENDOZA <text:s/>codigo redbus 128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G-09-16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501" calcext:value-type="float">
            <text:p>162501</text:p>
          </table:table-cell>
          <table:table-cell office:value-type="string" calcext:value-type="string">
            <text:p>162 BOEDO C-GOB MPU</text:p>
          </table:table-cell>
          <table:table-cell office:value-type="string" calcext:value-type="string">
            <text:p>162 POR BOEDO <text:s/>CON CASA DE GOBIERNO MAIPÚ <text:s/>codigo redbus 128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G-09-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131" calcext:value-type="float">
            <text:p>163131</text:p>
          </table:table-cell>
          <table:table-cell office:value-type="string" calcext:value-type="string">
            <text:p>163 MAIPU-MZA P.NA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G-09-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131" calcext:value-type="float">
            <text:p>163131</text:p>
          </table:table-cell>
          <table:table-cell office:value-type="string" calcext:value-type="string">
            <text:p>163 MZA-MAIPU X NAZ</text:p>
          </table:table-cell>
          <table:table-cell office:value-type="string" calcext:value-type="string">
            <text:p>Mendoza-Maipú por Nazareno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G-09-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132" calcext:value-type="float">
            <text:p>163132</text:p>
          </table:table-cell>
          <table:table-cell office:value-type="string" calcext:value-type="string">
            <text:p>163-NAZARENO-CENTRO</text:p>
          </table:table-cell>
          <table:table-cell office:value-type="string" calcext:value-type="string">
            <text:p>RECORRIDO DESDE EL B NAZARENO AL CENTRO</text:p>
          </table:table-cell>
          <table:table-cell office:value-type="string" calcext:value-type="string">
            <text:p>163-B NAZARENO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G-09-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132" calcext:value-type="float">
            <text:p>163132</text:p>
          </table:table-cell>
          <table:table-cell office:value-type="string" calcext:value-type="string">
            <text:p>163 NAZARENO-VUELTA</text:p>
          </table:table-cell>
          <table:table-cell office:value-type="string" calcext:value-type="string">
            <text:p>RECORRIDO 163 NAZARENO DESDE EL CENTRO AL B <text:s/>NAZARENO</text:p>
          </table:table-cell>
          <table:table-cell office:value-type="string" calcext:value-type="string">
            <text:p>BARRIO NAZARENO</text:p>
          </table:table-cell>
          <table:table-cell table:number-columns-repeated="3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2791" calcext:value-type="float">
            <text:p>2791</text:p>
          </table:table-cell>
          <table:table-cell office:value-type="float" office:value="165148" calcext:value-type="float">
            <text:p>165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148" calcext:value-type="float">
            <text:p>165148</text:p>
          </table:table-cell>
          <table:table-cell office:value-type="string" calcext:value-type="string">
            <text:p>ESC COMERCIO COQUI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QUIMBITO</text:p>
          </table:table-cell>
          <table:table-cell table:number-columns-repeated="3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2792" calcext:value-type="float">
            <text:p>2792</text:p>
          </table:table-cell>
          <table:table-cell office:value-type="float" office:value="165149" calcext:value-type="float">
            <text:p>165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149" calcext:value-type="float">
            <text:p>165149</text:p>
          </table:table-cell>
          <table:table-cell office:value-type="string" calcext:value-type="string">
            <text:p>ESC COMERCIO S EDU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RRIO SAN EDUARDO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G-09-1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151" calcext:value-type="float">
            <text:p>165151</text:p>
          </table:table-cell>
          <table:table-cell office:value-type="string" calcext:value-type="string">
            <text:p>165 LOC COQ MPU</text:p>
          </table:table-cell>
          <table:table-cell office:value-type="string" calcext:value-type="string">
            <text:p>165 LOCAL COQUIMBITO MAIPU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G-09-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151" calcext:value-type="float">
            <text:p>165151</text:p>
          </table:table-cell>
          <table:table-cell office:value-type="string" calcext:value-type="string">
            <text:p>165 MPU COQUIMBITO</text:p>
          </table:table-cell>
          <table:table-cell office:value-type="string" calcext:value-type="string">
            <text:p>165 MAIPU COQUIMBITO </text:p>
          </table:table-cell>
          <table:table-cell office:value-type="string" calcext:value-type="string">
            <text:p>COQUIMBITO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G-09-165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153" calcext:value-type="float">
            <text:p>165153</text:p>
          </table:table-cell>
          <table:table-cell office:value-type="string" calcext:value-type="string">
            <text:p>ESC.GABRIELLI(maña)</text:p>
          </table:table-cell>
          <table:table-cell office:value-type="string" calcext:value-type="string">
            <text:p>ESCUELA GABRIELLI CORTO DE MAÑANA</text:p>
          </table:table-cell>
          <table:table-cell office:value-type="string" calcext:value-type="string">
            <text:p>ESC.GABRIELLI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G-09-165E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153" calcext:value-type="float">
            <text:p>165153</text:p>
          </table:table-cell>
          <table:table-cell office:value-type="string" calcext:value-type="string">
            <text:p>ESC.GABRIEL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ROL G-9</text:p>
          </table:table-cell>
          <table:table-cell table:number-columns-repeated="3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2790" calcext:value-type="float">
            <text:p>2790</text:p>
          </table:table-cell>
          <table:table-cell office:value-type="float" office:value="165154" calcext:value-type="float">
            <text:p>165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154" calcext:value-type="float">
            <text:p>165154</text:p>
          </table:table-cell>
          <table:table-cell office:value-type="string" calcext:value-type="string">
            <text:p>ESC GABRIELLI CORT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C GABRIELLI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G-09-165ES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155" calcext:value-type="float">
            <text:p>165155</text:p>
          </table:table-cell>
          <table:table-cell office:value-type="string" calcext:value-type="string">
            <text:p>165ES Esc. Gabrie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quimbito</text:p>
          </table:table-cell>
          <table:table-cell table:number-columns-repeated="3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G-09-165ES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155" calcext:value-type="float">
            <text:p>165155</text:p>
          </table:table-cell>
          <table:table-cell office:value-type="string" calcext:value-type="string">
            <text:p>LOCAL ESC.GABR LAR</text:p>
          </table:table-cell>
          <table:table-cell office:value-type="string" calcext:value-type="string">
            <text:p>LOCAL ESCULA GABRIELLI LARGO </text:p>
          </table:table-cell>
          <table:table-cell office:value-type="string" calcext:value-type="string">
            <text:p><text:s/>MAÑANA</text:p>
          </table:table-cell>
          <table:table-cell office:value-type="string" calcext:value-type="string">
            <text:p>ESC.GABRIELLI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G-09-165ES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156" calcext:value-type="float">
            <text:p>165156</text:p>
          </table:table-cell>
          <table:table-cell office:value-type="string" calcext:value-type="string">
            <text:p>ESCOLAR GABRI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COLAR</text:p>
          </table:table-cell>
          <table:table-cell table:number-columns-repeated="3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G-09-1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158" calcext:value-type="float">
            <text:p>165158</text:p>
          </table:table-cell>
          <table:table-cell office:value-type="string" calcext:value-type="string">
            <text:p>165 coq. san eduardo</text:p>
          </table:table-cell>
          <table:table-cell office:value-type="string" calcext:value-type="string">
            <text:p>165 COQUIMBITO MAIPÚ BARRIO SAN EDUARDO</text:p>
          </table:table-cell>
          <table:table-cell office:value-type="string" calcext:value-type="string">
            <text:p>Bº San Eduardo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G-09-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158" calcext:value-type="float">
            <text:p>165158</text:p>
          </table:table-cell>
          <table:table-cell office:value-type="string" calcext:value-type="string">
            <text:p>LOCAL COQUIM LUZUR</text:p>
          </table:table-cell>
          <table:table-cell office:value-type="string" calcext:value-type="string">
            <text:p>LOCAL COQUIMBITO LUZURIAGA</text:p>
          </table:table-cell>
          <table:table-cell office:value-type="string" calcext:value-type="string">
            <text:p>COQUIMBITO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G-09-1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161" calcext:value-type="float">
            <text:p>166161</text:p>
          </table:table-cell>
          <table:table-cell office:value-type="string" calcext:value-type="string">
            <text:p>166 UTMA S CAY P.VA</text:p>
          </table:table-cell>
          <table:table-cell office:value-type="string" calcext:value-type="string">
            <text:p>UTMA-SAN CAYETANO POR REDRO VARGAS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G-09-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161" calcext:value-type="float">
            <text:p>166161</text:p>
          </table:table-cell>
          <table:table-cell office:value-type="string" calcext:value-type="string">
            <text:p>166 UTMA-S.CAY-P.VAR</text:p>
          </table:table-cell>
          <table:table-cell office:value-type="string" calcext:value-type="string">
            <text:p>UTMA-SAN CAYETANO POR P. VARGAS</text:p>
          </table:table-cell>
          <table:table-cell office:value-type="string" calcext:value-type="string">
            <text:p>URQUIZA Y MALVONES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G-09-1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162" calcext:value-type="float">
            <text:p>166162</text:p>
          </table:table-cell>
          <table:table-cell office:value-type="string" calcext:value-type="string">
            <text:p>166 UTMA-S.CAY-LAMA</text:p>
          </table:table-cell>
          <table:table-cell office:value-type="string" calcext:value-type="string">
            <text:p>UTMA-SAN CAYETANO POR LAMADRID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G-09-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162" calcext:value-type="float">
            <text:p>166162</text:p>
          </table:table-cell>
          <table:table-cell office:value-type="string" calcext:value-type="string">
            <text:p>166 UTMA-S.CAY-LAMA</text:p>
          </table:table-cell>
          <table:table-cell office:value-type="string" calcext:value-type="string">
            <text:p>UTMA-SAN CAYETANO POR LAMADRID</text:p>
          </table:table-cell>
          <table:table-cell office:value-type="string" calcext:value-type="string">
            <text:p>URQUIZA Y MALVONES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G-09-1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163" calcext:value-type="float">
            <text:p>166163</text:p>
          </table:table-cell>
          <table:table-cell office:value-type="string" calcext:value-type="string">
            <text:p>163 UTMA ANTAR</text:p>
          </table:table-cell>
          <table:table-cell office:value-type="string" calcext:value-type="string">
            <text:p>163 UTMA ANTARTIDA 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G-09-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163" calcext:value-type="float">
            <text:p>166163</text:p>
          </table:table-cell>
          <table:table-cell office:value-type="string" calcext:value-type="string">
            <text:p>166 B ANTA-CTRO-DORR</text:p>
          </table:table-cell>
          <table:table-cell office:value-type="string" calcext:value-type="string">
            <text:p>BARRIO ANTARTIDA CENTRO POR DORREGO</text:p>
          </table:table-cell>
          <table:table-cell office:value-type="string" calcext:value-type="string">
            <text:p>Bº ANTARTIDA</text:p>
          </table:table-cell>
          <table:table-cell table:number-columns-repeated="3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G-09-1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164" calcext:value-type="float">
            <text:p>166164</text:p>
          </table:table-cell>
          <table:table-cell office:value-type="string" calcext:value-type="string">
            <text:p>166 NAZ-CG X DORR</text:p>
          </table:table-cell>
          <table:table-cell office:value-type="string" calcext:value-type="string">
            <text:p>NAZARENO CON CASA DE GOBIERNO POR DORREGO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G-09-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164" calcext:value-type="float">
            <text:p>166164</text:p>
          </table:table-cell>
          <table:table-cell office:value-type="string" calcext:value-type="string">
            <text:p>166 NAZAR CG XDOR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ZARENO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G-10-17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14" calcext:value-type="float">
            <text:p>171114</text:p>
          </table:table-cell>
          <table:table-cell office:value-type="string" calcext:value-type="string">
            <text:p>171 MPU.COQ.R.CR.MZA</text:p>
          </table:table-cell>
          <table:table-cell office:value-type="string" calcext:value-type="string">
            <text:p>Maipú - Coquimbito - 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G-10-17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15" calcext:value-type="float">
            <text:p>171115</text:p>
          </table:table-cell>
          <table:table-cell office:value-type="string" calcext:value-type="string">
            <text:p>171 MPU.COQ.R.CRZ.MZ</text:p>
          </table:table-cell>
          <table:table-cell office:value-type="string" calcext:value-type="string">
            <text:p>Maipú - Coquimbito - 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G-10-17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16" calcext:value-type="float">
            <text:p>171116</text:p>
          </table:table-cell>
          <table:table-cell office:value-type="string" calcext:value-type="string">
            <text:p>171 Mpu.R.Cruz-Mza</text:p>
          </table:table-cell>
          <table:table-cell office:value-type="string" calcext:value-type="string">
            <text:p>Maipú - 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G-10-17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17" calcext:value-type="float">
            <text:p>171117</text:p>
          </table:table-cell>
          <table:table-cell office:value-type="string" calcext:value-type="string">
            <text:p>171 Maipu.R.Cruz-Mdz</text:p>
          </table:table-cell>
          <table:table-cell office:value-type="string" calcext:value-type="string">
            <text:p>Maipu - 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G-10-17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18" calcext:value-type="float">
            <text:p>171118</text:p>
          </table:table-cell>
          <table:table-cell office:value-type="string" calcext:value-type="string">
            <text:p>171 V.VIÑ.GUTIERR.LC</text:p>
          </table:table-cell>
          <table:table-cell office:value-type="string" calcext:value-type="string">
            <text:p>171 V.VIÑEDO Z.ALCOHOLERA GUTIERREZ</text:p>
          </table:table-cell>
          <table:table-cell office:value-type="string" calcext:value-type="string">
            <text:p>V.VIÑEDO</text:p>
          </table:table-cell>
          <table:table-cell table:number-columns-repeated="3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G-10-17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118" calcext:value-type="float">
            <text:p>171118</text:p>
          </table:table-cell>
          <table:table-cell office:value-type="string" calcext:value-type="string">
            <text:p>171 Z.ALCOH.GUT.MPU</text:p>
          </table:table-cell>
          <table:table-cell office:value-type="string" calcext:value-type="string">
            <text:p>171 V.VIÑEDO Z.ALCOHOLERA GUTIERREZ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G-10-171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23" calcext:value-type="float">
            <text:p>171123</text:p>
          </table:table-cell>
          <table:table-cell office:value-type="string" calcext:value-type="string">
            <text:p>171 MPU.RPEÑA.MDZ</text:p>
          </table:table-cell>
          <table:table-cell office:value-type="string" calcext:value-type="string">
            <text:p>Maipú - Rodriguez Peña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G-10-171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123" calcext:value-type="float">
            <text:p>171123</text:p>
          </table:table-cell>
          <table:table-cell office:value-type="string" calcext:value-type="string">
            <text:p>171 R.CRUZ GUT.MAIPU</text:p>
          </table:table-cell>
          <table:table-cell office:value-type="string" calcext:value-type="string">
            <text:p>171 V.NUEVA R.CRUZ GUTIERREZ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G-10-171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25" calcext:value-type="float">
            <text:p>171125</text:p>
          </table:table-cell>
          <table:table-cell office:value-type="string" calcext:value-type="string">
            <text:p>171 Maipú-R.Peña-Mdz</text:p>
          </table:table-cell>
          <table:table-cell office:value-type="string" calcext:value-type="string">
            <text:p>Maipú - Rodriguez Peña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G-10-171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125" calcext:value-type="float">
            <text:p>171125</text:p>
          </table:table-cell>
          <table:table-cell office:value-type="string" calcext:value-type="string">
            <text:p>171 Mdz-R.Cruz-MPU</text:p>
          </table:table-cell>
          <table:table-cell office:value-type="string" calcext:value-type="string">
            <text:p>Mendoza - Rodeo de la Cruz -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G-10-171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145" calcext:value-type="float">
            <text:p>171145</text:p>
          </table:table-cell>
          <table:table-cell office:value-type="string" calcext:value-type="string">
            <text:p>171 R.CRUZ V.VIÑEDO</text:p>
          </table:table-cell>
          <table:table-cell office:value-type="string" calcext:value-type="string">
            <text:p>171 V.VIÑDO V.NUEVA R.CRUZ</text:p>
          </table:table-cell>
          <table:table-cell office:value-type="string" calcext:value-type="string">
            <text:p>V.VIÑEDO</text:p>
          </table:table-cell>
          <table:table-cell table:number-columns-repeated="3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G-10-171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45" calcext:value-type="float">
            <text:p>171145</text:p>
          </table:table-cell>
          <table:table-cell office:value-type="string" calcext:value-type="string">
            <text:p>171 MAIPÚ.R.CRUZ.MDZ</text:p>
          </table:table-cell>
          <table:table-cell office:value-type="string" calcext:value-type="string">
            <text:p>171V.NUEVA R.CRUZ X GUTIERRE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G-10-171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46" calcext:value-type="float">
            <text:p>171146</text:p>
          </table:table-cell>
          <table:table-cell office:value-type="string" calcext:value-type="string">
            <text:p>171 R.CRUZ MZA</text:p>
          </table:table-cell>
          <table:table-cell office:value-type="string" calcext:value-type="string">
            <text:p>171 V.VIÑEDO R.CRUZ V.NUEVA M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G-10-171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146" calcext:value-type="float">
            <text:p>171146</text:p>
          </table:table-cell>
          <table:table-cell office:value-type="string" calcext:value-type="string">
            <text:p>171 RCRUZ V.VIÑ.GUT</text:p>
          </table:table-cell>
          <table:table-cell office:value-type="string" calcext:value-type="string">
            <text:p>171 V.VIÑEDO V.NUEVA R.CRUZ GUTIRREZ 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G-10-171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47" calcext:value-type="float">
            <text:p>171147</text:p>
          </table:table-cell>
          <table:table-cell office:value-type="string" calcext:value-type="string">
            <text:p>171 R.CRUZ V.NUV.MZA</text:p>
          </table:table-cell>
          <table:table-cell office:value-type="string" calcext:value-type="string">
            <text:p>171 V.VIÑEDO R.CRUZ MZA R.CRUZ MAIPU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G-10-171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147" calcext:value-type="float">
            <text:p>171147</text:p>
          </table:table-cell>
          <table:table-cell office:value-type="string" calcext:value-type="string">
            <text:p>171 R.CRUZ GUT.MAIPU</text:p>
          </table:table-cell>
          <table:table-cell office:value-type="string" calcext:value-type="string">
            <text:p>171 V.NUEVA R.CRUZ GUTIERREZ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G-10-171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48" calcext:value-type="float">
            <text:p>171148</text:p>
          </table:table-cell>
          <table:table-cell office:value-type="string" calcext:value-type="string">
            <text:p>171 RCRUZ V.NUV.MZ</text:p>
          </table:table-cell>
          <table:table-cell office:value-type="string" calcext:value-type="string">
            <text:p>171 V.VIÑEDO V.NUEVA R.CRUZ M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G-10-171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49" calcext:value-type="float">
            <text:p>171149</text:p>
          </table:table-cell>
          <table:table-cell office:value-type="string" calcext:value-type="string">
            <text:p>171 MPU.VIÑ.RCRUZ.MZ</text:p>
          </table:table-cell>
          <table:table-cell office:value-type="string" calcext:value-type="string">
            <text:p>Maipú - Viejo Viñedo - 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G-10-171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149" calcext:value-type="float">
            <text:p>171149</text:p>
          </table:table-cell>
          <table:table-cell office:value-type="string" calcext:value-type="string">
            <text:p>171 MZ.RCRUZ.VVIÑEDO</text:p>
          </table:table-cell>
          <table:table-cell office:value-type="string" calcext:value-type="string">
            <text:p>Mendoza - Rodeo de la Cruz - Viejo Viñedo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G-10-171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50" calcext:value-type="float">
            <text:p>171150</text:p>
          </table:table-cell>
          <table:table-cell office:value-type="string" calcext:value-type="string">
            <text:p>171 MPU.VIÑ.RCRUZ.M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G-10-171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51" calcext:value-type="float">
            <text:p>171151</text:p>
          </table:table-cell>
          <table:table-cell office:value-type="string" calcext:value-type="string">
            <text:p>171 MPU.VIÑ.RCRUZ.MZ</text:p>
          </table:table-cell>
          <table:table-cell office:value-type="string" calcext:value-type="string">
            <text:p>Maipú - Viejo Viñedo - 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G-10-171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52" calcext:value-type="float">
            <text:p>171152</text:p>
          </table:table-cell>
          <table:table-cell office:value-type="string" calcext:value-type="string">
            <text:p>171 MPU.VIÑ.RCRUZ.MZ</text:p>
          </table:table-cell>
          <table:table-cell office:value-type="string" calcext:value-type="string">
            <text:p>Maipú - Viejo Viñedo - 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G-10-171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152" calcext:value-type="float">
            <text:p>171152</text:p>
          </table:table-cell>
          <table:table-cell office:value-type="string" calcext:value-type="string">
            <text:p>171 MZ.RCRUZ.MPU</text:p>
          </table:table-cell>
          <table:table-cell office:value-type="string" calcext:value-type="string">
            <text:p>Mendoza - Rodeo de la Cruz -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G-10-171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53" calcext:value-type="float">
            <text:p>171153</text:p>
          </table:table-cell>
          <table:table-cell office:value-type="string" calcext:value-type="string">
            <text:p>171 MPU.VIÑ.RCRUZ.MZ</text:p>
          </table:table-cell>
          <table:table-cell office:value-type="string" calcext:value-type="string">
            <text:p>Maipú - Viejo Viñedo - 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G-10-171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153" calcext:value-type="float">
            <text:p>171153</text:p>
          </table:table-cell>
          <table:table-cell office:value-type="string" calcext:value-type="string">
            <text:p>171 MZ.RCRUZ.VIÑ.MPU</text:p>
          </table:table-cell>
          <table:table-cell office:value-type="string" calcext:value-type="string">
            <text:p>Mendoza - Rodeo de la Cruz - Viejo Viñedo -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G-10-171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73" calcext:value-type="float">
            <text:p>171173</text:p>
          </table:table-cell>
          <table:table-cell office:value-type="string" calcext:value-type="string">
            <text:p>171 V.VIÑ.RCRUZ MZ</text:p>
          </table:table-cell>
          <table:table-cell office:value-type="string" calcext:value-type="string">
            <text:p>171 V.VIÑEDO V.NUEVA R.CRUZ GUTIERRE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G-10-171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174" calcext:value-type="float">
            <text:p>171174</text:p>
          </table:table-cell>
          <table:table-cell office:value-type="string" calcext:value-type="string">
            <text:p>171 MZ V.NVA.RCRUZ</text:p>
          </table:table-cell>
          <table:table-cell office:value-type="string" calcext:value-type="string">
            <text:p>171 V.VIÑEDO V.NUEVA R.CRUZ GUTIERREZ</text:p>
          </table:table-cell>
          <table:table-cell office:value-type="string" calcext:value-type="string">
            <text:p>MENDDOZA</text:p>
          </table:table-cell>
          <table:table-cell table:number-columns-repeated="3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3165" calcext:value-type="float">
            <text:p>3165</text:p>
          </table:table-cell>
          <table:table-cell office:value-type="float" office:value="171175" calcext:value-type="float">
            <text:p>171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75" calcext:value-type="float">
            <text:p>171175</text:p>
          </table:table-cell>
          <table:table-cell office:value-type="string" calcext:value-type="string">
            <text:p>171 R.CRUZ GUTIERR.</text:p>
          </table:table-cell>
          <table:table-cell office:value-type="string" calcext:value-type="string">
            <text:p>171 V.NUEVA R.CRUZ GUTIERREZ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G-10-17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119" calcext:value-type="float">
            <text:p>172119</text:p>
          </table:table-cell>
          <table:table-cell office:value-type="string" calcext:value-type="string">
            <text:p>172 Maipu-R.Cruz-Mdz</text:p>
          </table:table-cell>
          <table:table-cell office:value-type="string" calcext:value-type="string">
            <text:p>Maipu - 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G-10-17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120" calcext:value-type="float">
            <text:p>172120</text:p>
          </table:table-cell>
          <table:table-cell office:value-type="string" calcext:value-type="string">
            <text:p>172 Mpu-R.Cruz-Mdz</text:p>
          </table:table-cell>
          <table:table-cell office:value-type="string" calcext:value-type="string">
            <text:p>Maipú - 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G-10-17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121" calcext:value-type="float">
            <text:p>172121</text:p>
          </table:table-cell>
          <table:table-cell office:value-type="string" calcext:value-type="string">
            <text:p>172V.NUEV.R.CRUZ MZA</text:p>
          </table:table-cell>
          <table:table-cell office:value-type="string" calcext:value-type="string">
            <text:p>172 MAIPU.R.CRUZ RUTTINI ORTEGA 173</text:p>
          </table:table-cell>
          <table:table-cell office:value-type="string" calcext:value-type="string">
            <text:p>MENDDOZA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G-10-17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122" calcext:value-type="float">
            <text:p>172122</text:p>
          </table:table-cell>
          <table:table-cell office:value-type="string" calcext:value-type="string">
            <text:p>172Maipú-R.Cruz-Mdz</text:p>
          </table:table-cell>
          <table:table-cell office:value-type="string" calcext:value-type="string">
            <text:p>Maipú - 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G-10-17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122" calcext:value-type="float">
            <text:p>172122</text:p>
          </table:table-cell>
          <table:table-cell office:value-type="string" calcext:value-type="string">
            <text:p>172Mdz-R.Cruz-Maipú</text:p>
          </table:table-cell>
          <table:table-cell office:value-type="string" calcext:value-type="string">
            <text:p>Mendoza - Rodeo de la Cruz -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G-10-17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124" calcext:value-type="float">
            <text:p>172124</text:p>
          </table:table-cell>
          <table:table-cell office:value-type="string" calcext:value-type="string">
            <text:p>172- MPU.R.PEÑA.MDZ</text:p>
          </table:table-cell>
          <table:table-cell office:value-type="string" calcext:value-type="string">
            <text:p>Maipú - Rodriguez Peña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G-10-17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124" calcext:value-type="float">
            <text:p>172124</text:p>
          </table:table-cell>
          <table:table-cell office:value-type="string" calcext:value-type="string">
            <text:p>172 MDZ.R.CRUZ.MPU</text:p>
          </table:table-cell>
          <table:table-cell office:value-type="string" calcext:value-type="string">
            <text:p>Mendoza - Rodeo de la Cruz -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G-10-17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126" calcext:value-type="float">
            <text:p>172126</text:p>
          </table:table-cell>
          <table:table-cell office:value-type="string" calcext:value-type="string">
            <text:p>172 MPU R.PEÑA.R.MDZ</text:p>
          </table:table-cell>
          <table:table-cell office:value-type="string" calcext:value-type="string">
            <text:p>Maipú - Rodriguez Peña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G-10-17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126" calcext:value-type="float">
            <text:p>172126</text:p>
          </table:table-cell>
          <table:table-cell office:value-type="string" calcext:value-type="string">
            <text:p>172MDZ.R.CRUZ.MAIPÚ</text:p>
          </table:table-cell>
          <table:table-cell office:value-type="string" calcext:value-type="string">
            <text:p>Mendoza - Rodeo de la Cruz -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G-10-172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127" calcext:value-type="float">
            <text:p>172127</text:p>
          </table:table-cell>
          <table:table-cell office:value-type="string" calcext:value-type="string">
            <text:p>172 MDZ.R.CRUZ.MPÚ</text:p>
          </table:table-cell>
          <table:table-cell office:value-type="string" calcext:value-type="string">
            <text:p>Mendoza - Rodeo de la Cruz -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G-10-172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127" calcext:value-type="float">
            <text:p>172127</text:p>
          </table:table-cell>
          <table:table-cell office:value-type="string" calcext:value-type="string">
            <text:p>172 MAIPÚ.R.PEÑA.MDZ</text:p>
          </table:table-cell>
          <table:table-cell office:value-type="string" calcext:value-type="string">
            <text:p>Maipú - Rodriguez Peña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G-10-172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128" calcext:value-type="float">
            <text:p>172128</text:p>
          </table:table-cell>
          <table:table-cell office:value-type="string" calcext:value-type="string">
            <text:p>172 MDZ.R.CRUZ.MPÚ</text:p>
          </table:table-cell>
          <table:table-cell office:value-type="string" calcext:value-type="string">
            <text:p>Mendoza - Rodeo de la Cruz -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G-10-172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128" calcext:value-type="float">
            <text:p>172128</text:p>
          </table:table-cell>
          <table:table-cell office:value-type="string" calcext:value-type="string">
            <text:p>172 MAIPÚ.R.PEÑA.MDZ</text:p>
          </table:table-cell>
          <table:table-cell office:value-type="string" calcext:value-type="string">
            <text:p>Miapú - Rodriguez Peña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G-10-172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151" calcext:value-type="float">
            <text:p>172151</text:p>
          </table:table-cell>
          <table:table-cell office:value-type="string" calcext:value-type="string">
            <text:p>172 R.CRUZ.MDZ</text:p>
          </table:table-cell>
          <table:table-cell office:value-type="string" calcext:value-type="string">
            <text:p>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G-10-172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151" calcext:value-type="float">
            <text:p>172151</text:p>
          </table:table-cell>
          <table:table-cell office:value-type="string" calcext:value-type="string">
            <text:p>MDZ.R.CRUZ.MAIPÚ</text:p>
          </table:table-cell>
          <table:table-cell office:value-type="string" calcext:value-type="string">
            <text:p>Mendoza - Rodeo de la Cruz -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G-10-172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154" calcext:value-type="float">
            <text:p>172154</text:p>
          </table:table-cell>
          <table:table-cell office:value-type="string" calcext:value-type="string">
            <text:p>172 COQ.R.CRUZ MZA</text:p>
          </table:table-cell>
          <table:table-cell office:value-type="string" calcext:value-type="string">
            <text:p>172 V.NUEVA R.CRUZ COQ.T.SOS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G-10-172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175" calcext:value-type="float">
            <text:p>172175</text:p>
          </table:table-cell>
          <table:table-cell office:value-type="string" calcext:value-type="string">
            <text:p>172 R.CRUZ MZA</text:p>
          </table:table-cell>
          <table:table-cell office:value-type="string" calcext:value-type="string">
            <text:p>172 R.CRUZ V.NUEVA M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3309" calcext:value-type="float">
            <text:p>3309</text:p>
          </table:table-cell>
          <table:table-cell office:value-type="float" office:value="172314" calcext:value-type="float">
            <text:p>172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314" calcext:value-type="float">
            <text:p>172314</text:p>
          </table:table-cell>
          <table:table-cell office:value-type="string" calcext:value-type="string">
            <text:p>172CENS-MPU R.C.MZA</text:p>
          </table:table-cell>
          <table:table-cell office:value-type="string" calcext:value-type="string">
            <text:p>172 ESC.CENS MAIPU RODEO DE LA CRUZ COQUIMBITO 173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G-10-17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14" calcext:value-type="float">
            <text:p>173114</text:p>
          </table:table-cell>
          <table:table-cell office:value-type="string" calcext:value-type="string">
            <text:p>173 MDZ.R.PEÑA.MAIPÚ</text:p>
          </table:table-cell>
          <table:table-cell office:value-type="string" calcext:value-type="string">
            <text:p>Mendoza - Rodriguez Peña -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G-10-17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15" calcext:value-type="float">
            <text:p>173115</text:p>
          </table:table-cell>
          <table:table-cell office:value-type="string" calcext:value-type="string">
            <text:p>173MZ GCR.V.VIÑ Mpu.</text:p>
          </table:table-cell>
          <table:table-cell office:value-type="string" calcext:value-type="string">
            <text:p>Mendoza - G.Cruz - R.Peña - Coquimbito - V.Viñedo -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G-10-17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15" calcext:value-type="float">
            <text:p>173115</text:p>
          </table:table-cell>
          <table:table-cell office:value-type="string" calcext:value-type="string">
            <text:p>173 R.CRUZ.MDZ</text:p>
          </table:table-cell>
          <table:table-cell office:value-type="string" calcext:value-type="string">
            <text:p>Rodeo de la Cruz- Mza.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G-10-17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16" calcext:value-type="float">
            <text:p>173116</text:p>
          </table:table-cell>
          <table:table-cell office:value-type="string" calcext:value-type="string">
            <text:p>173 R.Cruz-Mdz</text:p>
          </table:table-cell>
          <table:table-cell office:value-type="string" calcext:value-type="string">
            <text:p>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G-10-17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16" calcext:value-type="float">
            <text:p>173116</text:p>
          </table:table-cell>
          <table:table-cell office:value-type="string" calcext:value-type="string">
            <text:p>173Mz-Rutt.Ort-Mpu</text:p>
          </table:table-cell>
          <table:table-cell office:value-type="string" calcext:value-type="string">
            <text:p>Mendoza - Ruttini - Ortega -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G-10-17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17" calcext:value-type="float">
            <text:p>173117</text:p>
          </table:table-cell>
          <table:table-cell office:value-type="string" calcext:value-type="string">
            <text:p>MAIPÚ.R.CRUZ.MDZ</text:p>
          </table:table-cell>
          <table:table-cell office:value-type="string" calcext:value-type="string">
            <text:p>Maipú - 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G-10-17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17" calcext:value-type="float">
            <text:p>173117</text:p>
          </table:table-cell>
          <table:table-cell office:value-type="string" calcext:value-type="string">
            <text:p>173B MZ.Z.ALC.ORT</text:p>
          </table:table-cell>
          <table:table-cell office:value-type="string" calcext:value-type="string">
            <text:p>Mendoza - Zona Alcoholera - Ortega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G-10-17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19" calcext:value-type="float">
            <text:p>173119</text:p>
          </table:table-cell>
          <table:table-cell office:value-type="string" calcext:value-type="string">
            <text:p>173 MZ GCRUZ.COQ.MPU</text:p>
          </table:table-cell>
          <table:table-cell office:value-type="string" calcext:value-type="string">
            <text:p>Mendoza - Plaza Godoy Cruz - R.Peña - Coquimbito - Maipú 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G-10-17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19" calcext:value-type="float">
            <text:p>173119</text:p>
          </table:table-cell>
          <table:table-cell office:value-type="string" calcext:value-type="string">
            <text:p>173 R.Cruz-Mdz</text:p>
          </table:table-cell>
          <table:table-cell office:value-type="string" calcext:value-type="string">
            <text:p>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G-10-17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20" calcext:value-type="float">
            <text:p>173120</text:p>
          </table:table-cell>
          <table:table-cell office:value-type="string" calcext:value-type="string">
            <text:p>173 R.Cruz-Mdz </text:p>
          </table:table-cell>
          <table:table-cell office:value-type="string" calcext:value-type="string">
            <text:p>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G-10-17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20" calcext:value-type="float">
            <text:p>173120</text:p>
          </table:table-cell>
          <table:table-cell office:value-type="string" calcext:value-type="string">
            <text:p>173 Mz-Rutt.Ort-MPU</text:p>
          </table:table-cell>
          <table:table-cell office:value-type="string" calcext:value-type="string">
            <text:p>Mendoza - Ruttini - Ortega -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G-10-17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21" calcext:value-type="float">
            <text:p>173121</text:p>
          </table:table-cell>
          <table:table-cell office:value-type="string" calcext:value-type="string">
            <text:p>173 R.de la Cruz-Mdz</text:p>
          </table:table-cell>
          <table:table-cell office:value-type="string" calcext:value-type="string">
            <text:p>Rodeo de la Cruz - Mendoza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G-10-17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21" calcext:value-type="float">
            <text:p>173121</text:p>
          </table:table-cell>
          <table:table-cell office:value-type="string" calcext:value-type="string">
            <text:p>173 Mdz.Z.Alcoho.Ort</text:p>
          </table:table-cell>
          <table:table-cell office:value-type="string" calcext:value-type="string">
            <text:p>Mendoza - Zona Alcoholera - Ortega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G-10-173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23" calcext:value-type="float">
            <text:p>173123</text:p>
          </table:table-cell>
          <table:table-cell office:value-type="string" calcext:value-type="string">
            <text:p>173 MAIPÚ.R.PEÑA.MDZ</text:p>
          </table:table-cell>
          <table:table-cell office:value-type="string" calcext:value-type="string">
            <text:p>Maipú - Rodriguez Peña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G-10-173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24" calcext:value-type="float">
            <text:p>173124</text:p>
          </table:table-cell>
          <table:table-cell office:value-type="string" calcext:value-type="string">
            <text:p>173 MAIPÚ.R.PEÑA.MDZ</text:p>
          </table:table-cell>
          <table:table-cell office:value-type="string" calcext:value-type="string">
            <text:p>Maipú - Rodriguez Peña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G-10-173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25" calcext:value-type="float">
            <text:p>173125</text:p>
          </table:table-cell>
          <table:table-cell office:value-type="string" calcext:value-type="string">
            <text:p>173 MPU.ORT.RPEÑA.MZ</text:p>
          </table:table-cell>
          <table:table-cell office:value-type="string" calcext:value-type="string">
            <text:p>Maipú - Ortega - Rodriguez Peña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G-10-173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26" calcext:value-type="float">
            <text:p>173126</text:p>
          </table:table-cell>
          <table:table-cell office:value-type="string" calcext:value-type="string">
            <text:p>173 MPU.ORT.RPEÑA.MZ</text:p>
          </table:table-cell>
          <table:table-cell office:value-type="string" calcext:value-type="string">
            <text:p>Maipú - Ortega - Rodriguez Peña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G-10-173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28" calcext:value-type="float">
            <text:p>173128</text:p>
          </table:table-cell>
          <table:table-cell office:value-type="string" calcext:value-type="string">
            <text:p>173 MPÚ.Z.ALCOHO.MZ</text:p>
          </table:table-cell>
          <table:table-cell office:value-type="string" calcext:value-type="string">
            <text:p>Maipú - Zona Alcoholera - Rodriguez Peña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G-10-173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29" calcext:value-type="float">
            <text:p>173129</text:p>
          </table:table-cell>
          <table:table-cell office:value-type="string" calcext:value-type="string">
            <text:p>173 EXP.MPU.RPEÑA MZ</text:p>
          </table:table-cell>
          <table:table-cell office:value-type="string" calcext:value-type="string">
            <text:p>Expreso <text:s/>Maipú - R.Peña Mza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G-10-173EX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29" calcext:value-type="float">
            <text:p>173129</text:p>
          </table:table-cell>
          <table:table-cell office:value-type="string" calcext:value-type="string">
            <text:p>173EXP.MZA MPU RPEÑA</text:p>
          </table:table-cell>
          <table:table-cell office:value-type="string" calcext:value-type="string">
            <text:p>Expreso Rodríguez Peña Mendoza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G-10-173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30" calcext:value-type="float">
            <text:p>173130</text:p>
          </table:table-cell>
          <table:table-cell office:value-type="string" calcext:value-type="string">
            <text:p>173 EXP.NECH.MPU MZA</text:p>
          </table:table-cell>
          <table:table-cell office:value-type="string" calcext:value-type="string">
            <text:p>Expreso <text:s/>Maipú <text:s text:c="2"/>Ortega Necochea Rodríguez Peña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G-10-173EX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30" calcext:value-type="float">
            <text:p>173130</text:p>
          </table:table-cell>
          <table:table-cell office:value-type="string" calcext:value-type="string">
            <text:p>173 EXP.NEC.MZA MPU</text:p>
          </table:table-cell>
          <table:table-cell office:value-type="string" calcext:value-type="string">
            <text:p>Expreso <text:s/>Ortega Necochea Rodríguez Peña Mendoza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G-10-173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48" calcext:value-type="float">
            <text:p>173148</text:p>
          </table:table-cell>
          <table:table-cell office:value-type="string" calcext:value-type="string">
            <text:p>173 Z.IND.GCRUZ V.V.</text:p>
          </table:table-cell>
          <table:table-cell office:value-type="string" calcext:value-type="string">
            <text:p>173 ZONA IND.PL.G.CRUZ COQ.T.SOSA V.VIÑ.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G-10-173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48" calcext:value-type="float">
            <text:p>173148</text:p>
          </table:table-cell>
          <table:table-cell office:value-type="string" calcext:value-type="string">
            <text:p>173 R.PEÑA.V.V.COQ</text:p>
          </table:table-cell>
          <table:table-cell office:value-type="string" calcext:value-type="string">
            <text:p>173 Z.IND.PL.G.CRUZ.COQ.T.SOSA V.VIÑEDO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G-10-173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50" calcext:value-type="float">
            <text:p>173150</text:p>
          </table:table-cell>
          <table:table-cell office:value-type="string" calcext:value-type="string">
            <text:p>173 R.CRUZ.MDZ</text:p>
          </table:table-cell>
          <table:table-cell office:value-type="string" calcext:value-type="string">
            <text:p>Rodeo de la Cruz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G-10-173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50" calcext:value-type="float">
            <text:p>173150</text:p>
          </table:table-cell>
          <table:table-cell office:value-type="string" calcext:value-type="string">
            <text:p>173 MZ.RPEÑA.VVIÑEDO</text:p>
          </table:table-cell>
          <table:table-cell office:value-type="string" calcext:value-type="string">
            <text:p>Mendoza - Rodriguez Peña - Viejo Viñedo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G-10-173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54" calcext:value-type="float">
            <text:p>173154</text:p>
          </table:table-cell>
          <table:table-cell office:value-type="string" calcext:value-type="string">
            <text:p>173 MZA R.PEÑA ORT.</text:p>
          </table:table-cell>
          <table:table-cell office:value-type="string" calcext:value-type="string">
            <text:p>173 ZONA IND.PL.GCRUZ ORT.V.VIÑED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G-10-173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54" calcext:value-type="float">
            <text:p>173154</text:p>
          </table:table-cell>
          <table:table-cell office:value-type="string" calcext:value-type="string">
            <text:p>173 RPEÑA V.VIÑ.ORT.</text:p>
          </table:table-cell>
          <table:table-cell office:value-type="string" calcext:value-type="string">
            <text:p>173 ZONA IND.PLA.G.CRUZ.COQ.T.SOSA .V.VIÑEDO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G-10-173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73" calcext:value-type="float">
            <text:p>173173</text:p>
          </table:table-cell>
          <table:table-cell office:value-type="string" calcext:value-type="string">
            <text:p>173 Z.IND.GCRUZ COQ</text:p>
          </table:table-cell>
          <table:table-cell office:value-type="string" calcext:value-type="string">
            <text:p>173 ZONA IND.PL.G.CRUZ COQ.T.SOS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G-10-173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73" calcext:value-type="float">
            <text:p>173173</text:p>
          </table:table-cell>
          <table:table-cell office:value-type="string" calcext:value-type="string">
            <text:p>173 R.PEÑA COQ.TSOSA</text:p>
          </table:table-cell>
          <table:table-cell office:value-type="string" calcext:value-type="string">
            <text:p>173 ZONA IND. PL.G.CRUZ COQ.T.SOA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G-10-173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74" calcext:value-type="float">
            <text:p>173174</text:p>
          </table:table-cell>
          <table:table-cell office:value-type="string" calcext:value-type="string">
            <text:p>173 COQ.R.PEÑA MZA</text:p>
          </table:table-cell>
          <table:table-cell office:value-type="string" calcext:value-type="string">
            <text:p>173 MAIPU R.PEÑA MZA R.CRUZ V.VIÑEDO 171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G-10-173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82" calcext:value-type="float">
            <text:p>173182</text:p>
          </table:table-cell>
          <table:table-cell office:value-type="string" calcext:value-type="string">
            <text:p>173MZA GC.B.MOR.MPU</text:p>
          </table:table-cell>
          <table:table-cell office:value-type="string" calcext:value-type="string">
            <text:p>MAIPU MENDOZA POR B.MORON - PTE OLIVE - PL. GODOY CRUZ 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G-10-173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82" calcext:value-type="float">
            <text:p>173182</text:p>
          </table:table-cell>
          <table:table-cell office:value-type="string" calcext:value-type="string">
            <text:p>173MPU.MZA MOR.GC.MZ</text:p>
          </table:table-cell>
          <table:table-cell office:value-type="string" calcext:value-type="string">
            <text:p>MAIPU MENDOZA POR B.MORON - PTE OLIVE - PL. GODOY CRUZ <text:s/>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G-10-173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96" calcext:value-type="float">
            <text:p>173196</text:p>
          </table:table-cell>
          <table:table-cell office:value-type="string" calcext:value-type="string">
            <text:p>173EXP.MPU.ACCEST.MZ</text:p>
          </table:table-cell>
          <table:table-cell office:value-type="string" calcext:value-type="string">
            <text:p>Expreso - Maipú - B° 25 De Mayo - Acceso Este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G-10-173EX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196" calcext:value-type="float">
            <text:p>173196</text:p>
          </table:table-cell>
          <table:table-cell office:value-type="string" calcext:value-type="string">
            <text:p>173 MZA ACCEST.MPU</text:p>
          </table:table-cell>
          <table:table-cell office:value-type="string" calcext:value-type="string">
            <text:p>Expreso Mendoza - Acceso Este - B° 25 De Mayo -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308" calcext:value-type="float">
            <text:p>3308</text:p>
          </table:table-cell>
          <table:table-cell office:value-type="float" office:value="173314" calcext:value-type="float">
            <text:p>173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314" calcext:value-type="float">
            <text:p>173314</text:p>
          </table:table-cell>
          <table:table-cell office:value-type="string" calcext:value-type="string">
            <text:p>173 R.CRUZ MZA</text:p>
          </table:table-cell>
          <table:table-cell office:value-type="string" calcext:value-type="string">
            <text:p>172 ESC.CENS MAIPU RODEO DE LA CRUZ COQUIMBITO 173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3308" calcext:value-type="float">
            <text:p>3308</text:p>
          </table:table-cell>
          <table:table-cell office:value-type="float" office:value="173314" calcext:value-type="float">
            <text:p>173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314" calcext:value-type="float">
            <text:p>173314</text:p>
          </table:table-cell>
          <table:table-cell office:value-type="string" calcext:value-type="string">
            <text:p>173 R.PEÑA COQ.MPU</text:p>
          </table:table-cell>
          <table:table-cell office:value-type="string" calcext:value-type="string">
            <text:p>172 ESC.CENS 172 MAIPU RODEO DE LA CRUZ COQUIMBITO 173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308" calcext:value-type="float">
            <text:p>3308</text:p>
          </table:table-cell>
          <table:table-cell office:value-type="float" office:value="173314" calcext:value-type="float">
            <text:p>173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314" calcext:value-type="float">
            <text:p>173314</text:p>
          </table:table-cell>
          <table:table-cell office:value-type="string" calcext:value-type="string">
            <text:p>173 R.PEÑA COQ.MPU</text:p>
          </table:table-cell>
          <table:table-cell office:value-type="string" calcext:value-type="string">
            <text:p>172 ESC.CENS 172 MAIPU RODEO DE LA CRUZ COQUIMBITO 173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G-10-174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131" calcext:value-type="float">
            <text:p>174131</text:p>
          </table:table-cell>
          <table:table-cell office:value-type="string" calcext:value-type="string">
            <text:p>174TSOSA MZA P.GCRUZ</text:p>
          </table:table-cell>
          <table:table-cell office:value-type="string" calcext:value-type="string">
            <text:p>B° Amupe - <text:s/>Tropero Sosa Mendoza por Plaza Godoy Cru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G-10-17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131" calcext:value-type="float">
            <text:p>174131</text:p>
          </table:table-cell>
          <table:table-cell office:value-type="string" calcext:value-type="string">
            <text:p>174MZA P.GCRUZ TSOSA</text:p>
          </table:table-cell>
          <table:table-cell office:value-type="string" calcext:value-type="string">
            <text:p>Mendoza por Plaza Godoy Cruz Maipú - Tropero Sosa - B° Amupe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G-10-174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132" calcext:value-type="float">
            <text:p>174132</text:p>
          </table:table-cell>
          <table:table-cell office:value-type="string" calcext:value-type="string">
            <text:p>174 T.SOSA MZA COST.</text:p>
          </table:table-cell>
          <table:table-cell office:value-type="string" calcext:value-type="string">
            <text:p>B° Amupe - Tropero Sosa - Mendoza por Costaner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G-10-17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132" calcext:value-type="float">
            <text:p>174132</text:p>
          </table:table-cell>
          <table:table-cell office:value-type="string" calcext:value-type="string">
            <text:p>174MZA P.GCRUZ TSOSA</text:p>
          </table:table-cell>
          <table:table-cell office:value-type="string" calcext:value-type="string">
            <text:p>Mendoza Por Pl.Godoy Cruz - Tropero Sosa B° Amupe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G-10-17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133" calcext:value-type="float">
            <text:p>174133</text:p>
          </table:table-cell>
          <table:table-cell office:value-type="string" calcext:value-type="string">
            <text:p>174R.ESC.MZA P.GCRUZ</text:p>
          </table:table-cell>
          <table:table-cell office:value-type="string" calcext:value-type="string">
            <text:p>B° Remedios de Escalada T.Sosa Maipú Mza por Plaza Godoy Cru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G-10-17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133" calcext:value-type="float">
            <text:p>174133</text:p>
          </table:table-cell>
          <table:table-cell office:value-type="string" calcext:value-type="string">
            <text:p>174MZA TSOSA P.GCRUZ</text:p>
          </table:table-cell>
          <table:table-cell office:value-type="string" calcext:value-type="string">
            <text:p>Mza por Plaza Godoy Cruz Maipú T.Sosa 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G-10-174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134" calcext:value-type="float">
            <text:p>174134</text:p>
          </table:table-cell>
          <table:table-cell office:value-type="string" calcext:value-type="string">
            <text:p>174 C.BARRO MZ GCRUZ</text:p>
          </table:table-cell>
          <table:table-cell office:value-type="string" calcext:value-type="string">
            <text:p>Castro Barros - Tropero Sosa Mza por Plaza de Godoy Cru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G-10-174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134" calcext:value-type="float">
            <text:p>174134</text:p>
          </table:table-cell>
          <table:table-cell office:value-type="string" calcext:value-type="string">
            <text:p>174 MZ P.GCRUZ TSOSA</text:p>
          </table:table-cell>
          <table:table-cell office:value-type="string" calcext:value-type="string">
            <text:p>Mza por Plaza de Godoy Cruz Tropero Sosa 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G-10-174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135" calcext:value-type="float">
            <text:p>174135</text:p>
          </table:table-cell>
          <table:table-cell office:value-type="string" calcext:value-type="string">
            <text:p>174 CBARROS MZA COST</text:p>
          </table:table-cell>
          <table:table-cell office:value-type="string" calcext:value-type="string">
            <text:p>Castro Barros - Tropero Sosa Mza por Costaner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G-10-174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135" calcext:value-type="float">
            <text:p>174135</text:p>
          </table:table-cell>
          <table:table-cell office:value-type="string" calcext:value-type="string">
            <text:p>174 MZ P.GCRUZ TSOSA</text:p>
          </table:table-cell>
          <table:table-cell office:value-type="string" calcext:value-type="string">
            <text:p>Mza Por Pl.Godoy Cruz Tropero Sosa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G-10-174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136" calcext:value-type="float">
            <text:p>174136</text:p>
          </table:table-cell>
          <table:table-cell office:value-type="string" calcext:value-type="string">
            <text:p>174T.S.MALC.MZ GCRUZ</text:p>
          </table:table-cell>
          <table:table-cell office:value-type="string" calcext:value-type="string">
            <text:p>B° Malcayae - Tropero Sosa Mendoza por Plaza Godoy Cru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G-10-174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136" calcext:value-type="float">
            <text:p>174136</text:p>
          </table:table-cell>
          <table:table-cell office:value-type="string" calcext:value-type="string">
            <text:p>174MZ GCRUZ MALC.T.S</text:p>
          </table:table-cell>
          <table:table-cell office:value-type="string" calcext:value-type="string">
            <text:p>Mendoza por Plaza Godoy Cruz B° Malcayae <text:s/>Tropero Sosa 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G-10-174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137" calcext:value-type="float">
            <text:p>174137</text:p>
          </table:table-cell>
          <table:table-cell office:value-type="string" calcext:value-type="string">
            <text:p>174 TSOSA Z.IND.MZA</text:p>
          </table:table-cell>
          <table:table-cell office:value-type="string" calcext:value-type="string">
            <text:p>B° Tropero Sosa - Zona Industria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G-10-174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178" calcext:value-type="float">
            <text:p>174178</text:p>
          </table:table-cell>
          <table:table-cell office:value-type="string" calcext:value-type="string">
            <text:p>1743ESQ.T.S.MALC.MZA</text:p>
          </table:table-cell>
          <table:table-cell office:value-type="string" calcext:value-type="string">
            <text:p>3 ESQUINAS TROPERO SOSA MALCAYAE MENDOZA POR PLAZA G. CRU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G-10-174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178" calcext:value-type="float">
            <text:p>174178</text:p>
          </table:table-cell>
          <table:table-cell office:value-type="string" calcext:value-type="string">
            <text:p>174MZA G.CRUZ T.SOSA</text:p>
          </table:table-cell>
          <table:table-cell office:value-type="string" calcext:value-type="string">
            <text:p>MENDOZA POR PLAZA G.CRUZ MALCAYAES T.SOSA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G-10-174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179" calcext:value-type="float">
            <text:p>174179</text:p>
          </table:table-cell>
          <table:table-cell office:value-type="string" calcext:value-type="string">
            <text:p>174MZA GCRUZ T.SOSA</text:p>
          </table:table-cell>
          <table:table-cell office:value-type="string" calcext:value-type="string">
            <text:p>174 B°AMUPE-T.SOSA MZA PL.G.CRUZ 3ESQ.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G-10-174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179" calcext:value-type="float">
            <text:p>174179</text:p>
          </table:table-cell>
          <table:table-cell office:value-type="string" calcext:value-type="string">
            <text:p>174MZA GCRUZ MPU T.S</text:p>
          </table:table-cell>
          <table:table-cell office:value-type="string" calcext:value-type="string">
            <text:p>MENDOZA POR PLAZA G. CRUZ MAIPU TROPERO SOSA B° AMUPE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G-10-174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180" calcext:value-type="float">
            <text:p>174180</text:p>
          </table:table-cell>
          <table:table-cell office:value-type="string" calcext:value-type="string">
            <text:p>174 TSOSA MPU.GC.MZ</text:p>
          </table:table-cell>
          <table:table-cell office:value-type="string" calcext:value-type="string">
            <text:p>B° AMUPE TROPERO SOSA MENDOZA POR P. GODOY CRUZ 3 ESQUINAS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G-10-174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180" calcext:value-type="float">
            <text:p>174180</text:p>
          </table:table-cell>
          <table:table-cell office:value-type="string" calcext:value-type="string">
            <text:p>174MZ MPU.TSOSA.3ESQ</text:p>
          </table:table-cell>
          <table:table-cell office:value-type="string" calcext:value-type="string">
            <text:p>MENDOZA POR P. GODOY CRUZ MAIPU TROPERO SOSA 3 ESQUINAS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G-10-174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193" calcext:value-type="float">
            <text:p>174193</text:p>
          </table:table-cell>
          <table:table-cell office:value-type="string" calcext:value-type="string">
            <text:p>174 TSOS.BJAZM.GC.MZ</text:p>
          </table:table-cell>
          <table:table-cell office:value-type="string" calcext:value-type="string">
            <text:p>B° Amupe -Tropero Sosa Mza por Pl. Godoy Cruz -(APERTURA LOS JAZMINES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G-10-174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193" calcext:value-type="float">
            <text:p>174193</text:p>
          </table:table-cell>
          <table:table-cell office:value-type="string" calcext:value-type="string">
            <text:p>174MZA MPU.JAZM.TSOS</text:p>
          </table:table-cell>
          <table:table-cell office:value-type="string" calcext:value-type="string">
            <text:p>Mza por Pl. Godoy Cruz - Maipú - B°Los Jazmines -Tropero Sosa - B° Amupe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G-10-17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247" calcext:value-type="float">
            <text:p>174247</text:p>
          </table:table-cell>
          <table:table-cell office:value-type="string" calcext:value-type="string">
            <text:p>174CHACH.MPU.MZA</text:p>
          </table:table-cell>
          <table:table-cell office:value-type="string" calcext:value-type="string">
            <text:p>Chachingo por Urquiza Paraíso Ruta 60 Malcayae - Maipú - R. Peña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G-10-175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211" calcext:value-type="float">
            <text:p>175211</text:p>
          </table:table-cell>
          <table:table-cell office:value-type="string" calcext:value-type="string">
            <text:p>175 MAIPU-LUJAN</text:p>
          </table:table-cell>
          <table:table-cell office:value-type="string" calcext:value-type="string">
            <text:p>Maipu - Lujan</text:p>
          </table:table-cell>
          <table:table-cell office:value-type="string" calcext:value-type="string">
            <text:p>LUJAN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G-10-175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211" calcext:value-type="float">
            <text:p>175211</text:p>
          </table:table-cell>
          <table:table-cell office:value-type="string" calcext:value-type="string">
            <text:p>175 LUJAN-MAIPU</text:p>
          </table:table-cell>
          <table:table-cell office:value-type="string" calcext:value-type="string">
            <text:p>LUJAN MAIPU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G-10-175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212" calcext:value-type="float">
            <text:p>175212</text:p>
          </table:table-cell>
          <table:table-cell office:value-type="string" calcext:value-type="string">
            <text:p>175 MPU LUJAN SUP </text:p>
          </table:table-cell>
          <table:table-cell office:value-type="string" calcext:value-type="string">
            <text:p>Maipú - Lujan - Maipú (Superiora de ida)</text:p>
          </table:table-cell>
          <table:table-cell office:value-type="string" calcext:value-type="string">
            <text:p>LUJAN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G-10-175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212" calcext:value-type="float">
            <text:p>175212</text:p>
          </table:table-cell>
          <table:table-cell office:value-type="string" calcext:value-type="string">
            <text:p>175 LUJAN MAIPU</text:p>
          </table:table-cell>
          <table:table-cell office:value-type="string" calcext:value-type="string">
            <text:p>LUJAN MAIPU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G-10-175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213" calcext:value-type="float">
            <text:p>175213</text:p>
          </table:table-cell>
          <table:table-cell office:value-type="string" calcext:value-type="string">
            <text:p>175 LUJAN MAIPU MZA</text:p>
          </table:table-cell>
          <table:table-cell office:value-type="string" calcext:value-type="string">
            <text:p>LUJAN MAIPU M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G-10-175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213" calcext:value-type="float">
            <text:p>175213</text:p>
          </table:table-cell>
          <table:table-cell office:value-type="string" calcext:value-type="string">
            <text:p>175 MZA MAIP LUJ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UJAN</text:p>
          </table:table-cell>
          <table:table-cell table:number-columns-repeated="3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G-10-175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214" calcext:value-type="float">
            <text:p>175214</text:p>
          </table:table-cell>
          <table:table-cell office:value-type="string" calcext:value-type="string">
            <text:p>175 MZA MAIP.LUJ.SUP</text:p>
          </table:table-cell>
          <table:table-cell office:value-type="string" calcext:value-type="string">
            <text:p>Mendoza - Lujan por Maipú (entra a la Superiora de ida y vuelta)</text:p>
          </table:table-cell>
          <table:table-cell office:value-type="string" calcext:value-type="string">
            <text:p>LUJAN</text:p>
          </table:table-cell>
          <table:table-cell table:number-columns-repeated="3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G-10-175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214" calcext:value-type="float">
            <text:p>175214</text:p>
          </table:table-cell>
          <table:table-cell office:value-type="string" calcext:value-type="string">
            <text:p>175 LUJ.MAIP.SUP MZA</text:p>
          </table:table-cell>
          <table:table-cell office:value-type="string" calcext:value-type="string">
            <text:p>Lujan por Maipú Mendoza - (entra a la Superiora de ida <text:s/>y vuelta)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G-10-175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298" calcext:value-type="float">
            <text:p>175298</text:p>
          </table:table-cell>
          <table:table-cell office:value-type="string" calcext:value-type="string">
            <text:p>175 MAIP.REC.LUJAN</text:p>
          </table:table-cell>
          <table:table-cell office:value-type="string" calcext:value-type="string">
            <text:p>Maipú - Recoaro - Luján</text:p>
          </table:table-cell>
          <table:table-cell office:value-type="string" calcext:value-type="string">
            <text:p>LUJAN</text:p>
          </table:table-cell>
          <table:table-cell table:number-columns-repeated="3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G-10-175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298" calcext:value-type="float">
            <text:p>175298</text:p>
          </table:table-cell>
          <table:table-cell office:value-type="string" calcext:value-type="string">
            <text:p>175 LUJAN REC.MAIPU</text:p>
          </table:table-cell>
          <table:table-cell office:value-type="string" calcext:value-type="string">
            <text:p>Luján - Recoaro - Maipú 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G-10-18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215" calcext:value-type="float">
            <text:p>181215</text:p>
          </table:table-cell>
          <table:table-cell office:value-type="string" calcext:value-type="string">
            <text:p>181MZA MPU.PMOL.CAGR</text:p>
          </table:table-cell>
          <table:table-cell office:value-type="string" calcext:value-type="string">
            <text:p>Mendoza - Pedro Molina - C. Agrarias(Superiora de vuelta) </text:p>
          </table:table-cell>
          <table:table-cell office:value-type="string" calcext:value-type="string">
            <text:p>FAC.C.AGRARIAS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G-10-18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215" calcext:value-type="float">
            <text:p>181215</text:p>
          </table:table-cell>
          <table:table-cell office:value-type="string" calcext:value-type="string">
            <text:p>181C.AGR.SUP.MPU.MZA</text:p>
          </table:table-cell>
          <table:table-cell office:value-type="string" calcext:value-type="string">
            <text:p>Mendoza - Pedro Molina - C. Agrarias(Superiora de vuelta)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G-10-18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216" calcext:value-type="float">
            <text:p>181216</text:p>
          </table:table-cell>
          <table:table-cell office:value-type="string" calcext:value-type="string">
            <text:p>181MZA MPU.SUP.CAGR</text:p>
          </table:table-cell>
          <table:table-cell office:value-type="string" calcext:value-type="string">
            <text:p>Mendoza - Pedro Molina - C. Agrarias(Superiora de ida ) - Maipú</text:p>
          </table:table-cell>
          <table:table-cell office:value-type="string" calcext:value-type="string">
            <text:p>FAC.C.AGRARIAS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G-10-18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216" calcext:value-type="float">
            <text:p>181216</text:p>
          </table:table-cell>
          <table:table-cell office:value-type="string" calcext:value-type="string">
            <text:p>181C.AGR.SUP.MPU.MZA</text:p>
          </table:table-cell>
          <table:table-cell office:value-type="string" calcext:value-type="string">
            <text:p>C. Agrarias - Pedro Molina - Maipú Mendoza <text:s/>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G-10-18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217" calcext:value-type="float">
            <text:p>181217</text:p>
          </table:table-cell>
          <table:table-cell office:value-type="string" calcext:value-type="string">
            <text:p>181MZA MPU.SUP.CAGR.</text:p>
          </table:table-cell>
          <table:table-cell office:value-type="string" calcext:value-type="string">
            <text:p>Mendoza - Pedro Molina - C. Agrarias(Superiora de ida ) - Maipú </text:p>
          </table:table-cell>
          <table:table-cell office:value-type="string" calcext:value-type="string">
            <text:p>FAC.C.AGRARIAS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G-10-18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217" calcext:value-type="float">
            <text:p>181217</text:p>
          </table:table-cell>
          <table:table-cell office:value-type="string" calcext:value-type="string">
            <text:p>181C.AGR.P.MOL.MPU</text:p>
          </table:table-cell>
          <table:table-cell office:value-type="string" calcext:value-type="string">
            <text:p>C. Agrarias - Pedro Molina - Maipú 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G-10-18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218" calcext:value-type="float">
            <text:p>181218</text:p>
          </table:table-cell>
          <table:table-cell office:value-type="string" calcext:value-type="string">
            <text:p>181MZA.MPU.SUP.C.AGR</text:p>
          </table:table-cell>
          <table:table-cell office:value-type="string" calcext:value-type="string">
            <text:p>Mendoza - Pedro Molina - C. Agrarias(Superiora de ida y de vuelta )</text:p>
          </table:table-cell>
          <table:table-cell office:value-type="string" calcext:value-type="string">
            <text:p>FAC.C.AGRARIAS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G-10-18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218" calcext:value-type="float">
            <text:p>181218</text:p>
          </table:table-cell>
          <table:table-cell office:value-type="string" calcext:value-type="string">
            <text:p>181C.AGR.SUP.MPU.MZA</text:p>
          </table:table-cell>
          <table:table-cell office:value-type="string" calcext:value-type="string">
            <text:p>C. Agrarias - Pedro Molina - (Superiora) Maipú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G-10-18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219" calcext:value-type="float">
            <text:p>181219</text:p>
          </table:table-cell>
          <table:table-cell office:value-type="string" calcext:value-type="string">
            <text:p>181 MPU.SUP.C.AGR</text:p>
          </table:table-cell>
          <table:table-cell office:value-type="string" calcext:value-type="string">
            <text:p><text:s/>Maipú Pedro Molina - C. Agrarias(Superiora)</text:p>
          </table:table-cell>
          <table:table-cell office:value-type="string" calcext:value-type="string">
            <text:p>FAC.C.AGRARIAS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G-10-18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219" calcext:value-type="float">
            <text:p>181219</text:p>
          </table:table-cell>
          <table:table-cell office:value-type="string" calcext:value-type="string">
            <text:p>181C.AGR.SUP.MPU.MZA</text:p>
          </table:table-cell>
          <table:table-cell office:value-type="string" calcext:value-type="string">
            <text:p>C. Agrarias - Pedro Molina (Superiora) - Maipú - Mendoza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G-10-18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220" calcext:value-type="float">
            <text:p>181220</text:p>
          </table:table-cell>
          <table:table-cell office:value-type="string" calcext:value-type="string">
            <text:p>181 MZA MAIP.P.MOL.</text:p>
          </table:table-cell>
          <table:table-cell office:value-type="string" calcext:value-type="string">
            <text:p>181MENDOZA PEDRO MOLINA C.AGRARIAS SUP.IDA </text:p>
          </table:table-cell>
          <table:table-cell office:value-type="string" calcext:value-type="string">
            <text:p>P.MOLINA</text:p>
          </table:table-cell>
          <table:table-cell table:number-columns-repeated="3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G-10-18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221" calcext:value-type="float">
            <text:p>181221</text:p>
          </table:table-cell>
          <table:table-cell office:value-type="string" calcext:value-type="string">
            <text:p>181MZA MPUSUP.C.AGR.</text:p>
          </table:table-cell>
          <table:table-cell office:value-type="string" calcext:value-type="string">
            <text:p>181 MZA P.MOLINA C.AGRARIAS SUPERIORA DE IDA</text:p>
          </table:table-cell>
          <table:table-cell office:value-type="string" calcext:value-type="string">
            <text:p>FAC.C.AGRARIAS</text:p>
          </table:table-cell>
          <table:table-cell table:number-columns-repeated="3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G-10-18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221" calcext:value-type="float">
            <text:p>181221</text:p>
          </table:table-cell>
          <table:table-cell office:value-type="string" calcext:value-type="string">
            <text:p>181P.MOL.MPU MZA</text:p>
          </table:table-cell>
          <table:table-cell office:value-type="string" calcext:value-type="string">
            <text:p>181 MZA P.MOLINA C.AGRARIS SUPERIORA ID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G-10-18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288" calcext:value-type="float">
            <text:p>181288</text:p>
          </table:table-cell>
          <table:table-cell office:value-type="string" calcext:value-type="string">
            <text:p>MAIPU MENDOZA </text:p>
          </table:table-cell>
          <table:table-cell office:value-type="string" calcext:value-type="string">
            <text:p>MAIPU MENDOZA (P.MOLINA C.AGRARIAS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G-10-18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163" calcext:value-type="float">
            <text:p>182163</text:p>
          </table:table-cell>
          <table:table-cell office:value-type="string" calcext:value-type="string">
            <text:p>182 V.CAST.MAIPU</text:p>
          </table:table-cell>
          <table:table-cell office:value-type="string" calcext:value-type="string">
            <text:p><text:s/>Maipú B° Canciller - Videla Castillo - Maipú (LOCAL)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G-10-18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63" calcext:value-type="float">
            <text:p>182163</text:p>
          </table:table-cell>
          <table:table-cell office:value-type="string" calcext:value-type="string">
            <text:p>182Mpu.Ba.Canc.VCast</text:p>
          </table:table-cell>
          <table:table-cell office:value-type="string" calcext:value-type="string">
            <text:p>Maipú Ba. Canciller - Videla Castillo - Maipu (LOCAL)</text:p>
          </table:table-cell>
          <table:table-cell office:value-type="string" calcext:value-type="string">
            <text:p>V.CASTILLO</text:p>
          </table:table-cell>
          <table:table-cell table:number-columns-repeated="3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G-10-18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64" calcext:value-type="float">
            <text:p>182164</text:p>
          </table:table-cell>
          <table:table-cell office:value-type="string" calcext:value-type="string">
            <text:p>182 Mpu.Canc.V.C.Esc</text:p>
          </table:table-cell>
          <table:table-cell office:value-type="string" calcext:value-type="string">
            <text:p><text:s/>Maipú B° Canciller - Videla Castillo - Maipú (LOCAL) hasta la Escuela Bernardo Ortiz</text:p>
          </table:table-cell>
          <table:table-cell office:value-type="string" calcext:value-type="string">
            <text:p>V.CASTILLO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G-10-18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164" calcext:value-type="float">
            <text:p>182164</text:p>
          </table:table-cell>
          <table:table-cell office:value-type="string" calcext:value-type="string">
            <text:p>182 V.CAST.MAIPU</text:p>
          </table:table-cell>
          <table:table-cell office:value-type="string" calcext:value-type="string">
            <text:p>Maipú B° Canciller - Videla Castillo - Maipú (LOCAL) hasta la Escuela Bernardo Orti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G-10-18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65" calcext:value-type="float">
            <text:p>182165</text:p>
          </table:table-cell>
          <table:table-cell office:value-type="string" calcext:value-type="string">
            <text:p>182MPU.V.CAST.CANC.</text:p>
          </table:table-cell>
          <table:table-cell office:value-type="string" calcext:value-type="string">
            <text:p>Maipú Videla Castillo B° Canciller- Maipú (LOCAL) </text:p>
          </table:table-cell>
          <table:table-cell office:value-type="string" calcext:value-type="string">
            <text:p>V.CASTILLO</text:p>
          </table:table-cell>
          <table:table-cell table:number-columns-repeated="3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G-10-18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165" calcext:value-type="float">
            <text:p>182165</text:p>
          </table:table-cell>
          <table:table-cell office:value-type="string" calcext:value-type="string">
            <text:p>182V.CASTILLO MAIPU</text:p>
          </table:table-cell>
          <table:table-cell office:value-type="string" calcext:value-type="string">
            <text:p>Maipú Videla Castillo B° Canciller- Maipú (LOCAL)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G-10-18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66" calcext:value-type="float">
            <text:p>182166</text:p>
          </table:table-cell>
          <table:table-cell office:value-type="string" calcext:value-type="string">
            <text:p>182MPU.V.C.CANC.ESC.</text:p>
          </table:table-cell>
          <table:table-cell office:value-type="string" calcext:value-type="string">
            <text:p>Maipú Videla Castillo B° Canciller- Maipú (LOCAL) hasta la Escuela Bernardo Ortiz</text:p>
          </table:table-cell>
          <table:table-cell office:value-type="string" calcext:value-type="string">
            <text:p>V.CASTILLO</text:p>
          </table:table-cell>
          <table:table-cell table:number-columns-repeated="3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G-10-18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166" calcext:value-type="float">
            <text:p>182166</text:p>
          </table:table-cell>
          <table:table-cell office:value-type="string" calcext:value-type="string">
            <text:p>182V.CASTILLO MAIPU</text:p>
          </table:table-cell>
          <table:table-cell office:value-type="string" calcext:value-type="string">
            <text:p>Maipú Videla Castillo B° Canciller- Maipú (LOCAL) hasta la Escuela Bernardo Ortiz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G-10-18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77" calcext:value-type="float">
            <text:p>182177</text:p>
          </table:table-cell>
          <table:table-cell office:value-type="string" calcext:value-type="string">
            <text:p>182MAIPU V.CAST.MZA</text:p>
          </table:table-cell>
          <table:table-cell office:value-type="string" calcext:value-type="string">
            <text:p>182 MAIPU VIDELA CASTILLO M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G-10-18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177" calcext:value-type="float">
            <text:p>182177</text:p>
          </table:table-cell>
          <table:table-cell office:value-type="string" calcext:value-type="string">
            <text:p>182MAIPU V.CAST.MZA</text:p>
          </table:table-cell>
          <table:table-cell office:value-type="string" calcext:value-type="string">
            <text:p>182 MAIPU VIDELA CASTILLO MENDOZA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G-10-182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22" calcext:value-type="float">
            <text:p>182222</text:p>
          </table:table-cell>
          <table:table-cell office:value-type="string" calcext:value-type="string">
            <text:p>182 3ESQ.SUP.MPU.MZA</text:p>
          </table:table-cell>
          <table:table-cell office:value-type="string" calcext:value-type="string">
            <text:p>Tres Esquinas (Superior) Maipú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G-10-182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22" calcext:value-type="float">
            <text:p>182222</text:p>
          </table:table-cell>
          <table:table-cell office:value-type="string" calcext:value-type="string">
            <text:p>182 MZA MPU 3ESQ.</text:p>
          </table:table-cell>
          <table:table-cell office:value-type="string" calcext:value-type="string">
            <text:p>182 MZA 3 ESQUINAS SUPERIORA DE VUELTA RIO MZA</text:p>
          </table:table-cell>
          <table:table-cell office:value-type="string" calcext:value-type="string">
            <text:p>3 ESQUINAS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G-10-182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23" calcext:value-type="float">
            <text:p>182223</text:p>
          </table:table-cell>
          <table:table-cell office:value-type="string" calcext:value-type="string">
            <text:p>182 3ESQUINAS MAIPU</text:p>
          </table:table-cell>
          <table:table-cell office:value-type="string" calcext:value-type="string">
            <text:p>Tres Esquinas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G-10-182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23" calcext:value-type="float">
            <text:p>182223</text:p>
          </table:table-cell>
          <table:table-cell office:value-type="string" calcext:value-type="string">
            <text:p>182MZA MPU SUP.3ESQ</text:p>
          </table:table-cell>
          <table:table-cell office:value-type="string" calcext:value-type="string">
            <text:p>182 MZA 3 ESQUINAS SUPERIORA DE IDA MAIPU</text:p>
          </table:table-cell>
          <table:table-cell office:value-type="string" calcext:value-type="string">
            <text:p>3 ESQUINAS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G-10-182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24" calcext:value-type="float">
            <text:p>182224</text:p>
          </table:table-cell>
          <table:table-cell office:value-type="string" calcext:value-type="string">
            <text:p>182MAIPU 3 ESQUINAS</text:p>
          </table:table-cell>
          <table:table-cell office:value-type="string" calcext:value-type="string">
            <text:p>Maipú - 3 Esquinas (x P.Molina) </text:p>
          </table:table-cell>
          <table:table-cell office:value-type="string" calcext:value-type="string">
            <text:p>3 ESQUINAS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G-10-182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24" calcext:value-type="float">
            <text:p>182224</text:p>
          </table:table-cell>
          <table:table-cell office:value-type="string" calcext:value-type="string">
            <text:p>182 3ESQ.SUP.MPU.MZA</text:p>
          </table:table-cell>
          <table:table-cell office:value-type="string" calcext:value-type="string">
            <text:p>182 MAIPU 3 ESQUINAS X P.MOLINA (SUPERIORA DE VUELTA)REGRESA X CRUZ DE PIEDRA - M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G-10-182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25" calcext:value-type="float">
            <text:p>182225</text:p>
          </table:table-cell>
          <table:table-cell office:value-type="string" calcext:value-type="string">
            <text:p>182 3ESQ.X P.MOL.MPU</text:p>
          </table:table-cell>
          <table:table-cell office:value-type="string" calcext:value-type="string">
            <text:p>Tres Esquinas por Pedro Molina -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G-10-182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25" calcext:value-type="float">
            <text:p>182225</text:p>
          </table:table-cell>
          <table:table-cell office:value-type="string" calcext:value-type="string">
            <text:p>182MZA MPU SUP 3ESQ.</text:p>
          </table:table-cell>
          <table:table-cell office:value-type="string" calcext:value-type="string">
            <text:p>182 MZA TRES ESQUINAS POR PEDRO MOLINA (SUPERIORA DE IDA) MAIPU</text:p>
          </table:table-cell>
          <table:table-cell office:value-type="string" calcext:value-type="string">
            <text:p>3 ESQUINAS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G-10-182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26" calcext:value-type="float">
            <text:p>182226</text:p>
          </table:table-cell>
          <table:table-cell office:value-type="string" calcext:value-type="string">
            <text:p>182 3ESQPM.SUPMPUMZA</text:p>
          </table:table-cell>
          <table:table-cell office:value-type="string" calcext:value-type="string">
            <text:p>Tres Esquinas por Pedro Molina (Superiora) Maipú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G-10-182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26" calcext:value-type="float">
            <text:p>182226</text:p>
          </table:table-cell>
          <table:table-cell office:value-type="string" calcext:value-type="string">
            <text:p>182 MZA 3ESQ.xP.MOL.</text:p>
          </table:table-cell>
          <table:table-cell office:value-type="string" calcext:value-type="string">
            <text:p>182 MENDOZA TRES EQUINAS POR P.MOLINA (SUPERIORA DE VTA) </text:p>
          </table:table-cell>
          <table:table-cell office:value-type="string" calcext:value-type="string">
            <text:p>3 ESQUINAS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G-10-182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27" calcext:value-type="float">
            <text:p>182227</text:p>
          </table:table-cell>
          <table:table-cell office:value-type="string" calcext:value-type="string">
            <text:p>182 MZA MPU 3ESQ.</text:p>
          </table:table-cell>
          <table:table-cell office:value-type="string" calcext:value-type="string">
            <text:p>182 MENDOZA TRES ESQUINAS X P.MOLINA</text:p>
          </table:table-cell>
          <table:table-cell office:value-type="string" calcext:value-type="string">
            <text:p>3 ESQUINAS</text:p>
          </table:table-cell>
          <table:table-cell table:number-columns-repeated="3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G-10-182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27" calcext:value-type="float">
            <text:p>182227</text:p>
          </table:table-cell>
          <table:table-cell office:value-type="string" calcext:value-type="string">
            <text:p>182 3ESQ.P.M.MPUMZA</text:p>
          </table:table-cell>
          <table:table-cell office:value-type="string" calcext:value-type="string">
            <text:p>182 TRES ESQUINAS x P.MOLINA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G-10-182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28" calcext:value-type="float">
            <text:p>182228</text:p>
          </table:table-cell>
          <table:table-cell office:value-type="string" calcext:value-type="string">
            <text:p>182 MPU 3ESQ.xP.MOL</text:p>
          </table:table-cell>
          <table:table-cell office:value-type="string" calcext:value-type="string">
            <text:p>Maipú - Tres Esquinas por Pedro Molina</text:p>
          </table:table-cell>
          <table:table-cell office:value-type="string" calcext:value-type="string">
            <text:p>3 EQUINAS</text:p>
          </table:table-cell>
          <table:table-cell table:number-columns-repeated="3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G-10-182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28" calcext:value-type="float">
            <text:p>182228</text:p>
          </table:table-cell>
          <table:table-cell office:value-type="string" calcext:value-type="string">
            <text:p>182 3ESQxP.M.MPU MZA</text:p>
          </table:table-cell>
          <table:table-cell office:value-type="string" calcext:value-type="string">
            <text:p>182 MAIPU TRES ESQUINAS POR P.MOLINA M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G-10-182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29" calcext:value-type="float">
            <text:p>182229</text:p>
          </table:table-cell>
          <table:table-cell office:value-type="string" calcext:value-type="string">
            <text:p>182MZA MPU.SUP3ESQPM</text:p>
          </table:table-cell>
          <table:table-cell office:value-type="string" calcext:value-type="string">
            <text:p>182 MENDOZA TRES ESQUINAS POR P.MOLINA (SUPERIORA DE IDA Y VUELTA)</text:p>
          </table:table-cell>
          <table:table-cell office:value-type="string" calcext:value-type="string">
            <text:p>3 ESQUINAS</text:p>
          </table:table-cell>
          <table:table-cell table:number-columns-repeated="3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G-10-182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29" calcext:value-type="float">
            <text:p>182229</text:p>
          </table:table-cell>
          <table:table-cell office:value-type="string" calcext:value-type="string">
            <text:p>182 3ESQPM.SUPMPUMZA</text:p>
          </table:table-cell>
          <table:table-cell office:value-type="string" calcext:value-type="string">
            <text:p>182 MENDOZA TRES ESQUINAS POR P.MOLINA (SUPERIORA DE IDA Y VUELTA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G-10-182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30" calcext:value-type="float">
            <text:p>182230</text:p>
          </table:table-cell>
          <table:table-cell office:value-type="string" calcext:value-type="string">
            <text:p>182MZA MPU3ESQ.xPM</text:p>
          </table:table-cell>
          <table:table-cell office:value-type="string" calcext:value-type="string">
            <text:p>182 MENDOZA - TRES ESQUINAS POR P.MOLINA HASTA RIO MZA</text:p>
          </table:table-cell>
          <table:table-cell office:value-type="string" calcext:value-type="string">
            <text:p>3 ESQUINAS</text:p>
          </table:table-cell>
          <table:table-cell table:number-columns-repeated="3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G-10-182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30" calcext:value-type="float">
            <text:p>182230</text:p>
          </table:table-cell>
          <table:table-cell office:value-type="string" calcext:value-type="string">
            <text:p>182 3ESQ.MPU MZA</text:p>
          </table:table-cell>
          <table:table-cell office:value-type="string" calcext:value-type="string">
            <text:p>182 MENDOZA TRES ESQUINAS X P.MOLINA HASTA RIO M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G-10-182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31" calcext:value-type="float">
            <text:p>182231</text:p>
          </table:table-cell>
          <table:table-cell office:value-type="string" calcext:value-type="string">
            <text:p>182 MZA MPU SUP REC.</text:p>
          </table:table-cell>
          <table:table-cell office:value-type="string" calcext:value-type="string">
            <text:p>182 MENDOZA RECOARO (SUPERIORA DE IDA)</text:p>
          </table:table-cell>
          <table:table-cell office:value-type="string" calcext:value-type="string">
            <text:p>RECOARO</text:p>
          </table:table-cell>
          <table:table-cell table:number-columns-repeated="3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G-10-182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31" calcext:value-type="float">
            <text:p>182231</text:p>
          </table:table-cell>
          <table:table-cell office:value-type="string" calcext:value-type="string">
            <text:p>182 REC.MPU.MZA</text:p>
          </table:table-cell>
          <table:table-cell office:value-type="string" calcext:value-type="string">
            <text:p>182 MENDOZA RECOARO (SUPERIORA DE IDA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G-10-182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32" calcext:value-type="float">
            <text:p>182232</text:p>
          </table:table-cell>
          <table:table-cell office:value-type="string" calcext:value-type="string">
            <text:p>182 MZA MPU SUP.REC.</text:p>
          </table:table-cell>
          <table:table-cell office:value-type="string" calcext:value-type="string">
            <text:p>182 MENDOZA RECOARO (SUPERIORA DE IDA)- MAIPU</text:p>
          </table:table-cell>
          <table:table-cell office:value-type="string" calcext:value-type="string">
            <text:p>RECOARO</text:p>
          </table:table-cell>
          <table:table-cell table:number-columns-repeated="3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G-10-182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32" calcext:value-type="float">
            <text:p>182232</text:p>
          </table:table-cell>
          <table:table-cell office:value-type="string" calcext:value-type="string">
            <text:p>182 RECOARO MAIPU</text:p>
          </table:table-cell>
          <table:table-cell office:value-type="string" calcext:value-type="string">
            <text:p>182 MENDOZA RECOARO (SUPERIORA DE IDA) - MAIPU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G-10-182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33" calcext:value-type="float">
            <text:p>182233</text:p>
          </table:table-cell>
          <table:table-cell office:value-type="string" calcext:value-type="string">
            <text:p>182 REC.SUP.MPU MZA</text:p>
          </table:table-cell>
          <table:table-cell office:value-type="string" calcext:value-type="string">
            <text:p>182 MEDOZA RECOARO (SUPERIORA DE VUELTA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G-10-182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33" calcext:value-type="float">
            <text:p>182233</text:p>
          </table:table-cell>
          <table:table-cell office:value-type="string" calcext:value-type="string">
            <text:p>182 MZA MPU REC.</text:p>
          </table:table-cell>
          <table:table-cell office:value-type="string" calcext:value-type="string">
            <text:p>182 MENDOZA RECOARO (SUPERIORA DE IDA)</text:p>
          </table:table-cell>
          <table:table-cell office:value-type="string" calcext:value-type="string">
            <text:p>RECOARO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G-10-182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34" calcext:value-type="float">
            <text:p>182234</text:p>
          </table:table-cell>
          <table:table-cell office:value-type="string" calcext:value-type="string">
            <text:p>182 MAIPU RECOARO</text:p>
          </table:table-cell>
          <table:table-cell office:value-type="string" calcext:value-type="string">
            <text:p>Maipú - Recoaro</text:p>
          </table:table-cell>
          <table:table-cell office:value-type="string" calcext:value-type="string">
            <text:p>RECOARO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G-10-182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34" calcext:value-type="float">
            <text:p>182234</text:p>
          </table:table-cell>
          <table:table-cell office:value-type="string" calcext:value-type="string">
            <text:p>182 REC.SUP.MPU MZA</text:p>
          </table:table-cell>
          <table:table-cell office:value-type="string" calcext:value-type="string">
            <text:p>182 MAIPU RECOARO (SUPERIORA DE VTA)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G-10-182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35" calcext:value-type="float">
            <text:p>182235</text:p>
          </table:table-cell>
          <table:table-cell office:value-type="string" calcext:value-type="string">
            <text:p>182 REC.SUP.MPU.MZA</text:p>
          </table:table-cell>
          <table:table-cell office:value-type="string" calcext:value-type="string">
            <text:p>182 RECOARO MENDOZA(SUPERIORA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G-10-182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36" calcext:value-type="float">
            <text:p>182236</text:p>
          </table:table-cell>
          <table:table-cell office:value-type="string" calcext:value-type="string">
            <text:p>182 MPU RECOARO</text:p>
          </table:table-cell>
          <table:table-cell office:value-type="string" calcext:value-type="string">
            <text:p>182 MAIPU RECOARO MENDOZA</text:p>
          </table:table-cell>
          <table:table-cell office:value-type="string" calcext:value-type="string">
            <text:p>RECOARO</text:p>
          </table:table-cell>
          <table:table-cell table:number-columns-repeated="3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G-10-182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36" calcext:value-type="float">
            <text:p>182236</text:p>
          </table:table-cell>
          <table:table-cell office:value-type="string" calcext:value-type="string">
            <text:p>182 REC.MPU.MZA</text:p>
          </table:table-cell>
          <table:table-cell office:value-type="string" calcext:value-type="string">
            <text:p>182 MAIPU RECOARO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G-10-182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37" calcext:value-type="float">
            <text:p>182237</text:p>
          </table:table-cell>
          <table:table-cell office:value-type="string" calcext:value-type="string">
            <text:p>182MZAMPU SUP.C.P. <text:s/></text:p>
          </table:table-cell>
          <table:table-cell office:value-type="string" calcext:value-type="string">
            <text:p>182 MENDOZA CRUZ DE PIEDRA(SUPERIORA DE IDA)MAIPU (OZAMIS Y V.ARANDA)</text:p>
          </table:table-cell>
          <table:table-cell office:value-type="string" calcext:value-type="string">
            <text:p>C.DE PIEDRA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G-10-182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37" calcext:value-type="float">
            <text:p>182237</text:p>
          </table:table-cell>
          <table:table-cell office:value-type="string" calcext:value-type="string">
            <text:p>182 C.PIEDRA MPU</text:p>
          </table:table-cell>
          <table:table-cell office:value-type="string" calcext:value-type="string">
            <text:p>182 MENDOZA CRUZ DE PIEDRA (SUPERIORA DE IDA)MAIPU (HASTA OZAMIS Y V.ARANDA)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G-10-182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38" calcext:value-type="float">
            <text:p>182238</text:p>
          </table:table-cell>
          <table:table-cell office:value-type="string" calcext:value-type="string">
            <text:p>182MZA.MPU SUP.C.P.</text:p>
          </table:table-cell>
          <table:table-cell office:value-type="string" calcext:value-type="string">
            <text:p>182 MENDOZA CRUZ DE PIEDRA (SUPERIORA DE IDA)MAIPU (HASTA V.ARANDA Y MAZA</text:p>
          </table:table-cell>
          <table:table-cell office:value-type="string" calcext:value-type="string">
            <text:p>CRUZ DE PIEDRA</text:p>
          </table:table-cell>
          <table:table-cell table:number-columns-repeated="3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G-10-182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38" calcext:value-type="float">
            <text:p>182238</text:p>
          </table:table-cell>
          <table:table-cell office:value-type="string" calcext:value-type="string">
            <text:p>182C.DE PIEDRA MPU</text:p>
          </table:table-cell>
          <table:table-cell office:value-type="string" calcext:value-type="string">
            <text:p>182 MENDOZA CRUZ DE PIEDRA (SUPERIORA DE IDA) MAIPU (HASTA V.ARANDA Y MAZA)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G-10-182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39" calcext:value-type="float">
            <text:p>182239</text:p>
          </table:table-cell>
          <table:table-cell office:value-type="string" calcext:value-type="string">
            <text:p>182 MZA MPU SUP.C.P.</text:p>
          </table:table-cell>
          <table:table-cell office:value-type="string" calcext:value-type="string">
            <text:p>182 MENDOZA CRUZ DE PIEDRA (SUPERIORA IDA Y VUELTA)</text:p>
          </table:table-cell>
          <table:table-cell office:value-type="string" calcext:value-type="string">
            <text:p>CRUZ DE PIEDRA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G-10-182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39" calcext:value-type="float">
            <text:p>182239</text:p>
          </table:table-cell>
          <table:table-cell office:value-type="string" calcext:value-type="string">
            <text:p>182 C.P.SUP.MPU MZA</text:p>
          </table:table-cell>
          <table:table-cell office:value-type="string" calcext:value-type="string">
            <text:p>182 MENDOZA CRUZ DE PIEDRA (SUPERIORA IDA Y VUELTA)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G-10-182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40" calcext:value-type="float">
            <text:p>182240</text:p>
          </table:table-cell>
          <table:table-cell office:value-type="string" calcext:value-type="string">
            <text:p>182 MZA MPU SUP.CH.</text:p>
          </table:table-cell>
          <table:table-cell office:value-type="string" calcext:value-type="string">
            <text:p>182 MENDOZA CHACHINGO POR RUSSELL (SUPERIORA IDA Y VUELTA)</text:p>
          </table:table-cell>
          <table:table-cell office:value-type="string" calcext:value-type="string">
            <text:p>CHACHINGO</text:p>
          </table:table-cell>
          <table:table-cell table:number-columns-repeated="3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G-10-182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40" calcext:value-type="float">
            <text:p>182240</text:p>
          </table:table-cell>
          <table:table-cell office:value-type="string" calcext:value-type="string">
            <text:p>182CHRUSS.SUP.MPUMZA</text:p>
          </table:table-cell>
          <table:table-cell office:value-type="string" calcext:value-type="string">
            <text:p>182 MENDOZA CHACHINGO POR RUSSELL (SUPERIORA DE IDA Y VUELTA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G-10-182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41" calcext:value-type="float">
            <text:p>182241</text:p>
          </table:table-cell>
          <table:table-cell office:value-type="string" calcext:value-type="string">
            <text:p>182 MPU CHACH.</text:p>
          </table:table-cell>
          <table:table-cell office:value-type="string" calcext:value-type="string">
            <text:p>182 MAIPU CHACHINGO POR RUSSELL - MENDOZA</text:p>
          </table:table-cell>
          <table:table-cell office:value-type="string" calcext:value-type="string">
            <text:p>CHACHINGO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G-10-182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41" calcext:value-type="float">
            <text:p>182241</text:p>
          </table:table-cell>
          <table:table-cell office:value-type="string" calcext:value-type="string">
            <text:p>182CH.RUSS.MPU MZA</text:p>
          </table:table-cell>
          <table:table-cell office:value-type="string" calcext:value-type="string">
            <text:p>182 MAIPU CHACHINGO POR RUSSELL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G-10-182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42" calcext:value-type="float">
            <text:p>182242</text:p>
          </table:table-cell>
          <table:table-cell office:value-type="string" calcext:value-type="string">
            <text:p>182MZA MPU RUSS.CHA</text:p>
          </table:table-cell>
          <table:table-cell office:value-type="string" calcext:value-type="string">
            <text:p>182 MENDOZA CHACHINGO POR RUSSELL (SUPERIORA DE VUELTA)</text:p>
          </table:table-cell>
          <table:table-cell office:value-type="string" calcext:value-type="string">
            <text:p>CHACHINGO</text:p>
          </table:table-cell>
          <table:table-cell table:number-columns-repeated="3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G-10-182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42" calcext:value-type="float">
            <text:p>182242</text:p>
          </table:table-cell>
          <table:table-cell office:value-type="string" calcext:value-type="string">
            <text:p>182CHRUSS.SUP.MPUMZA</text:p>
          </table:table-cell>
          <table:table-cell office:value-type="string" calcext:value-type="string">
            <text:p>182 MENDOZA CHACHINGO POR RUSSELL (SUPERIORA DE VUELTA 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G-10-182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43" calcext:value-type="float">
            <text:p>182243</text:p>
          </table:table-cell>
          <table:table-cell office:value-type="string" calcext:value-type="string">
            <text:p>182 CHACH.RUSS.MAIPU</text:p>
          </table:table-cell>
          <table:table-cell office:value-type="string" calcext:value-type="string">
            <text:p>Chachingo por Russell -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G-10-182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43" calcext:value-type="float">
            <text:p>182243</text:p>
          </table:table-cell>
          <table:table-cell office:value-type="string" calcext:value-type="string">
            <text:p>182MZA MPUSUP.RUSSCH</text:p>
          </table:table-cell>
          <table:table-cell office:value-type="string" calcext:value-type="string">
            <text:p>182 MENDOZA CHACHINGO POR RUSSELL (SUPERIORA DE IDA)- MAIPU</text:p>
          </table:table-cell>
          <table:table-cell office:value-type="string" calcext:value-type="string">
            <text:p>CHACHINGO</text:p>
          </table:table-cell>
          <table:table-cell table:number-columns-repeated="3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G-10-182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44" calcext:value-type="float">
            <text:p>182244</text:p>
          </table:table-cell>
          <table:table-cell office:value-type="string" calcext:value-type="string">
            <text:p>182 MZA MAIPU</text:p>
          </table:table-cell>
          <table:table-cell office:value-type="string" calcext:value-type="string">
            <text:p>182 MENDOZA MAIPU (CHACHINGO)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G-10-182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45" calcext:value-type="float">
            <text:p>182245</text:p>
          </table:table-cell>
          <table:table-cell office:value-type="string" calcext:value-type="string">
            <text:p>182MZA MPUCHACH.URQ.</text:p>
          </table:table-cell>
          <table:table-cell office:value-type="string" calcext:value-type="string">
            <text:p>182 MENDOZA CHACHINGO POR URQUIZA PARAISO POR RUTA 60 MENDOZA</text:p>
          </table:table-cell>
          <table:table-cell office:value-type="string" calcext:value-type="string">
            <text:p>CHACHINGO</text:p>
          </table:table-cell>
          <table:table-cell table:number-columns-repeated="3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G-10-182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45" calcext:value-type="float">
            <text:p>182245</text:p>
          </table:table-cell>
          <table:table-cell office:value-type="string" calcext:value-type="string">
            <text:p>182CHACH.URQ.MPUMZA</text:p>
          </table:table-cell>
          <table:table-cell office:value-type="string" calcext:value-type="string">
            <text:p>182 MENDOZA CHACHINGO POR URQUIZA PARAISO RUTA 60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G-10-182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46" calcext:value-type="float">
            <text:p>182246</text:p>
          </table:table-cell>
          <table:table-cell office:value-type="string" calcext:value-type="string">
            <text:p>182CHACHINGO URQ.MPU</text:p>
          </table:table-cell>
          <table:table-cell office:value-type="string" calcext:value-type="string">
            <text:p>Chachingo por Urquiza Paraíso Ruta 60 -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G-10-182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46" calcext:value-type="float">
            <text:p>182246</text:p>
          </table:table-cell>
          <table:table-cell office:value-type="string" calcext:value-type="string">
            <text:p>182MZAMPU CHACH.URQ.</text:p>
          </table:table-cell>
          <table:table-cell office:value-type="string" calcext:value-type="string">
            <text:p>182 MENDOZA CHACHINGO POR URQUIZA PARAISO RUTA 60 MAIPU</text:p>
          </table:table-cell>
          <table:table-cell office:value-type="string" calcext:value-type="string">
            <text:p>CHACHINGO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G-10-182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47" calcext:value-type="float">
            <text:p>182247</text:p>
          </table:table-cell>
          <table:table-cell office:value-type="string" calcext:value-type="string">
            <text:p>182MAIPU CHACH.URQ.</text:p>
          </table:table-cell>
          <table:table-cell office:value-type="string" calcext:value-type="string">
            <text:p>Maipú - Chachingo por Urquiza</text:p>
          </table:table-cell>
          <table:table-cell office:value-type="string" calcext:value-type="string">
            <text:p>CHACHINGO</text:p>
          </table:table-cell>
          <table:table-cell table:number-columns-repeated="3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G-10-182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48" calcext:value-type="float">
            <text:p>182248</text:p>
          </table:table-cell>
          <table:table-cell office:value-type="string" calcext:value-type="string">
            <text:p>182MZA MPUSUP3E.LUNL</text:p>
          </table:table-cell>
          <table:table-cell office:value-type="string" calcext:value-type="string">
            <text:p>182 MENDOZA LUNLUNTA POR EL BAJO (SUPERIORA IDA Y VUELTA)</text:p>
          </table:table-cell>
          <table:table-cell office:value-type="string" calcext:value-type="string">
            <text:p>LUNLUNTA</text:p>
          </table:table-cell>
          <table:table-cell table:number-columns-repeated="3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G-10-182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48" calcext:value-type="float">
            <text:p>182248</text:p>
          </table:table-cell>
          <table:table-cell office:value-type="string" calcext:value-type="string">
            <text:p>182LUNL.3E.SUPMPUMZA</text:p>
          </table:table-cell>
          <table:table-cell office:value-type="string" calcext:value-type="string">
            <text:p>182 MENDOZA LUNLUNTA POR EL BAJO (SUPERIORA IDA Y VUELTA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G-10-182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49" calcext:value-type="float">
            <text:p>182249</text:p>
          </table:table-cell>
          <table:table-cell office:value-type="string" calcext:value-type="string">
            <text:p>182MZA MAIP.SUP.LUNL</text:p>
          </table:table-cell>
          <table:table-cell office:value-type="string" calcext:value-type="string">
            <text:p>182 MENDOZA LUNLUNTA POR EL BAJO REGRESA POR EL ALTO (SUPERIORA DE IDA Y VUELTA)</text:p>
          </table:table-cell>
          <table:table-cell office:value-type="string" calcext:value-type="string">
            <text:p>LUNLUNTA</text:p>
          </table:table-cell>
          <table:table-cell table:number-columns-repeated="3"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G-10-182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49" calcext:value-type="float">
            <text:p>182249</text:p>
          </table:table-cell>
          <table:table-cell office:value-type="string" calcext:value-type="string">
            <text:p>182LUNL.SUP.MAIP.MZA</text:p>
          </table:table-cell>
          <table:table-cell office:value-type="string" calcext:value-type="string">
            <text:p>182 MENDOZA LUNLUNTA POR EL BAJO REGRESA POR EL ALTO (SUPERIORA DE IDA Y VUELTA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G-10-182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50" calcext:value-type="float">
            <text:p>182250</text:p>
          </table:table-cell>
          <table:table-cell office:value-type="string" calcext:value-type="string">
            <text:p>182MZA MAIP.SUP.LUNL</text:p>
          </table:table-cell>
          <table:table-cell office:value-type="string" calcext:value-type="string">
            <text:p>182 MENDOZA LUNLUNTA POR EL BAJO REGRESA POR EL ALTO (SUPERIORA DE IDA) MAIPU</text:p>
          </table:table-cell>
          <table:table-cell office:value-type="string" calcext:value-type="string">
            <text:p>LUNLUNTA</text:p>
          </table:table-cell>
          <table:table-cell table:number-columns-repeated="3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G-10-182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50" calcext:value-type="float">
            <text:p>182250</text:p>
          </table:table-cell>
          <table:table-cell office:value-type="string" calcext:value-type="string">
            <text:p>182 LUNLUNTA MAIPU</text:p>
          </table:table-cell>
          <table:table-cell office:value-type="string" calcext:value-type="string">
            <text:p>182 MENDOZA LUNLUNTA POR EL BAJO REGRESA POR EL ALTO (SUPERIORA DE IDA) MAIPU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G-10-182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51" calcext:value-type="float">
            <text:p>182251</text:p>
          </table:table-cell>
          <table:table-cell office:value-type="string" calcext:value-type="string">
            <text:p>182MZA MPU.SUP.LUNL.</text:p>
          </table:table-cell>
          <table:table-cell office:value-type="string" calcext:value-type="string">
            <text:p>182 MENDOZA LUNLUNTA POR EL ALTO REGRESA POR EL BAJO (SUPERIORA DE IDA)</text:p>
          </table:table-cell>
          <table:table-cell office:value-type="string" calcext:value-type="string">
            <text:p>LUNLUNTA</text:p>
          </table:table-cell>
          <table:table-cell table:number-columns-repeated="3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G-10-182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51" calcext:value-type="float">
            <text:p>182251</text:p>
          </table:table-cell>
          <table:table-cell office:value-type="string" calcext:value-type="string">
            <text:p>182 LUNL.MAIPU MZA</text:p>
          </table:table-cell>
          <table:table-cell office:value-type="string" calcext:value-type="string">
            <text:p>182 MENDOZA LUNLUNTA POR EL ALTO REGRESAPOR EL BAJO (SUPERIORA DE IDA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G-10-182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52" calcext:value-type="float">
            <text:p>182252</text:p>
          </table:table-cell>
          <table:table-cell office:value-type="string" calcext:value-type="string">
            <text:p>182MZA MAIP.SUP.LUNL</text:p>
          </table:table-cell>
          <table:table-cell office:value-type="string" calcext:value-type="string">
            <text:p>182 MENDOZA LUNLUNTA POR EL ALTO REGRESA POR EL BAJO (SUPERIORA DE IDA Y VUELTA)</text:p>
          </table:table-cell>
          <table:table-cell office:value-type="string" calcext:value-type="string">
            <text:p>LUNLUNTA</text:p>
          </table:table-cell>
          <table:table-cell table:number-columns-repeated="3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G-10-182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52" calcext:value-type="float">
            <text:p>182252</text:p>
          </table:table-cell>
          <table:table-cell office:value-type="string" calcext:value-type="string">
            <text:p>182LUNL.SUP.MAIP.MZA</text:p>
          </table:table-cell>
          <table:table-cell office:value-type="string" calcext:value-type="string">
            <text:p>182 MENDOZA LUNLUNTA POR EL ALTO REGRESA POR EL BAJO (SUPERIORA DE IDA Y VUELTA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G-10-182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53" calcext:value-type="float">
            <text:p>182253</text:p>
          </table:table-cell>
          <table:table-cell office:value-type="string" calcext:value-type="string">
            <text:p>182 MAIPU LUNLUNTA</text:p>
          </table:table-cell>
          <table:table-cell office:value-type="string" calcext:value-type="string">
            <text:p>182 MAIPU LUNLUNTA POR EL ALTO REGRESA POR EL BAJO (SUPERIORA DE VUELTA )MENDOZA</text:p>
          </table:table-cell>
          <table:table-cell office:value-type="string" calcext:value-type="string">
            <text:p>LUNLUNTA</text:p>
          </table:table-cell>
          <table:table-cell table:number-columns-repeated="3"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G-10-182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53" calcext:value-type="float">
            <text:p>182253</text:p>
          </table:table-cell>
          <table:table-cell office:value-type="string" calcext:value-type="string">
            <text:p>182LUNL.SUP.MAIP.MZA</text:p>
          </table:table-cell>
          <table:table-cell office:value-type="string" calcext:value-type="string">
            <text:p>182 MAIPU LUNLUNTA POR EL ALTO REGRESA POR EL BAJO (SUPERIORA DE VUELTA)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G-10-182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54" calcext:value-type="float">
            <text:p>182254</text:p>
          </table:table-cell>
          <table:table-cell office:value-type="string" calcext:value-type="string">
            <text:p>182 MZA MAIPU LUNL.</text:p>
          </table:table-cell>
          <table:table-cell office:value-type="string" calcext:value-type="string">
            <text:p>182 MENDOZA LUNLUNTA POR EL ALTO REGRESA POR EL BAJO</text:p>
          </table:table-cell>
          <table:table-cell office:value-type="string" calcext:value-type="string">
            <text:p>LUNLUNTA</text:p>
          </table:table-cell>
          <table:table-cell table:number-columns-repeated="3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G-10-182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54" calcext:value-type="float">
            <text:p>182254</text:p>
          </table:table-cell>
          <table:table-cell office:value-type="string" calcext:value-type="string">
            <text:p>182 LUNL.MAIPU MZA</text:p>
          </table:table-cell>
          <table:table-cell office:value-type="string" calcext:value-type="string">
            <text:p>182 MENDOZA LUNLUNTA POR EL ALTO REGRESA POR EL BAJ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G-10-182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68" calcext:value-type="float">
            <text:p>182268</text:p>
          </table:table-cell>
          <table:table-cell office:value-type="string" calcext:value-type="string">
            <text:p>182MZA MPU.3ESQ.PMOL</text:p>
          </table:table-cell>
          <table:table-cell office:value-type="string" calcext:value-type="string">
            <text:p>Mendoza - Maipú - Tres Esquina por Pedro Molina</text:p>
          </table:table-cell>
          <table:table-cell office:value-type="string" calcext:value-type="string">
            <text:p>3 ESQUINAS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G-10-182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68" calcext:value-type="float">
            <text:p>182268</text:p>
          </table:table-cell>
          <table:table-cell office:value-type="string" calcext:value-type="string">
            <text:p>182 3ESQ.PMOLINA MPU</text:p>
          </table:table-cell>
          <table:table-cell office:value-type="string" calcext:value-type="string">
            <text:p><text:s/>Tres Esquina por Pedro Molina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G-10-182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69" calcext:value-type="float">
            <text:p>182269</text:p>
          </table:table-cell>
          <table:table-cell office:value-type="string" calcext:value-type="string">
            <text:p>182 MAIP.C.DE PIEDRA</text:p>
          </table:table-cell>
          <table:table-cell office:value-type="string" calcext:value-type="string">
            <text:p>Maipú - Cruz de Piedra hasta Videla Aranda y Maza</text:p>
          </table:table-cell>
          <table:table-cell office:value-type="string" calcext:value-type="string">
            <text:p>CRUZ DE PIEDRA</text:p>
          </table:table-cell>
          <table:table-cell table:number-columns-repeated="3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G-10-182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69" calcext:value-type="float">
            <text:p>182269</text:p>
          </table:table-cell>
          <table:table-cell office:value-type="string" calcext:value-type="string">
            <text:p>182C.P.SUP.MPUMZA</text:p>
          </table:table-cell>
          <table:table-cell office:value-type="string" calcext:value-type="string">
            <text:p>Cruz de Piedra - (Superiora) Maipú - <text:s/>M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G-10-182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70" calcext:value-type="float">
            <text:p>182270</text:p>
          </table:table-cell>
          <table:table-cell office:value-type="string" calcext:value-type="string">
            <text:p>182 MAIPU CHACHINGO</text:p>
          </table:table-cell>
          <table:table-cell office:value-type="string" calcext:value-type="string">
            <text:p>Maipú - Chachingo por Russell </text:p>
          </table:table-cell>
          <table:table-cell office:value-type="string" calcext:value-type="string">
            <text:p>CHACHINGO</text:p>
          </table:table-cell>
          <table:table-cell table:number-columns-repeated="3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G-10-182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70" calcext:value-type="float">
            <text:p>182270</text:p>
          </table:table-cell>
          <table:table-cell office:value-type="string" calcext:value-type="string">
            <text:p>182CHRUSS.SUP.MPUMZA</text:p>
          </table:table-cell>
          <table:table-cell office:value-type="string" calcext:value-type="string">
            <text:p>Chachingo por Russell - Maipú - (Superiora)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G-10-182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71" calcext:value-type="float">
            <text:p>182271</text:p>
          </table:table-cell>
          <table:table-cell office:value-type="string" calcext:value-type="string">
            <text:p>182REC.LUNL.S.MPUMZA</text:p>
          </table:table-cell>
          <table:table-cell office:value-type="string" calcext:value-type="string">
            <text:p>Recoaro Lunlunta por el Bajo - Maipú(Superiora)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G-10-182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72" calcext:value-type="float">
            <text:p>182272</text:p>
          </table:table-cell>
          <table:table-cell office:value-type="string" calcext:value-type="string">
            <text:p>182MZA MPU.S.3E.LUNL</text:p>
          </table:table-cell>
          <table:table-cell office:value-type="string" calcext:value-type="string">
            <text:p><text:s/>Mendoza - Maipú(Superiora) - Tres Esquinas por Pedro Molina - Lunlunta </text:p>
          </table:table-cell>
          <table:table-cell office:value-type="string" calcext:value-type="string">
            <text:p>LUNLUNTA</text:p>
          </table:table-cell>
          <table:table-cell table:number-columns-repeated="3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G-10-182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72" calcext:value-type="float">
            <text:p>182272</text:p>
          </table:table-cell>
          <table:table-cell office:value-type="string" calcext:value-type="string">
            <text:p>182 LUNLUNTA MAIPU</text:p>
          </table:table-cell>
          <table:table-cell office:value-type="string" calcext:value-type="string">
            <text:p>Lunlunta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G-10-182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87" calcext:value-type="float">
            <text:p>182287</text:p>
          </table:table-cell>
          <table:table-cell office:value-type="string" calcext:value-type="string">
            <text:p>182MZA MAIP.SUP.LUNL</text:p>
          </table:table-cell>
          <table:table-cell office:value-type="string" calcext:value-type="string">
            <text:p>Mendoza - Maipú(Superiora) - Lunlunta por el Bajo regresa por el Alto </text:p>
          </table:table-cell>
          <table:table-cell office:value-type="string" calcext:value-type="string">
            <text:p>LUNLUNTA</text:p>
          </table:table-cell>
          <table:table-cell table:number-columns-repeated="3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G-10-182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287" calcext:value-type="float">
            <text:p>182287</text:p>
          </table:table-cell>
          <table:table-cell office:value-type="string" calcext:value-type="string">
            <text:p>182 LUNL.MAIPU MZA</text:p>
          </table:table-cell>
          <table:table-cell office:value-type="string" calcext:value-type="string">
            <text:p>Lunlunta - Maipú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G-10-18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55" calcext:value-type="float">
            <text:p>183255</text:p>
          </table:table-cell>
          <table:table-cell office:value-type="string" calcext:value-type="string">
            <text:p>183MZA MPU.BARRANCAS</text:p>
          </table:table-cell>
          <table:table-cell office:value-type="string" calcext:value-type="string">
            <text:p><text:s/>Mendoza - Maipú - Barrancas por el Alto ida y Vuelta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G-10-18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55" calcext:value-type="float">
            <text:p>183255</text:p>
          </table:table-cell>
          <table:table-cell office:value-type="string" calcext:value-type="string">
            <text:p>183 BARR.ALT.MPU.MZA</text:p>
          </table:table-cell>
          <table:table-cell office:value-type="string" calcext:value-type="string">
            <text:p>Barrancas por el Alto - Maipú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G-10-18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56" calcext:value-type="float">
            <text:p>183256</text:p>
          </table:table-cell>
          <table:table-cell office:value-type="string" calcext:value-type="string">
            <text:p>183MZA MPU.SUP.BAR.A</text:p>
          </table:table-cell>
          <table:table-cell office:value-type="string" calcext:value-type="string">
            <text:p>183 MENDOZA BARRANCAS POR EL ALTO Y VUELTA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G-10-18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56" calcext:value-type="float">
            <text:p>183256</text:p>
          </table:table-cell>
          <table:table-cell office:value-type="string" calcext:value-type="string">
            <text:p>183BARR.A.SUP.MPUMZA</text:p>
          </table:table-cell>
          <table:table-cell office:value-type="string" calcext:value-type="string">
            <text:p>183 MENDOZA BARRANCAS POR EL ALTO IDA Y VUELTA (SUPERIORA DE IDA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G-10-183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57" calcext:value-type="float">
            <text:p>183257</text:p>
          </table:table-cell>
          <table:table-cell office:value-type="string" calcext:value-type="string">
            <text:p>183MZA MAP.BARR.ALT</text:p>
          </table:table-cell>
          <table:table-cell office:value-type="string" calcext:value-type="string">
            <text:p>183 MENDOZA BARRANCAS POR EL ALTO IDA Y VUELTA (SUPERIORA DE VUELTA)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G-10-18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57" calcext:value-type="float">
            <text:p>183257</text:p>
          </table:table-cell>
          <table:table-cell office:value-type="string" calcext:value-type="string">
            <text:p>183BARR.A.SUP.MPUMZA</text:p>
          </table:table-cell>
          <table:table-cell office:value-type="string" calcext:value-type="string">
            <text:p>183 MENDOZA BARRANCAS POR EL ALTO IDA Y VUELTA (SUPERIORA DE VUELTA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G-10-18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58" calcext:value-type="float">
            <text:p>183258</text:p>
          </table:table-cell>
          <table:table-cell office:value-type="string" calcext:value-type="string">
            <text:p>183MZA MAIP.BARR.ALT</text:p>
          </table:table-cell>
          <table:table-cell office:value-type="string" calcext:value-type="string">
            <text:p>183 MENDOZA BARRANCAS POR EL ALTO REGRESA POR EL CARRIL (SUPERIORA DE VUELTA)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G-10-18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58" calcext:value-type="float">
            <text:p>183258</text:p>
          </table:table-cell>
          <table:table-cell office:value-type="string" calcext:value-type="string">
            <text:p>183BARR.C.SUP.MPUMZA</text:p>
          </table:table-cell>
          <table:table-cell office:value-type="string" calcext:value-type="string">
            <text:p>183 MENDOZA BARRANCAS POR EL ALTO REGRESA POR EL CARRIL (SUPERIORA DE VUELTA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G-10-18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59" calcext:value-type="float">
            <text:p>183259</text:p>
          </table:table-cell>
          <table:table-cell office:value-type="string" calcext:value-type="string">
            <text:p>183MAIPU BARR.CARRIL</text:p>
          </table:table-cell>
          <table:table-cell office:value-type="string" calcext:value-type="string">
            <text:p>Maipú - Barrancas por el carril 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G-10-18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59" calcext:value-type="float">
            <text:p>183259</text:p>
          </table:table-cell>
          <table:table-cell office:value-type="string" calcext:value-type="string">
            <text:p>183BARR.ALT.MAIP.MZA</text:p>
          </table:table-cell>
          <table:table-cell office:value-type="string" calcext:value-type="string">
            <text:p>183 MAIPU BARRANCAS POR EL CARRIL REGRESA POR EL ALTO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G-10-183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60" calcext:value-type="float">
            <text:p>183260</text:p>
          </table:table-cell>
          <table:table-cell office:value-type="string" calcext:value-type="string">
            <text:p>183MPU.R.60 BARR.ALT</text:p>
          </table:table-cell>
          <table:table-cell office:value-type="string" calcext:value-type="string">
            <text:p>Maipú - Ruta N° 60 - Barrancas por el alto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G-10-18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60" calcext:value-type="float">
            <text:p>183260</text:p>
          </table:table-cell>
          <table:table-cell office:value-type="string" calcext:value-type="string">
            <text:p>183BARRC.R60 MPU.MZA</text:p>
          </table:table-cell>
          <table:table-cell office:value-type="string" calcext:value-type="string">
            <text:p>Barrancas por el carril - Ruta N° 60 - (Superiora)Maipú <text:s/>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G-10-18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61" calcext:value-type="float">
            <text:p>183261</text:p>
          </table:table-cell>
          <table:table-cell office:value-type="string" calcext:value-type="string">
            <text:p>183MZA BARR.xURQ.ALT</text:p>
          </table:table-cell>
          <table:table-cell office:value-type="string" calcext:value-type="string">
            <text:p>Mendoza - Maipú - Barrancas por Urquiza por el Alto 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G-10-18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61" calcext:value-type="float">
            <text:p>183261</text:p>
          </table:table-cell>
          <table:table-cell office:value-type="string" calcext:value-type="string">
            <text:p>183BARRxURQ.A.MPUMZA</text:p>
          </table:table-cell>
          <table:table-cell office:value-type="string" calcext:value-type="string">
            <text:p>Barrancas por Urquiza - por el Alto - Maipú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G-10-18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62" calcext:value-type="float">
            <text:p>183262</text:p>
          </table:table-cell>
          <table:table-cell office:value-type="string" calcext:value-type="string">
            <text:p>183MPU BARR.URQ.CARR</text:p>
          </table:table-cell>
          <table:table-cell office:value-type="string" calcext:value-type="string">
            <text:p>Maipú - Barrancas por Urquiza por el Carril 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G-10-18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62" calcext:value-type="float">
            <text:p>183262</text:p>
          </table:table-cell>
          <table:table-cell office:value-type="string" calcext:value-type="string">
            <text:p>183BARRxURQ.A.MPUMZA</text:p>
          </table:table-cell>
          <table:table-cell office:value-type="string" calcext:value-type="string">
            <text:p>Barrancas por Urquiza Regresa por el Alto - Maipú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G-10-18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63" calcext:value-type="float">
            <text:p>183263</text:p>
          </table:table-cell>
          <table:table-cell office:value-type="string" calcext:value-type="string">
            <text:p>183BARR.URQ.CARR.MPU</text:p>
          </table:table-cell>
          <table:table-cell office:value-type="string" calcext:value-type="string">
            <text:p>Barrancas por Urquiza por el Carril -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G-10-183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63" calcext:value-type="float">
            <text:p>183263</text:p>
          </table:table-cell>
          <table:table-cell office:value-type="string" calcext:value-type="string">
            <text:p>183MZA MPU.BAR.URQ.A</text:p>
          </table:table-cell>
          <table:table-cell office:value-type="string" calcext:value-type="string">
            <text:p>Mendoza - Maipú - Barrancas por Urquiza por el Alto 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G-10-183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64" calcext:value-type="float">
            <text:p>183264</text:p>
          </table:table-cell>
          <table:table-cell office:value-type="string" calcext:value-type="string">
            <text:p>183BARR x CARRIL.MPU</text:p>
          </table:table-cell>
          <table:table-cell office:value-type="string" calcext:value-type="string">
            <text:p>Barrancas por el Carril - Russell -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G-10-183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64" calcext:value-type="float">
            <text:p>183264</text:p>
          </table:table-cell>
          <table:table-cell office:value-type="string" calcext:value-type="string">
            <text:p>183MZA MPU.BARRURQ.A</text:p>
          </table:table-cell>
          <table:table-cell office:value-type="string" calcext:value-type="string">
            <text:p>Mendoza - Maipú - Barrancas por Urquiza por el Alto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G-10-183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65" calcext:value-type="float">
            <text:p>183265</text:p>
          </table:table-cell>
          <table:table-cell office:value-type="string" calcext:value-type="string">
            <text:p>MAIPU MZA(BARR.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G-10-183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66" calcext:value-type="float">
            <text:p>183266</text:p>
          </table:table-cell>
          <table:table-cell office:value-type="string" calcext:value-type="string">
            <text:p>183MZA MPU.BAR.URQ.A</text:p>
          </table:table-cell>
          <table:table-cell office:value-type="string" calcext:value-type="string">
            <text:p>Mendoza - Maipú - Barrancas por Urquiza por el Alto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G-10-183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66" calcext:value-type="float">
            <text:p>183266</text:p>
          </table:table-cell>
          <table:table-cell office:value-type="string" calcext:value-type="string">
            <text:p>183BARR.URQ.ALT.MPU</text:p>
          </table:table-cell>
          <table:table-cell office:value-type="string" calcext:value-type="string">
            <text:p>Barrancas por Urquiza por el Alto - Maipú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G-10-183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73" calcext:value-type="float">
            <text:p>183273</text:p>
          </table:table-cell>
          <table:table-cell office:value-type="string" calcext:value-type="string">
            <text:p>183BARR.A.SUP.MPUMZA</text:p>
          </table:table-cell>
          <table:table-cell office:value-type="string" calcext:value-type="string">
            <text:p>Barrancas por el Alto - Maipú(Superiora)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G-10-183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73" calcext:value-type="float">
            <text:p>183273</text:p>
          </table:table-cell>
          <table:table-cell office:value-type="string" calcext:value-type="string">
            <text:p>183MZA MPU.SUP.BARR</text:p>
          </table:table-cell>
          <table:table-cell office:value-type="string" calcext:value-type="string">
            <text:p>Mendoza - Maipú (Superiora) - Barranca por el Alto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G-10-183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74" calcext:value-type="float">
            <text:p>183274</text:p>
          </table:table-cell>
          <table:table-cell table:number-columns-repeated="2" office:value-type="string" calcext:value-type="string">
            <text:p>183MPU.BARR.URQ.CARR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G-10-183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74" calcext:value-type="float">
            <text:p>183274</text:p>
          </table:table-cell>
          <table:table-cell office:value-type="string" calcext:value-type="string">
            <text:p>183BARRxURQ.C.MPUMZA</text:p>
          </table:table-cell>
          <table:table-cell office:value-type="string" calcext:value-type="string">
            <text:p>183MPU.BARR.URQ.CARR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G-10-183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94" calcext:value-type="float">
            <text:p>183294</text:p>
          </table:table-cell>
          <table:table-cell office:value-type="string" calcext:value-type="string">
            <text:p>183 MAIPU BARR. ALT</text:p>
          </table:table-cell>
          <table:table-cell office:value-type="string" calcext:value-type="string">
            <text:p>Maipú Barrancas por el alto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G-10-183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294" calcext:value-type="float">
            <text:p>183294</text:p>
          </table:table-cell>
          <table:table-cell office:value-type="string" calcext:value-type="string">
            <text:p>183 BARR.ALT.MAIPU</text:p>
          </table:table-cell>
          <table:table-cell office:value-type="string" calcext:value-type="string">
            <text:p>183 MAIPÚ BARRANCAS MAIPÚ <text:s/>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3310" calcext:value-type="float">
            <text:p>3310</text:p>
          </table:table-cell>
          <table:table-cell office:value-type="float" office:value="183317" calcext:value-type="float">
            <text:p>183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317" calcext:value-type="float">
            <text:p>183317</text:p>
          </table:table-cell>
          <table:table-cell office:value-type="string" calcext:value-type="string">
            <text:p>183MPU BARR.ESC.C.P.</text:p>
          </table:table-cell>
          <table:table-cell office:value-type="string" calcext:value-type="string">
            <text:p>183 MAIPU BARRANCAS MAIPU (ESC.CRUZ DE PIEDRA)</text:p>
          </table:table-cell>
          <table:table-cell office:value-type="string" calcext:value-type="string">
            <text:p>BARRANCAS</text:p>
          </table:table-cell>
          <table:table-cell table:number-columns-repeated="3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3310" calcext:value-type="float">
            <text:p>3310</text:p>
          </table:table-cell>
          <table:table-cell office:value-type="float" office:value="183317" calcext:value-type="float">
            <text:p>183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317" calcext:value-type="float">
            <text:p>183317</text:p>
          </table:table-cell>
          <table:table-cell office:value-type="string" calcext:value-type="string">
            <text:p>183 BARRANCAS MAIPU</text:p>
          </table:table-cell>
          <table:table-cell office:value-type="string" calcext:value-type="string">
            <text:p>183 MAIPU BARRANCAS MAIPU ESC.CRUZ DE PIEDRA</text:p>
          </table:table-cell>
          <table:table-cell office:value-type="string" calcext:value-type="string">
            <text:p>MAIPÚ</text:p>
          </table:table-cell>
          <table:table-cell table:number-columns-repeated="3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G-10-184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167" calcext:value-type="float">
            <text:p>184167</text:p>
          </table:table-cell>
          <table:table-cell office:value-type="string" calcext:value-type="string">
            <text:p>184 MZA MAIP.JUN.</text:p>
          </table:table-cell>
          <table:table-cell office:value-type="string" calcext:value-type="string">
            <text:p>Mendoza Junín Mendoza (x Maipú)</text:p>
          </table:table-cell>
          <table:table-cell office:value-type="string" calcext:value-type="string">
            <text:p>JUNIN</text:p>
          </table:table-cell>
          <table:table-cell table:number-columns-repeated="3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G-10-18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167" calcext:value-type="float">
            <text:p>184167</text:p>
          </table:table-cell>
          <table:table-cell office:value-type="string" calcext:value-type="string">
            <text:p>184 JUNIN MAIPU MZA</text:p>
          </table:table-cell>
          <table:table-cell office:value-type="string" calcext:value-type="string">
            <text:p>Mendoza Junín Mendoza (x Maipú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G-10-184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168" calcext:value-type="float">
            <text:p>184168</text:p>
          </table:table-cell>
          <table:table-cell office:value-type="string" calcext:value-type="string">
            <text:p>184 MAIPU JUNIN</text:p>
          </table:table-cell>
          <table:table-cell office:value-type="string" calcext:value-type="string">
            <text:p>Maipú -Junín - Maipú - Mendoza</text:p>
          </table:table-cell>
          <table:table-cell office:value-type="string" calcext:value-type="string">
            <text:p>JUNIN</text:p>
          </table:table-cell>
          <table:table-cell table:number-columns-repeated="3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G-10-184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168" calcext:value-type="float">
            <text:p>184168</text:p>
          </table:table-cell>
          <table:table-cell office:value-type="string" calcext:value-type="string">
            <text:p>184 JUNIN MAIPU MZA</text:p>
          </table:table-cell>
          <table:table-cell office:value-type="string" calcext:value-type="string">
            <text:p>JUNIN MAIPU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G-10-18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169" calcext:value-type="float">
            <text:p>184169</text:p>
          </table:table-cell>
          <table:table-cell office:value-type="string" calcext:value-type="string">
            <text:p>184 Maipú - Mendoza</text:p>
          </table:table-cell>
          <table:table-cell office:value-type="string" calcext:value-type="string">
            <text:p>Maipú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G-10-18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170" calcext:value-type="float">
            <text:p>184170</text:p>
          </table:table-cell>
          <table:table-cell office:value-type="string" calcext:value-type="string">
            <text:p>184 MENDOZA MAIPU</text:p>
          </table:table-cell>
          <table:table-cell office:value-type="string" calcext:value-type="string">
            <text:p>MENDOZA MAIPU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G-10-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5171" calcext:value-type="float">
            <text:p>185171</text:p>
          </table:table-cell>
          <table:table-cell office:value-type="string" calcext:value-type="string">
            <text:p>185ST.BLANC.ORTG.MPU</text:p>
          </table:table-cell>
          <table:table-cell office:value-type="string" calcext:value-type="string">
            <text:p>Santa Blanca El Paraíso por Gutiérrez - Ortega - Maipú 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G-10-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171" calcext:value-type="float">
            <text:p>185171</text:p>
          </table:table-cell>
          <table:table-cell office:value-type="string" calcext:value-type="string">
            <text:p>185 MPU.ORT.ST.BLANC</text:p>
          </table:table-cell>
          <table:table-cell office:value-type="string" calcext:value-type="string">
            <text:p>Maipú Gutiérrez Ortega Santa Blanca El Paraíso</text:p>
          </table:table-cell>
          <table:table-cell office:value-type="string" calcext:value-type="string">
            <text:p>STA BLANCA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G-02-A2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1111</text:p>
          </table:table-cell>
          <table:table-cell office:value-type="string" calcext:value-type="string">
            <text:p>A21A R.CRUZ X NAC.</text:p>
          </table:table-cell>
          <table:table-cell office:value-type="string" calcext:value-type="string">
            <text:p>A21 RODEO DE LA CRUZ POR NACIONA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G-02-A2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1111</text:p>
          </table:table-cell>
          <table:table-cell table:number-columns-repeated="2" office:value-type="string" calcext:value-type="string">
            <text:p>A21A R.CRUZ X NAC.</text:p>
          </table:table-cell>
          <table:table-cell office:value-type="string" calcext:value-type="string">
            <text:p>R. DE LA CRUZ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G-02-A2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1112</text:p>
          </table:table-cell>
          <table:table-cell office:value-type="string" calcext:value-type="string">
            <text:p>A21A R.CRUZ X NAC.PI</text:p>
          </table:table-cell>
          <table:table-cell office:value-type="string" calcext:value-type="string">
            <text:p>A21 RODEO DE LA CRUZ X NACIONAL-PICCIONE</text:p>
          </table:table-cell>
          <table:table-cell office:value-type="string" calcext:value-type="string">
            <text:p>RODEO DE LA CRUZ</text:p>
          </table:table-cell>
          <table:table-cell table:number-columns-repeated="3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G-02-A21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1112</text:p>
          </table:table-cell>
          <table:table-cell office:value-type="string" calcext:value-type="string">
            <text:p>A21A R.CRUZ X NAC.PI</text:p>
          </table:table-cell>
          <table:table-cell office:value-type="string" calcext:value-type="string">
            <text:p>A21 RODEO DE LA CRUZ X NACIONA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G-02-A2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1113</text:p>
          </table:table-cell>
          <table:table-cell office:value-type="string" calcext:value-type="string">
            <text:p>A21B R.CRUZ X NAC.</text:p>
          </table:table-cell>
          <table:table-cell office:value-type="string" calcext:value-type="string">
            <text:p>A21 RODEO DE LA CRUZ X NACIONAL SHOPPING</text:p>
          </table:table-cell>
          <table:table-cell office:value-type="string" calcext:value-type="string">
            <text:p>RODEO DE LA CRUZ</text:p>
          </table:table-cell>
          <table:table-cell table:number-columns-repeated="3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G-02-A2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1113</text:p>
          </table:table-cell>
          <table:table-cell office:value-type="string" calcext:value-type="string">
            <text:p>A21B R.CRUZ X NAC.</text:p>
          </table:table-cell>
          <table:table-cell office:value-type="string" calcext:value-type="string">
            <text:p>A21 R. DE LA CRUZ X NACIONAL SHOPPING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G-02-A21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1115</text:p>
          </table:table-cell>
          <table:table-cell office:value-type="string" calcext:value-type="string">
            <text:p>A21B R.CRUZ X NAC.SH</text:p>
          </table:table-cell>
          <table:table-cell office:value-type="string" calcext:value-type="string">
            <text:p>A21 R.DE LA CRUZ X NAC. SHOPPING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G-02-A2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1115</text:p>
          </table:table-cell>
          <table:table-cell office:value-type="string" calcext:value-type="string">
            <text:p>A21B R.CRUZ X NAC.SH</text:p>
          </table:table-cell>
          <table:table-cell office:value-type="string" calcext:value-type="string">
            <text:p>A21 RODEO DE LA CRUZ SHOPPING DE IDA</text:p>
          </table:table-cell>
          <table:table-cell office:value-type="string" calcext:value-type="string">
            <text:p>RODEO DE LA CRUZ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G-02-A2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11</text:p>
          </table:table-cell>
          <table:table-cell office:value-type="string" calcext:value-type="string">
            <text:p>A22A CORR.X NAC.MIL.</text:p>
          </table:table-cell>
          <table:table-cell office:value-type="string" calcext:value-type="string">
            <text:p>A22 CORRALITOS X NACIONAL MILAGROS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G-02-A2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11</text:p>
          </table:table-cell>
          <table:table-cell office:value-type="string" calcext:value-type="string">
            <text:p>A22A CORR.X NAC MIL.</text:p>
          </table:table-cell>
          <table:table-cell office:value-type="string" calcext:value-type="string">
            <text:p>A22A CORR.X NAC.MIL.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G-02-A2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12</text:p>
          </table:table-cell>
          <table:table-cell office:value-type="string" calcext:value-type="string">
            <text:p>A22B CORRxNAC.S.VTE</text:p>
          </table:table-cell>
          <table:table-cell office:value-type="string" calcext:value-type="string">
            <text:p>A 22 CORRALITOS X NACIONAL MILAGROS SAN VICENTE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G-02-A2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12</text:p>
          </table:table-cell>
          <table:table-cell office:value-type="string" calcext:value-type="string">
            <text:p><text:s/>A22B CORRxNAC.S.VTE</text:p>
          </table:table-cell>
          <table:table-cell office:value-type="string" calcext:value-type="string">
            <text:p>A22 CORRALITOS X NACIONAL MILAGROS SAN VICENTE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G-02-A2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13</text:p>
          </table:table-cell>
          <table:table-cell office:value-type="string" calcext:value-type="string">
            <text:p>A22C CORRxNAC.MALV.</text:p>
          </table:table-cell>
          <table:table-cell office:value-type="string" calcext:value-type="string">
            <text:p>A22 CORRALITOS X NACIONAL MALVINAS GRILLI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G-02-A2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13</text:p>
          </table:table-cell>
          <table:table-cell office:value-type="string" calcext:value-type="string">
            <text:p>A22C CORRxNAC.MALV.</text:p>
          </table:table-cell>
          <table:table-cell office:value-type="string" calcext:value-type="string">
            <text:p>A22 CORRALÑITOS X NACIONAL MALVINAS GRILLI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G-02-A22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15</text:p>
          </table:table-cell>
          <table:table-cell office:value-type="string" calcext:value-type="string">
            <text:p>A22D CORR.FERRARI</text:p>
          </table:table-cell>
          <table:table-cell office:value-type="string" calcext:value-type="string">
            <text:p>A22 CORRALITOS X NACIONAL FERRARI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G-02-A22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15</text:p>
          </table:table-cell>
          <table:table-cell office:value-type="string" calcext:value-type="string">
            <text:p>A22D CORR FERRARI</text:p>
          </table:table-cell>
          <table:table-cell office:value-type="string" calcext:value-type="string">
            <text:p>A22 CORRALITOS X NACIONAL FERRARI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G-02-A22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16</text:p>
          </table:table-cell>
          <table:table-cell office:value-type="string" calcext:value-type="string">
            <text:p>A22E CORR.VIOLETAS</text:p>
          </table:table-cell>
          <table:table-cell office:value-type="string" calcext:value-type="string">
            <text:p>A22 CORRALITOS POR ACC.ESTE VIOLETAS X PONCE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G-02-A22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16</text:p>
          </table:table-cell>
          <table:table-cell office:value-type="string" calcext:value-type="string">
            <text:p>A22E CORR VIOLET</text:p>
          </table:table-cell>
          <table:table-cell office:value-type="string" calcext:value-type="string">
            <text:p>A22 CORRALITOS X ACC. ESTE VIOLETAS X PONCE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G-02-A22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17</text:p>
          </table:table-cell>
          <table:table-cell table:number-columns-repeated="2" office:value-type="string" calcext:value-type="string">
            <text:p>A22F CORR.X NAC.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G-02-A22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17</text:p>
          </table:table-cell>
          <table:table-cell office:value-type="string" calcext:value-type="string">
            <text:p>A22F CORR.X NAC.</text:p>
          </table:table-cell>
          <table:table-cell office:value-type="string" calcext:value-type="string">
            <text:p>A22 CORRALITOS X NACIONAL 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G-02-A2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18</text:p>
          </table:table-cell>
          <table:table-cell office:value-type="string" calcext:value-type="string">
            <text:p>A22C CORRxNAC.MALV.</text:p>
          </table:table-cell>
          <table:table-cell office:value-type="string" calcext:value-type="string">
            <text:p>A22 CORRALITOS X NACIONAL GRILLI MALVINAS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G-02-A2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18</text:p>
          </table:table-cell>
          <table:table-cell office:value-type="string" calcext:value-type="string">
            <text:p>A22C CORRxNAC.MALV.</text:p>
          </table:table-cell>
          <table:table-cell office:value-type="string" calcext:value-type="string">
            <text:p>A22 CORRALITOS X NACIONAL GRILLI MALVINAS VTA X SALCEDO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G-02-A2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19</text:p>
          </table:table-cell>
          <table:table-cell table:number-columns-repeated="2" office:value-type="string" calcext:value-type="string">
            <text:p>A22A CORR.X NAC. 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G-02-A2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19</text:p>
          </table:table-cell>
          <table:table-cell office:value-type="string" calcext:value-type="string">
            <text:p>A22A CORR X NAC</text:p>
          </table:table-cell>
          <table:table-cell office:value-type="string" calcext:value-type="string">
            <text:p>A22 CORRALITOS MILAGROS VEA SALCED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G-02-A2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20</text:p>
          </table:table-cell>
          <table:table-cell office:value-type="string" calcext:value-type="string">
            <text:p><text:s/>A22B CORRxNAC.S.VTE</text:p>
          </table:table-cell>
          <table:table-cell office:value-type="string" calcext:value-type="string">
            <text:p>A22 CORRALITOS X NACIONAL SAN VICENTE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G-02-A2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20</text:p>
          </table:table-cell>
          <table:table-cell office:value-type="string" calcext:value-type="string">
            <text:p>A22B CORRxNAC S VTE</text:p>
          </table:table-cell>
          <table:table-cell office:value-type="string" calcext:value-type="string">
            <text:p>A22 CORRALITOS X NAC. SAN VICENTE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G-02-A2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21</text:p>
          </table:table-cell>
          <table:table-cell office:value-type="string" calcext:value-type="string">
            <text:p>A22C CORRxNAC.MALV.</text:p>
          </table:table-cell>
          <table:table-cell office:value-type="string" calcext:value-type="string">
            <text:p>A22 CORRALITOS X NACIONAL MALVINAS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G-02-A2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21</text:p>
          </table:table-cell>
          <table:table-cell office:value-type="string" calcext:value-type="string">
            <text:p>A22C CORRxNAC.MALV.</text:p>
          </table:table-cell>
          <table:table-cell office:value-type="string" calcext:value-type="string">
            <text:p>A22 CORRALITOS X NACIONAL MALVINAS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G-02-A22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22</text:p>
          </table:table-cell>
          <table:table-cell office:value-type="string" calcext:value-type="string">
            <text:p>A22E CORR.VIOLETAS</text:p>
          </table:table-cell>
          <table:table-cell office:value-type="string" calcext:value-type="string">
            <text:p>A22 CORRALITOS X NACIONAL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G-02-A22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22</text:p>
          </table:table-cell>
          <table:table-cell office:value-type="string" calcext:value-type="string">
            <text:p>A22E CORR.VIOLETAS</text:p>
          </table:table-cell>
          <table:table-cell office:value-type="string" calcext:value-type="string">
            <text:p>A22 CORRALITOS X NACIONAL REG. KM 11 SALCEDO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G-02-A22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23</text:p>
          </table:table-cell>
          <table:table-cell office:value-type="string" calcext:value-type="string">
            <text:p>A22F CORR.X NAC.MVA.</text:p>
          </table:table-cell>
          <table:table-cell office:value-type="string" calcext:value-type="string">
            <text:p>A22 CORRALITOS X NACIONAL MILAGROS MALVINAS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G-02-A22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23</text:p>
          </table:table-cell>
          <table:table-cell office:value-type="string" calcext:value-type="string">
            <text:p>A22F CORR.X NAC.MVA.</text:p>
          </table:table-cell>
          <table:table-cell office:value-type="string" calcext:value-type="string">
            <text:p>A22 CORRALITOS MILAGROS MALVINAS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G-02-A2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24</text:p>
          </table:table-cell>
          <table:table-cell office:value-type="string" calcext:value-type="string">
            <text:p>A22A CORR.X NAC. </text:p>
          </table:table-cell>
          <table:table-cell office:value-type="string" calcext:value-type="string">
            <text:p>A22A CORR.X NAC.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G-02-A2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24</text:p>
          </table:table-cell>
          <table:table-cell office:value-type="string" calcext:value-type="string">
            <text:p>A22A CORR.X NAC. </text:p>
          </table:table-cell>
          <table:table-cell office:value-type="string" calcext:value-type="string">
            <text:p>A22 CORRALITOS X NACIONAL MILAGROS VEA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G-02-A22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25</text:p>
          </table:table-cell>
          <table:table-cell office:value-type="string" calcext:value-type="string">
            <text:p>A22E CORR.VIOLETAS</text:p>
          </table:table-cell>
          <table:table-cell office:value-type="string" calcext:value-type="string">
            <text:p>A22 CORRALITOS X ACC. ESTE VIOLETAS X TIRASS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G-02-A22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25</text:p>
          </table:table-cell>
          <table:table-cell office:value-type="string" calcext:value-type="string">
            <text:p>A22E CORR.VIOLETAS</text:p>
          </table:table-cell>
          <table:table-cell office:value-type="string" calcext:value-type="string">
            <text:p>A22 CORRALITOS X ACC. ESTE VIOLETAS TIRASSO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G-02-A22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26</text:p>
          </table:table-cell>
          <table:table-cell office:value-type="string" calcext:value-type="string">
            <text:p>A22G CORR.GRILLI/Mil</text:p>
          </table:table-cell>
          <table:table-cell office:value-type="string" calcext:value-type="string">
            <text:p>A22 CORRALITOS X NACIONAL GRILLI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G-02-A22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26</text:p>
          </table:table-cell>
          <table:table-cell office:value-type="string" calcext:value-type="string">
            <text:p>A22G CORR.GRILLI/Mil</text:p>
          </table:table-cell>
          <table:table-cell office:value-type="string" calcext:value-type="string">
            <text:p>A22 CORRALITOS X NACIONAL GRILLI 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G-02-A22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27</text:p>
          </table:table-cell>
          <table:table-cell office:value-type="string" calcext:value-type="string">
            <text:p>A22G CORR.GRILLI/Mil</text:p>
          </table:table-cell>
          <table:table-cell office:value-type="string" calcext:value-type="string">
            <text:p>A22 CORRALITOS MILAGROS VEA REGRESA SALCEDO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G-02-A22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27</text:p>
          </table:table-cell>
          <table:table-cell office:value-type="string" calcext:value-type="string">
            <text:p>A22G CORR.GRILLI/Mil</text:p>
          </table:table-cell>
          <table:table-cell office:value-type="string" calcext:value-type="string">
            <text:p>A22 CORRALITOS MILAGROS VE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G-02-A22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29</text:p>
          </table:table-cell>
          <table:table-cell office:value-type="string" calcext:value-type="string">
            <text:p>A22D CORR.FERRARI</text:p>
          </table:table-cell>
          <table:table-cell office:value-type="string" calcext:value-type="string">
            <text:p>A22 CORRALITOS X NACIONAL SALE FERRARI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G-02-A22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29</text:p>
          </table:table-cell>
          <table:table-cell office:value-type="string" calcext:value-type="string">
            <text:p>A22D CORR.FERRARI</text:p>
          </table:table-cell>
          <table:table-cell office:value-type="string" calcext:value-type="string">
            <text:p>A22 CORRALITOS POR NACIONAL MILAGROS VEA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G-02-A2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30</text:p>
          </table:table-cell>
          <table:table-cell office:value-type="string" calcext:value-type="string">
            <text:p>A22B CORRxNAC.S.VTE</text:p>
          </table:table-cell>
          <table:table-cell office:value-type="string" calcext:value-type="string">
            <text:p>A22 CORRALITOS POR NACIONAL FERRARI MILAGROS VEA REGRESA RODEO SALCED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G-02-A2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30</text:p>
          </table:table-cell>
          <table:table-cell office:value-type="string" calcext:value-type="string">
            <text:p>A22B CORRxNC S.VTE</text:p>
          </table:table-cell>
          <table:table-cell office:value-type="string" calcext:value-type="string">
            <text:p>A22 CORRALITOS POR NACIONAL FERRARI MILAGROS VEA REGRESA RODEO SALCEDO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G-02-A22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2231</text:p>
          </table:table-cell>
          <table:table-cell office:value-type="string" calcext:value-type="string">
            <text:p>A22D CORR.FERRARI</text:p>
          </table:table-cell>
          <table:table-cell office:value-type="string" calcext:value-type="string">
            <text:p>A22 CORRALITOS X NACIONAL FERRERI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G-02-A22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2231</text:p>
          </table:table-cell>
          <table:table-cell office:value-type="string" calcext:value-type="string">
            <text:p>A22D CORR.FERRARI</text:p>
          </table:table-cell>
          <table:table-cell office:value-type="string" calcext:value-type="string">
            <text:p>A22CORRALITOS POR NACIONAL FERRARI MILAGROS RODE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G-02-A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3135</text:p>
          </table:table-cell>
          <table:table-cell office:value-type="string" calcext:value-type="string">
            <text:p>A23 SAN JAV NAC</text:p>
          </table:table-cell>
          <table:table-cell office:value-type="string" calcext:value-type="string">
            <text:p>B23 B° SANTA ANA SAN JAVIER X NACIONA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G-02-A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3135</text:p>
          </table:table-cell>
          <table:table-cell office:value-type="string" calcext:value-type="string">
            <text:p>A23 SAN JAV NAC</text:p>
          </table:table-cell>
          <table:table-cell office:value-type="string" calcext:value-type="string">
            <text:p>A23 B°SANTA ANA SAN JAVIER X NAC.</text:p>
          </table:table-cell>
          <table:table-cell office:value-type="string" calcext:value-type="string">
            <text:p>R. DE LA CRUZ</text:p>
          </table:table-cell>
          <table:table-cell table:number-columns-repeated="3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G-02-A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3136</text:p>
          </table:table-cell>
          <table:table-cell office:value-type="string" calcext:value-type="string">
            <text:p>A23 SAN JAV Nac/CGob</text:p>
          </table:table-cell>
          <table:table-cell office:value-type="string" calcext:value-type="string">
            <text:p>A23 B° SANTA ANA SAN JAVIER X NAC. C.GOB</text:p>
          </table:table-cell>
          <table:table-cell office:value-type="string" calcext:value-type="string">
            <text:p>R.DE LA CRUZ</text:p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G-02-A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3136</text:p>
          </table:table-cell>
          <table:table-cell office:value-type="string" calcext:value-type="string">
            <text:p>A23 SAN JAV Nac/CGob</text:p>
          </table:table-cell>
          <table:table-cell office:value-type="string" calcext:value-type="string">
            <text:p>A23 B° SANTA ANA SAN JAVIER CASA DE GOBIERN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G-02-A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3136</text:p>
          </table:table-cell>
          <table:table-cell office:value-type="string" calcext:value-type="string">
            <text:p>A23 SAN JAV Nac/CGob</text:p>
          </table:table-cell>
          <table:table-cell office:value-type="string" calcext:value-type="string">
            <text:p>A23 B° SANTA ANA B° SAN JAVIER CASA DE GOBIERNO IDA</text:p>
          </table:table-cell>
          <table:table-cell office:value-type="string" calcext:value-type="string">
            <text:p>RODEO DE LA CRUZ</text:p>
          </table:table-cell>
          <table:table-cell table:number-columns-repeated="3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G-02-A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4142</text:p>
          </table:table-cell>
          <table:table-cell office:value-type="string" calcext:value-type="string">
            <text:p>A24 PRIMAVERA X NAC.</text:p>
          </table:table-cell>
          <table:table-cell office:value-type="string" calcext:value-type="string">
            <text:p>A24 PRIMAVERA POR NACIONA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G-02-A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4142</text:p>
          </table:table-cell>
          <table:table-cell office:value-type="string" calcext:value-type="string">
            <text:p>A24 PRIMAV.X NAC.</text:p>
          </table:table-cell>
          <table:table-cell office:value-type="string" calcext:value-type="string">
            <text:p>A24 PRIMAVERA POR NACIONAL</text:p>
          </table:table-cell>
          <table:table-cell office:value-type="string" calcext:value-type="string">
            <text:p>PRIMAVERA</text:p>
          </table:table-cell>
          <table:table-cell table:number-columns-repeated="3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G-02-A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5191</text:p>
          </table:table-cell>
          <table:table-cell office:value-type="string" calcext:value-type="string">
            <text:p>A25 Escorihuela</text:p>
          </table:table-cell>
          <table:table-cell office:value-type="string" calcext:value-type="string">
            <text:p>A25 B° ESCORIHUELA X NACIONA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G-02-A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5191</text:p>
          </table:table-cell>
          <table:table-cell office:value-type="string" calcext:value-type="string">
            <text:p>A25 Escorihuela</text:p>
          </table:table-cell>
          <table:table-cell office:value-type="string" calcext:value-type="string">
            <text:p>A25 B° ESCORIHUELA X NACIONAL R.DE LA CRUZ</text:p>
          </table:table-cell>
          <table:table-cell office:value-type="string" calcext:value-type="string">
            <text:p>R.DE LA CRUZ</text:p>
          </table:table-cell>
          <table:table-cell table:number-columns-repeated="3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G-02-A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5192</text:p>
          </table:table-cell>
          <table:table-cell office:value-type="string" calcext:value-type="string">
            <text:p>A25 Escorihuela</text:p>
          </table:table-cell>
          <table:table-cell office:value-type="string" calcext:value-type="string">
            <text:p>A25 B° ESCORIHUELA X NAC.C.GOBIERNO</text:p>
          </table:table-cell>
          <table:table-cell office:value-type="string" calcext:value-type="string">
            <text:p>R.DE LA CRUZ</text:p>
          </table:table-cell>
          <table:table-cell table:number-columns-repeated="3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G-02-A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5192</text:p>
          </table:table-cell>
          <table:table-cell office:value-type="string" calcext:value-type="string">
            <text:p>A25 Escorihuela <text:s/></text:p>
          </table:table-cell>
          <table:table-cell office:value-type="string" calcext:value-type="string">
            <text:p>A25 B° ESCORIHUELA X NACIONAL CASA DE GOBIERN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G-02-A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5195</text:p>
          </table:table-cell>
          <table:table-cell office:value-type="string" calcext:value-type="string">
            <text:p>A25 Escorihuela</text:p>
          </table:table-cell>
          <table:table-cell office:value-type="string" calcext:value-type="string">
            <text:p>A25 B°ESCORIHUELA PARQUE DE DESCANS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G-02-A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5195</text:p>
          </table:table-cell>
          <table:table-cell office:value-type="string" calcext:value-type="string">
            <text:p>A25 ESCORIHUELA</text:p>
          </table:table-cell>
          <table:table-cell office:value-type="string" calcext:value-type="string">
            <text:p>A25 B° ESCORIHUELA X NACIONAL PARQUE DE DESCANSO</text:p>
          </table:table-cell>
          <table:table-cell office:value-type="string" calcext:value-type="string">
            <text:p>RODEO DE LA CRUZ</text:p>
          </table:table-cell>
          <table:table-cell table:number-columns-repeated="3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G-02-A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7171</text:p>
          </table:table-cell>
          <table:table-cell office:value-type="string" calcext:value-type="string">
            <text:p>A27 COLONIA SEGOVIA</text:p>
          </table:table-cell>
          <table:table-cell office:value-type="string" calcext:value-type="string">
            <text:p>A27 COLONIA SEGOVIA X G. CRU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G-02-A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7171</text:p>
          </table:table-cell>
          <table:table-cell office:value-type="string" calcext:value-type="string">
            <text:p>A27 COLONIA SEGOVIA</text:p>
          </table:table-cell>
          <table:table-cell office:value-type="string" calcext:value-type="string">
            <text:p>A27 COLONIA SEGOVIA R.DE LA CRUZ X G.CRUZ</text:p>
          </table:table-cell>
          <table:table-cell office:value-type="string" calcext:value-type="string">
            <text:p>COLONIA SEGOVIA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G-02-A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8181</text:p>
          </table:table-cell>
          <table:table-cell office:value-type="string" calcext:value-type="string">
            <text:p>A28 R.CRUZ C.BOMBAL</text:p>
          </table:table-cell>
          <table:table-cell office:value-type="string" calcext:value-type="string">
            <text:p>A 28 COLONIA BOMBAL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G-02-A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8181</text:p>
          </table:table-cell>
          <table:table-cell office:value-type="string" calcext:value-type="string">
            <text:p>A28 R.CRUZ C.BOMBAL</text:p>
          </table:table-cell>
          <table:table-cell office:value-type="string" calcext:value-type="string">
            <text:p>A28 COLONIA BOMBAL POR NACIONAL</text:p>
          </table:table-cell>
          <table:table-cell office:value-type="string" calcext:value-type="string">
            <text:p>COLONIA BOMBAL</text:p>
          </table:table-cell>
          <table:table-cell table:number-columns-repeated="3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G-02-A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29161</text:p>
          </table:table-cell>
          <table:table-cell office:value-type="string" calcext:value-type="string">
            <text:p>A29 PEDREGAL X NAC.</text:p>
          </table:table-cell>
          <table:table-cell office:value-type="string" calcext:value-type="string">
            <text:p>A 29 PEDREGAL X NACIONA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G-02-A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9161</text:p>
          </table:table-cell>
          <table:table-cell office:value-type="string" calcext:value-type="string">
            <text:p>A29 PEDREGAL X NAC. </text:p>
          </table:table-cell>
          <table:table-cell office:value-type="string" calcext:value-type="string">
            <text:p>A 29 PEDREGAL R. DE LA CRUZ</text:p>
          </table:table-cell>
          <table:table-cell office:value-type="string" calcext:value-type="string">
            <text:p>PEDREGAL</text:p>
          </table:table-cell>
          <table:table-cell table:number-columns-repeated="3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G-02-B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1114</text:p>
          </table:table-cell>
          <table:table-cell office:value-type="string" calcext:value-type="string">
            <text:p>B21 R.CRUZ X G.CRUZ</text:p>
          </table:table-cell>
          <table:table-cell office:value-type="string" calcext:value-type="string">
            <text:p>B21 MZA.R.DE LA CRU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G-02-B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1116</text:p>
          </table:table-cell>
          <table:table-cell office:value-type="string" calcext:value-type="string">
            <text:p>B21 R CRUZ X G CRUZ</text:p>
          </table:table-cell>
          <table:table-cell office:value-type="string" calcext:value-type="string">
            <text:p>B21 R. CRUZ MENDOZA PQUE. DESCANS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G-02-B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1117</text:p>
          </table:table-cell>
          <table:table-cell office:value-type="string" calcext:value-type="string">
            <text:p>B21 R.CRUZ X G.CRUZ</text:p>
          </table:table-cell>
          <table:table-cell office:value-type="string" calcext:value-type="string">
            <text:p>B21 R. CRUZ X G. CRUZ SANTA RIT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G-02-B2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2250</text:p>
          </table:table-cell>
          <table:table-cell office:value-type="string" calcext:value-type="string">
            <text:p>B22A CORR. KM 14</text:p>
          </table:table-cell>
          <table:table-cell office:value-type="string" calcext:value-type="string">
            <text:p>B 22 CORRALITOS X G</text:p>
          </table:table-cell>
          <table:table-cell office:value-type="string" calcext:value-type="string">
            <text:p><text:s/>CRUZ KM 14</text:p>
          </table:table-cell>
          <table:table-cell office:value-type="string" calcext:value-type="string">
            <text:p>MENDOZA</text:p>
          </table:table-cell>
          <table:table-cell table:number-columns-repeated="2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G-02-B2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50</text:p>
          </table:table-cell>
          <table:table-cell office:value-type="string" calcext:value-type="string">
            <text:p>B22A CORR.KM 14</text:p>
          </table:table-cell>
          <table:table-cell office:value-type="string" calcext:value-type="string">
            <text:p>B22 CORRALITOS X G. CRUZ KM 14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G-02-B2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2252</text:p>
          </table:table-cell>
          <table:table-cell office:value-type="string" calcext:value-type="string">
            <text:p>B22A CORR.KM 14 <text:s/></text:p>
          </table:table-cell>
          <table:table-cell office:value-type="string" calcext:value-type="string">
            <text:p>B22A CORRALITOS X G. CRUZ KM 14 MILAGROS MALVINAS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G-02-B2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52</text:p>
          </table:table-cell>
          <table:table-cell office:value-type="string" calcext:value-type="string">
            <text:p>B22A CORR.KM 14</text:p>
          </table:table-cell>
          <table:table-cell office:value-type="string" calcext:value-type="string">
            <text:p>B22A CORRALITOS KM 14 MILAGROS MALVINAS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G-02-B2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53</text:p>
          </table:table-cell>
          <table:table-cell office:value-type="string" calcext:value-type="string">
            <text:p>B22A CORR. X G.CRUZ</text:p>
          </table:table-cell>
          <table:table-cell office:value-type="string" calcext:value-type="string">
            <text:p>B22 CORRALITOS X GODOY CRUZ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G-02-B2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2253</text:p>
          </table:table-cell>
          <table:table-cell office:value-type="string" calcext:value-type="string">
            <text:p>B22 CORR.X G.CRUZ</text:p>
          </table:table-cell>
          <table:table-cell office:value-type="string" calcext:value-type="string">
            <text:p>B22A CORRALITOS POR CARRIL GODOY CRU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G-02-B2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2254</text:p>
          </table:table-cell>
          <table:table-cell office:value-type="string" calcext:value-type="string">
            <text:p>B22B CORR.X G.CRUZ</text:p>
          </table:table-cell>
          <table:table-cell office:value-type="string" calcext:value-type="string">
            <text:p>B22B CORRALITOS X GODOY CRUZ MALVINAS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G-02-B2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54</text:p>
          </table:table-cell>
          <table:table-cell office:value-type="string" calcext:value-type="string">
            <text:p>B22B V.NUEVA CORR.</text:p>
          </table:table-cell>
          <table:table-cell office:value-type="string" calcext:value-type="string">
            <text:p>B22B CORRALITOS POR GODOY CRUZ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G-02-B2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2255</text:p>
          </table:table-cell>
          <table:table-cell office:value-type="string" calcext:value-type="string">
            <text:p>B22B CORR.X G.CRUZ</text:p>
          </table:table-cell>
          <table:table-cell office:value-type="string" calcext:value-type="string">
            <text:p>B22B CORRALITOS X G. CRUZ MILAGROS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G-02-B2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55</text:p>
          </table:table-cell>
          <table:table-cell office:value-type="string" calcext:value-type="string">
            <text:p>B22B V.NUEVA CORR.</text:p>
          </table:table-cell>
          <table:table-cell office:value-type="string" calcext:value-type="string">
            <text:p>B22B CORRALITOS X G.CRUZ MILAGROS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G-02-B2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2256</text:p>
          </table:table-cell>
          <table:table-cell office:value-type="string" calcext:value-type="string">
            <text:p>B22B CORR.KM 14</text:p>
          </table:table-cell>
          <table:table-cell office:value-type="string" calcext:value-type="string">
            <text:p>B22B CORRALITOS X G. CRUZ KM 14 SAN VICENTE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G-02-B2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56</text:p>
          </table:table-cell>
          <table:table-cell office:value-type="string" calcext:value-type="string">
            <text:p>B22B <text:s/>CORR.KM14</text:p>
          </table:table-cell>
          <table:table-cell office:value-type="string" calcext:value-type="string">
            <text:p>B22B CORRALITOS X G.CRUZ KM 14 SAN VICENTE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G-02-B2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2257</text:p>
          </table:table-cell>
          <table:table-cell office:value-type="string" calcext:value-type="string">
            <text:p>B22C CORR.X G.CRUZ</text:p>
          </table:table-cell>
          <table:table-cell office:value-type="string" calcext:value-type="string">
            <text:p>B22 CORRALITOS X GODOY CRUZ MILAGROS VEA SALCED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G-02-B2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57</text:p>
          </table:table-cell>
          <table:table-cell office:value-type="string" calcext:value-type="string">
            <text:p>B22C V.NUEVA CORR.</text:p>
          </table:table-cell>
          <table:table-cell office:value-type="string" calcext:value-type="string">
            <text:p>B22C CORRALITOS X GODOY CRUZ MILAGROS VEA SALCEDO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G-02-B2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2258</text:p>
          </table:table-cell>
          <table:table-cell office:value-type="string" calcext:value-type="string">
            <text:p>B22C CORR.KM 14</text:p>
          </table:table-cell>
          <table:table-cell office:value-type="string" calcext:value-type="string">
            <text:p>B22C CORRALITOS KM 14 VTA. RODE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G-02-B2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58</text:p>
          </table:table-cell>
          <table:table-cell office:value-type="string" calcext:value-type="string">
            <text:p>B22C V.NUEVA CORR</text:p>
          </table:table-cell>
          <table:table-cell office:value-type="string" calcext:value-type="string">
            <text:p>B22C CORRALITOS X GODOY CRUZ SALCEDO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G-02-B2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2259</text:p>
          </table:table-cell>
          <table:table-cell office:value-type="string" calcext:value-type="string">
            <text:p>B22C CORR.X G.CRUZ</text:p>
          </table:table-cell>
          <table:table-cell office:value-type="string" calcext:value-type="string">
            <text:p>B22C CORRALITOS X GODOY CRUZ MALVINAS SAN VICENTE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G-02-B2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59</text:p>
          </table:table-cell>
          <table:table-cell office:value-type="string" calcext:value-type="string">
            <text:p>B22C V.NUEVA CORR.</text:p>
          </table:table-cell>
          <table:table-cell office:value-type="string" calcext:value-type="string">
            <text:p>B22C <text:s/>CORRALITOS X G.CRUZ MALVINAS SAN VICENTE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G-02-B22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2262</text:p>
          </table:table-cell>
          <table:table-cell office:value-type="string" calcext:value-type="string">
            <text:p>B22D CORR.KM14</text:p>
          </table:table-cell>
          <table:table-cell office:value-type="string" calcext:value-type="string">
            <text:p>B22 CORRALITOS X G.CRUZKM 14 GRILLI SAN VICENTE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G-02-B22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62</text:p>
          </table:table-cell>
          <table:table-cell office:value-type="string" calcext:value-type="string">
            <text:p>B22D V.NUEVA CORR.</text:p>
          </table:table-cell>
          <table:table-cell office:value-type="string" calcext:value-type="string">
            <text:p>B22D CORRALITOS X G.CRUZ GRILLI SAN VICENTE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G-02-B22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2263</text:p>
          </table:table-cell>
          <table:table-cell office:value-type="string" calcext:value-type="string">
            <text:p>B22D CORR.KM14 MIL.</text:p>
          </table:table-cell>
          <table:table-cell office:value-type="string" calcext:value-type="string">
            <text:p>B22D CORRALITOS X GODOY CRUZ KM 14 MILAGROS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G-02-B22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63</text:p>
          </table:table-cell>
          <table:table-cell office:value-type="string" calcext:value-type="string">
            <text:p>B22D V.N CORR KM 14</text:p>
          </table:table-cell>
          <table:table-cell office:value-type="string" calcext:value-type="string">
            <text:p>B22D CORRALITOS X GODOY CRUZ KM 14 MILAGROS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G-02-B22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2264</text:p>
          </table:table-cell>
          <table:table-cell office:value-type="string" calcext:value-type="string">
            <text:p>B22E CORR.X G.CRUZ</text:p>
          </table:table-cell>
          <table:table-cell office:value-type="string" calcext:value-type="string">
            <text:p>B22E CORRALITOS X GODOY CRUZ GRILLI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G-02-B22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64</text:p>
          </table:table-cell>
          <table:table-cell office:value-type="string" calcext:value-type="string">
            <text:p>B22E V N CORR.</text:p>
          </table:table-cell>
          <table:table-cell office:value-type="string" calcext:value-type="string">
            <text:p>B22 CORRALITOS X GPDOY CRUZ GRILLI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G-02-B22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2265</text:p>
          </table:table-cell>
          <table:table-cell office:value-type="string" calcext:value-type="string">
            <text:p>B22E CORR.X G.CRUZ</text:p>
          </table:table-cell>
          <table:table-cell office:value-type="string" calcext:value-type="string">
            <text:p>B22E CORRALITOS X GODOY CRUZ MILAGROS VE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G-02-B22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65</text:p>
          </table:table-cell>
          <table:table-cell office:value-type="string" calcext:value-type="string">
            <text:p>B22E V.NUEVA CORR.</text:p>
          </table:table-cell>
          <table:table-cell office:value-type="string" calcext:value-type="string">
            <text:p>B22E CORRALITOS POR GODOY CRUZ MILAGROS VEA DE IDA </text:p>
          </table:table-cell>
          <table:table-cell office:value-type="string" calcext:value-type="string">
            <text:p>CORRALITOS</text:p>
          </table:table-cell>
          <table:table-cell table:number-columns-repeated="3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G-02-B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3131</text:p>
          </table:table-cell>
          <table:table-cell office:value-type="string" calcext:value-type="string">
            <text:p>B23 STA.ANA X G.CRUZ</text:p>
          </table:table-cell>
          <table:table-cell office:value-type="string" calcext:value-type="string">
            <text:p>B23 B STA ANA X G.CRU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G-02-B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131</text:p>
          </table:table-cell>
          <table:table-cell office:value-type="string" calcext:value-type="string">
            <text:p>B23 STA.ANA X G.CRUZ</text:p>
          </table:table-cell>
          <table:table-cell office:value-type="string" calcext:value-type="string">
            <text:p>B23 VILLA NUEVA R. DE LA CRUZ</text:p>
          </table:table-cell>
          <table:table-cell office:value-type="string" calcext:value-type="string">
            <text:p>R. DE LA CRUZ</text:p>
          </table:table-cell>
          <table:table-cell table:number-columns-repeated="3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G-02-B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3134</text:p>
          </table:table-cell>
          <table:table-cell office:value-type="string" calcext:value-type="string">
            <text:p>B23 B S.ANA C.GOB</text:p>
          </table:table-cell>
          <table:table-cell office:value-type="string" calcext:value-type="string">
            <text:p>B23 B SANTA ANA X GODOY CRUZ CASA DE GOBIERNO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G-02-B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134</text:p>
          </table:table-cell>
          <table:table-cell office:value-type="string" calcext:value-type="string">
            <text:p>B23 V.NUEVA R.CRUZ</text:p>
          </table:table-cell>
          <table:table-cell office:value-type="string" calcext:value-type="string">
            <text:p>B23 B SANTA ANA X GODOY CRUZ CASA DE GOBIERNO </text:p>
          </table:table-cell>
          <table:table-cell office:value-type="string" calcext:value-type="string">
            <text:p>RODEO DE LA CRUZ</text:p>
          </table:table-cell>
          <table:table-cell table:number-columns-repeated="3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G-02-B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4141</text:p>
          </table:table-cell>
          <table:table-cell office:value-type="string" calcext:value-type="string">
            <text:p>A24 PRIMAV.X G.CRUZ</text:p>
          </table:table-cell>
          <table:table-cell office:value-type="string" calcext:value-type="string">
            <text:p>A24 PRIMAVERA X GODOY CRUZ</text:p>
          </table:table-cell>
          <table:table-cell office:value-type="string" calcext:value-type="string">
            <text:p>PRIMAVERA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G-02-B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4141</text:p>
          </table:table-cell>
          <table:table-cell office:value-type="string" calcext:value-type="string">
            <text:p>B24 PRIMAV.X G.CRUZ</text:p>
          </table:table-cell>
          <table:table-cell office:value-type="string" calcext:value-type="string">
            <text:p>B24PRIMAVERA POR GODOY CRU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G-02-B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5151</text:p>
          </table:table-cell>
          <table:table-cell office:value-type="string" calcext:value-type="string">
            <text:p>B25 B.NUEVA X G.CRUZ</text:p>
          </table:table-cell>
          <table:table-cell office:value-type="string" calcext:value-type="string">
            <text:p>B25 BUENA NUEVA X G.CRUZ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G-02-B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5151</text:p>
          </table:table-cell>
          <table:table-cell office:value-type="string" calcext:value-type="string">
            <text:p>B25 V.NUEVA R. CRUZ </text:p>
          </table:table-cell>
          <table:table-cell office:value-type="string" calcext:value-type="string">
            <text:p>B25 BUENA NUEVA X G. CRUZ </text:p>
          </table:table-cell>
          <table:table-cell office:value-type="string" calcext:value-type="string">
            <text:p>R. DE LA CRUZ</text:p>
          </table:table-cell>
          <table:table-cell table:number-columns-repeated="3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G-02-B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5153</text:p>
          </table:table-cell>
          <table:table-cell office:value-type="string" calcext:value-type="string">
            <text:p>B25 B.NUEVA C.GOB</text:p>
          </table:table-cell>
          <table:table-cell office:value-type="string" calcext:value-type="string">
            <text:p>B25 BUENA NUEVA POR GODOY CRUZ CASA DE GOBIERNO 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G-02-B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5153</text:p>
          </table:table-cell>
          <table:table-cell office:value-type="string" calcext:value-type="string">
            <text:p>B23 B.NUEVA C.GOB</text:p>
          </table:table-cell>
          <table:table-cell office:value-type="string" calcext:value-type="string">
            <text:p>B25 BUENA NUEVA POR GODOY CRUZ</text:p>
          </table:table-cell>
          <table:table-cell office:value-type="string" calcext:value-type="string">
            <text:p>RODEO DE LA CRUZ</text:p>
          </table:table-cell>
          <table:table-cell table:number-columns-repeated="3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G-02-B26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6162</text:p>
          </table:table-cell>
          <table:table-cell office:value-type="string" calcext:value-type="string">
            <text:p>B26A PARAGUAY</text:p>
          </table:table-cell>
          <table:table-cell office:value-type="string" calcext:value-type="string">
            <text:p>B26A B PARAGUAY X G. CRU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G-02-B26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6162</text:p>
          </table:table-cell>
          <table:table-cell office:value-type="string" calcext:value-type="string">
            <text:p>B26A PARAGUAY </text:p>
          </table:table-cell>
          <table:table-cell office:value-type="string" calcext:value-type="string">
            <text:p>B26A B PARAGUAY</text:p>
          </table:table-cell>
          <table:table-cell office:value-type="string" calcext:value-type="string">
            <text:p>R. DE LA CRUZ</text:p>
          </table:table-cell>
          <table:table-cell table:number-columns-repeated="3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G-02-B26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6163</text:p>
          </table:table-cell>
          <table:table-cell office:value-type="string" calcext:value-type="string">
            <text:p>B26A PARAGUAY ROCA</text:p>
          </table:table-cell>
          <table:table-cell office:value-type="string" calcext:value-type="string">
            <text:p>B26A B PARAGUAY POR GODOY CRUZ ROCA </text:p>
          </table:table-cell>
          <table:table-cell office:value-type="string" calcext:value-type="string">
            <text:p>RODEO DE LA CRUZ</text:p>
          </table:table-cell>
          <table:table-cell table:number-columns-repeated="3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G-02-B26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6163</text:p>
          </table:table-cell>
          <table:table-cell office:value-type="string" calcext:value-type="string">
            <text:p>B26A PARAGUAY ROCA</text:p>
          </table:table-cell>
          <table:table-cell office:value-type="string" calcext:value-type="string">
            <text:p>B26A B PARAGUAY X GODOY CRUZ ROC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G-02-B26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6164</text:p>
          </table:table-cell>
          <table:table-cell office:value-type="string" calcext:value-type="string">
            <text:p>B26A PAR. PALMERAS</text:p>
          </table:table-cell>
          <table:table-cell office:value-type="string" calcext:value-type="string">
            <text:p>B26 B PARAGUAY PALMERAS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G-02-B26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6164</text:p>
          </table:table-cell>
          <table:table-cell office:value-type="string" calcext:value-type="string">
            <text:p>B26A PAR.PALMERAS</text:p>
          </table:table-cell>
          <table:table-cell office:value-type="string" calcext:value-type="string">
            <text:p>B26 B PARAGUAY PALM. </text:p>
          </table:table-cell>
          <table:table-cell office:value-type="string" calcext:value-type="string">
            <text:p>RODEO DE LA CRUZ</text:p>
          </table:table-cell>
          <table:table-cell table:number-columns-repeated="3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G-02-B26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6165</text:p>
          </table:table-cell>
          <table:table-cell office:value-type="string" calcext:value-type="string">
            <text:p>B26B PARAGUAY NOTTI</text:p>
          </table:table-cell>
          <table:table-cell office:value-type="string" calcext:value-type="string">
            <text:p>B26B B PARAGUAY X NAC. HTAL. NOTTI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G-02-B26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6165</text:p>
          </table:table-cell>
          <table:table-cell table:number-columns-repeated="2" office:value-type="string" calcext:value-type="string">
            <text:p>B26B PARAGUAY NOTTI</text:p>
          </table:table-cell>
          <table:table-cell office:value-type="string" calcext:value-type="string">
            <text:p>rodeo de la cruz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G-02-B26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6166</text:p>
          </table:table-cell>
          <table:table-cell office:value-type="string" calcext:value-type="string">
            <text:p>B26B PARAGUAY MUNIC.</text:p>
          </table:table-cell>
          <table:table-cell office:value-type="string" calcext:value-type="string">
            <text:p>B26 B PARAGUAY POR GODOY CRUZ MUNICIPA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G-02-B26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6166</text:p>
          </table:table-cell>
          <table:table-cell office:value-type="string" calcext:value-type="string">
            <text:p>B26B PARAGUAY MUNIC.</text:p>
          </table:table-cell>
          <table:table-cell office:value-type="string" calcext:value-type="string">
            <text:p>B26B PARAGUAY MUNICIPAL</text:p>
          </table:table-cell>
          <table:table-cell office:value-type="string" calcext:value-type="string">
            <text:p>RODEP DE LA CRUZ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G-02-B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27197</text:p>
          </table:table-cell>
          <table:table-cell office:value-type="string" calcext:value-type="string">
            <text:p>B27 ESCOR.X G.CRUZ</text:p>
          </table:table-cell>
          <table:table-cell office:value-type="string" calcext:value-type="string">
            <text:p>B27 B ESCORIHUELA X G. CRU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G-02-B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7197</text:p>
          </table:table-cell>
          <table:table-cell office:value-type="string" calcext:value-type="string">
            <text:p>B27 ESCOR.X G.CRUZ</text:p>
          </table:table-cell>
          <table:table-cell office:value-type="string" calcext:value-type="string">
            <text:p>B27 B ESCORIHUELA X G.CRUZ</text:p>
          </table:table-cell>
          <table:table-cell office:value-type="string" calcext:value-type="string">
            <text:p>R.DE LA CRUZ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MT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M001</text:p>
          </table:table-cell>
          <table:table-cell office:value-type="string" calcext:value-type="string">
            <text:p>MTM001 Mdz Gut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tierrez</text:p>
          </table:table-cell>
          <table:table-cell table:number-columns-repeated="3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MT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TM001</text:p>
          </table:table-cell>
          <table:table-cell office:value-type="string" calcext:value-type="string">
            <text:p>MTM 001 Gutz Md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G-10-138S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D138</text:p>
          </table:table-cell>
          <table:table-cell office:value-type="string" calcext:value-type="string">
            <text:p>S.D MAIPU MENDOZA</text:p>
          </table:table-cell>
          <table:table-cell office:value-type="string" calcext:value-type="string">
            <text:p>Servicio Diferencial Maipú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G-10-138S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D138</text:p>
          </table:table-cell>
          <table:table-cell office:value-type="string" calcext:value-type="string">
            <text:p>S.D MENDOZA MAIPU</text:p>
          </table:table-cell>
          <table:table-cell office:value-type="string" calcext:value-type="string">
            <text:p>Servicio Diferencial Mendoza - Maipú 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G-10-139S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D139</text:p>
          </table:table-cell>
          <table:table-cell office:value-type="string" calcext:value-type="string">
            <text:p>SD 3 ESQ.MAIP.MZA</text:p>
          </table:table-cell>
          <table:table-cell office:value-type="string" calcext:value-type="string">
            <text:p>Servicio Diferencial - Tres Esquinas - Mendoza - Maipú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G-10-139S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D139</text:p>
          </table:table-cell>
          <table:table-cell office:value-type="string" calcext:value-type="string">
            <text:p>SD MENDOZA MAIPU</text:p>
          </table:table-cell>
          <table:table-cell office:value-type="string" calcext:value-type="string">
            <text:p>Servicio Diferencial Mendoza -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G-10-140S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D140</text:p>
          </table:table-cell>
          <table:table-cell office:value-type="string" calcext:value-type="string">
            <text:p>SD MAIPU MENDOZA</text:p>
          </table:table-cell>
          <table:table-cell office:value-type="string" calcext:value-type="string">
            <text:p>Servicio Diferencial - Maipú - Mendoza - Tres Esquinas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G-10-140S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D140</text:p>
          </table:table-cell>
          <table:table-cell office:value-type="string" calcext:value-type="string">
            <text:p>SD MZA MAIPU 3ESQ.</text:p>
          </table:table-cell>
          <table:table-cell office:value-type="string" calcext:value-type="string">
            <text:p>Servicio Diferencial Mendoza - Maipú - Tres Esquinas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G-10-141S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D141</text:p>
          </table:table-cell>
          <table:table-cell office:value-type="string" calcext:value-type="string">
            <text:p>SD RECOARO MAIP.MZA</text:p>
          </table:table-cell>
          <table:table-cell office:value-type="string" calcext:value-type="string">
            <text:p>Servicio Diferencial Recoaro - Mendoza Maipú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G-10-141S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D141 </text:p>
          </table:table-cell>
          <table:table-cell office:value-type="string" calcext:value-type="string">
            <text:p>SD MENDOZA MAIPU</text:p>
          </table:table-cell>
          <table:table-cell office:value-type="string" calcext:value-type="string">
            <text:p>Servicio Diferencial Recoaro - Mendoza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G-10-142S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D142</text:p>
          </table:table-cell>
          <table:table-cell office:value-type="string" calcext:value-type="string">
            <text:p>SD REC.CEM.MAIP.MZA</text:p>
          </table:table-cell>
          <table:table-cell office:value-type="string" calcext:value-type="string">
            <text:p>Servicio Diferencial Recoaro - Mendoza Maipú (Entrada Cementerio Oasis de Paz)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G-10-142S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D142</text:p>
          </table:table-cell>
          <table:table-cell office:value-type="string" calcext:value-type="string">
            <text:p>SD MENDOZA MAIPU</text:p>
          </table:table-cell>
          <table:table-cell office:value-type="string" calcext:value-type="string">
            <text:p>Servicio Diferencial Mendoza Maipú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G-10-143S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D143</text:p>
          </table:table-cell>
          <table:table-cell office:value-type="string" calcext:value-type="string">
            <text:p>SD MAIPU MENDOZA</text:p>
          </table:table-cell>
          <table:table-cell office:value-type="string" calcext:value-type="string">
            <text:p>Servicio Diferencial <text:s/>Maipú - Mendoza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G-10-143S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D143</text:p>
          </table:table-cell>
          <table:table-cell office:value-type="string" calcext:value-type="string">
            <text:p>SD MZA MAIP.RECOARO</text:p>
          </table:table-cell>
          <table:table-cell office:value-type="string" calcext:value-type="string">
            <text:p>Servicio Diferencial <text:s text:c="2"/>Mendoza - Maipú - Recoaro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G-10-144S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D144</text:p>
          </table:table-cell>
          <table:table-cell office:value-type="string" calcext:value-type="string">
            <text:p>SD MAIPU MENDOZA</text:p>
          </table:table-cell>
          <table:table-cell office:value-type="string" calcext:value-type="string">
            <text:p>Servicio Diferencial <text:s/>Maipú - Mendoza - Recoaro - Entrada Cementerio Oasis de Paz</text:p>
          </table:table-cell>
          <table:table-cell office:value-type="string" calcext:value-type="string">
            <text:p>MENDOZA</text:p>
          </table:table-cell>
          <table:table-cell table:number-columns-repeated="3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G-10-144S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D144</text:p>
          </table:table-cell>
          <table:table-cell office:value-type="string" calcext:value-type="string">
            <text:p>SD MZA MAIP.REC.CEM.</text:p>
          </table:table-cell>
          <table:table-cell office:value-type="string" calcext:value-type="string">
            <text:p>Servicio Diferencial <text:s/>Maipú - Mendoza - Recoaro - Entrada Cementerio Oasis de Paz</text:p>
          </table:table-cell>
          <table:table-cell office:value-type="string" calcext:value-type="string">
            <text:p>MAIPU</text:p>
          </table:table-cell>
          <table:table-cell table:number-columns-repeated="3"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G-11-T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11112</text:p>
          </table:table-cell>
          <table:table-cell office:value-type="string" calcext:value-type="string">
            <text:p>T11 P.MOLINA-UNIM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m-un</text:p>
          </table:table-cell>
          <table:table-cell table:number-columns-repeated="3"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G-11-T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1112</text:p>
          </table:table-cell>
          <table:table-cell office:value-type="string" calcext:value-type="string">
            <text:p>T11 UNIMEV-CENTR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G-11-T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11122</text:p>
          </table:table-cell>
          <table:table-cell office:value-type="string" calcext:value-type="string">
            <text:p>T11 UNIMEV-P.MOLI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MEV</text:p>
          </table:table-cell>
          <table:table-cell table:number-columns-repeated="3"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G-11-T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11122</text:p>
          </table:table-cell>
          <table:table-cell office:value-type="string" calcext:value-type="string">
            <text:p>T11 P.MOL.CTRO.TER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G-12-T1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12111</text:p>
          </table:table-cell>
          <table:table-cell office:value-type="string" calcext:value-type="string">
            <text:p>T12-Centro-Parq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que</text:p>
          </table:table-cell>
          <table:table-cell table:number-columns-repeated="3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G-12-T12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12122</text:p>
          </table:table-cell>
          <table:table-cell office:value-type="string" calcext:value-type="string">
            <text:p>T12-Centro-VNue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llanueva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G-12-T12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12133</text:p>
          </table:table-cell>
          <table:table-cell office:value-type="string" calcext:value-type="string">
            <text:p>T12-Centro-Dorreg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rrego</text:p>
          </table:table-cell>
          <table:table-cell table:number-columns-repeated="3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G-12-T12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12141</text:p>
          </table:table-cell>
          <table:table-cell office:value-type="string" calcext:value-type="string">
            <text:p>T12-Cent-Pellegrin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llegrini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G-12-T12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12153</text:p>
          </table:table-cell>
          <table:table-cell office:value-type="string" calcext:value-type="string">
            <text:p>T12-GC-L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s Heras</text:p>
          </table:table-cell>
          <table:table-cell table:number-columns-repeated="3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G-12-T12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12162</text:p>
          </table:table-cell>
          <table:table-cell office:value-type="string" calcext:value-type="string">
            <text:p>T12-UN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</text:p>
          </table:table-cell>
          <table:table-cell table:number-columns-repeated="3"/>
        </table:table-row>
      </table:table>
      <table:table table:name="errores" table:style-name="ta1">
        <table:table-column table:style-name="co13" table:number-columns-repeated="11" table:default-cell-style-name="Default"/>
        <table:table-row table:style-name="ro1">
          <table:table-cell table:number-columns-repeated="10"/>
          <table:table-cell office:value-type="string" calcext:value-type="string">
            <text:p>Cambio a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G-07-092E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129" calcext:value-type="float">
            <text:p>92129</text:p>
          </table:table-cell>
          <table:table-cell office:value-type="string" calcext:value-type="string">
            <text:p>092ES ESC CHAMPA IDA</text:p>
          </table:table-cell>
          <table:table-cell office:value-type="string" calcext:value-type="string">
            <text:p>ESCOLAR CHAMPAGNAT EL CHALLAO </text:p>
          </table:table-cell>
          <table:table-cell office:value-type="string" calcext:value-type="string">
            <text:p>ESCOLAR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G-07-092E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0129" calcext:value-type="float">
            <text:p>90129</text:p>
          </table:table-cell>
          <table:table-cell office:value-type="string" calcext:value-type="string">
            <text:p>ESC CHAMPAGNAT VTA</text:p>
          </table:table-cell>
          <table:table-cell office:value-type="string" calcext:value-type="string">
            <text:p>ESCOLAR CAMPAGNAT EL CHALLAO VUELTA</text:p>
          </table:table-cell>
          <table:table-cell office:value-type="string" calcext:value-type="string">
            <text:p>ESCOLAR</text:p>
          </table:table-cell>
          <table:table-cell/>
          <table:table-cell office:value-type="float" office:value="92129" calcext:value-type="float">
            <text:p>92129</text:p>
          </table:table-cell>
        </table:table-row>
      </table:table>
      <table:named-expressions/>
      <table:database-ranges>
        <table:database-range table:name="__Anonymous_Sheet_DB__0" table:target-range-address="Sheet1.A1:Sheet1.L1110" table:display-filter-buttons="true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9T15:29:41.932773644</dc:date>
    <meta:document-statistic meta:table-count="2" meta:cell-count="10021" meta:object-count="0"/>
    <meta:generator>LibreOffice/4.2.4.2$Linux_X86_64 LibreOffice_project/420m0$Build-2</meta:generator>
  </office:meta>
</office:document-meta>
</file>